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99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1.762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2.713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1.873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1.819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154cm"/>
    </style:style>
    <style:style style:name="co18" style:family="table-column">
      <style:table-column-properties fo:break-before="auto" style:column-width="1.035cm"/>
    </style:style>
    <style:style style:name="co19" style:family="table-column">
      <style:table-column-properties fo:break-before="auto" style:column-width="1.286cm"/>
    </style:style>
    <style:style style:name="co20" style:family="table-column">
      <style:table-column-properties fo:break-before="auto" style:column-width="5.343cm"/>
    </style:style>
    <style:style style:name="co21" style:family="table-column">
      <style:table-column-properties fo:break-before="auto" style:column-width="1.649cm"/>
    </style:style>
    <style:style style:name="co22" style:family="table-column">
      <style:table-column-properties fo:break-before="auto" style:column-width="1.147cm"/>
    </style:style>
    <style:style style:name="co23" style:family="table-column">
      <style:table-column-properties fo:break-before="auto" style:column-width="1.203cm"/>
    </style:style>
    <style:style style:name="co24" style:family="table-column">
      <style:table-column-properties fo:break-before="auto" style:column-width="4.223cm"/>
    </style:style>
    <style:style style:name="co25" style:family="table-column">
      <style:table-column-properties fo:break-before="auto" style:column-width="0.42cm"/>
    </style:style>
    <style:style style:name="co26" style:family="table-column">
      <style:table-column-properties fo:break-before="auto" style:column-width="0.699cm"/>
    </style:style>
    <style:style style:name="co27" style:family="table-column">
      <style:table-column-properties fo:break-before="auto" style:column-width="1.371cm"/>
    </style:style>
    <style:style style:name="co28" style:family="table-column">
      <style:table-column-properties fo:break-before="auto" style:column-width="1.93cm"/>
    </style:style>
    <style:style style:name="co29" style:family="table-column">
      <style:table-column-properties fo:break-before="auto" style:column-width="4.168cm"/>
    </style:style>
    <style:style style:name="co30" style:family="table-column">
      <style:table-column-properties fo:break-before="auto" style:column-width="0.84cm"/>
    </style:style>
    <style:style style:name="co31" style:family="table-column">
      <style:table-column-properties fo:break-before="auto" style:column-width="1.986cm"/>
    </style:style>
    <style:style style:name="co32" style:family="table-column">
      <style:table-column-properties fo:break-before="auto" style:column-width="2.182cm"/>
    </style:style>
    <style:style style:name="co33" style:family="table-column">
      <style:table-column-properties fo:break-before="auto" style:column-width="2.965cm"/>
    </style:style>
    <style:style style:name="co34" style:family="table-column">
      <style:table-column-properties fo:break-before="auto" style:column-width="1.958cm"/>
    </style:style>
    <style:style style:name="co35" style:family="table-column">
      <style:table-column-properties fo:break-before="auto" style:column-width="1.453cm"/>
    </style:style>
    <style:style style:name="co36" style:family="table-column">
      <style:table-column-properties fo:break-before="auto" style:column-width="0.616cm"/>
    </style:style>
    <style:style style:name="co37" style:family="table-column">
      <style:table-column-properties fo:break-before="auto" style:column-width="0.559cm"/>
    </style:style>
    <style:style style:name="co38" style:family="table-column">
      <style:table-column-properties fo:break-before="auto" style:column-width="1.175cm"/>
    </style:style>
    <style:style style:name="co39" style:family="table-column">
      <style:table-column-properties fo:break-before="auto" style:column-width="1.007cm"/>
    </style:style>
    <style:style style:name="co40" style:family="table-column">
      <style:table-column-properties fo:break-before="auto" style:column-width="1.538cm"/>
    </style:style>
    <style:style style:name="co41" style:family="table-column">
      <style:table-column-properties fo:break-before="auto" style:column-width="1.314cm"/>
    </style:style>
    <style:style style:name="co42" style:family="table-column">
      <style:table-column-properties fo:break-before="auto" style:column-width="1.427cm"/>
    </style:style>
    <style:style style:name="co43" style:family="table-column">
      <style:table-column-properties fo:break-before="auto" style:column-width="2.461cm"/>
    </style:style>
    <style:style style:name="co44" style:family="table-column">
      <style:table-column-properties fo:break-before="auto" style:column-width="2.321cm"/>
    </style:style>
    <style:style style:name="co45" style:family="table-column">
      <style:table-column-properties fo:break-before="auto" style:column-width="2.097cm"/>
    </style:style>
    <style:style style:name="co46" style:family="table-column">
      <style:table-column-properties fo:break-before="auto" style:column-width="6.294cm"/>
    </style:style>
    <style:style style:name="co47" style:family="table-column">
      <style:table-column-properties fo:break-before="auto" style:column-width="2.602cm"/>
    </style:style>
    <style:style style:name="co48" style:family="table-column">
      <style:table-column-properties fo:break-before="auto" style:column-width="1.677cm"/>
    </style:style>
    <style:style style:name="co49" style:family="table-column">
      <style:table-column-properties fo:break-before="auto" style:column-width="1.258cm"/>
    </style:style>
    <style:style style:name="co50" style:family="table-column">
      <style:table-column-properties fo:break-before="auto" style:column-width="2.574cm"/>
    </style:style>
    <style:style style:name="co51" style:family="table-column">
      <style:table-column-properties fo:break-before="auto" style:column-width="3.357cm"/>
    </style:style>
    <style:style style:name="co52" style:family="table-column">
      <style:table-column-properties fo:break-before="auto" style:column-width="4.112cm"/>
    </style:style>
    <style:style style:name="co53" style:family="table-column">
      <style:table-column-properties fo:break-before="auto" style:column-width="5.062cm"/>
    </style:style>
    <style:style style:name="co54" style:family="table-column">
      <style:table-column-properties fo:break-before="auto" style:column-width="1.706cm"/>
    </style:style>
    <style:style style:name="co55" style:family="table-column">
      <style:table-column-properties fo:break-before="auto" style:column-width="2.545cm"/>
    </style:style>
    <style:style style:name="co56" style:family="table-column">
      <style:table-column-properties fo:break-before="auto" style:column-width="2.21cm"/>
    </style:style>
    <style:style style:name="co57" style:family="table-column">
      <style:table-column-properties fo:break-before="auto" style:column-width="3.776cm"/>
    </style:style>
    <style:style style:name="co58" style:family="table-column">
      <style:table-column-properties fo:break-before="auto" style:column-width="1.399cm"/>
    </style:style>
    <style:style style:name="co59" style:family="table-column">
      <style:table-column-properties fo:break-before="auto" style:column-width="0.811cm"/>
    </style:style>
    <style:style style:name="co60" style:family="table-column">
      <style:table-column-properties fo:break-before="auto" style:column-width="3.524cm"/>
    </style:style>
    <style:style style:name="co61" style:family="table-column">
      <style:table-column-properties fo:break-before="auto" style:column-width="1.51cm"/>
    </style:style>
    <style:style style:name="co62" style:family="table-column">
      <style:table-column-properties fo:break-before="auto" style:column-width="0.894cm"/>
    </style:style>
    <style:style style:name="co63" style:family="table-column">
      <style:table-column-properties fo:break-before="auto" style:column-width="2.35cm"/>
    </style:style>
    <style:style style:name="co64" style:family="table-column">
      <style:table-column-properties fo:break-before="auto" style:column-width="1.342cm"/>
    </style:style>
    <style:style style:name="co65" style:family="table-column">
      <style:table-column-properties fo:break-before="auto" style:column-width="1.845cm"/>
    </style:style>
    <style:style style:name="co66" style:family="table-column">
      <style:table-column-properties fo:break-before="auto" style:column-width="1.231cm"/>
    </style:style>
    <style:style style:name="co67" style:family="table-column">
      <style:table-column-properties fo:break-before="auto" style:column-width="2.293cm"/>
    </style:style>
    <style:style style:name="co68" style:family="table-column">
      <style:table-column-properties fo:break-before="auto" style:column-width="0.755cm"/>
    </style:style>
    <style:style style:name="co69" style:family="table-column">
      <style:table-column-properties fo:break-before="auto" style:column-width="1.09cm"/>
    </style:style>
    <style:style style:name="co70" style:family="table-column">
      <style:table-column-properties fo:break-before="auto" style:column-width="1.774cm"/>
    </style:style>
    <style:style style:name="co71" style:family="table-column">
      <style:table-column-properties fo:break-before="auto" style:column-width="0.392cm"/>
    </style:style>
    <style:style style:name="co72" style:family="table-column">
      <style:table-column-properties fo:break-before="auto" style:column-width="0.335cm"/>
    </style:style>
    <style:style style:name="co73" style:family="table-column">
      <style:table-column-properties fo:break-before="auto" style:column-width="0.307cm"/>
    </style:style>
    <style:style style:name="co74" style:family="table-column">
      <style:table-column-properties fo:break-before="auto" style:column-width="2.4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UILD">
      <style:table-properties table:display="true" style:writing-mode="lr-tb"/>
    </style:style>
    <style:style style:name="ta3" style:family="table" style:master-page-name="PageStyle_5f_COMBAT">
      <style:table-properties table:display="true" style:writing-mode="lr-tb"/>
    </style:style>
    <style:style style:name="ta4" style:family="table" style:master-page-name="PageStyle_5f_CT">
      <style:table-properties table:display="true" style:writing-mode="lr-tb"/>
    </style:style>
    <style:style style:name="ta5" style:family="table" style:master-page-name="PageStyle_5f_MT">
      <style:table-properties table:display="true" style:writing-mode="lr-tb"/>
    </style:style>
    <style:style style:name="ta6" style:family="table" style:master-page-name="PageStyle_5f_Cutters">
      <style:table-properties table:display="true" style:writing-mode="lr-tb"/>
    </style:style>
    <style:style style:name="ta7" style:family="table" style:master-page-name="PageStyle_5f_GT">
      <style:table-properties table:display="true" style:writing-mode="lr-tb"/>
    </style:style>
    <style:style style:name="ta8" style:family="table" style:master-page-name="PageStyle_5f_ZHO">
      <style:table-properties table:display="true" style:writing-mode="lr-tb"/>
    </style:style>
    <style:style style:name="ta9" style:family="table" style:master-page-name="PageStyle_5f_Ol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kyRig-New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UILD" table:style-name="ta2" table:print="false">
        <office:forms form:automatic-focus="false" form:apply-design-mode="false"/>
        <table:table-column table:style-name="co2" table:number-columns-repeated="1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236" table:default-cell-style-name="ce2"/>
        <table:table-row table:style-name="ro1">
          <table:table-cell table:style-name="ce1" office:value-type="string">
            <text:p>D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SF</text:p>
          </table:table-cell>
          <table:table-cell table:style-name="ce1" office:value-type="string">
            <text:p>M-10</text:p>
          </table:table-cell>
          <table:table-cell table:style-name="ce1" office:value-type="string">
            <text:p>M-12</text:p>
          </table:table-cell>
          <table:table-cell table:style-name="ce1" office:value-type="string">
            <text:p>USL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SIZE</text:p>
          </table:table-cell>
          <table:table-cell table:number-columns-repeated="2"/>
          <table:table-cell table:style-name="ce1" office:value-type="string">
            <text:p>CODE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QUALIFIER</text:p>
          </table:table-cell>
          <table:table-cell table:style-name="ce1" office:value-type="string">
            <text:p>COLUMBA</text:p>
          </table:table-cell>
          <table:table-cell table:style-name="ce1" office:value-type="string">
            <text:p>50DT=+7</text:p>
          </table:table-cell>
          <table:table-cell table:style-name="ce1" table:number-columns-repeated="2"/>
          <table:table-cell table:style-name="ce1" office:value-type="string">
            <text:p>ADVANCED_CUTTER</text:p>
          </table:table-cell>
          <table:table-cell table:style-name="ce1" table:number-columns-repeated="3"/>
          <table:table-cell table:style-name="ce1" office:value-type="string">
            <text:p>LSP/CM2=50</text:p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K</text:p>
          </table:table-cell>
          <table:table-cell office:value-type="string">
            <text:p>2K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0.24</text:p>
          </table:table-cell>
          <table:table-cell office:value-type="string">
            <text:p>+6</text:p>
          </table:table-cell>
          <table:table-cell table:number-columns-repeated="2"/>
          <table:table-cell table:style-name="ce1" office:value-type="string">
            <text:p>A</text:p>
          </table:table-cell>
          <table:table-cell office:value-type="string">
            <text:p>MERCHANT</text:p>
          </table:table-cell>
          <table:table-cell office:value-type="string">
            <text:p>ARMOURED</text:p>
          </table:table-cell>
          <table:table-cell office:value-type="string">
            <text:p>1100THR</text:p>
          </table:table-cell>
          <table:table-cell office:value-type="string">
            <text:p>1/2DT CARGO</text:p>
          </table:table-cell>
          <table:table-cell/>
          <table:table-cell office:value-type="string">
            <text:p>+30(24)</text:p>
          </table:table-cell>
          <table:table-cell/>
          <table:table-cell office:value-type="string">
            <text:p>DR1000</text:p>
          </table:table-cell>
          <table:table-cell/>
          <table:table-cell office:value-type="string">
            <text:p>SIZE+6</text:p>
          </table:table-cell>
          <table:table-cell table:number-columns-repeated="23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K</text:p>
          </table:table-cell>
          <table:table-cell office:value-type="string">
            <text:p>3K</text:p>
          </table:table-cell>
          <table:table-cell office:value-type="string">
            <text:p>3</text:p>
          </table:table-cell>
          <table:table-cell office:value-type="string">
            <text:p>1.5</text:p>
          </table:table-cell>
          <table:table-cell office:value-type="string">
            <text:p>0.15</text:p>
          </table:table-cell>
          <table:table-cell office:value-type="string">
            <text:p>0.35</text:p>
          </table:table-cell>
          <table:table-cell office:value-type="string">
            <text:p>+6</text:p>
          </table:table-cell>
          <table:table-cell table:number-columns-repeated="2"/>
          <table:table-cell table:style-name="ce1" office:value-type="string">
            <text:p>B</text:p>
          </table:table-cell>
          <table:table-cell office:value-type="string">
            <text:p>BATTLE</text:p>
          </table:table-cell>
          <table:table-cell office:value-type="string">
            <text:p>BATTLE,BOAT</text:p>
          </table:table-cell>
          <table:table-cell office:value-type="string">
            <text:p>ACCEL</text:p>
          </table:table-cell>
          <table:table-cell office:value-type="string">
            <text:p>2G(MT)</text:p>
          </table:table-cell>
          <table:table-cell/>
          <table:table-cell office:value-type="string">
            <text:p>PAYLOAD</text:p>
          </table:table-cell>
          <table:table-cell office:value-type="string">
            <text:p>2.5ST</text:p>
          </table:table-cell>
          <table:table-cell/>
          <table:table-cell office:value-type="string">
            <text:p>LWT</text:p>
          </table:table-cell>
          <table:table-cell office:value-type="string">
            <text:p>135ST</text:p>
          </table:table-cell>
          <table:table-cell office:value-type="string">
            <text:p>+MODULE</text:p>
          </table:table-cell>
          <table:table-cell table:number-columns-repeated="23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5K</text:p>
          </table:table-cell>
          <table:table-cell office:value-type="string">
            <text:p>4K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2</text:p>
          </table:table-cell>
          <table:table-cell office:value-type="string">
            <text:p>0.48</text:p>
          </table:table-cell>
          <table:table-cell office:value-type="string">
            <text:p>+7</text:p>
          </table:table-cell>
          <table:table-cell table:number-columns-repeated="2"/>
          <table:table-cell table:style-name="ce1" office:value-type="string">
            <text:p>C</text:p>
          </table:table-cell>
          <table:table-cell office:value-type="string">
            <text:p>CRUISER/CARRIER</text:p>
          </table:table-cell>
          <table:table-cell office:value-type="string">
            <text:p>CRUISER/CLOSE</text:p>
          </table:table-cell>
          <table:table-cell office:value-type="string">
            <text:p>HP</text:p>
          </table:table-cell>
          <table:table-cell office:value-type="string">
            <text:p>9000HP</text:p>
          </table:table-cell>
          <table:table-cell/>
          <table:table-cell office:value-type="string">
            <text:p>NORMALLY</text:p>
          </table:table-cell>
          <table:table-cell office:value-type="string">
            <text:p>W/FUEL_SKIMMER</text:p>
          </table:table-cell>
          <table:table-cell table:number-columns-repeated="2"/>
          <table:table-cell office:value-type="string">
            <text:p>+55ST=190ST</text:p>
          </table:table-cell>
          <table:table-cell table:number-columns-repeated="23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K</text:p>
          </table:table-cell>
          <table:table-cell office:value-type="string">
            <text:p>5K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0.25</text:p>
          </table:table-cell>
          <table:table-cell office:value-type="string">
            <text:p>0.6</text:p>
          </table:table-cell>
          <table:table-cell office:value-type="string">
            <text:p>+7</text:p>
          </table:table-cell>
          <table:table-cell table:number-columns-repeated="2"/>
          <table:table-cell table:style-name="ce1" office:value-type="string">
            <text:p>D</text:p>
          </table:table-cell>
          <table:table-cell office:value-type="string">
            <text:p>DESTROYER</text:p>
          </table:table-cell>
          <table:table-cell office:value-type="string">
            <text:p>DESCTROYER</text:p>
          </table:table-cell>
          <table:table-cell table:number-columns-repeated="24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5K</text:p>
          </table:table-cell>
          <table:table-cell office:value-type="string">
            <text:p>6.5K</text:p>
          </table:table-cell>
          <table:table-cell office:value-type="string">
            <text:p>6.5</text:p>
          </table:table-cell>
          <table:table-cell office:value-type="string">
            <text:p>3.25</text:p>
          </table:table-cell>
          <table:table-cell office:value-type="string">
            <text:p>0.325</text:p>
          </table:table-cell>
          <table:table-cell office:value-type="string">
            <text:p>0.78</text:p>
          </table:table-cell>
          <table:table-cell office:value-type="string">
            <text:p>+7</text:p>
          </table:table-cell>
          <table:table-cell table:number-columns-repeated="2"/>
          <table:table-cell table:style-name="ce1" office:value-type="string">
            <text:p>E</text:p>
          </table:table-cell>
          <table:table-cell table:number-columns-repeated="2" office:value-type="string">
            <text:p>ESCORT</text:p>
          </table:table-cell>
          <table:table-cell/>
          <table:table-cell table:style-name="ce1" office:value-type="string">
            <text:p>PLANS</text:p>
          </table:table-cell>
          <table:table-cell table:style-name="ce1" office:value-type="string">
            <text:p>TITLE</text:p>
          </table:table-cell>
          <table:table-cell table:style-name="ce1"/>
          <table:table-cell table:style-name="ce1" office:value-type="string">
            <text:p>HP</text:p>
          </table:table-cell>
          <table:table-cell table:style-name="ce1" office:value-type="string">
            <text:p>PAYLOAD</text:p>
          </table:table-cell>
          <table:table-cell table:style-name="ce1" office:value-type="string">
            <text:p>LWT</text:p>
          </table:table-cell>
          <table:table-cell table:style-name="ce1" office:value-type="string">
            <text:p>CARGO</text:p>
          </table:table-cell>
          <table:table-cell table:number-columns-repeated="23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0K</text:p>
          </table:table-cell>
          <table:table-cell office:value-type="string">
            <text:p>8K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0.4</text:p>
          </table:table-cell>
          <table:table-cell office:value-type="string">
            <text:p>0.96</text:p>
          </table:table-cell>
          <table:table-cell office:value-type="string">
            <text:p>+8</text:p>
          </table:table-cell>
          <table:table-cell table:number-columns-repeated="2"/>
          <table:table-cell table:style-name="ce1" office:value-type="string">
            <text:p>F</text:p>
          </table:table-cell>
          <table:table-cell office:value-type="string">
            <text:p>FRIGATE/FIGHTER</text:p>
          </table:table-cell>
          <table:table-cell office:value-type="string">
            <text:p>FAST/FLEET</text:p>
          </table:table-cell>
          <table:table-cell table:style-name="ce1" office:value-type="string">
            <text:p>BASIC</text:p>
          </table:table-cell>
          <table:table-cell office:value-type="string">
            <text:p>35</text:p>
          </table:table-cell>
          <table:table-cell office:value-type="string">
            <text:p>CM=50</text:p>
          </table:table-cell>
          <table:table-cell office:value-type="string">
            <text:p>H</text:p>
          </table:table-cell>
          <table:table-cell office:value-type="string">
            <text:p>4500</text:p>
          </table:table-cell>
          <table:table-cell office:value-type="string">
            <text:p>2.5</text:p>
          </table:table-cell>
          <table:table-cell office:value-type="string">
            <text:p>75</text:p>
          </table:table-cell>
          <table:table-cell office:value-type="string">
            <text:p>0.5</text:p>
          </table:table-cell>
          <table:table-cell table:number-columns-repeated="23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0K</text:p>
          </table:table-cell>
          <table:table-cell office:value-type="string">
            <text:p>10K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0.5</text:p>
          </table:table-cell>
          <table:table-cell office:value-type="string">
            <text:p>1.2</text:p>
          </table:table-cell>
          <table:table-cell office:value-type="string">
            <text:p>+8</text:p>
          </table:table-cell>
          <table:table-cell table:number-columns-repeated="2"/>
          <table:table-cell table:style-name="ce1" office:value-type="string">
            <text:p>G</text:p>
          </table:table-cell>
          <table:table-cell office:value-type="string">
            <text:p>GIG/REFINERY</text:p>
          </table:table-cell>
          <table:table-cell office:value-type="string">
            <text:p>GUINNER</text:p>
          </table:table-cell>
          <table:table-cell table:style-name="ce1" office:value-type="string">
            <text:p>SLOW</text:p>
          </table:table-cell>
          <table:table-cell office:value-type="string">
            <text:p>36</text:p>
          </table:table-cell>
          <table:table-cell office:value-type="string">
            <text:p>CU=45</text:p>
          </table:table-cell>
          <table:table-cell office:value-type="string">
            <text:p>O</text:p>
          </table:table-cell>
          <table:table-cell office:value-type="string">
            <text:p>3750</text:p>
          </table:table-cell>
          <table:table-cell office:value-type="string">
            <text:p>2.5</text:p>
          </table:table-cell>
          <table:table-cell office:value-type="string">
            <text:p>52</text:p>
          </table:table-cell>
          <table:table-cell office:value-type="string">
            <text:p>0.5</text:p>
          </table:table-cell>
          <table:table-cell table:number-columns-repeated="235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00K</text:p>
          </table:table-cell>
          <table:table-cell office:value-type="string">
            <text:p>15K</text:p>
          </table:table-cell>
          <table:table-cell office:value-type="string">
            <text:p>15</text:p>
          </table:table-cell>
          <table:table-cell office:value-type="string">
            <text:p>7.5</text:p>
          </table:table-cell>
          <table:table-cell office:value-type="string">
            <text:p>0.75</text:p>
          </table:table-cell>
          <table:table-cell office:value-type="string">
            <text:p>1.8</text:p>
          </table:table-cell>
          <table:table-cell office:value-type="string">
            <text:p>+8</text:p>
          </table:table-cell>
          <table:table-cell table:number-columns-repeated="2"/>
          <table:table-cell table:style-name="ce1" office:value-type="string">
            <text:p>H</text:p>
          </table:table-cell>
          <table:table-cell office:value-type="string">
            <text:p>-</text:p>
          </table:table-cell>
          <table:table-cell office:value-type="string">
            <text:p>HEAVY</text:p>
          </table:table-cell>
          <table:table-cell table:style-name="ce1" office:value-type="string">
            <text:p>FAST</text:p>
          </table:table-cell>
          <table:table-cell office:value-type="string">
            <text:p>37</text:p>
          </table:table-cell>
          <table:table-cell office:value-type="string">
            <text:p>CR=60</text:p>
          </table:table-cell>
          <table:table-cell office:value-type="string">
            <text:p>A</text:p>
          </table:table-cell>
          <table:table-cell office:value-type="string">
            <text:p>6000</text:p>
          </table:table-cell>
          <table:table-cell office:value-type="string">
            <text:p>2.5</text:p>
          </table:table-cell>
          <table:table-cell office:value-type="string">
            <text:p>109</text:p>
          </table:table-cell>
          <table:table-cell office:value-type="string">
            <text:p>0.5</text:p>
          </table:table-cell>
          <table:table-cell table:number-columns-repeated="235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0K</text:p>
          </table:table-cell>
          <table:table-cell office:value-type="string">
            <text:p>25K</text:p>
          </table:table-cell>
          <table:table-cell office:value-type="string">
            <text:p>25</text:p>
          </table:table-cell>
          <table:table-cell office:value-type="string">
            <text:p>12.5</text:p>
          </table:table-cell>
          <table:table-cell office:value-type="string">
            <text:p>1.25</text:p>
          </table:table-cell>
          <table:table-cell office:value-type="string">
            <text:p>3</text:p>
          </table:table-cell>
          <table:table-cell office:value-type="string">
            <text:p>+9</text:p>
          </table:table-cell>
          <table:table-cell table:number-columns-repeated="2"/>
          <table:table-cell table:style-name="ce1" office:value-type="string">
            <text:p>I</text:p>
          </table:table-cell>
          <table:table-cell office:value-type="string">
            <text:p>INTRUDER</text:p>
          </table:table-cell>
          <table:table-cell office:value-type="string">
            <text:p>-</text:p>
          </table:table-cell>
          <table:table-cell table:style-name="ce1" office:value-type="string">
            <text:p>MULTI</text:p>
          </table:table-cell>
          <table:table-cell office:value-type="string">
            <text:p>36</text:p>
          </table:table-cell>
          <table:table-cell office:value-type="string">
            <text:p>CC=90</text:p>
          </table:table-cell>
          <table:table-cell office:value-type="string">
            <text:p>M</text:p>
          </table:table-cell>
          <table:table-cell office:value-type="string">
            <text:p>12000</text:p>
          </table:table-cell>
          <table:table-cell office:value-type="string">
            <text:p>2.5</text:p>
          </table:table-cell>
          <table:table-cell office:value-type="string">
            <text:p>114</text:p>
          </table:table-cell>
          <table:table-cell office:value-type="string">
            <text:p>0.5</text:p>
          </table:table-cell>
          <table:table-cell table:number-columns-repeated="235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00K</text:p>
          </table:table-cell>
          <table:table-cell office:value-type="string">
            <text:p>30K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1.5</text:p>
          </table:table-cell>
          <table:table-cell office:value-type="string">
            <text:p>3.6</text:p>
          </table:table-cell>
          <table:table-cell office:value-type="string">
            <text:p>+9</text:p>
          </table:table-cell>
          <table:table-cell table:number-columns-repeated="2"/>
          <table:table-cell table:style-name="ce1" office:value-type="string">
            <text:p>J</text:p>
          </table:table-cell>
          <table:table-cell office:value-type="string">
            <text:p>INTRUDER</text:p>
          </table:table-cell>
          <table:table-cell/>
          <table:table-cell table:style-name="ce1" office:value-type="string">
            <text:p>ADVANCED</text:p>
          </table:table-cell>
          <table:table-cell office:value-type="string">
            <text:p>38</text:p>
          </table:table-cell>
          <table:table-cell office:value-type="string">
            <text:p>CM2=50</text:p>
          </table:table-cell>
          <table:table-cell office:value-type="string">
            <text:p>N</text:p>
          </table:table-cell>
          <table:table-cell office:value-type="string">
            <text:p>9000</text:p>
          </table:table-cell>
          <table:table-cell office:value-type="string">
            <text:p>2.5</text:p>
          </table:table-cell>
          <table:table-cell office:value-type="string">
            <text:p>135</text:p>
          </table:table-cell>
          <table:table-cell office:value-type="string">
            <text:p>0.5</text:p>
          </table:table-cell>
          <table:table-cell table:number-columns-repeated="235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0K</text:p>
          </table:table-cell>
          <table:table-cell office:value-type="string">
            <text:p>40K</text:p>
          </table:table-cell>
          <table:table-cell office:value-type="string">
            <text:p>40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4.8</text:p>
          </table:table-cell>
          <table:table-cell office:value-type="string">
            <text:p>+10</text:p>
          </table:table-cell>
          <table:table-cell table:number-columns-repeated="2"/>
          <table:table-cell table:style-name="ce1" office:value-type="string">
            <text:p>K</text:p>
          </table:table-cell>
          <table:table-cell office:value-type="string">
            <text:p>PINNACE</text:p>
          </table:table-cell>
          <table:table-cell office:value-type="string">
            <text:p>-</text:p>
          </table:table-cell>
          <table:table-cell table:style-name="ce1" office:value-type="string">
            <text:p>ASSAULT</text:p>
          </table:table-cell>
          <table:table-cell office:value-type="string">
            <text:p>39</text:p>
          </table:table-cell>
          <table:table-cell office:value-type="string">
            <text:p>CA=50</text:p>
          </table:table-cell>
          <table:table-cell office:value-type="string">
            <text:p>M</text:p>
          </table:table-cell>
          <table:table-cell office:value-type="string">
            <text:p>18000</text:p>
          </table:table-cell>
          <table:table-cell office:value-type="string">
            <text:p>-</text:p>
          </table:table-cell>
          <table:table-cell office:value-type="string">
            <text:p>203</text:p>
          </table:table-cell>
          <table:table-cell office:value-type="string">
            <text:p>-</text:p>
          </table:table-cell>
          <table:table-cell table:number-columns-repeated="235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600K</text:p>
          </table:table-cell>
          <table:table-cell office:value-type="string">
            <text:p>05K</text:p>
          </table:table-cell>
          <table:table-cell office:value-type="string">
            <text:p>50</text:p>
          </table:table-cell>
          <table:table-cell office:value-type="string">
            <text:p>25</text:p>
          </table:table-cell>
          <table:table-cell office:value-type="string">
            <text:p>2.5</text:p>
          </table:table-cell>
          <table:table-cell office:value-type="string">
            <text:p>6</text:p>
          </table:table-cell>
          <table:table-cell office:value-type="string">
            <text:p>+10</text:p>
          </table:table-cell>
          <table:table-cell table:number-columns-repeated="2"/>
          <table:table-cell table:style-name="ce1" office:value-type="string">
            <text:p>L</text:p>
          </table:table-cell>
          <table:table-cell office:value-type="string">
            <text:p>CORVETTER/LAB</text:p>
          </table:table-cell>
          <table:table-cell office:value-type="string">
            <text:p>LEADER/LIGHT</text:p>
          </table:table-cell>
          <table:table-cell table:style-name="ce1" office:value-type="string">
            <text:p>STEALTH</text:p>
          </table:table-cell>
          <table:table-cell office:value-type="string">
            <text:p>40</text:p>
          </table:table-cell>
          <table:table-cell office:value-type="string">
            <text:p>CS=50</text:p>
          </table:table-cell>
          <table:table-cell office:value-type="string">
            <text:p>S</text:p>
          </table:table-cell>
          <table:table-cell office:value-type="string">
            <text:p>18000</text:p>
          </table:table-cell>
          <table:table-cell office:value-type="string">
            <text:p>-</text:p>
          </table:table-cell>
          <table:table-cell office:value-type="string">
            <text:p>115</text:p>
          </table:table-cell>
          <table:table-cell office:value-type="string">
            <text:p>-</text:p>
          </table:table-cell>
          <table:table-cell table:number-columns-repeated="23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1M</text:p>
          </table:table-cell>
          <table:table-cell office:value-type="string">
            <text:p>60K</text:p>
          </table:table-cell>
          <table:table-cell office:value-type="string">
            <text:p>60</text:p>
          </table:table-cell>
          <table:table-cell office:value-type="string">
            <text:p>30</text:p>
          </table:table-cell>
          <table:table-cell office:value-type="string">
            <text:p>3</text:p>
          </table:table-cell>
          <table:table-cell office:value-type="string">
            <text:p>7.2</text:p>
          </table:table-cell>
          <table:table-cell office:value-type="string">
            <text:p>+10</text:p>
          </table:table-cell>
          <table:table-cell table:number-columns-repeated="2"/>
          <table:table-cell table:style-name="ce1" office:value-type="string">
            <text:p>M</text:p>
          </table:table-cell>
          <table:table-cell office:value-type="string">
            <text:p>MERCHANT</text:p>
          </table:table-cell>
          <table:table-cell office:value-type="string">
            <text:p>MISSILE</text:p>
          </table:table-cell>
          <table:table-cell table:style-name="ce1"/>
          <table:table-cell table:number-columns-repeated="242"/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.5M</text:p>
          </table:table-cell>
          <table:table-cell office:value-type="string">
            <text:p>80K</text:p>
          </table:table-cell>
          <table:table-cell office:value-type="string">
            <text:p>80</text:p>
          </table:table-cell>
          <table:table-cell office:value-type="string">
            <text:p>40</text:p>
          </table:table-cell>
          <table:table-cell office:value-type="string">
            <text:p>4</text:p>
          </table:table-cell>
          <table:table-cell office:value-type="string">
            <text:p>9.6</text:p>
          </table:table-cell>
          <table:table-cell office:value-type="string">
            <text:p>+11</text:p>
          </table:table-cell>
          <table:table-cell table:number-columns-repeated="2"/>
          <table:table-cell table:style-name="ce1" office:value-type="string">
            <text:p>N</text:p>
          </table:table-cell>
          <table:table-cell office:value-type="string">
            <text:p>-</text:p>
          </table:table-cell>
          <table:table-cell office:value-type="string">
            <text:p>NON-STATDARD</text:p>
          </table:table-cell>
          <table:table-cell table:style-name="ce1"/>
          <table:table-cell table:style-name="ce1" office:value-type="string">
            <text:p>PAYLOAD</text:p>
          </table:table-cell>
          <table:table-cell table:style-name="ce1" office:value-type="string">
            <text:p>LWT</text:p>
          </table:table-cell>
          <table:table-cell table:style-name="ce1" office:value-type="string">
            <text:p>CARGO-DT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OCC</text:p>
          </table:table-cell>
          <table:table-cell table:style-name="ce1" office:value-type="string">
            <text:p>PLANS</text:p>
          </table:table-cell>
          <table:table-cell table:number-columns-repeated="236"/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2M</text:p>
          </table:table-cell>
          <table:table-cell office:value-type="string">
            <text:p>90K</text:p>
          </table:table-cell>
          <table:table-cell office:value-type="string">
            <text:p>90</text:p>
          </table:table-cell>
          <table:table-cell office:value-type="string">
            <text:p>45</text:p>
          </table:table-cell>
          <table:table-cell office:value-type="string">
            <text:p>4.5</text:p>
          </table:table-cell>
          <table:table-cell office:value-type="string">
            <text:p>10.8</text:p>
          </table:table-cell>
          <table:table-cell office:value-type="string">
            <text:p>+11</text:p>
          </table:table-cell>
          <table:table-cell table:number-columns-repeated="2"/>
          <table:table-cell table:style-name="ce1" office:value-type="string">
            <text:p>O</text:p>
          </table:table-cell>
          <table:table-cell/>
          <table:table-cell office:value-type="string">
            <text:p>-</text:p>
          </table:table-cell>
          <table:table-cell table:style-name="ce1" office:value-type="string">
            <text:p>BOARDING/12</text:p>
          </table:table-cell>
          <table:table-cell office:value-type="string">
            <text:p>50</text:p>
          </table:table-cell>
          <table:table-cell office:value-type="string">
            <text:p>294</text:p>
          </table:table-cell>
          <table:table-cell office:value-type="string">
            <text:p>5</text:p>
          </table:table-cell>
          <table:table-cell office:value-type="string">
            <text:p>24000</text:p>
          </table:table-cell>
          <table:table-cell office:value-type="string">
            <text:p>24</text:p>
          </table:table-cell>
          <table:table-cell office:value-type="string">
            <text:p>66</text:p>
          </table:table-cell>
          <table:table-cell table:number-columns-repeated="236"/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2.5M</text:p>
          </table:table-cell>
          <table:table-cell office:value-type="string">
            <text:p>110K</text:p>
          </table:table-cell>
          <table:table-cell office:value-type="string">
            <text:p>110</text:p>
          </table:table-cell>
          <table:table-cell office:value-type="string">
            <text:p>55</text:p>
          </table:table-cell>
          <table:table-cell office:value-type="string">
            <text:p>5.5</text:p>
          </table:table-cell>
          <table:table-cell office:value-type="string">
            <text:p>13.2</text:p>
          </table:table-cell>
          <table:table-cell office:value-type="string">
            <text:p>+11</text:p>
          </table:table-cell>
          <table:table-cell table:number-columns-repeated="2"/>
          <table:table-cell table:style-name="ce1" office:value-type="string">
            <text:p>P</text:p>
          </table:table-cell>
          <table:table-cell office:value-type="string">
            <text:p>PLANETOID</text:p>
          </table:table-cell>
          <table:table-cell office:value-type="string">
            <text:p>PROVINCIAL</text:p>
          </table:table-cell>
          <table:table-cell table:style-name="ce1" office:value-type="string">
            <text:p>BULK_CARGO</text:p>
          </table:table-cell>
          <table:table-cell office:value-type="string">
            <text:p>140</text:p>
          </table:table-cell>
          <table:table-cell office:value-type="string">
            <text:p>168</text:p>
          </table:table-cell>
          <table:table-cell office:value-type="string">
            <text:p>0(28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7</text:p>
          </table:table-cell>
          <table:table-cell table:number-columns-repeated="236"/>
        </table:table-row>
        <table:table-row table:style-name="ro1">
          <table:table-cell office:value-type="string">
            <text:p>10K</text:p>
          </table:table-cell>
          <table:table-cell office:value-type="string">
            <text:p>5M</text:p>
          </table:table-cell>
          <table:table-cell office:value-type="string">
            <text:p>170K</text:p>
          </table:table-cell>
          <table:table-cell office:value-type="string">
            <text:p>170</text:p>
          </table:table-cell>
          <table:table-cell office:value-type="string">
            <text:p>85</text:p>
          </table:table-cell>
          <table:table-cell office:value-type="string">
            <text:p>8.5</text:p>
          </table:table-cell>
          <table:table-cell office:value-type="string">
            <text:p>20.4</text:p>
          </table:table-cell>
          <table:table-cell office:value-type="string">
            <text:p>+12</text:p>
          </table:table-cell>
          <table:table-cell table:number-columns-repeated="2"/>
          <table:table-cell table:style-name="ce1" office:value-type="string">
            <text:p>Q</text:p>
          </table:table-cell>
          <table:table-cell office:value-type="string">
            <text:p>AUXILLIARY</text:p>
          </table:table-cell>
          <table:table-cell office:value-type="string">
            <text:p>DECOY</text:p>
          </table:table-cell>
          <table:table-cell table:style-name="ce1" office:value-type="string">
            <text:p>CARGO</text:p>
          </table:table-cell>
          <table:table-cell office:value-type="string">
            <text:p>120</text:p>
          </table:table-cell>
          <table:table-cell office:value-type="string">
            <text:p>144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36"/>
        </table:table-row>
        <table:table-row table:style-name="ro1">
          <table:table-cell office:value-type="string">
            <text:p>15K</text:p>
          </table:table-cell>
          <table:table-cell office:value-type="string">
            <text:p>7.5M</text:p>
          </table:table-cell>
          <table:table-cell office:value-type="string">
            <text:p>230K</text:p>
          </table:table-cell>
          <table:table-cell office:value-type="string">
            <text:p>230</text:p>
          </table:table-cell>
          <table:table-cell office:value-type="string">
            <text:p>115</text:p>
          </table:table-cell>
          <table:table-cell office:value-type="string">
            <text:p>11.5</text:p>
          </table:table-cell>
          <table:table-cell office:value-type="string">
            <text:p>27.6</text:p>
          </table:table-cell>
          <table:table-cell office:value-type="string">
            <text:p>+12</text:p>
          </table:table-cell>
          <table:table-cell table:number-columns-repeated="2"/>
          <table:table-cell table:style-name="ce1" office:value-type="string">
            <text:p>R</text:p>
          </table:table-cell>
          <table:table-cell office:value-type="string">
            <text:p>LINER</text:p>
          </table:table-cell>
          <table:table-cell office:value-type="string">
            <text:p>RAIDER</text:p>
          </table:table-cell>
          <table:table-cell table:style-name="ce1" office:value-type="string">
            <text:p>CARGO_ADV/12</text:p>
          </table:table-cell>
          <table:table-cell/>
          <table:table-cell office:value-type="string">
            <text:p>202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36"/>
        </table:table-row>
        <table:table-row table:style-name="ro1">
          <table:table-cell office:value-type="string">
            <text:p>20K</text:p>
          </table:table-cell>
          <table:table-cell office:value-type="string">
            <text:p>10M</text:p>
          </table:table-cell>
          <table:table-cell office:value-type="string">
            <text:p>280K</text:p>
          </table:table-cell>
          <table:table-cell office:value-type="string">
            <text:p>280</text:p>
          </table:table-cell>
          <table:table-cell office:value-type="string">
            <text:p>140</text:p>
          </table:table-cell>
          <table:table-cell office:value-type="string">
            <text:p>14</text:p>
          </table:table-cell>
          <table:table-cell office:value-type="string">
            <text:p>33.6</text:p>
          </table:table-cell>
          <table:table-cell office:value-type="string">
            <text:p>+12</text:p>
          </table:table-cell>
          <table:table-cell table:number-columns-repeated="2"/>
          <table:table-cell table:style-name="ce1" office:value-type="string">
            <text:p>S</text:p>
          </table:table-cell>
          <table:table-cell office:value-type="string">
            <text:p>SCOUT/STATION</text:p>
          </table:table-cell>
          <table:table-cell office:value-type="string">
            <text:p>STRIKE</text:p>
          </table:table-cell>
          <table:table-cell table:style-name="ce1" office:value-type="string">
            <text:p>CARGO_ARM/12</text:p>
          </table:table-cell>
          <table:table-cell/>
          <table:table-cell office:value-type="string">
            <text:p>287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36"/>
        </table:table-row>
        <table:table-row table:style-name="ro1">
          <table:table-cell office:value-type="string">
            <text:p>30K</text:p>
          </table:table-cell>
          <table:table-cell office:value-type="string">
            <text:p>15M</text:p>
          </table:table-cell>
          <table:table-cell office:value-type="string">
            <text:p>360K</text:p>
          </table:table-cell>
          <table:table-cell office:value-type="string">
            <text:p>360</text:p>
          </table:table-cell>
          <table:table-cell office:value-type="string">
            <text:p>180</text:p>
          </table:table-cell>
          <table:table-cell office:value-type="string">
            <text:p>18</text:p>
          </table:table-cell>
          <table:table-cell office:value-type="string">
            <text:p>43.2</text:p>
          </table:table-cell>
          <table:table-cell office:value-type="string">
            <text:p>+14</text:p>
          </table:table-cell>
          <table:table-cell table:number-columns-repeated="2"/>
          <table:table-cell table:style-name="ce1" office:value-type="string">
            <text:p>T</text:p>
          </table:table-cell>
          <table:table-cell office:value-type="string">
            <text:p>TANKER/TENDER</text:p>
          </table:table-cell>
          <table:table-cell office:value-type="string">
            <text:p>TROOP/TRANSPORT</text:p>
          </table:table-cell>
          <table:table-cell table:style-name="ce1" office:value-type="string">
            <text:p>CARGO_STE/12</text:p>
          </table:table-cell>
          <table:table-cell/>
          <table:table-cell office:value-type="string">
            <text:p>166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36"/>
        </table:table-row>
        <table:table-row table:style-name="ro1">
          <table:table-cell office:value-type="string">
            <text:p>50K</text:p>
          </table:table-cell>
          <table:table-cell office:value-type="string">
            <text:p>25M</text:p>
          </table:table-cell>
          <table:table-cell table:number-columns-repeated="2" office:value-type="string">
            <text:p>510K</text:p>
          </table:table-cell>
          <table:table-cell office:value-type="string">
            <text:p>255</text:p>
          </table:table-cell>
          <table:table-cell office:value-type="string">
            <text:p>25.5</text:p>
          </table:table-cell>
          <table:table-cell office:value-type="string">
            <text:p>61.2</text:p>
          </table:table-cell>
          <table:table-cell office:value-type="string">
            <text:p>+14</text:p>
          </table:table-cell>
          <table:table-cell table:number-columns-repeated="2"/>
          <table:table-cell table:style-name="ce1"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UNPOWERED</text:p>
          </table:table-cell>
          <table:table-cell table:style-name="ce1" office:value-type="string">
            <text:p>STARPORT_I</text:p>
          </table:table-cell>
          <table:table-cell office:value-type="string">
            <text:p>18</text:p>
          </table:table-cell>
          <table:table-cell office:value-type="string">
            <text:p>66</text:p>
          </table:table-cell>
          <table:table-cell office:value-type="string">
            <text:p>3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9</text:p>
          </table:table-cell>
          <table:table-cell table:number-columns-repeated="236"/>
        </table:table-row>
        <table:table-row table:style-name="ro1">
          <table:table-cell office:value-type="string">
            <text:p>100K</text:p>
          </table:table-cell>
          <table:table-cell office:value-type="string">
            <text:p>50M</text:p>
          </table:table-cell>
          <table:table-cell table:number-columns-repeated="2" office:value-type="string">
            <text:p>810K</text:p>
          </table:table-cell>
          <table:table-cell office:value-type="string">
            <text:p>405</text:p>
          </table:table-cell>
          <table:table-cell office:value-type="string">
            <text:p>40.5</text:p>
          </table:table-cell>
          <table:table-cell office:value-type="string">
            <text:p>97.2</text:p>
          </table:table-cell>
          <table:table-cell office:value-type="string">
            <text:p>+15</text:p>
          </table:table-cell>
          <table:table-cell table:number-columns-repeated="2"/>
          <table:table-cell table:style-name="ce1" office:value-type="string">
            <text:p>V</text:p>
          </table:table-cell>
          <table:table-cell office:value-type="string">
            <text:p>-</text:p>
          </table:table-cell>
          <table:table-cell office:value-type="string">
            <text:p>VEHICLE</text:p>
          </table:table-cell>
          <table:table-cell table:style-name="ce1" office:value-type="string">
            <text:p>COMMUTER</text:p>
          </table:table-cell>
          <table:table-cell office:value-type="string">
            <text:p>-</text:p>
          </table:table-cell>
          <table:table-cell office:value-type="string">
            <text:p>51</text:p>
          </table:table-cell>
          <table:table-cell office:value-type="string">
            <text:p>0(22)</text:p>
          </table:table-cell>
          <table:table-cell office:value-type="string">
            <text:p>6000</text:p>
          </table:table-cell>
          <table:table-cell office:value-type="string">
            <text:p>264</text:p>
          </table:table-cell>
          <table:table-cell office:value-type="string">
            <text:p>70</text:p>
          </table:table-cell>
          <table:table-cell table:number-columns-repeated="236"/>
        </table:table-row>
        <table:table-row table:style-name="ro1">
          <table:table-cell table:number-columns-repeated="10"/>
          <table:table-cell table:style-name="ce1" office:value-type="string">
            <text:p>W</text:p>
          </table:table-cell>
          <table:table-cell office:value-type="string">
            <text:p>BARGE</text:p>
          </table:table-cell>
          <table:table-cell office:value-type="string">
            <text:p>-</text:p>
          </table:table-cell>
          <table:table-cell table:style-name="ce1" office:value-type="string">
            <text:p>CONTAINERIZED_CARGO</text:p>
          </table:table-cell>
          <table:table-cell office:value-type="string">
            <text:p>110</text:p>
          </table:table-cell>
          <table:table-cell office:value-type="string">
            <text:p>147</text:p>
          </table:table-cell>
          <table:table-cell office:value-type="string">
            <text:p>2(+18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1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TYPE</text:p>
          </table:table-cell>
          <table:table-cell table:style-name="ce1" table:number-columns-repeated="2"/>
          <table:table-cell table:style-name="ce1" office:value-type="string">
            <text:p>M-10</text:p>
          </table:table-cell>
          <table:table-cell table:style-name="ce1" office:value-type="string">
            <text:p>M-12</text:p>
          </table:table-cell>
          <table:table-cell table:style-name="ce1" office:value-type="string">
            <text:p>USL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SF</text:p>
          </table:table-cell>
          <table:table-cell/>
          <table:table-cell table:style-name="ce1" office:value-type="string">
            <text:p>X</text:p>
          </table:table-cell>
          <table:table-cell office:value-type="string">
            <text:p>EXPRESS</text:p>
          </table:table-cell>
          <table:table-cell office:value-type="string">
            <text:p>-</text:p>
          </table:table-cell>
          <table:table-cell table:style-name="ce1" office:value-type="string">
            <text:p>CUSTOMS</text:p>
          </table:table-cell>
          <table:table-cell office:value-type="string">
            <text:p>30</text:p>
          </table:table-cell>
          <table:table-cell office:value-type="string">
            <text:p>8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1+</text:p>
          </table:table-cell>
          <table:table-cell office:value-type="string">
            <text:p>72</text:p>
          </table:table-cell>
          <table:table-cell table:number-columns-repeated="236"/>
        </table:table-row>
        <table:table-row table:style-name="ro1">
          <table:table-cell office:value-type="string">
            <text:p>BAY</text:p>
          </table:table-cell>
          <table:table-cell table:number-columns-repeated="2"/>
          <table:table-cell office:value-type="string">
            <text:p>6.5</text:p>
          </table:table-cell>
          <table:table-cell office:value-type="string">
            <text:p>3.25</text:p>
          </table:table-cell>
          <table:table-cell office:value-type="string">
            <text:p>0.325</text:p>
          </table:table-cell>
          <table:table-cell office:value-type="string">
            <text:p>0.78</text:p>
          </table:table-cell>
          <table:table-cell office:value-type="string">
            <text:p>10</text:p>
          </table:table-cell>
          <table:table-cell office:value-type="string">
            <text:p>6500</text:p>
          </table:table-cell>
          <table:table-cell/>
          <table:table-cell table:style-name="ce1" office:value-type="string">
            <text:p>Y</text:p>
          </table:table-cell>
          <table:table-cell office:value-type="string">
            <text:p>YACHT</text:p>
          </table:table-cell>
          <table:table-cell office:value-type="string">
            <text:p>SHUTTLE/CUTTER</text:p>
          </table:table-cell>
          <table:table-cell table:style-name="ce1" office:value-type="string">
            <text:p>ECM/12</text:p>
          </table:table-cell>
          <table:table-cell office:value-type="string">
            <text:p>10</text:p>
          </table:table-cell>
          <table:table-cell office:value-type="string">
            <text:p>170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4</text:p>
          </table:table-cell>
          <table:table-cell office:value-type="string">
            <text:p>73</text:p>
          </table:table-cell>
          <table:table-cell table:number-columns-repeated="236"/>
        </table:table-row>
        <table:table-row table:style-name="ro1">
          <table:table-cell office:value-type="string">
            <text:p>TURRET</text:p>
          </table:table-cell>
          <table:table-cell table:number-columns-repeated="2"/>
          <table:table-cell office:value-type="string">
            <text:p>0.825</text:p>
          </table:table-cell>
          <table:table-cell office:value-type="string">
            <text:p>0.425</text:p>
          </table:table-cell>
          <table:table-cell office:value-type="string">
            <text:p>0.0406</text:p>
          </table:table-cell>
          <table:table-cell office:value-type="string">
            <text:p>0.0966</text:p>
          </table:table-cell>
          <table:table-cell office:value-type="string">
            <text:p>1</text:p>
          </table:table-cell>
          <table:table-cell office:value-type="string">
            <text:p>800</text:p>
          </table:table-cell>
          <table:table-cell/>
          <table:table-cell table:style-name="ce1" office:value-type="string">
            <text:p>Z</text:p>
          </table:table-cell>
          <table:table-cell office:value-type="string">
            <text:p>-</text:p>
          </table:table-cell>
          <table:table-cell office:value-type="string">
            <text:p>EXPERIMENTAL</text:p>
          </table:table-cell>
          <table:table-cell table:style-name="ce1" office:value-type="string">
            <text:p>EXPANDABLE_BASE</text:p>
          </table:table-cell>
          <table:table-cell office:value-type="string">
            <text:p>20</text:p>
          </table:table-cell>
          <table:table-cell office:value-type="string">
            <text:p>119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14</text:p>
          </table:table-cell>
          <table:table-cell office:value-type="string">
            <text:p>74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FAST_COURIER/12</text:p>
          </table:table-cell>
          <table:table-cell office:value-type="string">
            <text:p>40</text:p>
          </table:table-cell>
          <table:table-cell office:value-type="string">
            <text:p>176</text:p>
          </table:table-cell>
          <table:table-cell office:value-type="string">
            <text:p>8</text:p>
          </table:table-cell>
          <table:table-cell office:value-type="string">
            <text:p>6000</text:p>
          </table:table-cell>
          <table:table-cell office:value-type="string">
            <text:p>13</text:p>
          </table:table-cell>
          <table:table-cell office:value-type="string">
            <text:p>75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ARMOUR</text:p>
          </table:table-cell>
          <table:table-cell table:number-columns-repeated="12"/>
          <table:table-cell table:style-name="ce1" office:value-type="string">
            <text:p>FIGHTER_POD</text:p>
          </table:table-cell>
          <table:table-cell office:value-type="string">
            <text:p>72</text:p>
          </table:table-cell>
          <table:table-cell office:value-type="string">
            <text:p>117</text:p>
          </table:table-cell>
          <table:table-cell office:value-type="string">
            <text:p>3</text:p>
          </table:table-cell>
          <table:table-cell office:value-type="string">
            <text:p>6000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TL10</text:p>
          </table:table-cell>
          <table:table-cell office:value-type="string">
            <text:p>DR*0.00005*SF</text:p>
          </table:table-cell>
          <table:table-cell table:number-columns-repeated="2"/>
          <table:table-cell office:value-type="string">
            <text:p>OR</text:p>
          </table:table-cell>
          <table:table-cell office:value-type="string">
            <text:p>DR=(M*20000)/SF</text:p>
          </table:table-cell>
          <table:table-cell table:number-columns-repeated="4"/>
          <table:table-cell table:style-name="ce1" office:value-type="string">
            <text:p>USP</text:p>
          </table:table-cell>
          <table:table-cell table:style-name="ce1" office:value-type="string">
            <text:p>CONFIG</text:p>
          </table:table-cell>
          <table:table-cell/>
          <table:table-cell table:style-name="ce1" office:value-type="string">
            <text:p>FIGHTER_POD/12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6000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TL12</text:p>
          </table:table-cell>
          <table:table-cell office:value-type="string">
            <text:p>DR*0.00002*SF</text:p>
          </table:table-cell>
          <table:table-cell table:number-columns-repeated="2"/>
          <table:table-cell office:value-type="string">
            <text:p>OR</text:p>
          </table:table-cell>
          <table:table-cell office:value-type="string">
            <text:p>DR=(M*50000)/SF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1" office:value-type="string">
            <text:p>FIRE-FIGHTER</text:p>
          </table:table-cell>
          <table:table-cell office:value-type="string">
            <text:p>354</text:p>
          </table:table-cell>
          <table:table-cell office:value-type="string">
            <text:p>385</text:p>
          </table:table-cell>
          <table:table-cell office:value-type="string">
            <text:p>25</text:p>
          </table:table-cell>
          <table:table-cell office:value-type="string">
            <text:p>6000/1200</text:p>
          </table:table-cell>
          <table:table-cell office:value-type="string">
            <text:p>1</text:p>
          </table:table-cell>
          <table:table-cell office:value-type="string">
            <text:p>77</text:p>
          </table:table-cell>
          <table:table-cell table:number-columns-repeated="236"/>
        </table:table-row>
        <table:table-row table:style-name="ro1">
          <table:table-cell table:number-columns-repeated="10"/>
          <table:table-cell office:value-type="string">
            <text:p>1</text:p>
          </table:table-cell>
          <table:table-cell office:value-type="string">
            <text:p>NEEDLE/WEDGE</text:p>
          </table:table-cell>
          <table:table-cell/>
          <table:table-cell table:style-name="ce1" office:value-type="string">
            <text:p>FUEL_SKIMMER</text:p>
          </table:table-cell>
          <table:table-cell/>
          <table:table-cell office:value-type="string">
            <text:p>55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SENSOR MASKING</text:p>
          </table:table-cell>
          <table:table-cell table:number-columns-repeated="4"/>
          <table:table-cell table:style-name="ce1" office:value-type="string">
            <text:p>M</text:p>
          </table:table-cell>
          <table:table-cell table:style-name="ce1" office:value-type="string">
            <text:p>MCR</text:p>
          </table:table-cell>
          <table:table-cell table:number-columns-repeated="3"/>
          <table:table-cell office:value-type="string">
            <text:p>2</text:p>
          </table:table-cell>
          <table:table-cell office:value-type="string">
            <text:p>CONE</text:p>
          </table:table-cell>
          <table:table-cell/>
          <table:table-cell table:style-name="ce1" office:value-type="string">
            <text:p>FUEL_SKIMMER_ADV/12</text:p>
          </table:table-cell>
          <table:table-cell/>
          <table:table-cell office:value-type="string">
            <text:p>113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36"/>
        </table:table-row>
        <table:table-row table:style-name="ro1">
          <table:table-cell table:style-name="ce3" office:value-type="string">
            <text:p>SEALING</text:p>
          </table:table-cell>
          <table:table-cell table:number-columns-repeated="4"/>
          <table:table-cell table:style-name="ce3" office:value-type="string">
            <text:p>0</text:p>
          </table:table-cell>
          <table:table-cell table:style-name="ce3" office:value-type="string">
            <text:p>0.00001</text:p>
          </table:table-cell>
          <table:table-cell office:value-type="string">
            <text:p>*SF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CYLINDER</text:p>
          </table:table-cell>
          <table:table-cell/>
          <table:table-cell table:style-name="ce1" office:value-type="string">
            <text:p>FUEL_SKIMMER_ARM/12</text:p>
          </table:table-cell>
          <table:table-cell/>
          <table:table-cell office:value-type="string">
            <text:p>198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36"/>
        </table:table-row>
        <table:table-row table:style-name="ro1">
          <table:table-cell office:value-type="string">
            <text:p>BASTIC STEALTH OR EMISSION CLOAKING</text:p>
          </table:table-cell>
          <table:table-cell table:number-columns-repeated="4"/>
          <table:table-cell office:value-type="string">
            <text:p>0.00025</text:p>
          </table:table-cell>
          <table:table-cell office:value-type="string">
            <text:p>0.000075</text:p>
          </table:table-cell>
          <table:table-cell office:value-type="string">
            <text:p>*SF</text:p>
          </table:table-cell>
          <table:table-cell office:value-type="string">
            <text:p>(TL-4)</text:p>
          </table:table-cell>
          <table:table-cell/>
          <table:table-cell office:value-type="string">
            <text:p>4</text:p>
          </table:table-cell>
          <table:table-cell office:value-type="string">
            <text:p>CLOSE_STRUCUTRE</text:p>
          </table:table-cell>
          <table:table-cell/>
          <table:table-cell table:style-name="ce1" office:value-type="string">
            <text:p>FUEL_SKIMMER_STE/12</text:p>
          </table:table-cell>
          <table:table-cell/>
          <table:table-cell office:value-type="string">
            <text:p>77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36"/>
        </table:table-row>
        <table:table-row table:style-name="ro1">
          <table:table-cell office:value-type="string">
            <text:p>RADICAL STEALTH OR CEMMISION CLOAKING</text:p>
          </table:table-cell>
          <table:table-cell table:number-columns-repeated="4"/>
          <table:table-cell office:value-type="string">
            <text:p>0.0005</text:p>
          </table:table-cell>
          <table:table-cell office:value-type="string">
            <text:p>0.00075</text:p>
          </table:table-cell>
          <table:table-cell office:value-type="string">
            <text:p>*SF</text:p>
          </table:table-cell>
          <table:table-cell office:value-type="string">
            <text:p>-2*(TL-4)</text:p>
          </table:table-cell>
          <table:table-cell/>
          <table:table-cell office:value-type="string">
            <text:p>5</text:p>
          </table:table-cell>
          <table:table-cell office:value-type="string">
            <text:p>SPHERE</text:p>
          </table:table-cell>
          <table:table-cell/>
          <table:table-cell table:style-name="ce1" office:value-type="string">
            <text:p>GARAGE</text:p>
          </table:table-cell>
          <table:table-cell office:value-type="string">
            <text:p>80</text:p>
          </table:table-cell>
          <table:table-cell office:value-type="string">
            <text:p>118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36"/>
        </table:table-row>
        <table:table-row table:style-name="ro1">
          <table:table-cell table:number-columns-repeated="10"/>
          <table:table-cell office:value-type="string">
            <text:p>6</text:p>
          </table:table-cell>
          <table:table-cell office:value-type="string">
            <text:p>FLATTENED_SPHERE</text:p>
          </table:table-cell>
          <table:table-cell/>
          <table:table-cell table:style-name="ce1" office:value-type="string">
            <text:p>GARAGE_ADV/12</text:p>
          </table:table-cell>
          <table:table-cell office:value-type="string">
            <text:p>80</text:p>
          </table:table-cell>
          <table:table-cell office:value-type="string">
            <text:p>176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MODULES</text:p>
          </table:table-cell>
          <table:table-cell table:number-columns-repeated="9"/>
          <table:table-cell office:value-type="string">
            <text:p>7</text:p>
          </table:table-cell>
          <table:table-cell office:value-type="string">
            <text:p>DISPERSED</text:p>
          </table:table-cell>
          <table:table-cell/>
          <table:table-cell table:style-name="ce1" office:value-type="string">
            <text:p>GARAGE_ARM/12</text:p>
          </table:table-cell>
          <table:table-cell/>
          <table:table-cell office:value-type="string">
            <text:p>260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TYPE</text:p>
          </table:table-cell>
          <table:table-cell table:style-name="ce1"/>
          <table:table-cell table:style-name="ce1" office:value-type="string">
            <text:p>SPC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CREW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PLANETOID</text:p>
          </table:table-cell>
          <table:table-cell/>
          <table:table-cell table:style-name="ce1" office:value-type="string">
            <text:p>GARAGE_STE/12</text:p>
          </table:table-cell>
          <table:table-cell/>
          <table:table-cell office:value-type="string">
            <text:p>140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36"/>
        </table:table-row>
        <table:table-row table:style-name="ro1">
          <table:table-cell office:value-type="string">
            <text:p>COCKPIT-10</text:p>
          </table:table-cell>
          <table:table-cell/>
          <table:table-cell office:value-type="string">
            <text:p>1</text:p>
          </table:table-cell>
          <table:table-cell office:value-type="string">
            <text:p>4.9</text:p>
          </table:table-cell>
          <table:table-cell office:value-type="string">
            <text:p>2.5</text:p>
          </table:table-cell>
          <table:table-cell office:value-type="string">
            <text:p>1-2</text:p>
          </table:table-cell>
          <table:table-cell table:number-columns-repeated="4"/>
          <table:table-cell office:value-type="string">
            <text:p>9</text:p>
          </table:table-cell>
          <table:table-cell office:value-type="string">
            <text:p>BUFFERED_PLANETOID</text:p>
          </table:table-cell>
          <table:table-cell/>
          <table:table-cell table:style-name="ce1" office:value-type="string">
            <text:p>HI_CAP_TROOP_BERTH</text:p>
          </table:table-cell>
          <table:table-cell office:value-type="string">
            <text:p>20</text:p>
          </table:table-cell>
          <table:table-cell office:value-type="string">
            <text:p>86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48+2or12+1</text:p>
          </table:table-cell>
          <table:table-cell office:value-type="string">
            <text:p>80/81</text:p>
          </table:table-cell>
          <table:table-cell table:number-columns-repeated="236"/>
        </table:table-row>
        <table:table-row table:style-name="ro1">
          <table:table-cell office:value-type="string">
            <text:p>COCKPIT-12</text:p>
          </table:table-cell>
          <table:table-cell/>
          <table:table-cell office:value-type="string">
            <text:p>1</text:p>
          </table:table-cell>
          <table:table-cell office:value-type="string">
            <text:p>4.7</text:p>
          </table:table-cell>
          <table:table-cell office:value-type="string">
            <text:p>2.3</text:p>
          </table:table-cell>
          <table:table-cell office:value-type="string">
            <text:p>1-2</text:p>
          </table:table-cell>
          <table:table-cell table:number-columns-repeated="7"/>
          <table:table-cell table:style-name="ce1" office:value-type="string">
            <text:p>LABORATORY</text:p>
          </table:table-cell>
          <table:table-cell office:value-type="string">
            <text:p>30</text:p>
          </table:table-cell>
          <table:table-cell office:value-type="string">
            <text:p>9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-6</text:p>
          </table:table-cell>
          <table:table-cell office:value-type="string">
            <text:p>82</text:p>
          </table:table-cell>
          <table:table-cell table:number-columns-repeated="236"/>
        </table:table-row>
        <table:table-row table:style-name="ro1">
          <table:table-cell office:value-type="string">
            <text:p>BASIC-10</text:p>
          </table:table-cell>
          <table:table-cell/>
          <table:table-cell office:value-type="string">
            <text:p>2.5</text:p>
          </table:table-cell>
          <table:table-cell office:value-type="string">
            <text:p>8.6</text:p>
          </table:table-cell>
          <table:table-cell office:value-type="string">
            <text:p>4</text:p>
          </table:table-cell>
          <table:table-cell office:value-type="string">
            <text:p>1-5</text:p>
          </table:table-cell>
          <table:table-cell table:number-columns-repeated="4"/>
          <table:table-cell table:style-name="ce1" office:value-type="string">
            <text:p>COMPL.</text:p>
          </table:table-cell>
          <table:table-cell table:style-name="ce1" office:value-type="string">
            <text:p>PROGRAM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LOGISTICS</text:p>
          </table:table-cell>
          <table:table-cell office:value-type="string">
            <text:p>40</text:p>
          </table:table-cell>
          <table:table-cell office:value-type="string">
            <text:p>145</text:p>
          </table:table-cell>
          <table:table-cell office:value-type="string">
            <text:p>8</text:p>
          </table:table-cell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83</text:p>
          </table:table-cell>
          <table:table-cell table:number-columns-repeated="236"/>
        </table:table-row>
        <table:table-row table:style-name="ro1">
          <table:table-cell office:value-type="string">
            <text:p>BASIC-12</text:p>
          </table:table-cell>
          <table:table-cell/>
          <table:table-cell office:value-type="string">
            <text:p>2.5</text:p>
          </table:table-cell>
          <table:table-cell office:value-type="string">
            <text:p>7.3</text:p>
          </table:table-cell>
          <table:table-cell office:value-type="string">
            <text:p>3.1</text:p>
          </table:table-cell>
          <table:table-cell office:value-type="string">
            <text:p>1-5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ASTRO-1</text:p>
          </table:table-cell>
          <table:table-cell office:value-type="string">
            <text:p>0.01</text:p>
          </table:table-cell>
          <table:table-cell table:style-name="ce1" office:value-type="string">
            <text:p>LOUNGE</text:p>
          </table:table-cell>
          <table:table-cell office:value-type="string">
            <text:p>10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94</text:p>
          </table:table-cell>
          <table:table-cell table:number-columns-repeated="236"/>
        </table:table-row>
        <table:table-row table:style-name="ro1">
          <table:table-cell office:value-type="string">
            <text:p>COMMAND-10</text:p>
          </table:table-cell>
          <table:table-cell/>
          <table:table-cell office:value-type="string">
            <text:p>5</text:p>
          </table:table-cell>
          <table:table-cell office:value-type="string">
            <text:p>20.9</text:p>
          </table:table-cell>
          <table:table-cell office:value-type="string">
            <text:p>9.6</text:p>
          </table:table-cell>
          <table:table-cell office:value-type="string">
            <text:p>1-1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ASTRO-2</text:p>
          </table:table-cell>
          <table:table-cell office:value-type="string">
            <text:p>0.02</text:p>
          </table:table-cell>
          <table:table-cell table:style-name="ce1" office:value-type="string">
            <text:p>LOW_BERTH</text:p>
          </table:table-cell>
          <table:table-cell office:value-type="string">
            <text:p>-</text:p>
          </table:table-cell>
          <table:table-cell office:value-type="string">
            <text:p>114</text:p>
          </table:table-cell>
          <table:table-cell office:value-type="string">
            <text:p>(44)</text:p>
          </table:table-cell>
          <table:table-cell office:value-type="string">
            <text:p>6000</text:p>
          </table:table-cell>
          <table:table-cell office:value-type="string">
            <text:p>176</text:p>
          </table:table-cell>
          <table:table-cell office:value-type="string">
            <text:p>85</text:p>
          </table:table-cell>
          <table:table-cell table:number-columns-repeated="236"/>
        </table:table-row>
        <table:table-row table:style-name="ro1">
          <table:table-cell office:value-type="string">
            <text:p>COMMAND-12</text:p>
          </table:table-cell>
          <table:table-cell/>
          <table:table-cell office:value-type="string">
            <text:p>5</text:p>
          </table:table-cell>
          <table:table-cell office:value-type="string">
            <text:p>19.2</text:p>
          </table:table-cell>
          <table:table-cell office:value-type="string">
            <text:p>8.8</text:p>
          </table:table-cell>
          <table:table-cell office:value-type="string">
            <text:p>1-10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ASTRO-3</text:p>
          </table:table-cell>
          <table:table-cell office:value-type="string">
            <text:p>0.03</text:p>
          </table:table-cell>
          <table:table-cell table:style-name="ce1" office:value-type="string">
            <text:p>LUXURY_PASSENGER</text:p>
          </table:table-cell>
          <table:table-cell office:value-type="string">
            <text:p>50</text:p>
          </table:table-cell>
          <table:table-cell office:value-type="string">
            <text:p>91</text:p>
          </table:table-cell>
          <table:table-cell office:value-type="string">
            <text:p>10</text:p>
          </table:table-cell>
          <table:table-cell office:value-type="string">
            <text:p>6000</text:p>
          </table:table-cell>
          <table:table-cell office:value-type="string">
            <text:p>2+</text:p>
          </table:table-cell>
          <table:table-cell office:value-type="string">
            <text:p>86</text:p>
          </table:table-cell>
          <table:table-cell table:number-columns-repeated="236"/>
        </table:table-row>
        <table:table-row table:style-name="ro1">
          <table:table-cell office:value-type="string">
            <text:p>ENGINEERING-10</text:p>
          </table:table-cell>
          <table:table-cell/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.32</text:p>
          </table:table-cell>
          <table:table-cell office:value-type="string">
            <text:p>0-1</text:p>
          </table:table-cell>
          <table:table-cell table:number-columns-repeated="4"/>
          <table:table-cell office:value-type="string">
            <text:p>5</text:p>
          </table:table-cell>
          <table:table-cell office:value-type="string">
            <text:p>ASTRO-4</text:p>
          </table:table-cell>
          <table:table-cell office:value-type="string">
            <text:p>0.04</text:p>
          </table:table-cell>
          <table:table-cell table:style-name="ce1" office:value-type="string">
            <text:p>LUXURY_QUARTERS</text:p>
          </table:table-cell>
          <table:table-cell office:value-type="string">
            <text:p>20</text:p>
          </table:table-cell>
          <table:table-cell office:value-type="string">
            <text:p>65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2+</text:p>
          </table:table-cell>
          <table:table-cell office:value-type="string">
            <text:p>87</text:p>
          </table:table-cell>
          <table:table-cell table:number-columns-repeated="236"/>
        </table:table-row>
        <table:table-row table:style-name="ro1">
          <table:table-cell office:value-type="string">
            <text:p>ENGINEERING-12</text:p>
          </table:table-cell>
          <table:table-cell/>
          <table:table-cell office:value-type="string">
            <text:p>1</text:p>
          </table:table-cell>
          <table:table-cell office:value-type="string">
            <text:p>3.6</text:p>
          </table:table-cell>
          <table:table-cell office:value-type="string">
            <text:p>0.16</text:p>
          </table:table-cell>
          <table:table-cell office:value-type="string">
            <text:p>0-1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ASTRO-5</text:p>
          </table:table-cell>
          <table:table-cell office:value-type="string">
            <text:p>0.05</text:p>
          </table:table-cell>
          <table:table-cell table:style-name="ce1" office:value-type="string">
            <text:p>MARINE_COMMAND</text:p>
          </table:table-cell>
          <table:table-cell office:value-type="string">
            <text:p>2.5</text:p>
          </table:table-cell>
          <table:table-cell office:value-type="string">
            <text:p>278</text:p>
          </table:table-cell>
          <table:table-cell office:value-type="string">
            <text:p>0.5</text:p>
          </table:table-cell>
          <table:table-cell office:value-type="string">
            <text:p>24000</text:p>
          </table:table-cell>
          <table:table-cell office:value-type="string">
            <text:p>10+</text:p>
          </table:table-cell>
          <table:table-cell office:value-type="string">
            <text:p>88</text:p>
          </table:table-cell>
          <table:table-cell table:number-columns-repeated="236"/>
        </table:table-row>
        <table:table-row table:style-name="ro1">
          <table:table-cell office:value-type="string">
            <text:p>HOLD</text:p>
          </table:table-cell>
          <table:table-cell/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/>
          <table:table-cell office:value-type="string">
            <text:p>7</text:p>
          </table:table-cell>
          <table:table-cell office:value-type="string">
            <text:p>ASTRO-6</text:p>
          </table:table-cell>
          <table:table-cell office:value-type="string">
            <text:p>0.06</text:p>
          </table:table-cell>
          <table:table-cell table:style-name="ce1" office:value-type="string">
            <text:p>MARINE_FIREBASE</text:p>
          </table:table-cell>
          <table:table-cell office:value-type="string">
            <text:p>12</text:p>
          </table:table-cell>
          <table:table-cell office:value-type="string">
            <text:p>280</text:p>
          </table:table-cell>
          <table:table-cell office:value-type="string">
            <text:p>-</text:p>
          </table:table-cell>
          <table:table-cell office:value-type="string">
            <text:p>24000</text:p>
          </table:table-cell>
          <table:table-cell office:value-type="string">
            <text:p>12</text:p>
          </table:table-cell>
          <table:table-cell office:value-type="string">
            <text:p>89</text:p>
          </table:table-cell>
          <table:table-cell table:number-columns-repeated="236"/>
        </table:table-row>
        <table:table-row table:style-name="ro1">
          <table:table-cell office:value-type="string">
            <text:p>M-DRIVE-10</text:p>
          </table:table-cell>
          <table:table-cell/>
          <table:table-cell office:value-type="string">
            <text:p>1</text:p>
          </table:table-cell>
          <table:table-cell office:value-type="string">
            <text:p>3.4</text:p>
          </table:table-cell>
          <table:table-cell office:value-type="string">
            <text:p>0.16</text:p>
          </table:table-cell>
          <table:table-cell office:value-type="string">
            <text:p>1/60</text:p>
          </table:table-cell>
          <table:table-cell office:value-type="string">
            <text:p>THR</text:p>
          </table:table-cell>
          <table:table-cell office:value-type="string">
            <text:p>40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DATALINK</text:p>
          </table:table-cell>
          <table:table-cell office:value-type="string">
            <text:p>0.0004</text:p>
          </table:table-cell>
          <table:table-cell table:style-name="ce1" office:value-type="string">
            <text:p>MEDEVAC</text:p>
          </table:table-cell>
          <table:table-cell office:value-type="string">
            <text:p>62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108</text:p>
          </table:table-cell>
          <table:table-cell office:value-type="string">
            <text:p>90</text:p>
          </table:table-cell>
          <table:table-cell table:number-columns-repeated="236"/>
        </table:table-row>
        <table:table-row table:style-name="ro1">
          <table:table-cell office:value-type="string">
            <text:p>M-DRIVE-12</text:p>
          </table:table-cell>
          <table:table-cell/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.65</text:p>
          </table:table-cell>
          <table:table-cell office:value-type="string">
            <text:p>1/100</text:p>
          </table:table-cell>
          <table:table-cell office:value-type="string">
            <text:p>THR</text:p>
          </table:table-cell>
          <table:table-cell office:value-type="string">
            <text:p>100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DMG-CONTROL</text:p>
          </table:table-cell>
          <table:table-cell office:value-type="string">
            <text:p>0.002</text:p>
          </table:table-cell>
          <table:table-cell table:style-name="ce1" office:value-type="string">
            <text:p>MEDICAL</text:p>
          </table:table-cell>
          <table:table-cell office:value-type="string">
            <text:p>30</text:p>
          </table:table-cell>
          <table:table-cell office:value-type="string">
            <text:p>80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91</text:p>
          </table:table-cell>
          <table:table-cell table:number-columns-repeated="236"/>
        </table:table-row>
        <table:table-row table:style-name="ro1">
          <table:table-cell office:value-type="string">
            <text:p>J-DRIVE-10</text:p>
          </table:table-cell>
          <table:table-cell/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.1</text:p>
          </table:table-cell>
          <table:table-cell office:value-type="string">
            <text:p>1/25</text:p>
          </table:table-cell>
          <table:table-cell office:value-type="string">
            <text:p>0.01*DT*(J+1)</text:p>
          </table:table-cell>
          <table:table-cell/>
          <table:table-cell office:value-type="string">
            <text:p>J3MAX</text:p>
          </table:table-cell>
          <table:table-cell/>
          <table:table-cell office:value-type="string">
            <text:p>4</text:p>
          </table:table-cell>
          <table:table-cell office:value-type="string">
            <text:p>GUNNER-12</text:p>
          </table:table-cell>
          <table:table-cell office:value-type="string">
            <text:p>0.045</text:p>
          </table:table-cell>
          <table:table-cell table:style-name="ce1" office:value-type="string">
            <text:p>MINING</text:p>
          </table:table-cell>
          <table:table-cell office:value-type="string">
            <text:p>125</text:p>
          </table:table-cell>
          <table:table-cell office:value-type="string">
            <text:p>184</text:p>
          </table:table-cell>
          <table:table-cell office:value-type="string">
            <text:p>2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92</text:p>
          </table:table-cell>
          <table:table-cell table:number-columns-repeated="236"/>
        </table:table-row>
        <table:table-row table:style-name="ro1">
          <table:table-cell office:value-type="string">
            <text:p>J-DRIVE-12</text:p>
          </table:table-cell>
          <table:table-cell/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.05</text:p>
          </table:table-cell>
          <table:table-cell office:value-type="string">
            <text:p>1/100</text:p>
          </table:table-cell>
          <table:table-cell office:value-type="string">
            <text:p>0.01*DT*(J+1)</text:p>
          </table:table-cell>
          <table:table-cell/>
          <table:table-cell office:value-type="string">
            <text:p>J6MAX</text:p>
          </table:table-cell>
          <table:table-cell/>
          <table:table-cell office:value-type="string">
            <text:p>5</text:p>
          </table:table-cell>
          <table:table-cell office:value-type="string">
            <text:p>GUNNER-13</text:p>
          </table:table-cell>
          <table:table-cell office:value-type="string">
            <text:p>0.09</text:p>
          </table:table-cell>
          <table:table-cell table:style-name="ce1" office:value-type="string">
            <text:p>NUCLEAR_DAMPER</text:p>
          </table:table-cell>
          <table:table-cell office:value-type="string">
            <text:p>10</text:p>
          </table:table-cell>
          <table:table-cell office:value-type="string">
            <text:p>278</text:p>
          </table:table-cell>
          <table:table-cell office:value-type="string">
            <text:p>2</text:p>
          </table:table-cell>
          <table:table-cell office:value-type="string">
            <text:p>24000</text:p>
          </table:table-cell>
          <table:table-cell office:value-type="string">
            <text:p>4</text:p>
          </table:table-cell>
          <table:table-cell office:value-type="string">
            <text:p>93</text:p>
          </table:table-cell>
          <table:table-cell table:number-columns-repeated="236"/>
        </table:table-row>
        <table:table-row table:style-name="ro1">
          <table:table-cell office:value-type="string">
            <text:p>J-FUEL</text:p>
          </table:table-cell>
          <table:table-cell/>
          <table:table-cell office:value-type="string">
            <text:p>1</text:p>
          </table:table-cell>
          <table:table-cell office:value-type="string">
            <text:p>1.3</text:p>
          </table:table-cell>
          <table:table-cell office:value-type="string">
            <text:p>0.16</text:p>
          </table:table-cell>
          <table:table-cell office:value-type="string">
            <text:p>0</text:p>
          </table:table-cell>
          <table:table-cell office:value-type="string">
            <text:p>0.1*DT*J</text:p>
          </table:table-cell>
          <table:table-cell table:number-columns-repeated="3"/>
          <table:table-cell office:value-type="string">
            <text:p>6</text:p>
          </table:table-cell>
          <table:table-cell office:value-type="string">
            <text:p>GUNNER-14</text:p>
          </table:table-cell>
          <table:table-cell office:value-type="string">
            <text:p>0.18</text:p>
          </table:table-cell>
          <table:table-cell table:style-name="ce1" office:value-type="string">
            <text:p>ORBITAL_INSERTION</text:p>
          </table:table-cell>
          <table:table-cell office:value-type="string">
            <text:p>120</text:p>
          </table:table-cell>
          <table:table-cell office:value-type="string">
            <text:p>435</text:p>
          </table:table-cell>
          <table:table-cell office:value-type="string">
            <text:p>2</text:p>
          </table:table-cell>
          <table:table-cell office:value-type="string">
            <text:p>24000</text:p>
          </table:table-cell>
          <table:table-cell office:value-type="string">
            <text:p>2+36</text:p>
          </table:table-cell>
          <table:table-cell office:value-type="string">
            <text:p>94</text:p>
          </table:table-cell>
          <table:table-cell table:number-columns-repeated="236"/>
        </table:table-row>
        <table:table-row table:style-name="ro1">
          <table:table-cell office:value-type="string">
            <text:p>LOW-BERTH</text:p>
          </table:table-cell>
          <table:table-cell/>
          <table:table-cell office:value-type="string">
            <text:p>0.5</text:p>
          </table:table-cell>
          <table:table-cell office:value-type="string">
            <text:p>2</text:p>
          </table:table-cell>
          <table:table-cell office:value-type="string">
            <text:p>0.22</text:p>
          </table:table-cell>
          <table:table-cell office:value-type="string">
            <text:p>0</text:p>
          </table:table-cell>
          <table:table-cell table:number-columns-repeated="4"/>
          <table:table-cell office:value-type="string">
            <text:p>7</text:p>
          </table:table-cell>
          <table:table-cell office:value-type="string">
            <text:p>GUNNER-15</text:p>
          </table:table-cell>
          <table:table-cell office:value-type="string">
            <text:p>0.36</text:p>
          </table:table-cell>
          <table:table-cell table:style-name="ce1" office:value-type="string">
            <text:p>PASSENGER</text:p>
          </table:table-cell>
          <table:table-cell office:value-type="string">
            <text:p>95</text:p>
          </table:table-cell>
          <table:table-cell office:value-type="string">
            <text:p>125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36"/>
        </table:table-row>
        <table:table-row table:style-name="ro1">
          <table:table-cell office:value-type="string">
            <text:p>PASSENGER-10</text:p>
          </table:table-cell>
          <table:table-cell/>
          <table:table-cell office:value-type="string">
            <text:p>1</text:p>
          </table:table-cell>
          <table:table-cell office:value-type="string">
            <text:p>0.54</text:p>
          </table:table-cell>
          <table:table-cell office:value-type="string">
            <text:p>0.075</text:p>
          </table:table-cell>
          <table:table-cell office:value-type="string">
            <text:p>0</text:p>
          </table:table-cell>
          <table:table-cell office:value-type="string">
            <text:p>SEATS</text:p>
          </table:table-cell>
          <table:table-cell office:value-type="string">
            <text:p>12</text:p>
          </table:table-cell>
          <table:table-cell table:number-columns-repeated="2"/>
          <table:table-cell office:value-type="string">
            <text:p>8</text:p>
          </table:table-cell>
          <table:table-cell office:value-type="string">
            <text:p>GUNNER-16</text:p>
          </table:table-cell>
          <table:table-cell office:value-type="string">
            <text:p>0.72</text:p>
          </table:table-cell>
          <table:table-cell table:style-name="ce1" office:value-type="string">
            <text:p>PASSENGER_ADV/12</text:p>
          </table:table-cell>
          <table:table-cell/>
          <table:table-cell office:value-type="string">
            <text:p>183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36"/>
        </table:table-row>
        <table:table-row table:style-name="ro1">
          <table:table-cell office:value-type="string">
            <text:p>PASSENGER-12</text:p>
          </table:table-cell>
          <table:table-cell/>
          <table:table-cell office:value-type="string">
            <text:p>1</text:p>
          </table:table-cell>
          <table:table-cell office:value-type="string">
            <text:p>0.54</text:p>
          </table:table-cell>
          <table:table-cell office:value-type="string">
            <text:p>0.073</text:p>
          </table:table-cell>
          <table:table-cell office:value-type="string">
            <text:p>0</text:p>
          </table:table-cell>
          <table:table-cell office:value-type="string">
            <text:p>SEATS</text:p>
          </table:table-cell>
          <table:table-cell office:value-type="string">
            <text:p>12</text:p>
          </table:table-cell>
          <table:table-cell table:number-columns-repeated="2"/>
          <table:table-cell office:value-type="string">
            <text:p>9</text:p>
          </table:table-cell>
          <table:table-cell office:value-type="string">
            <text:p>GUNNER-17</text:p>
          </table:table-cell>
          <table:table-cell office:value-type="string">
            <text:p>1.44</text:p>
          </table:table-cell>
          <table:table-cell table:style-name="ce1" office:value-type="string">
            <text:p>PASSENGER_ARM/12</text:p>
          </table:table-cell>
          <table:table-cell/>
          <table:table-cell office:value-type="string">
            <text:p>265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36"/>
        </table:table-row>
        <table:table-row table:style-name="ro1">
          <table:table-cell office:value-type="string">
            <text:p>SPACEDOCK</text:p>
          </table:table-cell>
          <table:table-cell/>
          <table:table-cell office:value-type="string">
            <text:p>1</text:p>
          </table:table-cell>
          <table:table-cell office:value-type="string">
            <text:p>1*</text:p>
          </table:table-cell>
          <table:table-cell office:value-type="string">
            <text:p>0.005*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GUNNER-18</text:p>
          </table:table-cell>
          <table:table-cell office:value-type="string">
            <text:p>2.88</text:p>
          </table:table-cell>
          <table:table-cell table:style-name="ce1" office:value-type="string">
            <text:p>PASSENGER_STE/12</text:p>
          </table:table-cell>
          <table:table-cell/>
          <table:table-cell office:value-type="string">
            <text:p>147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36"/>
        </table:table-row>
        <table:table-row table:style-name="ro1">
          <table:table-cell office:value-type="string">
            <text:p>STATEROOM-10</text:p>
          </table:table-cell>
          <table:table-cell/>
          <table:table-cell office:value-type="string">
            <text:p>4</text:p>
          </table:table-cell>
          <table:table-cell office:value-type="string">
            <text:p>2.4</text:p>
          </table:table-cell>
          <table:table-cell office:value-type="string">
            <text:p>0.012</text:p>
          </table:table-cell>
          <table:table-cell office:value-type="string">
            <text:p>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LIBRARY-DATA</text:p>
          </table:table-cell>
          <table:table-cell office:value-type="string">
            <text:p>0.1</text:p>
          </table:table-cell>
          <table:table-cell table:style-name="ce1" office:value-type="string">
            <text:p>PLANETARY_INFRASTRUCTURE</text:p>
          </table:table-cell>
          <table:table-cell office:value-type="string">
            <text:p>10</text:p>
          </table:table-cell>
          <table:table-cell office:value-type="string">
            <text:p>108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7</text:p>
          </table:table-cell>
          <table:table-cell office:value-type="string">
            <text:p>96</text:p>
          </table:table-cell>
          <table:table-cell table:number-columns-repeated="236"/>
        </table:table-row>
        <table:table-row table:style-name="ro1">
          <table:table-cell office:value-type="string">
            <text:p>STATEROOM-12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012</text:p>
          </table:table-cell>
          <table:table-cell office:value-type="string">
            <text:p>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ARGETING+2</text:p>
          </table:table-cell>
          <table:table-cell office:value-type="string">
            <text:p>0.001</text:p>
          </table:table-cell>
          <table:table-cell table:style-name="ce1" office:value-type="string">
            <text:p>PORTABLE_FIELD_SHOP</text:p>
          </table:table-cell>
          <table:table-cell office:value-type="string">
            <text:p>25</text:p>
          </table:table-cell>
          <table:table-cell office:value-type="string">
            <text:p>102</text:p>
          </table:table-cell>
          <table:table-cell office:value-type="string">
            <text:p>5</text:p>
          </table:table-cell>
          <table:table-cell office:value-type="string">
            <text:p>4500</text:p>
          </table:table-cell>
          <table:table-cell office:value-type="string">
            <text:p>3-6</text:p>
          </table:table-cell>
          <table:table-cell office:value-type="string">
            <text:p>97</text:p>
          </table:table-cell>
          <table:table-cell table:number-columns-repeated="236"/>
        </table:table-row>
        <table:table-row table:style-name="ro1">
          <table:table-cell office:value-type="string">
            <text:p>SICKBAY-10</text:p>
          </table:table-cell>
          <table:table-cell/>
          <table:table-cell office:value-type="string">
            <text:p>1</text:p>
          </table:table-cell>
          <table:table-cell office:value-type="string">
            <text:p>0.75</text:p>
          </table:table-cell>
          <table:table-cell office:value-type="string">
            <text:p>0.16</text:p>
          </table:table-cell>
          <table:table-cell office:value-type="string">
            <text:p>1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TARGETING+3</text:p>
          </table:table-cell>
          <table:table-cell office:value-type="string">
            <text:p>0.002</text:p>
          </table:table-cell>
          <table:table-cell table:style-name="ce1" office:value-type="string">
            <text:p>PRISON_TRANSPORT</text:p>
          </table:table-cell>
          <table:table-cell office:value-type="string">
            <text:p>10</text:p>
          </table:table-cell>
          <table:table-cell office:value-type="string">
            <text:p>94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H2/M24/L8</text:p>
          </table:table-cell>
          <table:table-cell office:value-type="string">
            <text:p>98</text:p>
          </table:table-cell>
          <table:table-cell table:number-columns-repeated="236"/>
        </table:table-row>
        <table:table-row table:style-name="ro1">
          <table:table-cell office:value-type="string">
            <text:p>SICKBAY-12</text:p>
          </table:table-cell>
          <table:table-cell/>
          <table:table-cell office:value-type="string">
            <text:p>1</text:p>
          </table:table-cell>
          <table:table-cell office:value-type="string">
            <text:p>0.85</text:p>
          </table:table-cell>
          <table:table-cell office:value-type="string">
            <text:p>0.21</text:p>
          </table:table-cell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TARGETING+4</text:p>
          </table:table-cell>
          <table:table-cell office:value-type="string">
            <text:p>0.004</text:p>
          </table:table-cell>
          <table:table-cell table:style-name="ce1" office:value-type="string">
            <text:p>QUARTERS</text:p>
          </table:table-cell>
          <table:table-cell office:value-type="string">
            <text:p>1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36"/>
        </table:table-row>
        <table:table-row table:style-name="ro1">
          <table:table-cell office:value-type="string">
            <text:p>UTILITY-10</text:p>
          </table:table-cell>
          <table:table-cell/>
          <table:table-cell office:value-type="string">
            <text:p>1</text:p>
          </table:table-cell>
          <table:table-cell office:value-type="string">
            <text:p>11.5</text:p>
          </table:table-cell>
          <table:table-cell office:value-type="string">
            <text:p>0.3</text:p>
          </table:table-cell>
          <table:table-cell office:value-type="string">
            <text:p>0</text:p>
          </table:table-cell>
          <table:table-cell office:value-type="string">
            <text:p>1/500DT</text:p>
          </table:table-cell>
          <table:table-cell table:number-columns-repeated="3"/>
          <table:table-cell office:value-type="string">
            <text:p>4</text:p>
          </table:table-cell>
          <table:table-cell office:value-type="string">
            <text:p>TARGETING+6</text:p>
          </table:table-cell>
          <table:table-cell office:value-type="string">
            <text:p>0.008</text:p>
          </table:table-cell>
          <table:table-cell table:style-name="ce1" office:value-type="string">
            <text:p>QUARTERS-ADV/12</text:p>
          </table:table-cell>
          <table:table-cell/>
          <table:table-cell office:value-type="string">
            <text:p>117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36"/>
        </table:table-row>
        <table:table-row table:style-name="ro1">
          <table:table-cell office:value-type="string">
            <text:p>UTILITY-12</text:p>
          </table:table-cell>
          <table:table-cell/>
          <table:table-cell office:value-type="string">
            <text:p>1</text:p>
          </table:table-cell>
          <table:table-cell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</text:p>
          </table:table-cell>
          <table:table-cell office:value-type="string">
            <text:p>1/500DT</text:p>
          </table:table-cell>
          <table:table-cell table:number-columns-repeated="3"/>
          <table:table-cell office:value-type="string">
            <text:p>5</text:p>
          </table:table-cell>
          <table:table-cell office:value-type="string">
            <text:p>TARGETING+7</text:p>
          </table:table-cell>
          <table:table-cell office:value-type="string">
            <text:p>0.016</text:p>
          </table:table-cell>
          <table:table-cell table:style-name="ce1" office:value-type="string">
            <text:p>QUARTERS-ARM/12</text:p>
          </table:table-cell>
          <table:table-cell/>
          <table:table-cell office:value-type="string">
            <text:p>20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36"/>
        </table:table-row>
        <table:table-row table:style-name="ro1">
          <table:table-cell office:value-type="string">
            <text:p>MESON-12</text:p>
          </table:table-cell>
          <table:table-cell/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.258</text:p>
          </table:table-cell>
          <table:table-cell office:value-type="string">
            <text:p>0</text:p>
          </table:table-cell>
          <table:table-cell office:value-type="string">
            <text:p>DR=SPC*20.8M</text:p>
          </table:table-cell>
          <table:table-cell table:number-columns-repeated="3"/>
          <table:table-cell office:value-type="string">
            <text:p>6</text:p>
          </table:table-cell>
          <table:table-cell office:value-type="string">
            <text:p>TARGETING+8</text:p>
          </table:table-cell>
          <table:table-cell office:value-type="string">
            <text:p>0.032</text:p>
          </table:table-cell>
          <table:table-cell table:style-name="ce1" office:value-type="string">
            <text:p>QUARTERS-STE/12</text:p>
          </table:table-cell>
          <table:table-cell/>
          <table:table-cell office:value-type="string">
            <text:p>8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36"/>
        </table:table-row>
        <table:table-row table:style-name="ro1">
          <table:table-cell office:value-type="string">
            <text:p>DAMPER-12</text:p>
          </table:table-cell>
          <table:table-cell/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AD10MI</text:p>
          </table:table-cell>
          <table:table-cell table:number-columns-repeated="3"/>
          <table:table-cell office:value-type="string">
            <text:p>7</text:p>
          </table:table-cell>
          <table:table-cell office:value-type="string">
            <text:p>TARGETING+9</text:p>
          </table:table-cell>
          <table:table-cell office:value-type="string">
            <text:p>0.064</text:p>
          </table:table-cell>
          <table:table-cell table:style-name="ce1" office:value-type="string">
            <text:p>RECOVERY</text:p>
          </table:table-cell>
          <table:table-cell office:value-type="string">
            <text:p>200</text:p>
          </table:table-cell>
          <table:table-cell office:value-type="string">
            <text:p>254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table:number-columns-repeated="236"/>
        </table:table-row>
        <table:table-row table:style-name="ro1">
          <table:table-cell office:value-type="string">
            <text:p>PROCESSOR</text:p>
          </table:table-cell>
          <table:table-cell/>
          <table:table-cell office:value-type="string">
            <text:p>1</text:p>
          </table:table-cell>
          <table:table-cell office:value-type="string">
            <text:p>1.1</text:p>
          </table:table-cell>
          <table:table-cell office:value-type="string">
            <text:p>0.85</text:p>
          </table:table-cell>
          <table:table-cell office:value-type="string">
            <text:p>0</text:p>
          </table:table-cell>
          <table:table-cell office:value-type="string">
            <text:p>8DT/HR</text:p>
          </table:table-cell>
          <table:table-cell table:number-columns-repeated="3"/>
          <table:table-cell office:value-type="string">
            <text:p>8</text:p>
          </table:table-cell>
          <table:table-cell office:value-type="string">
            <text:p>TARGETING+10</text:p>
          </table:table-cell>
          <table:table-cell office:value-type="string">
            <text:p>0.128</text:p>
          </table:table-cell>
          <table:table-cell table:style-name="ce1" office:value-type="string">
            <text:p>RECREATION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1</text:p>
          </table:table-cell>
          <table:table-cell table:number-columns-repeated="236"/>
        </table:table-row>
        <table:table-row table:style-name="ro1">
          <table:table-cell office:value-type="string">
            <text:p>LAB</text:p>
          </table:table-cell>
          <table:table-cell/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table:number-columns-repeated="4"/>
          <table:table-cell office:value-type="string">
            <text:p>9</text:p>
          </table:table-cell>
          <table:table-cell office:value-type="string">
            <text:p>TARGETING+11</text:p>
          </table:table-cell>
          <table:table-cell office:value-type="string">
            <text:p>0.256</text:p>
          </table:table-cell>
          <table:table-cell table:style-name="ce1" office:value-type="string">
            <text:p>SAFARI</text:p>
          </table:table-cell>
          <table:table-cell office:value-type="string">
            <text:p>61</text:p>
          </table:table-cell>
          <table:table-cell office:value-type="string">
            <text:p>87</text:p>
          </table:table-cell>
          <table:table-cell office:value-type="string">
            <text:p>7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2</text:p>
          </table:table-cell>
          <table:table-cell table:number-columns-repeated="236"/>
        </table:table-row>
        <table:table-row table:style-name="ro1">
          <table:table-cell office:value-type="string">
            <text:p>VEHICLE_BAY</text:p>
          </table:table-cell>
          <table:table-cell/>
          <table:table-cell office:value-type="string">
            <text:p>1.05**</text:p>
          </table:table-cell>
          <table:table-cell office:value-type="string">
            <text:p>0.5*</text:p>
          </table:table-cell>
          <table:table-cell office:value-type="string">
            <text:p>0.003*</text:p>
          </table:table-cell>
          <table:table-cell office:value-type="string">
            <text:p>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TARGETING+12</text:p>
          </table:table-cell>
          <table:table-cell office:value-type="string">
            <text:p>0.512</text:p>
          </table:table-cell>
          <table:table-cell table:style-name="ce1" office:value-type="string">
            <text:p>SCOUT_SUPPORT</text:p>
          </table:table-cell>
          <table:table-cell office:value-type="string">
            <text:p>30</text:p>
          </table:table-cell>
          <table:table-cell office:value-type="string">
            <text:p>106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103</text:p>
          </table:table-cell>
          <table:table-cell table:number-columns-repeated="236"/>
        </table:table-row>
        <table:table-row table:style-name="ro1">
          <table:table-cell table:number-columns-repeated="10"/>
          <table:table-cell office:value-type="string">
            <text:p>11</text:p>
          </table:table-cell>
          <table:table-cell office:value-type="string">
            <text:p>TARGETING+13</text:p>
          </table:table-cell>
          <table:table-cell office:value-type="string">
            <text:p>1.024</text:p>
          </table:table-cell>
          <table:table-cell table:style-name="ce1" office:value-type="string">
            <text:p>SCOUT_SURVEY</text:p>
          </table:table-cell>
          <table:table-cell office:value-type="string">
            <text:p>22</text:p>
          </table:table-cell>
          <table:table-cell office:value-type="string">
            <text:p>95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4+6</text:p>
          </table:table-cell>
          <table:table-cell office:value-type="string">
            <text:p>104</text:p>
          </table:table-cell>
          <table:table-cell table:number-columns-repeated="236"/>
        </table:table-row>
        <table:table-row table:style-name="ro1">
          <table:table-cell table:number-columns-repeated="10"/>
          <table:table-cell office:value-type="string">
            <text:p>12</text:p>
          </table:table-cell>
          <table:table-cell office:value-type="string">
            <text:p>TARGETING+14</text:p>
          </table:table-cell>
          <table:table-cell office:value-type="string">
            <text:p>2.048</text:p>
          </table:table-cell>
          <table:table-cell table:style-name="ce1" office:value-type="string">
            <text:p>SEARCH&amp;RESCUE</text:p>
          </table:table-cell>
          <table:table-cell/>
          <table:table-cell office:value-type="string">
            <text:p>331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5</text:p>
          </table:table-cell>
          <table:table-cell table:number-columns-repeated="236"/>
        </table:table-row>
        <table:table-row table:style-name="ro1">
          <table:table-cell table:number-columns-repeated="10"/>
          <table:table-cell office:value-type="string">
            <text:p>13</text:p>
          </table:table-cell>
          <table:table-cell office:value-type="string">
            <text:p>TARGETING+15</text:p>
          </table:table-cell>
          <table:table-cell office:value-type="string">
            <text:p>4.096</text:p>
          </table:table-cell>
          <table:table-cell table:style-name="ce1" office:value-type="string">
            <text:p>SENSOR/12</text:p>
          </table:table-cell>
          <table:table-cell/>
          <table:table-cell office:value-type="string">
            <text:p>203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4</text:p>
          </table:table-cell>
          <table:table-cell office:value-type="string">
            <text:p>106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SMALL_CRAFT_BAY</text:p>
          </table:table-cell>
          <table:table-cell office:value-type="string">
            <text:p>84</text:p>
          </table:table-cell>
          <table:table-cell office:value-type="string">
            <text:p>109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7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STD_COMMERCIAL</text:p>
          </table:table-cell>
          <table:table-cell office:value-type="string">
            <text:p>60</text:p>
          </table:table-cell>
          <table:table-cell office:value-type="string">
            <text:p>129</text:p>
          </table:table-cell>
          <table:table-cell office:value-type="string">
            <text:p>12</text:p>
          </table:table-cell>
          <table:table-cell office:value-type="string">
            <text:p>6000</text:p>
          </table:table-cell>
          <table:table-cell office:value-type="string">
            <text:p>H0/M48/L32</text:p>
          </table:table-cell>
          <table:table-cell office:value-type="string">
            <text:p>108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SURVEY</text:p>
          </table:table-cell>
          <table:table-cell/>
          <table:table-cell office:value-type="string">
            <text:p>60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3-6</text:p>
          </table:table-cell>
          <table:table-cell office:value-type="string">
            <text:p>109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THEATRE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TRAVELLING_STAGE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4-8</text:p>
          </table:table-cell>
          <table:table-cell office:value-type="string">
            <text:p>111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TROOP_TRANSPORT</text:p>
          </table:table-cell>
          <table:table-cell office:value-type="string">
            <text:p>30</text:p>
          </table:table-cell>
          <table:table-cell office:value-type="string">
            <text:p>13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48</text:p>
          </table:table-cell>
          <table:table-cell office:value-type="string">
            <text:p>112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TUGBOAT</text:p>
          </table:table-cell>
          <table:table-cell office:value-type="string">
            <text:p>12.5</text:p>
          </table:table-cell>
          <table:table-cell office:value-type="string">
            <text:p>299</text:p>
          </table:table-cell>
          <table:table-cell office:value-type="string">
            <text:p>2.5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3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VEHICLE_TRANSPORT</text:p>
          </table:table-cell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2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14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XBOAT_RELAY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2-4</text:p>
          </table:table-cell>
          <table:table-cell office:value-type="string">
            <text:p>116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MAGLEV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24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NOBLE_TRANSPORT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12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LASER</text:p>
          </table:table-cell>
          <table:table-cell office:value-type="string">
            <text:p>80</text:p>
          </table:table-cell>
          <table:table-cell office:value-type="string">
            <text:p>154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LASER-ADV/12</text:p>
          </table:table-cell>
          <table:table-cell/>
          <table:table-cell office:value-type="string">
            <text:p>209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ENERGY</text:p>
          </table:table-cell>
          <table:table-cell office:value-type="string">
            <text:p>80</text:p>
          </table:table-cell>
          <table:table-cell office:value-type="string">
            <text:p>161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ENERGY-ADV/12</text:p>
          </table:table-cell>
          <table:table-cell/>
          <table:table-cell office:value-type="string">
            <text:p>213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ENERGY-ARM/12</text:p>
          </table:table-cell>
          <table:table-cell/>
          <table:table-cell office:value-type="string">
            <text:p>298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MISSILE</text:p>
          </table:table-cell>
          <table:table-cell office:value-type="string">
            <text:p>80</text:p>
          </table:table-cell>
          <table:table-cell office:value-type="string">
            <text:p>153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MISSILE-ADV/12</text:p>
          </table:table-cell>
          <table:table-cell/>
          <table:table-cell office:value-type="string">
            <text:p>225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MISSILE-ARM/12</text:p>
          </table:table-cell>
          <table:table-cell/>
          <table:table-cell office:value-type="string">
            <text:p>310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SANDCASTER</text:p>
          </table:table-cell>
          <table:table-cell office:value-type="string">
            <text:p>80</text:p>
          </table:table-cell>
          <table:table-cell office:value-type="string">
            <text:p>144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SANDCASTER-ADV/12</text:p>
          </table:table-cell>
          <table:table-cell/>
          <table:table-cell office:value-type="string">
            <text:p>201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COMMAND</text:p>
          </table:table-cell>
          <table:table-cell office:value-type="string">
            <text:p>5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10</text:p>
          </table:table-cell>
          <table:table-cell office:value-type="string">
            <text:p>117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COMMERCIAL</text:p>
          </table:table-cell>
          <table:table-cell/>
          <table:table-cell office:value-type="string">
            <text:p>50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118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COMMUNICATIONS</text:p>
          </table:table-cell>
          <table:table-cell office:value-type="string">
            <text:p>7.5</text:p>
          </table:table-cell>
          <table:table-cell office:value-type="string">
            <text:p>208</text:p>
          </table:table-cell>
          <table:table-cell office:value-type="string">
            <text:p>1.5</text:p>
          </table:table-cell>
          <table:table-cell office:value-type="string">
            <text:p>6000</text:p>
          </table:table-cell>
          <table:table-cell office:value-type="string">
            <text:p>6</text:p>
          </table:table-cell>
          <table:table-cell office:value-type="string">
            <text:p>119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ENGINEERING</text:p>
          </table:table-cell>
          <table:table-cell/>
          <table:table-cell office:value-type="string">
            <text:p>121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8</text:p>
          </table:table-cell>
          <table:table-cell office:value-type="string">
            <text:p>120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HYDROPONICS</text:p>
          </table:table-cell>
          <table:table-cell/>
          <table:table-cell office:value-type="string">
            <text:p>133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2-4</text:p>
          </table:table-cell>
          <table:table-cell office:value-type="string">
            <text:p>121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INDUSTRIAL</text:p>
          </table:table-cell>
          <table:table-cell office:value-type="string">
            <text:p>10</text:p>
          </table:table-cell>
          <table:table-cell office:value-type="string">
            <text:p>14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-10</text:p>
          </table:table-cell>
          <table:table-cell office:value-type="string">
            <text:p>122</text:p>
          </table:table-cell>
          <table:table-cell table:number-columns-repeated="236"/>
        </table:table-row>
        <table:table-row table:style-name="ro1">
          <table:table-cell table:number-columns-repeated="13"/>
          <table:table-cell table:style-name="ce1" office:value-type="string">
            <text:p>TRAFFIC_CONTROL</text:p>
          </table:table-cell>
          <table:table-cell office:value-type="string">
            <text:p>5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8-16</text:p>
          </table:table-cell>
          <table:table-cell office:value-type="string">
            <text:p>123</text:p>
          </table:table-cell>
          <table:table-cell table:number-columns-repeated="236"/>
        </table:table-row>
        <table:table-row table:style-name="ro1" table:number-rows-repeated="1048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BAT" table:style-name="ta3" table:print="false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5" table:default-cell-style-name="ce2"/>
        <table:table-column table:style-name="co8" table:default-cell-style-name="ce2"/>
        <table:table-column table:style-name="co16" table:default-cell-style-name="ce2"/>
        <table:table-column table:style-name="co17" table:default-cell-style-name="ce2"/>
        <table:table-column table:style-name="co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2" table:default-cell-style-name="ce2"/>
        <table:table-column table:style-name="co22" table:default-cell-style-name="ce2"/>
        <table:table-column table:style-name="co9" table:default-cell-style-name="ce2"/>
        <table:table-column table:style-name="co11" table:default-cell-style-name="ce2"/>
        <table:table-column table:style-name="co7" table:default-cell-style-name="ce2"/>
        <table:table-column table:style-name="co23" table:number-columns-repeated="2" table:default-cell-style-name="ce2"/>
        <table:table-column table:style-name="co2" table:number-columns-repeated="236" table:default-cell-style-name="ce2"/>
        <table:table-row table:style-name="ro1">
          <table:table-cell table:number-columns-repeated="256"/>
        </table:table-row>
        <table:table-row table:style-name="ro1">
          <table:table-cell table:number-columns-repeated="11"/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FP</text:p>
          </table:table-cell>
          <table:table-cell table:number-columns-repeated="236"/>
        </table:table-row>
        <table:table-row table:style-name="ro1">
          <table:table-cell table:number-columns-repeated="11"/>
          <table:table-cell office:value-type="string">
            <text:p>LASER,250MJ</text:p>
          </table:table-cell>
          <table:table-cell office:value-type="string">
            <text:p>IMP</text:p>
          </table:table-cell>
          <table:table-cell office:value-type="string">
            <text:p>32</text:p>
          </table:table-cell>
          <table:table-cell office:value-type="string">
            <text:p>30</text:p>
          </table:table-cell>
          <table:table-cell office:value-type="string">
            <text:p>5D*50(2)</text:p>
          </table:table-cell>
          <table:table-cell office:value-type="string">
            <text:p>17045</text:p>
          </table:table-cell>
          <table:table-cell office:value-type="string">
            <text:p>51135*</text:p>
          </table:table-cell>
          <table:table-cell office:value-type="string">
            <text:p>1/60</text:p>
          </table:table-cell>
          <table:table-cell office:value-type="string">
            <text:p>3</text:p>
          </table:table-cell>
          <table:table-cell table:number-columns-repeated="236"/>
        </table:table-row>
        <table:table-row table:style-name="ro1">
          <table:table-cell table:number-columns-repeated="2"/>
          <table:table-cell table:style-name="ce1" office:value-type="string">
            <text:p>COCKPIT</text:p>
          </table:table-cell>
          <table:table-cell table:style-name="ce1" office:value-type="string">
            <text:p>BRIDGE</text:p>
          </table:table-cell>
          <table:table-cell/>
          <table:table-cell table:style-name="ce1" office:value-type="string">
            <text:p>COMM. RANGE</text:p>
          </table:table-cell>
          <table:table-cell table:number-columns-repeated="5"/>
          <table:table-cell office:value-type="string">
            <text:p>LASER,405MJ</text:p>
          </table:table-cell>
          <table:table-cell office:value-type="string">
            <text:p>IMP</text:p>
          </table:table-cell>
          <table:table-cell office:value-type="string">
            <text:p>33</text:p>
          </table:table-cell>
          <table:table-cell office:value-type="string">
            <text:p>30</text:p>
          </table:table-cell>
          <table:table-cell office:value-type="string">
            <text:p>5D*100(2)</text:p>
          </table:table-cell>
          <table:table-cell office:value-type="string">
            <text:p>26022</text:p>
          </table:table-cell>
          <table:table-cell office:value-type="string">
            <text:p>78068*</text:p>
          </table:table-cell>
          <table:table-cell office:value-type="string">
            <text:p>1/60</text:p>
          </table:table-cell>
          <table:table-cell office:value-type="string">
            <text:p>7</text:p>
          </table:table-cell>
          <table:table-cell table:number-columns-repeated="236"/>
        </table:table-row>
        <table:table-row table:style-name="ro1">
          <table:table-cell table:number-columns-repeated="2"/>
          <table:table-cell table:style-name="ce1" office:value-type="string">
            <text:p>SENSOR/RANGE</text:p>
          </table:table-cell>
          <table:table-cell table:style-name="ce1" table:number-columns-repeated="2"/>
          <table:table-cell table:style-name="ce1" office:value-type="string">
            <text:p>MILLION MILES</text:p>
          </table:table-cell>
          <table:table-cell table:number-columns-repeated="5"/>
          <table:table-cell office:value-type="string">
            <text:p>P-BEAM_BAY</text:p>
          </table:table-cell>
          <table:table-cell office:value-type="string">
            <text:p>IMP</text:p>
          </table:table-cell>
          <table:table-cell office:value-type="string">
            <text:p>33</text:p>
          </table:table-cell>
          <table:table-cell office:value-type="string">
            <text:p>30</text:p>
          </table:table-cell>
          <table:table-cell office:value-type="string">
            <text:p>6D*1000</text:p>
          </table:table-cell>
          <table:table-cell office:value-type="string">
            <text:p>14630</text:p>
          </table:table-cell>
          <table:table-cell office:value-type="string">
            <text:p>43890*</text:p>
          </table:table-cell>
          <table:table-cell office:value-type="string">
            <text:p>1/60</text:p>
          </table:table-cell>
          <table:table-cell office:value-type="string">
            <text:p>63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string">
            <text:p>COMP</text:p>
          </table:table-cell>
          <table:table-cell table:style-name="ce1" office:value-type="string">
            <text:p>AESA</text:p>
          </table:table-cell>
          <table:table-cell table:style-name="ce1" office:value-type="string">
            <text:p>PESA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RADIO</text:p>
          </table:table-cell>
          <table:table-cell table:style-name="ce1" office:value-type="string">
            <text:p>LASER</text:p>
          </table:table-cell>
          <table:table-cell table:style-name="ce1" office:value-type="string">
            <text:p>MESON</text:p>
          </table:table-cell>
          <table:table-cell table:number-columns-repeated="3"/>
          <table:table-cell office:value-type="string">
            <text:p>MES.GUN_BAY</text:p>
          </table:table-cell>
          <table:table-cell office:value-type="string">
            <text:p>EXP</text:p>
          </table:table-cell>
          <table:table-cell table:number-columns-repeated="2" office:value-type="string">
            <text:p>30</text:p>
          </table:table-cell>
          <table:table-cell office:value-type="string">
            <text:p>6D*1000(!)</text:p>
          </table:table-cell>
          <table:table-cell office:value-type="string">
            <text:p>14630</text:p>
          </table:table-cell>
          <table:table-cell office:value-type="string">
            <text:p>43890*</text:p>
          </table:table-cell>
          <table:table-cell office:value-type="string">
            <text:p>1/60</text:p>
          </table:table-cell>
          <table:table-cell office:value-type="string">
            <text:p>63(!)</text:p>
          </table:table-cell>
          <table:table-cell table:number-columns-repeated="23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3</text:p>
          </table:table-cell>
          <table:table-cell table:number-columns-repeated="9"/>
          <table:table-cell office:value-type="string">
            <text:p>SPINAL_PARTICLE_BEAM</text:p>
          </table:table-cell>
          <table:table-cell office:value-type="string">
            <text:p>EXP</text:p>
          </table:table-cell>
          <table:table-cell office:value-type="string">
            <text:p>36</text:p>
          </table:table-cell>
          <table:table-cell office:value-type="string">
            <text:p>30</text:p>
          </table:table-cell>
          <table:table-cell office:value-type="string">
            <text:p>7D*3000</text:p>
          </table:table-cell>
          <table:table-cell office:value-type="string">
            <text:p>97600</text:p>
          </table:table-cell>
          <table:table-cell office:value-type="string">
            <text:p>292800*</text:p>
          </table:table-cell>
          <table:table-cell office:value-type="string">
            <text:p>1/60</text:p>
          </table:table-cell>
          <table:table-cell office:value-type="string">
            <text:p>424</text:p>
          </table:table-cell>
          <table:table-cell table:number-columns-repeated="23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4</text:p>
          </table:table-cell>
          <table:table-cell table:number-columns-repeated="9"/>
          <table:table-cell office:value-type="string">
            <text:p>SPINAL_MESON_GUN</text:p>
          </table:table-cell>
          <table:table-cell office:value-type="string">
            <text:p>EXP</text:p>
          </table:table-cell>
          <table:table-cell office:value-type="string">
            <text:p>36</text:p>
          </table:table-cell>
          <table:table-cell office:value-type="string">
            <text:p>30</text:p>
          </table:table-cell>
          <table:table-cell office:value-type="string">
            <text:p>7D*3000(!)</text:p>
          </table:table-cell>
          <table:table-cell office:value-type="string">
            <text:p>97600</text:p>
          </table:table-cell>
          <table:table-cell office:value-type="string">
            <text:p>292800*</text:p>
          </table:table-cell>
          <table:table-cell office:value-type="string">
            <text:p>1/60</text:p>
          </table:table-cell>
          <table:table-cell office:value-type="string">
            <text:p>424(!)</text:p>
          </table:table-cell>
          <table:table-cell table:number-columns-repeated="23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5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6</text:p>
          </table:table-cell>
          <table:table-cell office:value-type="string">
            <text:p>35/50K</text:p>
          </table:table-cell>
          <table:table-cell office:value-type="string">
            <text:p>39/10K</text:p>
          </table:table-cell>
          <table:table-cell office:value-type="string">
            <text:p>29/1K</text:p>
          </table:table-cell>
          <table:table-cell office:value-type="string">
            <text:p>0.5M</text:p>
          </table:table-cell>
          <table:table-cell office:value-type="string">
            <text:p>1M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string">
            <text:p>7</text:p>
          </table:table-cell>
          <table:table-cell office:value-type="string">
            <text:p>36/60K</text:p>
          </table:table-cell>
          <table:table-cell office:value-type="string">
            <text:p>39/15K</text:p>
          </table:table-cell>
          <table:table-cell office:value-type="string">
            <text:p>30/1.5K</text:p>
          </table:table-cell>
          <table:table-cell office:value-type="string">
            <text:p>0.5M</text:p>
          </table:table-cell>
          <table:table-cell office:value-type="string">
            <text:p>1M</text:p>
          </table:table-cell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WEAPON CONVENTIONS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string">
            <text:p>8</text:p>
          </table:table-cell>
          <table:table-cell office:value-type="string">
            <text:p>37/70K</text:p>
          </table:table-cell>
          <table:table-cell office:value-type="string">
            <text:p>40/20K</text:p>
          </table:table-cell>
          <table:table-cell office:value-type="string">
            <text:p>31/2K</text:p>
          </table:table-cell>
          <table:table-cell office:value-type="string">
            <text:p>0.5M</text:p>
          </table:table-cell>
          <table:table-cell office:value-type="string">
            <text:p>1M</text:p>
          </table:table-cell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1ST</text:p>
          </table:table-cell>
          <table:table-cell table:number-columns-repeated="2"/>
          <table:table-cell table:style-name="ce1" office:value-type="string">
            <text:p>2ND</text:p>
          </table:table-cell>
          <table:table-cell table:number-columns-repeated="2"/>
          <table:table-cell table:style-name="ce1" office:value-type="string">
            <text:p>3RD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9</text:p>
          </table:table-cell>
          <table:table-cell table:number-columns-repeated="9"/>
          <table:table-cell table:style-name="ce1" office:value-type="string">
            <text:p>M</text:p>
          </table:table-cell>
          <table:table-cell office:value-type="string">
            <text:p>MISSILE</text:p>
          </table:table-cell>
          <table:table-cell/>
          <table:table-cell table:style-name="ce1" office:value-type="string">
            <text:p>M</text:p>
          </table:table-cell>
          <table:table-cell office:value-type="string">
            <text:p>MISSILE</text:p>
          </table:table-cell>
          <table:table-cell/>
          <table:table-cell table:style-name="ce1" office:value-type="string">
            <text:p>M</text:p>
          </table:table-cell>
          <table:table-cell office:value-type="string">
            <text:p>MISSILE</text:p>
          </table:table-cell>
          <table:table-cell table:number-columns-repeated="237"/>
        </table:table-row>
        <table:table-row table:style-name="ro1">
          <table:table-cell table:number-columns-repeated="11"/>
          <table:table-cell table:style-name="ce1" office:value-type="string">
            <text:p>S</text:p>
          </table:table-cell>
          <table:table-cell office:value-type="string">
            <text:p>SAND</text:p>
          </table:table-cell>
          <table:table-cell/>
          <table:table-cell table:style-name="ce1" office:value-type="string">
            <text:p>S</text:p>
          </table:table-cell>
          <table:table-cell office:value-type="string">
            <text:p>SAND</text:p>
          </table:table-cell>
          <table:table-cell/>
          <table:table-cell table:style-name="ce1" office:value-type="string">
            <text:p>S</text:p>
          </table:table-cell>
          <table:table-cell office:value-type="string">
            <text:p>SAND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1" office:value-type="string">
            <text:p>BASIC</text:p>
          </table:table-cell>
          <table:table-cell table:style-name="ce1" office:value-type="string">
            <text:p>BRIDGE</text:p>
          </table:table-cell>
          <table:table-cell/>
          <table:table-cell table:style-name="ce1" office:value-type="string">
            <text:p>COMM. RANGE</text:p>
          </table:table-cell>
          <table:table-cell table:number-columns-repeated="5"/>
          <table:table-cell table:style-name="ce1" office:value-type="string">
            <text:p>B</text:p>
          </table:table-cell>
          <table:table-cell office:value-type="string">
            <text:p>BEAM</text:p>
          </table:table-cell>
          <table:table-cell/>
          <table:table-cell table:style-name="ce1" office:value-type="string">
            <text:p>B</text:p>
          </table:table-cell>
          <table:table-cell office:value-type="string">
            <text:p>BEAM</text:p>
          </table:table-cell>
          <table:table-cell/>
          <table:table-cell table:style-name="ce1" office:value-type="string">
            <text:p>B</text:p>
          </table:table-cell>
          <table:table-cell office:value-type="string">
            <text:p>BEAM</text:p>
          </table:table-cell>
          <table:table-cell table:number-columns-repeated="237"/>
        </table:table-row>
        <table:table-row table:style-name="ro1">
          <table:table-cell/>
          <table:table-cell table:style-name="ce1"/>
          <table:table-cell table:style-name="ce1" office:value-type="string">
            <text:p>SENSOR/RANGE</text:p>
          </table:table-cell>
          <table:table-cell table:style-name="ce1" table:number-columns-repeated="2"/>
          <table:table-cell table:style-name="ce1" office:value-type="string">
            <text:p>MILLION MILES</text:p>
          </table:table-cell>
          <table:table-cell table:number-columns-repeated="5"/>
          <table:table-cell table:style-name="ce1" office:value-type="string">
            <text:p>P</text:p>
          </table:table-cell>
          <table:table-cell office:value-type="string">
            <text:p>PULSE</text:p>
          </table:table-cell>
          <table:table-cell/>
          <table:table-cell table:style-name="ce1" office:value-type="string">
            <text:p>P</text:p>
          </table:table-cell>
          <table:table-cell office:value-type="string">
            <text:p>PULSE</text:p>
          </table:table-cell>
          <table:table-cell/>
          <table:table-cell table:style-name="ce1" office:value-type="string">
            <text:p>P</text:p>
          </table:table-cell>
          <table:table-cell office:value-type="string">
            <text:p>PULSE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string">
            <text:p>COMP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BRIDGE</text:p>
          </table:table-cell>
          <table:table-cell/>
          <table:table-cell table:style-name="ce1" office:value-type="string">
            <text:p>RADIO</text:p>
          </table:table-cell>
          <table:table-cell table:style-name="ce1" office:value-type="string">
            <text:p>LASER</text:p>
          </table:table-cell>
          <table:table-cell table:style-name="ce1" office:value-type="string">
            <text:p>MESON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3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4</text:p>
          </table:table-cell>
          <table:table-cell table:number-columns-repeated="9"/>
          <table:table-cell table:style-name="ce1" office:value-type="string">
            <text:p>P</text:p>
          </table:table-cell>
          <table:table-cell office:value-type="string">
            <text:p>PARTIC.</text:p>
          </table:table-cell>
          <table:table-cell/>
          <table:table-cell table:style-name="ce1" office:value-type="string">
            <text:p>A</text:p>
          </table:table-cell>
          <table:table-cell office:value-type="string">
            <text:p>ACCEL.</text:p>
          </table:table-cell>
          <table:table-cell/>
          <table:table-cell table:style-name="ce1" office:value-type="string">
            <text:p>B</text:p>
          </table:table-cell>
          <table:table-cell office:value-type="string">
            <text:p>BAY</text:p>
          </table:table-cell>
          <table:table-cell table:number-columns-repeated="23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5</text:p>
          </table:table-cell>
          <table:table-cell table:number-columns-repeated="9"/>
          <table:table-cell table:style-name="ce1" office:value-type="string">
            <text:p>M</text:p>
          </table:table-cell>
          <table:table-cell office:value-type="string">
            <text:p>MESON</text:p>
          </table:table-cell>
          <table:table-cell/>
          <table:table-cell table:style-name="ce1" office:value-type="string">
            <text:p>G</text:p>
          </table:table-cell>
          <table:table-cell office:value-type="string">
            <text:p>GUN</text:p>
          </table:table-cell>
          <table:table-cell table:number-columns-repeated="24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6</text:p>
          </table:table-cell>
          <table:table-cell table:number-columns-repeated="9"/>
          <table:table-cell table:style-name="ce1" office:value-type="string">
            <text:p>X</text:p>
          </table:table-cell>
          <table:table-cell office:value-type="string">
            <text:p>OTHER</text:p>
          </table:table-cell>
          <table:table-cell/>
          <table:table-cell table:style-name="ce1"/>
          <table:table-cell table:number-columns-repeated="241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7</text:p>
          </table:table-cell>
          <table:table-cell office:value-type="string">
            <text:p>37/100K</text:p>
          </table:table-cell>
          <table:table-cell office:value-type="string">
            <text:p>41/20K</text:p>
          </table:table-cell>
          <table:table-cell office:value-type="string">
            <text:p>31/2K</text:p>
          </table:table-cell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string">
            <text:p>8</text:p>
          </table:table-cell>
          <table:table-cell office:value-type="string">
            <text:p>37/125K</text:p>
          </table:table-cell>
          <table:table-cell office:value-type="string">
            <text:p>41/25K</text:p>
          </table:table-cell>
          <table:table-cell office:value-type="string">
            <text:p>33/6K</text:p>
          </table:table-cell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P</text:p>
          </table:table-cell>
          <table:table-cell office:value-type="string">
            <text:p>PARTIC.</text:p>
          </table:table-cell>
          <table:table-cell/>
          <table:table-cell office:value-type="string">
            <text:p>A</text:p>
          </table:table-cell>
          <table:table-cell office:value-type="string">
            <text:p>ACCEL.</text:p>
          </table:table-cell>
          <table:table-cell/>
          <table:table-cell table:style-name="ce1" office:value-type="string">
            <text:p>S</text:p>
          </table:table-cell>
          <table:table-cell office:value-type="string">
            <text:p>SPINAL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string">
            <text:p>9</text:p>
          </table:table-cell>
          <table:table-cell office:value-type="string">
            <text:p>38/150K</text:p>
          </table:table-cell>
          <table:table-cell office:value-type="string">
            <text:p>42/30K</text:p>
          </table:table-cell>
          <table:table-cell office:value-type="string">
            <text:p>35/10K</text:p>
          </table:table-cell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0.02M</text:p>
          </table:table-cell>
          <table:table-cell table:number-columns-repeated="3"/>
          <table:table-cell table:style-name="ce1" office:value-type="string">
            <text:p>M</text:p>
          </table:table-cell>
          <table:table-cell office:value-type="string">
            <text:p>MESON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10</text:p>
          </table:table-cell>
          <table:table-cell table:number-columns-repeated="254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 office:value-type="string">
            <text:p>WPN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DMG</text:p>
          </table:table-cell>
          <table:table-cell/>
          <table:table-cell table:style-name="ce1" office:value-type="string">
            <text:p>FP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1" office:value-type="string">
            <text:p>COMMAND</text:p>
          </table:table-cell>
          <table:table-cell table:style-name="ce1" office:value-type="string">
            <text:p>BRIDGE</text:p>
          </table:table-cell>
          <table:table-cell/>
          <table:table-cell table:style-name="ce1" office:value-type="string">
            <text:p>COMM. RANGE</text:p>
          </table:table-cell>
          <table:table-cell table:number-columns-repeated="2"/>
          <table:table-cell table:style-name="ce1"/>
          <table:table-cell table:number-columns-repeated="2"/>
          <table:table-cell office:value-type="string">
            <text:p>M</text:p>
          </table:table-cell>
          <table:table-cell office:value-type="string">
            <text:p>1/60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" office:value-type="string">
            <text:p>SENSOR/RANGE</text:p>
          </table:table-cell>
          <table:table-cell table:style-name="ce1" table:number-columns-repeated="2"/>
          <table:table-cell table:style-name="ce1" office:value-type="string">
            <text:p>MILLION MILES</text:p>
          </table:table-cell>
          <table:table-cell table:number-columns-repeated="2"/>
          <table:table-cell table:style-name="ce1"/>
          <table:table-cell table:number-columns-repeated="2"/>
          <table:table-cell office:value-type="string">
            <text:p>S</text:p>
          </table:table-cell>
          <table:table-cell office:value-type="string">
            <text:p>1/6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string">
            <text:p>COMP</text:p>
          </table:table-cell>
          <table:table-cell table:style-name="ce1" office:value-type="string">
            <text:p>AESA</text:p>
          </table:table-cell>
          <table:table-cell table:style-name="ce1" office:value-type="string">
            <text:p>PESA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RADIO</text:p>
          </table:table-cell>
          <table:table-cell table:style-name="ce1" office:value-type="string">
            <text:p>LASER</text:p>
          </table:table-cell>
          <table:table-cell table:style-name="ce1" office:value-type="string">
            <text:p>MESON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1/6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2</text:p>
          </table:table-cell>
          <table:table-cell office:value-type="string">
            <text:p>5D*50(2)</text:p>
          </table:table-cell>
          <table:table-cell/>
          <table:table-cell office:value-type="string">
            <text:p>3</text:p>
          </table:table-cell>
          <table:table-cell table:number-columns-repeated="237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5</text:p>
          </table:table-cell>
          <table:table-cell table:number-columns-repeated="9"/>
          <table:table-cell office:value-type="string">
            <text:p>B</text:p>
          </table:table-cell>
          <table:table-cell office:value-type="string">
            <text:p>1/6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5D*100(2)</text:p>
          </table:table-cell>
          <table:table-cell/>
          <table:table-cell office:value-type="string">
            <text:p>7</text:p>
          </table:table-cell>
          <table:table-cell table:number-columns-repeated="23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6</text:p>
          </table:table-cell>
          <table:table-cell table:number-columns-repeated="9"/>
          <table:table-cell office:value-type="string">
            <text:p>BAP</text:p>
          </table:table-cell>
          <table:table-cell office:value-type="string">
            <text:p>1/6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6D*1000</text:p>
          </table:table-cell>
          <table:table-cell/>
          <table:table-cell office:value-type="string">
            <text:p>63</text:p>
          </table:table-cell>
          <table:table-cell table:number-columns-repeated="23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7</text:p>
          </table:table-cell>
          <table:table-cell table:number-columns-repeated="9"/>
          <table:table-cell office:value-type="string">
            <text:p>BAM</text:p>
          </table:table-cell>
          <table:table-cell office:value-type="string">
            <text:p>1/6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6D*1000(!)</text:p>
          </table:table-cell>
          <table:table-cell/>
          <table:table-cell office:value-type="string">
            <text:p>63(!)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8</text:p>
          </table:table-cell>
          <table:table-cell office:value-type="string">
            <text:p>39/150K</text:p>
          </table:table-cell>
          <table:table-cell office:value-type="string">
            <text:p>42/50K</text:p>
          </table:table-cell>
          <table:table-cell office:value-type="string">
            <text:p>32/4K</text:p>
          </table:table-cell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0.1M</text:p>
          </table:table-cell>
          <table:table-cell/>
          <table:table-cell table:style-name="ce1" table:number-columns-repeated="2"/>
          <table:table-cell office:value-type="string">
            <text:p>SWP</text:p>
          </table:table-cell>
          <table:table-cell office:value-type="string">
            <text:p>1/6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36</text:p>
          </table:table-cell>
          <table:table-cell office:value-type="string">
            <text:p>7D*3000</text:p>
          </table:table-cell>
          <table:table-cell/>
          <table:table-cell office:value-type="string">
            <text:p>424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string">
            <text:p>9</text:p>
          </table:table-cell>
          <table:table-cell office:value-type="string">
            <text:p>40/175K</text:p>
          </table:table-cell>
          <table:table-cell office:value-type="string">
            <text:p>42/75K</text:p>
          </table:table-cell>
          <table:table-cell office:value-type="string">
            <text:p>35/10K</text:p>
          </table:table-cell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0.15M</text:p>
          </table:table-cell>
          <table:table-cell table:number-columns-repeated="3"/>
          <table:table-cell office:value-type="string">
            <text:p>SWM</text:p>
          </table:table-cell>
          <table:table-cell office:value-type="string">
            <text:p>1/6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36</text:p>
          </table:table-cell>
          <table:table-cell office:value-type="string">
            <text:p>7D*3000(!)</text:p>
          </table:table-cell>
          <table:table-cell/>
          <table:table-cell office:value-type="string">
            <text:p>424(!)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string">
            <text:p>10</text:p>
          </table:table-cell>
          <table:table-cell office:value-type="string">
            <text:p>41/200K</text:p>
          </table:table-cell>
          <table:table-cell office:value-type="string">
            <text:p>43/100K</text:p>
          </table:table-cell>
          <table:table-cell office:value-type="string">
            <text:p>38/30K</text:p>
          </table:table-cell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0.2M</text:p>
          </table:table-cell>
          <table:table-cell table:number-columns-repeated="248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11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8"/>
          <table:table-cell table:style-name="ce1"/>
          <table:table-cell table:number-columns-repeated="247"/>
        </table:table-row>
        <table:table-row table:style-name="ro1" table:number-rows-repeated="10485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T" table:style-name="ta4" table:print="false">
        <office:forms form:automatic-focus="false" form:apply-design-mode="false"/>
        <table:table-column table:style-name="co13" table:default-cell-style-name="ce2"/>
        <table:table-column table:style-name="co17" table:default-cell-style-name="ce2"/>
        <table:table-column table:style-name="co24" table:default-cell-style-name="ce2"/>
        <table:table-column table:style-name="co25" table:default-cell-style-name="ce2"/>
        <table:table-column table:style-name="co2" table:number-columns-repeated="7" table:default-cell-style-name="ce2"/>
        <table:table-column table:style-name="co25" table:default-cell-style-name="ce2"/>
        <table:table-column table:style-name="co2" table:number-columns-repeated="6" table:default-cell-style-name="ce2"/>
        <table:table-column table:style-name="co26" table:default-cell-style-name="ce2"/>
        <table:table-column table:style-name="co2" table:number-columns-repeated="5" table:default-cell-style-name="ce2"/>
        <table:table-column table:style-name="co26" table:default-cell-style-name="ce2"/>
        <table:table-column table:style-name="co27" table:default-cell-style-name="ce2"/>
        <table:table-column table:style-name="co26" table:default-cell-style-name="ce2"/>
        <table:table-column table:style-name="co2" table:number-columns-repeated="229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DT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J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CR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M</text:p>
          </table:table-cell>
          <table:table-cell table:style-name="ce1" office:value-type="string">
            <text:p>SAN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FOR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-</text:p>
          </table:table-cell>
          <table:table-cell table:style-name="ce1" office:value-type="string">
            <text:p>LAS</text:p>
          </table:table-cell>
          <table:table-cell table:style-name="ce1" office:value-type="string">
            <text:p>ENE</text:p>
          </table:table-cell>
          <table:table-cell table:style-name="ce1" office:value-type="string">
            <text:p>PAR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MIS</text:p>
          </table:table-cell>
          <table:table-cell table:style-name="ce1" office:value-type="string">
            <text:p>-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-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T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AGILITY</text:p>
          </table:table-cell>
          <table:table-cell table:style-name="ce1" table:number-columns-repeated="3"/>
          <table:table-cell table:number-columns-repeated="217"/>
        </table:table-row>
        <table:table-row table:style-name="ro1">
          <table:table-cell office:value-type="string">
            <text:p>KINUNIR</text:p>
          </table:table-cell>
          <table:table-cell office:value-type="string">
            <text:p>BC-9514</text:p>
          </table:table-cell>
          <table:table-cell office:value-type="string">
            <text:p>BATTLE-CRUISER</text:p>
          </table:table-cell>
          <table:table-cell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1250</text:p>
          </table:table-cell>
          <table:table-cell office:value-type="string">
            <text:p>45</text:p>
          </table:table-cell>
          <table:table-cell table:number-columns-repeated="2" office:value-type="string">
            <text:p>0</text:p>
          </table:table-cell>
          <table:table-cell office:value-type="string">
            <text:p>63</text:p>
          </table:table-cell>
          <table:table-cell office:value-type="string">
            <text:p>587.5</text:p>
          </table:table-cell>
          <table:table-cell office:value-type="string">
            <text:p>87.5</text:p>
          </table:table-cell>
          <table:table-cell office:value-type="string">
            <text:p>1</text:p>
          </table:table-cell>
          <table:table-cell office:value-type="string">
            <text:p>35MARINES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KT-9514.1</text:p>
          </table:table-cell>
          <table:table-cell office:value-type="string">
            <text:p>PINNACE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2"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/>
          <table:table-cell table:number-columns-repeated="6" office:value-type="string">
            <text:p>0</text:p>
          </table:table-cell>
          <table:table-cell/>
          <table:table-cell office:value-type="string">
            <text:p>3</text:p>
          </table:table-cell>
          <table:table-cell table:number-columns-repeated="4" office:value-type="string">
            <text:p>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1.4</text:p>
          </table:table-cell>
          <table:table-cell/>
          <table:table-cell office:value-type="string">
            <text:p>4</text:p>
          </table:table-cell>
          <table:table-cell table:number-columns-repeated="220"/>
        </table:table-row>
        <table:table-row table:style-name="ro1">
          <table:table-cell office:value-type="string">
            <text:p>UNICORN</text:p>
          </table:table-cell>
          <table:table-cell office:value-type="string">
            <text:p>CE-13768</text:p>
          </table:table-cell>
          <table:table-cell office:value-type="string">
            <text:p>CLOSE-ESCORT</text:p>
          </table:table-cell>
          <table:table-cell/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2"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/>
          <table:table-cell office:value-type="string">
            <text:p>3</text:p>
          </table:table-cell>
          <table:table-cell table:number-columns-repeated="5" office:value-type="string">
            <text:p>0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300</text:p>
          </table:table-cell>
          <table:table-cell office:value-type="string">
            <text:p>12</text:p>
          </table:table-cell>
          <table:table-cell table:number-columns-repeated="2" office:value-type="string">
            <text:p>0</text:p>
          </table:table-cell>
          <table:table-cell office:value-type="string">
            <text:p>6</text:p>
          </table:table-cell>
          <table:table-cell table:number-columns-repeated="2" office:value-type="string">
            <text:p>81</text:p>
          </table:table-cell>
          <table:table-cell office:value-type="string">
            <text:p>0</text:p>
          </table:table-cell>
          <table:table-cell table:number-columns-repeated="220"/>
        </table:table-row>
        <table:table-row table:style-name="ro1" table:number-rows-repeated="10485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T" table:style-name="ta5" table:print="false">
        <office:forms form:automatic-focus="false" form:apply-design-mode="false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1" table:default-cell-style-name="ce2"/>
        <table:table-column table:style-name="co12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5" table:default-cell-style-name="ce2"/>
        <table:table-column table:style-name="co38" table:default-cell-style-name="ce2"/>
        <table:table-column table:style-name="co39" table:default-cell-style-name="ce2"/>
        <table:table-column table:style-name="co15" table:default-cell-style-name="ce2"/>
        <table:table-column table:style-name="co40" table:default-cell-style-name="ce2"/>
        <table:table-column table:style-name="co12" table:default-cell-style-name="ce2"/>
        <table:table-column table:style-name="co41" table:default-cell-style-name="ce2"/>
        <table:table-column table:style-name="co42" table:default-cell-style-name="ce2"/>
        <table:table-column table:style-name="co12" table:number-columns-repeated="2" table:default-cell-style-name="ce2"/>
        <table:table-column table:style-name="co41" table:default-cell-style-name="ce2"/>
        <table:table-column table:style-name="co42" table:default-cell-style-name="ce2"/>
        <table:table-column table:style-name="co40" table:default-cell-style-name="ce2"/>
        <table:table-column table:style-name="co42" table:number-columns-repeated="2" table:default-cell-style-name="ce2"/>
        <table:table-column table:style-name="co12" table:default-cell-style-name="ce2"/>
        <table:table-column table:style-name="co42" table:default-cell-style-name="ce2"/>
        <table:table-column table:style-name="co12" table:number-columns-repeated="2" table:default-cell-style-name="ce2"/>
        <table:table-column table:style-name="co42" table:default-cell-style-name="ce2"/>
        <table:table-column table:style-name="co16" table:default-cell-style-name="ce2"/>
        <table:table-column table:style-name="co31" table:default-cell-style-name="ce2"/>
        <table:table-column table:style-name="co43" table:default-cell-style-name="ce2"/>
        <table:table-column table:style-name="co17" table:default-cell-style-name="ce2"/>
        <table:table-column table:style-name="co21" table:default-cell-style-name="ce2"/>
        <table:table-column table:style-name="co44" table:default-cell-style-name="ce2"/>
        <table:table-column table:style-name="co15" table:default-cell-style-name="ce2"/>
        <table:table-column table:style-name="co28" table:default-cell-style-name="ce2"/>
        <table:table-column table:style-name="co15" table:default-cell-style-name="ce2"/>
        <table:table-column table:style-name="co17" table:default-cell-style-name="ce2"/>
        <table:table-column table:style-name="co45" table:number-columns-repeated="2" table:default-cell-style-name="ce2"/>
        <table:table-column table:style-name="co28" table:default-cell-style-name="ce2"/>
        <table:table-column table:style-name="co13" table:default-cell-style-name="ce2"/>
        <table:table-column table:style-name="co16" table:number-columns-repeated="2" table:default-cell-style-name="ce2"/>
        <table:table-column table:style-name="co2" table:number-columns-repeated="207" table:default-cell-style-name="ce2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FIGHTING_SHIPS</text:p>
          </table:table-cell>
          <table:table-cell table:number-columns-repeated="11"/>
          <table:table-cell table:number-columns-repeated="3" table:style-name="ce1" office:value-type="string">
            <text:p>KPH</text:p>
          </table:table-cell>
          <table:table-cell table:number-columns-repeated="15"/>
          <table:table-cell table:number-columns-repeated="2" table:style-name="ce1" office:value-type="string">
            <text:p>LOW</text:p>
          </table:table-cell>
          <table:table-cell table:number-columns-repeated="16"/>
          <table:table-cell office:value-type="string">
            <text:p>DR=NUM*</text:p>
          </table:table-cell>
          <table:table-cell office:value-type="string">
            <text:p>20.8M*SF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B11</text:p>
          </table:table-cell>
          <table:table-cell office:value-type="string">
            <text:p>BATTLESHIP</text:p>
          </table:table-cell>
          <table:table-cell office:value-type="string">
            <text:p>9+</text:p>
          </table:table-cell>
          <table:table-cell office:value-type="float" office:value="1710602">
            <text:p>1710602</text:p>
          </table:table-cell>
          <table:table-cell office:value-type="string">
            <text:p>300K</text:p>
          </table:table-cell>
          <table:table-cell office:value-type="string">
            <text:p>4SL</text:p>
          </table:table-cell>
          <table:table-cell office:value-type="string">
            <text:p>110E</text:p>
          </table:table-cell>
          <table:table-cell office:value-type="float" office:value="172917086">
            <text:p>172917086</text:p>
          </table:table-cell>
          <table:table-cell office:value-type="float" office:value="173042978">
            <text:p>173042978</text:p>
          </table:table-cell>
          <table:table-cell office:value-type="string">
            <text:p>30/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137">
            <text:p>2137</text:p>
          </table:table-cell>
          <table:table-cell office:value-type="float" office:value="2850">
            <text:p>2850</text:p>
          </table:table-cell>
          <table:table-cell office:value-type="float" office:value="0">
            <text:p>0</text:p>
          </table:table-cell>
          <table:table-cell office:value-type="float" office:value="23778">
            <text:p>23778</text:p>
          </table:table-cell>
          <table:table-cell office:value-type="string">
            <text:p>79</text:p>
          </table:table-cell>
          <table:table-cell office:value-type="string">
            <text:p>300</text:p>
          </table:table-cell>
          <table:table-cell office:value-type="float" office:value="218">
            <text:p>218</text:p>
          </table:table-cell>
          <table:table-cell office:value-type="float" office:value="633">
            <text:p>633</text:p>
          </table:table-cell>
          <table:table-cell office:value-type="float" office:value="12514">
            <text:p>12514</text:p>
          </table:table-cell>
          <table:table-cell table:number-columns-repeated="2" office:value-type="float" office:value="5465">
            <text:p>5465</text:p>
          </table:table-cell>
          <table:table-cell office:value-type="float" office:value="300">
            <text:p>300</text:p>
          </table:table-cell>
          <table:table-cell office:value-type="float" office:value="3255">
            <text:p>3255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table:number-columns-repeated="2" office:value-type="string">
            <text:p>200</text:p>
          </table:table-cell>
          <table:table-cell office:value-type="string">
            <text:p>200*30DT</text:p>
          </table:table-cell>
          <table:table-cell/>
          <table:table-cell office:value-type="string">
            <text:p>40(214)</text:p>
          </table:table-cell>
          <table:table-cell office:value-type="float" office:value="3156">
            <text:p>3156</text:p>
          </table:table-cell>
          <table:table-cell office:value-type="float" office:value="133218">
            <text:p>133218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100*PAB</text:p>
          </table:table-cell>
          <table:table-cell office:value-type="string">
            <text:p>SMG</text:p>
          </table:table-cell>
          <table:table-cell office:value-type="string">
            <text:p>50*PLB</text:p>
          </table:table-cell>
          <table:table-cell office:value-type="string">
            <text:p>120*MIB</text:p>
          </table:table-cell>
          <table:table-cell office:value-type="string">
            <text:p>400*MMM</text:p>
          </table:table-cell>
          <table:table-cell office:value-type="string">
            <text:p>4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office:value-type="string">
            <text:p>BB12</text:p>
          </table:table-cell>
          <table:table-cell office:value-type="string">
            <text:p>BATTLESHIP</text:p>
          </table:table-cell>
          <table:table-cell office:value-type="string">
            <text:p>10-</text:p>
          </table:table-cell>
          <table:table-cell office:value-type="float" office:value="2057516">
            <text:p>2057516</text:p>
          </table:table-cell>
          <table:table-cell office:value-type="string">
            <text:p>300k</text:p>
          </table:table-cell>
          <table:table-cell office:value-type="string">
            <text:p>3SL</text:p>
          </table:table-cell>
          <table:table-cell office:value-type="string">
            <text:p>110F</text:p>
          </table:table-cell>
          <table:table-cell office:value-type="float" office:value="145437392">
            <text:p>145437392</text:p>
          </table:table-cell>
          <table:table-cell office:value-type="float" office:value="145562799">
            <text:p>145562799</text:p>
          </table:table-cell>
          <table:table-cell office:value-type="string">
            <text:p>24/72</text:p>
          </table:table-cell>
          <table:table-cell table:number-columns-repeated="2"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137.5">
            <text:p>2137.5</text:p>
          </table:table-cell>
          <table:table-cell office:value-type="float" office:value="2850">
            <text:p>2850</text:p>
          </table:table-cell>
          <table:table-cell office:value-type="float" office:value="0">
            <text:p>0</text:p>
          </table:table-cell>
          <table:table-cell office:value-type="float" office:value="21927">
            <text:p>21927</text:p>
          </table:table-cell>
          <table:table-cell office:value-type="string">
            <text:p>73</text:p>
          </table:table-cell>
          <table:table-cell office:value-type="string">
            <text:p>300</text:p>
          </table:table-cell>
          <table:table-cell office:value-type="float" office:value="176">
            <text:p>176</text:p>
          </table:table-cell>
          <table:table-cell office:value-type="float" office:value="605">
            <text:p>605</text:p>
          </table:table-cell>
          <table:table-cell office:value-type="float" office:value="12905">
            <text:p>12905</text:p>
          </table:table-cell>
          <table:table-cell table:number-columns-repeated="2" office:value-type="float" office:value="4104">
            <text:p>4104</text:p>
          </table:table-cell>
          <table:table-cell office:value-type="float" office:value="100">
            <text:p>100</text:p>
          </table:table-cell>
          <table:table-cell office:value-type="float" office:value="3001">
            <text:p>30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300*30DT</text:p>
          </table:table-cell>
          <table:table-cell/>
          <table:table-cell office:value-type="string">
            <text:p>40(214)</text:p>
          </table:table-cell>
          <table:table-cell office:value-type="string">
            <text:p>6870</text:p>
          </table:table-cell>
          <table:table-cell office:value-type="string">
            <text:p>132705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100*PAB</text:p>
          </table:table-cell>
          <table:table-cell office:value-type="string">
            <text:p>SMG</text:p>
          </table:table-cell>
          <table:table-cell office:value-type="string">
            <text:p>50*PLB</text:p>
          </table:table-cell>
          <table:table-cell office:value-type="string">
            <text:p>120*MIB</text:p>
          </table:table-cell>
          <table:table-cell office:value-type="string">
            <text:p>400*MMM</text:p>
          </table:table-cell>
          <table:table-cell office:value-type="string">
            <text:p>4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office:value-type="string">
            <text:p>BB13</text:p>
          </table:table-cell>
          <table:table-cell office:value-type="string">
            <text:p>BATTLESHIP</text:p>
          </table:table-cell>
          <table:table-cell office:value-type="string">
            <text:p>10+</text:p>
          </table:table-cell>
          <table:table-cell office:value-type="string">
            <text:p>939026</text:p>
          </table:table-cell>
          <table:table-cell office:value-type="string">
            <text:p>300K</text:p>
          </table:table-cell>
          <table:table-cell office:value-type="string">
            <text:p>3SL</text:p>
          </table:table-cell>
          <table:table-cell office:value-type="string">
            <text:p>100F</text:p>
          </table:table-cell>
          <table:table-cell office:value-type="string">
            <text:p>62081751</text:p>
          </table:table-cell>
          <table:table-cell office:value-type="string">
            <text:p>62244379</text:p>
          </table:table-cell>
          <table:table-cell office:value-type="string">
            <text:p>24/7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8462</text:p>
          </table:table-cell>
          <table:table-cell office:value-type="string">
            <text:p>28</text:p>
          </table:table-cell>
          <table:table-cell office:value-type="string">
            <text:p>300</text:p>
          </table:table-cell>
          <table:table-cell office:value-type="string">
            <text:p>49</text:p>
          </table:table-cell>
          <table:table-cell office:value-type="string">
            <text:p>531</text:p>
          </table:table-cell>
          <table:table-cell office:value-type="string">
            <text:p>4054</text:p>
          </table:table-cell>
          <table:table-cell table:number-columns-repeated="2" office:value-type="string">
            <text:p>2098</text:p>
          </table:table-cell>
          <table:table-cell office:value-type="string">
            <text:p>100</text:p>
          </table:table-cell>
          <table:table-cell office:value-type="string">
            <text:p>1158</text:p>
          </table:table-cell>
          <table:table-cell office:value-type="string">
            <text:p>283</text:p>
          </table:table-cell>
          <table:table-cell office:value-type="string">
            <text:p>0</text:p>
          </table:table-cell>
          <table:table-cell office:value-type="string">
            <text:p>69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60*50DT</text:p>
          </table:table-cell>
          <table:table-cell office:value-type="string">
            <text:p>10*200DT</text:p>
          </table:table-cell>
          <table:table-cell office:value-type="string">
            <text:p>40(214)</text:p>
          </table:table-cell>
          <table:table-cell office:value-type="string">
            <text:p>342</text:p>
          </table:table-cell>
          <table:table-cell office:value-type="string">
            <text:p>172092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100*PAB</text:p>
          </table:table-cell>
          <table:table-cell office:value-type="string">
            <text:p>SMG</text:p>
          </table:table-cell>
          <table:table-cell office:value-type="string">
            <text:p>50*PLB</text:p>
          </table:table-cell>
          <table:table-cell office:value-type="string">
            <text:p>120*MIB</text:p>
          </table:table-cell>
          <table:table-cell office:value-type="string">
            <text:p>400*MMM</text:p>
          </table:table-cell>
          <table:table-cell office:value-type="string">
            <text:p>4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I13</text:p>
          </table:table-cell>
          <table:table-cell office:value-type="string">
            <text:p>DREADNOUGHT</text:p>
          </table:table-cell>
          <table:table-cell office:value-type="string">
            <text:p>10+</text:p>
          </table:table-cell>
          <table:table-cell office:value-type="string">
            <text:p>1547939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90F</text:p>
          </table:table-cell>
          <table:table-cell office:value-type="string">
            <text:p>49092478</text:p>
          </table:table-cell>
          <table:table-cell office:value-type="string">
            <text:p>49483193</text:p>
          </table:table-cell>
          <table:table-cell office:value-type="string">
            <text:p>24/7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5569</text:p>
          </table:table-cell>
          <table:table-cell office:value-type="string">
            <text:p>22</text:p>
          </table:table-cell>
          <table:table-cell office:value-type="string">
            <text:p>700</text:p>
          </table:table-cell>
          <table:table-cell office:value-type="string">
            <text:p>138</text:p>
          </table:table-cell>
          <table:table-cell office:value-type="string">
            <text:p>1269</text:p>
          </table:table-cell>
          <table:table-cell office:value-type="string">
            <text:p>6106</text:p>
          </table:table-cell>
          <table:table-cell table:number-columns-repeated="2" office:value-type="string">
            <text:p>4255</text:p>
          </table:table-cell>
          <table:table-cell office:value-type="string">
            <text:p>1000</text:p>
          </table:table-cell>
          <table:table-cell office:value-type="string">
            <text:p>2131</text:p>
          </table:table-cell>
          <table:table-cell office:value-type="string">
            <text:p>522</text:p>
          </table:table-cell>
          <table:table-cell office:value-type="string">
            <text:p>0</text:p>
          </table:table-cell>
          <table:table-cell office:value-type="string">
            <text:p>128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10*50DT</text:p>
          </table:table-cell>
          <table:table-cell office:value-type="string">
            <text:p>10*1KDT</text:p>
          </table:table-cell>
          <table:table-cell office:value-type="string">
            <text:p>52(121)</text:p>
          </table:table-cell>
          <table:table-cell office:value-type="string">
            <text:p>2079</text:p>
          </table:table-cell>
          <table:table-cell office:value-type="string">
            <text:p>41345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0*PAB</text:p>
          </table:table-cell>
          <table:table-cell office:value-type="string">
            <text:p>SMG</text:p>
          </table:table-cell>
          <table:table-cell office:value-type="string">
            <text:p>400*MIB</text:p>
          </table:table-cell>
          <table:table-cell office:value-type="string">
            <text:p>900*MMM</text:p>
          </table:table-cell>
          <table:table-cell office:value-type="string">
            <text:p>900*BBB</text:p>
          </table:table-cell>
          <table:table-cell office:value-type="string">
            <text:p>600*SSS</text:p>
          </table:table-cell>
          <table:table-cell table:number-columns-repeated="2"/>
          <table:table-cell table:number-columns-repeated="2" office:value-type="string">
            <text:p>3</text:p>
          </table:table-cell>
          <table:table-cell table:number-columns-repeated="974"/>
        </table:table-row>
        <table:table-row table:style-name="ro1">
          <table:table-cell office:value-type="string">
            <text:p>BI14</text:p>
          </table:table-cell>
          <table:table-cell office:value-type="string">
            <text:p>DREADNOUGHT</text:p>
          </table:table-cell>
          <table:table-cell office:value-type="string">
            <text:p>11</text:p>
          </table:table-cell>
          <table:table-cell office:value-type="string">
            <text:p>1657290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91G</text:p>
          </table:table-cell>
          <table:table-cell office:value-type="string">
            <text:p>30627975</text:p>
          </table:table-cell>
          <table:table-cell office:value-type="string">
            <text:p>31019340</text:p>
          </table:table-cell>
          <table:table-cell office:value-type="string">
            <text:p>24/7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1892</text:p>
          </table:table-cell>
          <table:table-cell office:value-type="string">
            <text:p>16</text:p>
          </table:table-cell>
          <table:table-cell office:value-type="string">
            <text:p>700</text:p>
          </table:table-cell>
          <table:table-cell office:value-type="string">
            <text:p>70</text:p>
          </table:table-cell>
          <table:table-cell office:value-type="string">
            <text:p>936</text:p>
          </table:table-cell>
          <table:table-cell office:value-type="string">
            <text:p>4870</text:p>
          </table:table-cell>
          <table:table-cell table:number-columns-repeated="2" office:value-type="string">
            <text:p>2692</text:p>
          </table:table-cell>
          <table:table-cell office:value-type="string">
            <text:p>1000</text:p>
          </table:table-cell>
          <table:table-cell office:value-type="string">
            <text:p>1628</text:p>
          </table:table-cell>
          <table:table-cell office:value-type="string">
            <text:p>398</text:p>
          </table:table-cell>
          <table:table-cell office:value-type="string">
            <text:p>0</text:p>
          </table:table-cell>
          <table:table-cell office:value-type="string">
            <text:p>98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100*50DT</text:p>
          </table:table-cell>
          <table:table-cell office:value-type="string">
            <text:p>10*1KDT</text:p>
          </table:table-cell>
          <table:table-cell office:value-type="string">
            <text:p>52(121)</text:p>
          </table:table-cell>
          <table:table-cell office:value-type="string">
            <text:p>4294</text:p>
          </table:table-cell>
          <table:table-cell office:value-type="string">
            <text:p>414142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0*PAB</text:p>
          </table:table-cell>
          <table:table-cell office:value-type="string">
            <text:p>SMG</text:p>
          </table:table-cell>
          <table:table-cell office:value-type="string">
            <text:p>400*MIB</text:p>
          </table:table-cell>
          <table:table-cell office:value-type="string">
            <text:p>900*MMM</text:p>
          </table:table-cell>
          <table:table-cell office:value-type="string">
            <text:p>900*BBB</text:p>
          </table:table-cell>
          <table:table-cell office:value-type="string">
            <text:p>600*SSS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I15</text:p>
          </table:table-cell>
          <table:table-cell office:value-type="string">
            <text:p>DREADNOUGHT</text:p>
          </table:table-cell>
          <table:table-cell office:value-type="string">
            <text:p>12</text:p>
          </table:table-cell>
          <table:table-cell office:value-type="string">
            <text:p>3306716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100G</text:p>
          </table:table-cell>
          <table:table-cell office:value-type="string">
            <text:p>61476477</text:p>
          </table:table-cell>
          <table:table-cell office:value-type="string">
            <text:p>61868003</text:p>
          </table:table-cell>
          <table:table-cell office:value-type="string">
            <text:p>24/7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6277</text:p>
          </table:table-cell>
          <table:table-cell office:value-type="string">
            <text:p>23</text:p>
          </table:table-cell>
          <table:table-cell office:value-type="string">
            <text:p>700</text:p>
          </table:table-cell>
          <table:table-cell office:value-type="string">
            <text:p>56</text:p>
          </table:table-cell>
          <table:table-cell office:value-type="string">
            <text:p>795</text:p>
          </table:table-cell>
          <table:table-cell office:value-type="string">
            <text:p>9159</text:p>
          </table:table-cell>
          <table:table-cell table:number-columns-repeated="2" office:value-type="string">
            <text:p>2160</text:p>
          </table:table-cell>
          <table:table-cell office:value-type="string">
            <text:p>1000</text:p>
          </table:table-cell>
          <table:table-cell office:value-type="string">
            <text:p>2228</text:p>
          </table:table-cell>
          <table:table-cell office:value-type="string">
            <text:p>545</text:p>
          </table:table-cell>
          <table:table-cell office:value-type="string">
            <text:p>0</text:p>
          </table:table-cell>
          <table:table-cell office:value-type="string">
            <text:p>134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table:number-columns-repeated="2" office:value-type="string">
            <text:p>100</text:p>
          </table:table-cell>
          <table:table-cell office:value-type="string">
            <text:p>100*50DT</text:p>
          </table:table-cell>
          <table:table-cell office:value-type="string">
            <text:p>10*1KDT</text:p>
          </table:table-cell>
          <table:table-cell office:value-type="string">
            <text:p>0</text:p>
          </table:table-cell>
          <table:table-cell office:value-type="string">
            <text:p>13314</text:p>
          </table:table-cell>
          <table:table-cell office:value-type="string">
            <text:p>414313</text:p>
          </table:table-cell>
          <table:table-cell table:number-columns-repeated="2" office:value-type="string">
            <text:p>12HRS</text:p>
          </table:table-cell>
          <table:table-cell office:value-type="string">
            <text:p>400*PAB</text:p>
          </table:table-cell>
          <table:table-cell office:value-type="string">
            <text:p>SMG</text:p>
          </table:table-cell>
          <table:table-cell office:value-type="string">
            <text:p>400*MIB</text:p>
          </table:table-cell>
          <table:table-cell office:value-type="string">
            <text:p>900*MMM</text:p>
          </table:table-cell>
          <table:table-cell office:value-type="string">
            <text:p>900*BBB</text:p>
          </table:table-cell>
          <table:table-cell office:value-type="string">
            <text:p>600*SSS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L13</text:p>
          </table:table-cell>
          <table:table-cell office:value-type="string">
            <text:p>BATTLESHIP,LIGHT</text:p>
          </table:table-cell>
          <table:table-cell office:value-type="string">
            <text:p>10+</text:p>
          </table:table-cell>
          <table:table-cell office:value-type="string">
            <text:p>1243067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110F</text:p>
          </table:table-cell>
          <table:table-cell office:value-type="string">
            <text:p>110804440</text:p>
          </table:table-cell>
          <table:table-cell office:value-type="string">
            <text:p>110900009</text:p>
          </table:table-cell>
          <table:table-cell office:value-type="string">
            <text:p>24/7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8986</text:p>
          </table:table-cell>
          <table:table-cell office:value-type="string">
            <text:p>44</text:p>
          </table:table-cell>
          <table:table-cell office:value-type="string">
            <text:p>200</text:p>
          </table:table-cell>
          <table:table-cell office:value-type="string">
            <text:p>61</text:p>
          </table:table-cell>
          <table:table-cell office:value-type="string">
            <text:p>340</text:p>
          </table:table-cell>
          <table:table-cell office:value-type="string">
            <text:p>5797</text:p>
          </table:table-cell>
          <table:table-cell table:number-columns-repeated="2" office:value-type="string">
            <text:p>963</text:p>
          </table:table-cell>
          <table:table-cell office:value-type="string">
            <text:p>100</text:p>
          </table:table-cell>
          <table:table-cell office:value-type="string">
            <text:p>1230</text:p>
          </table:table-cell>
          <table:table-cell office:value-type="string">
            <text:p>301</text:p>
          </table:table-cell>
          <table:table-cell office:value-type="string">
            <text:p>0</text:p>
          </table:table-cell>
          <table:table-cell office:value-type="string">
            <text:p>74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400</text:p>
          </table:table-cell>
          <table:table-cell office:value-type="string">
            <text:p>60*50DT</text:p>
          </table:table-cell>
          <table:table-cell office:value-type="string">
            <text:p>10*400DT</text:p>
          </table:table-cell>
          <table:table-cell office:value-type="string">
            <text:p>34(246)</text:p>
          </table:table-cell>
          <table:table-cell office:value-type="string">
            <text:p>584</text:p>
          </table:table-cell>
          <table:table-cell office:value-type="string">
            <text:p>101130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60*PAB</text:p>
          </table:table-cell>
          <table:table-cell office:value-type="string">
            <text:p>30*FGB</text:p>
          </table:table-cell>
          <table:table-cell office:value-type="string">
            <text:p>30*MIB</text:p>
          </table:table-cell>
          <table:table-cell office:value-type="string">
            <text:p>300*MMM</text:p>
          </table:table-cell>
          <table:table-cell office:value-type="string">
            <text:p>3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office:value-type="string">
            <text:p>BL14</text:p>
          </table:table-cell>
          <table:table-cell office:value-type="string">
            <text:p>BATTLESHIP,LIGHT</text:p>
          </table:table-cell>
          <table:table-cell office:value-type="string">
            <text:p>11</text:p>
          </table:table-cell>
          <table:table-cell office:value-type="string">
            <text:p>1242734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110G</text:p>
          </table:table-cell>
          <table:table-cell office:value-type="string">
            <text:p>60330370</text:p>
          </table:table-cell>
          <table:table-cell office:value-type="string">
            <text:p>60426542</text:p>
          </table:table-cell>
          <table:table-cell office:value-type="string">
            <text:p>24/7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6634</text:p>
          </table:table-cell>
          <table:table-cell office:value-type="string">
            <text:p>33</text:p>
          </table:table-cell>
          <table:table-cell office:value-type="string">
            <text:p>200</text:p>
          </table:table-cell>
          <table:table-cell office:value-type="string">
            <text:p>35</text:p>
          </table:table-cell>
          <table:table-cell office:value-type="string">
            <text:p>252</text:p>
          </table:table-cell>
          <table:table-cell office:value-type="string">
            <text:p>4267</text:p>
          </table:table-cell>
          <table:table-cell table:number-columns-repeated="2" office:value-type="string">
            <text:p>676</text:p>
          </table:table-cell>
          <table:table-cell office:value-type="string">
            <text:p>100</text:p>
          </table:table-cell>
          <table:table-cell office:value-type="string">
            <text:p>908</text:p>
          </table:table-cell>
          <table:table-cell office:value-type="string">
            <text:p>222</text:p>
          </table:table-cell>
          <table:table-cell office:value-type="string">
            <text:p>0</text:p>
          </table:table-cell>
          <table:table-cell office:value-type="string">
            <text:p>54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400</text:p>
          </table:table-cell>
          <table:table-cell office:value-type="string">
            <text:p>60*50DT</text:p>
          </table:table-cell>
          <table:table-cell office:value-type="string">
            <text:p>10*400DT</text:p>
          </table:table-cell>
          <table:table-cell office:value-type="string">
            <text:p>45</text:p>
          </table:table-cell>
          <table:table-cell office:value-type="string">
            <text:p>5062</text:p>
          </table:table-cell>
          <table:table-cell office:value-type="string">
            <text:p>101769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60*PAB</text:p>
          </table:table-cell>
          <table:table-cell office:value-type="string">
            <text:p>30*FGB</text:p>
          </table:table-cell>
          <table:table-cell office:value-type="string">
            <text:p>30*MIB</text:p>
          </table:table-cell>
          <table:table-cell office:value-type="string">
            <text:p>300*MMM</text:p>
          </table:table-cell>
          <table:table-cell office:value-type="string">
            <text:p>300*BBB</text:p>
          </table:table-cell>
          <table:table-cell office:value-type="string">
            <text:p>120*SSS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L15</text:p>
          </table:table-cell>
          <table:table-cell office:value-type="string">
            <text:p>BATTLESHIP,LIGHT</text:p>
          </table:table-cell>
          <table:table-cell office:value-type="string">
            <text:p>12</text:p>
          </table:table-cell>
          <table:table-cell office:value-type="string">
            <text:p>1246820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110G</text:p>
          </table:table-cell>
          <table:table-cell office:value-type="string">
            <text:p>60365891</text:p>
          </table:table-cell>
          <table:table-cell office:value-type="string">
            <text:p>60467704</text:p>
          </table:table-cell>
          <table:table-cell office:value-type="string">
            <text:p>23/69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5654</text:p>
          </table:table-cell>
          <table:table-cell office:value-type="string">
            <text:p>28</text:p>
          </table:table-cell>
          <table:table-cell office:value-type="string">
            <text:p>200</text:p>
          </table:table-cell>
          <table:table-cell office:value-type="string">
            <text:p>27</text:p>
          </table:table-cell>
          <table:table-cell office:value-type="string">
            <text:p>227</text:p>
          </table:table-cell>
          <table:table-cell office:value-type="string">
            <text:p>3616</text:p>
          </table:table-cell>
          <table:table-cell table:number-columns-repeated="2" office:value-type="string">
            <text:p>555</text:p>
          </table:table-cell>
          <table:table-cell office:value-type="string">
            <text:p>100</text:p>
          </table:table-cell>
          <table:table-cell office:value-type="string">
            <text:p>774</text:p>
          </table:table-cell>
          <table:table-cell office:value-type="string">
            <text:p>189</text:p>
          </table:table-cell>
          <table:table-cell office:value-type="string">
            <text:p>0</text:p>
          </table:table-cell>
          <table:table-cell office:value-type="string">
            <text:p>46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200</text:p>
          </table:table-cell>
          <table:table-cell office:value-type="string">
            <text:p>60*50DT</text:p>
          </table:table-cell>
          <table:table-cell office:value-type="string">
            <text:p>5*400DT</text:p>
          </table:table-cell>
          <table:table-cell office:value-type="string">
            <text:p>50(362)</text:p>
          </table:table-cell>
          <table:table-cell office:value-type="string">
            <text:p>2195</text:p>
          </table:table-cell>
          <table:table-cell office:value-type="string">
            <text:p>107738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60*PAB</text:p>
          </table:table-cell>
          <table:table-cell office:value-type="string">
            <text:p>30*FGB</text:p>
          </table:table-cell>
          <table:table-cell office:value-type="string">
            <text:p>30*MIB</text:p>
          </table:table-cell>
          <table:table-cell office:value-type="string">
            <text:p>300*MMM</text:p>
          </table:table-cell>
          <table:table-cell office:value-type="string">
            <text:p>300*BBB</text:p>
          </table:table-cell>
          <table:table-cell office:value-type="string">
            <text:p>120*SSS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M15</text:p>
          </table:table-cell>
          <table:table-cell office:value-type="string">
            <text:p>BATTLESHIP,MISSILE</text:p>
          </table:table-cell>
          <table:table-cell office:value-type="string">
            <text:p>12</text:p>
          </table:table-cell>
          <table:table-cell office:value-type="string">
            <text:p>9355821</text:p>
          </table:table-cell>
          <table:table-cell office:value-type="string">
            <text:p>500K</text:p>
          </table:table-cell>
          <table:table-cell office:value-type="string">
            <text:p>3SL</text:p>
          </table:table-cell>
          <table:table-cell office:value-type="string">
            <text:p>120G</text:p>
          </table:table-cell>
          <table:table-cell office:value-type="string">
            <text:p>262454467</text:p>
          </table:table-cell>
          <table:table-cell office:value-type="string">
            <text:p>262715092</text:p>
          </table:table-cell>
          <table:table-cell office:value-type="string">
            <text:p>42/126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37188</text:p>
          </table:table-cell>
          <table:table-cell office:value-type="string">
            <text:p>74</text:p>
          </table:table-cell>
          <table:table-cell office:value-type="string">
            <text:p>500</text:p>
          </table:table-cell>
          <table:table-cell office:value-type="string">
            <text:p>148</text:p>
          </table:table-cell>
          <table:table-cell office:value-type="string">
            <text:p>397</text:p>
          </table:table-cell>
          <table:table-cell office:value-type="string">
            <text:p>28741</text:p>
          </table:table-cell>
          <table:table-cell table:number-columns-repeated="2" office:value-type="string">
            <text:p>1238</text:p>
          </table:table-cell>
          <table:table-cell office:value-type="string">
            <text:p>0</text:p>
          </table:table-cell>
          <table:table-cell office:value-type="string">
            <text:p>5090</text:p>
          </table:table-cell>
          <table:table-cell office:value-type="string">
            <text:p>1247</text:p>
          </table:table-cell>
          <table:table-cell office:value-type="string">
            <text:p>0</text:p>
          </table:table-cell>
          <table:table-cell office:value-type="string">
            <text:p>307</text:p>
          </table:table-cell>
          <table:table-cell table:number-columns-repeated="4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4*1KDT</text:p>
          </table:table-cell>
          <table:table-cell office:value-type="string">
            <text:p>43(1451)</text:p>
          </table:table-cell>
          <table:table-cell office:value-type="string">
            <text:p>15313</text:p>
          </table:table-cell>
          <table:table-cell office:value-type="string">
            <text:p>27579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MGS</text:p>
          </table:table-cell>
          <table:table-cell office:value-type="string">
            <text:p>200*MIB</text:p>
          </table:table-cell>
          <table:table-cell office:value-type="string">
            <text:p>2000*BBB</text:p>
          </table:table-cell>
          <table:table-cell office:value-type="string">
            <text:p>500*S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H14</text:p>
          </table:table-cell>
          <table:table-cell office:value-type="string">
            <text:p>BATTLESHIP,HEAVY</text:p>
          </table:table-cell>
          <table:table-cell office:value-type="string">
            <text:p>11</text:p>
          </table:table-cell>
          <table:table-cell office:value-type="string">
            <text:p>17086769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120G</text:p>
          </table:table-cell>
          <table:table-cell office:value-type="string">
            <text:p>325892504</text:p>
          </table:table-cell>
          <table:table-cell office:value-type="string">
            <text:p>326187686</text:p>
          </table:table-cell>
          <table:table-cell office:value-type="string">
            <text:p>24/7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83865</text:p>
          </table:table-cell>
          <table:table-cell office:value-type="string">
            <text:p>119</text:p>
          </table:table-cell>
          <table:table-cell office:value-type="string">
            <text:p>700</text:p>
          </table:table-cell>
          <table:table-cell office:value-type="string">
            <text:p>363</text:p>
          </table:table-cell>
          <table:table-cell office:value-type="string">
            <text:p>687</text:p>
          </table:table-cell>
          <table:table-cell office:value-type="string">
            <text:p>61274</text:p>
          </table:table-cell>
          <table:table-cell table:number-columns-repeated="2" office:value-type="string">
            <text:p>1516</text:p>
          </table:table-cell>
          <table:table-cell office:value-type="string">
            <text:p>5000</text:p>
          </table:table-cell>
          <table:table-cell office:value-type="string">
            <text:p>11480</text:p>
          </table:table-cell>
          <table:table-cell office:value-type="string">
            <text:p>2812</text:p>
          </table:table-cell>
          <table:table-cell office:value-type="string">
            <text:p>0</text:p>
          </table:table-cell>
          <table:table-cell office:value-type="string">
            <text:p>693</text:p>
          </table:table-cell>
          <table:table-cell office:value-type="string">
            <text:p>50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20*50DT</text:p>
          </table:table-cell>
          <table:table-cell office:value-type="string">
            <text:p>5*2KDT</text:p>
          </table:table-cell>
          <table:table-cell office:value-type="string">
            <text:p>42(472)</text:p>
          </table:table-cell>
          <table:table-cell office:value-type="string">
            <text:p>50060</text:p>
          </table:table-cell>
          <table:table-cell office:value-type="string">
            <text:p>317237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50*PAB</text:p>
          </table:table-cell>
          <table:table-cell office:value-type="string">
            <text:p>SMG</text:p>
          </table:table-cell>
          <table:table-cell office:value-type="string">
            <text:p>40*FGB</text:p>
          </table:table-cell>
          <table:table-cell office:value-type="string">
            <text:p>400*MIB</text:p>
          </table:table-cell>
          <table:table-cell office:value-type="string">
            <text:p>30*BBB</text:p>
          </table:table-cell>
          <table:table-cell table:number-columns-repeated="3"/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H15</text:p>
          </table:table-cell>
          <table:table-cell office:value-type="string">
            <text:p>BATTLESHIP,HEAVY</text:p>
          </table:table-cell>
          <table:table-cell office:value-type="string">
            <text:p>12</text:p>
          </table:table-cell>
          <table:table-cell office:value-type="string">
            <text:p>17083896</text:p>
          </table:table-cell>
          <table:table-cell office:value-type="string">
            <text:p>700K</text:p>
          </table:table-cell>
          <table:table-cell office:value-type="string">
            <text:p>2SL</text:p>
          </table:table-cell>
          <table:table-cell office:value-type="string">
            <text:p>120G</text:p>
          </table:table-cell>
          <table:table-cell office:value-type="string">
            <text:p>325885351</text:p>
          </table:table-cell>
          <table:table-cell office:value-type="string">
            <text:p>326185141</text:p>
          </table:table-cell>
          <table:table-cell office:value-type="string">
            <text:p>24/7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71396</text:p>
          </table:table-cell>
          <table:table-cell office:value-type="string">
            <text:p>101</text:p>
          </table:table-cell>
          <table:table-cell office:value-type="string">
            <text:p>700</text:p>
          </table:table-cell>
          <table:table-cell office:value-type="string">
            <text:p>247</text:p>
          </table:table-cell>
          <table:table-cell office:value-type="string">
            <text:p>591</text:p>
          </table:table-cell>
          <table:table-cell office:value-type="string">
            <text:p>51847</text:p>
          </table:table-cell>
          <table:table-cell table:number-columns-repeated="2" office:value-type="string">
            <text:p>914</text:p>
          </table:table-cell>
          <table:table-cell office:value-type="string">
            <text:p>5000</text:p>
          </table:table-cell>
          <table:table-cell office:value-type="string">
            <text:p>9773</text:p>
          </table:table-cell>
          <table:table-cell office:value-type="string">
            <text:p>2394</text:p>
          </table:table-cell>
          <table:table-cell office:value-type="string">
            <text:p>0</text:p>
          </table:table-cell>
          <table:table-cell office:value-type="string">
            <text:p>590</text:p>
          </table:table-cell>
          <table:table-cell office:value-type="string">
            <text:p>50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20*50DT</text:p>
          </table:table-cell>
          <table:table-cell office:value-type="string">
            <text:p>5*2KDT</text:p>
          </table:table-cell>
          <table:table-cell office:value-type="string">
            <text:p>100(1687)</text:p>
          </table:table-cell>
          <table:table-cell office:value-type="string">
            <text:p>50060</text:p>
          </table:table-cell>
          <table:table-cell office:value-type="string">
            <text:p>317237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50*PAB</text:p>
          </table:table-cell>
          <table:table-cell office:value-type="string">
            <text:p>SMG</text:p>
          </table:table-cell>
          <table:table-cell office:value-type="string">
            <text:p>40*FGB</text:p>
          </table:table-cell>
          <table:table-cell office:value-type="string">
            <text:p>400*MIB</text:p>
          </table:table-cell>
          <table:table-cell office:value-type="string">
            <text:p>30*BBB</text:p>
          </table:table-cell>
          <table:table-cell table:number-columns-repeated="3"/>
          <table:table-cell office:value-type="string">
            <text:p>3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T14</text:p>
          </table:table-cell>
          <table:table-cell office:value-type="string">
            <text:p>BATTLE-TENDER</text:p>
          </table:table-cell>
          <table:table-cell office:value-type="string">
            <text:p>11</text:p>
          </table:table-cell>
          <table:table-cell office:value-type="string">
            <text:p>382528</text:p>
          </table:table-cell>
          <table:table-cell office:value-type="string">
            <text:p>700K</text:p>
          </table:table-cell>
          <table:table-cell office:value-type="string">
            <text:p>4SL</text:p>
          </table:table-cell>
          <table:table-cell office:value-type="string">
            <text:p>65G</text:p>
          </table:table-cell>
          <table:table-cell office:value-type="string">
            <text:p>6643911</text:p>
          </table:table-cell>
          <table:table-cell office:value-type="string">
            <text:p>7030165</text:p>
          </table:table-cell>
          <table:table-cell office:value-type="string">
            <text:p>22/66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8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807</text:p>
          </table:table-cell>
          <table:table-cell office:value-type="string">
            <text:p>2</text:p>
          </table:table-cell>
          <table:table-cell office:value-type="string">
            <text:p>700</text:p>
          </table:table-cell>
          <table:table-cell office:value-type="string">
            <text:p>8</text:p>
          </table:table-cell>
          <table:table-cell office:value-type="string">
            <text:p>917</text:p>
          </table:table-cell>
          <table:table-cell office:value-type="string">
            <text:p>432</text:p>
          </table:table-cell>
          <table:table-cell table:number-columns-repeated="2" office:value-type="string">
            <text:p>89</text:p>
          </table:table-cell>
          <table:table-cell office:value-type="string">
            <text:p>0</text:p>
          </table:table-cell>
          <table:table-cell office:value-type="string">
            <text:p>247</text:p>
          </table:table-cell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10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20*50DT</text:p>
          </table:table-cell>
          <table:table-cell office:value-type="string">
            <text:p>3*30KDT</text:p>
          </table:table-cell>
          <table:table-cell office:value-type="string">
            <text:p>2(192)</text:p>
          </table:table-cell>
          <table:table-cell office:value-type="string">
            <text:p>12827</text:p>
          </table:table-cell>
          <table:table-cell office:value-type="string">
            <text:p>408734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20*PAB</text:p>
          </table:table-cell>
          <table:table-cell office:value-type="string">
            <text:p>10*MIB</text:p>
          </table:table-cell>
          <table:table-cell office:value-type="string">
            <text:p>20*MMM</text:p>
          </table:table-cell>
          <table:table-cell office:value-type="string">
            <text:p>10*SSS</text:p>
          </table:table-cell>
          <table:table-cell table:number-columns-repeated="4"/>
          <table:table-cell table:number-columns-repeated="2"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R14P</text:p>
          </table:table-cell>
          <table:table-cell office:value-type="string">
            <text:p>BATTLE_RIDER,PARTI</text:p>
          </table:table-cell>
          <table:table-cell office:value-type="string">
            <text:p>11</text:p>
          </table:table-cell>
          <table:table-cell office:value-type="string">
            <text:p>61078</text:p>
          </table:table-cell>
          <table:table-cell office:value-type="string">
            <text:p>30K</text:p>
          </table:table-cell>
          <table:table-cell office:value-type="string">
            <text:p>4SL</text:p>
          </table:table-cell>
          <table:table-cell office:value-type="string">
            <text:p>90G</text:p>
          </table:table-cell>
          <table:table-cell office:value-type="string">
            <text:p>3208944</text:p>
          </table:table-cell>
          <table:table-cell office:value-type="string">
            <text:p>3218625</text:p>
          </table:table-cell>
          <table:table-cell office:value-type="string">
            <text:p>9/27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80</text:p>
          </table:table-cell>
          <table:table-cell office:value-type="string">
            <text:p>2880</text:p>
          </table:table-cell>
          <table:table-cell office:value-type="string">
            <text:p>3840</text:p>
          </table:table-cell>
          <table:table-cell office:value-type="string">
            <text:p>0</text:p>
          </table:table-cell>
          <table:table-cell office:value-type="string">
            <text:p>649</text:p>
          </table:table-cell>
          <table:table-cell office:value-type="string">
            <text:p>21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64</text:p>
          </table:table-cell>
          <table:table-cell office:value-type="string">
            <text:p>151</text:p>
          </table:table-cell>
          <table:table-cell table:number-columns-repeated="2" office:value-type="string">
            <text:p>301</text:p>
          </table:table-cell>
          <table:table-cell office:value-type="string">
            <text:p>0</text:p>
          </table:table-cell>
          <table:table-cell office:value-type="string">
            <text:p>89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4" office:value-type="string">
            <text:p>0</text:p>
          </table:table-cell>
          <table:table-cell office:value-type="string">
            <text:p>8*50DT</text:p>
          </table:table-cell>
          <table:table-cell/>
          <table:table-cell office:value-type="string">
            <text:p>1(270)</text:p>
          </table:table-cell>
          <table:table-cell office:value-type="string">
            <text:p>485</text:p>
          </table:table-cell>
          <table:table-cell office:value-type="string">
            <text:p>10244</text:p>
          </table:table-cell>
          <table:table-cell office:value-type="string">
            <text:p>10HRS</text:p>
          </table:table-cell>
          <table:table-cell office:value-type="string">
            <text:p>5HRS</text:p>
          </table:table-cell>
          <table:table-cell office:value-type="string">
            <text:p>16*PAB</text:p>
          </table:table-cell>
          <table:table-cell office:value-type="string">
            <text:p>8*MGB</text:p>
          </table:table-cell>
          <table:table-cell office:value-type="string">
            <text:p>10*MIB</text:p>
          </table:table-cell>
          <table:table-cell office:value-type="string">
            <text:p>5*MMM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2"/>
          <table:table-cell table:number-columns-repeated="2"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BR14M</text:p>
          </table:table-cell>
          <table:table-cell office:value-type="string">
            <text:p>BATTLE_RIDER,MISSI</text:p>
          </table:table-cell>
          <table:table-cell office:value-type="string">
            <text:p>11</text:p>
          </table:table-cell>
          <table:table-cell office:value-type="string">
            <text:p>34871</text:p>
          </table:table-cell>
          <table:table-cell office:value-type="string">
            <text:p>30K</text:p>
          </table:table-cell>
          <table:table-cell office:value-type="string">
            <text:p>4SL</text:p>
          </table:table-cell>
          <table:table-cell office:value-type="string">
            <text:p>80G</text:p>
          </table:table-cell>
          <table:table-cell office:value-type="string">
            <text:p>1503837</text:p>
          </table:table-cell>
          <table:table-cell office:value-type="string">
            <text:p>1511908</text:p>
          </table:table-cell>
          <table:table-cell office:value-type="string">
            <text:p>9/27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8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606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53</text:p>
          </table:table-cell>
          <table:table-cell office:value-type="string">
            <text:p>63</text:p>
          </table:table-cell>
          <table:table-cell table:number-columns-repeated="2" office:value-type="string">
            <text:p>376</text:p>
          </table:table-cell>
          <table:table-cell office:value-type="string">
            <text:p>0</text:p>
          </table:table-cell>
          <table:table-cell office:value-type="string">
            <text:p>83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4" office:value-type="string">
            <text:p>0</text:p>
          </table:table-cell>
          <table:table-cell office:value-type="string">
            <text:p>2*50DT</text:p>
          </table:table-cell>
          <table:table-cell/>
          <table:table-cell office:value-type="string">
            <text:p>1(675)</text:p>
          </table:table-cell>
          <table:table-cell office:value-type="string">
            <text:p>61</text:p>
          </table:table-cell>
          <table:table-cell office:value-type="string">
            <text:p>8539</text:p>
          </table:table-cell>
          <table:table-cell office:value-type="string">
            <text:p>10HRS</text:p>
          </table:table-cell>
          <table:table-cell office:value-type="string">
            <text:p>5HRS</text:p>
          </table:table-cell>
          <table:table-cell office:value-type="string">
            <text:p>16*PAB</text:p>
          </table:table-cell>
          <table:table-cell office:value-type="string">
            <text:p>MGS</text:p>
          </table:table-cell>
          <table:table-cell office:value-type="string">
            <text:p>10*MIB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3"/>
          <table:table-cell table:number-columns-repeated="2" office:value-type="string">
            <text:p>6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BT15</text:p>
          </table:table-cell>
          <table:table-cell office:value-type="string">
            <text:p>BATTLE-TENDER</text:p>
          </table:table-cell>
          <table:table-cell office:value-type="string">
            <text:p>12</text:p>
          </table:table-cell>
          <table:table-cell office:value-type="string">
            <text:p>146616</text:p>
          </table:table-cell>
          <table:table-cell office:value-type="string">
            <text:p>500K</text:p>
          </table:table-cell>
          <table:table-cell office:value-type="string">
            <text:p>3SL</text:p>
          </table:table-cell>
          <table:table-cell office:value-type="string">
            <text:p>40G</text:p>
          </table:table-cell>
          <table:table-cell office:value-type="string">
            <text:p>2675504</text:p>
          </table:table-cell>
          <table:table-cell office:value-type="string">
            <text:p>2859745</text:p>
          </table:table-cell>
          <table:table-cell office:value-type="string">
            <text:p>22/66</text:p>
          </table:table-cell>
          <table:table-cell table:number-columns-repeated="2" office:value-type="string">
            <text:p>5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646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</text:p>
          </table:table-cell>
          <table:table-cell office:value-type="string">
            <text:p>383</text:p>
          </table:table-cell>
          <table:table-cell office:value-type="string">
            <text:p>27</text:p>
          </table:table-cell>
          <table:table-cell table:number-columns-repeated="2" office:value-type="string">
            <text:p>80</text:p>
          </table:table-cell>
          <table:table-cell office:value-type="string">
            <text:p>0</text:p>
          </table:table-cell>
          <table:table-cell office:value-type="string">
            <text:p>88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20*50DT</text:p>
          </table:table-cell>
          <table:table-cell office:value-type="string">
            <text:p>6*30KDT</text:p>
          </table:table-cell>
          <table:table-cell office:value-type="string">
            <text:p>2(1350)</text:p>
          </table:table-cell>
          <table:table-cell office:value-type="string">
            <text:p>533</text:p>
          </table:table-cell>
          <table:table-cell office:value-type="string">
            <text:p>194964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20*PAB</text:p>
          </table:table-cell>
          <table:table-cell office:value-type="string">
            <text:p>10*MIB</text:p>
          </table:table-cell>
          <table:table-cell office:value-type="string">
            <text:p>30*BBB</text:p>
          </table:table-cell>
          <table:table-cell office:value-type="string">
            <text:p>10*SSS</text:p>
          </table:table-cell>
          <table:table-cell table:number-columns-repeated="4"/>
          <table:table-cell table:number-columns-repeated="2"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BR15P</text:p>
          </table:table-cell>
          <table:table-cell office:value-type="string">
            <text:p>BATTLE_RIDER,PARTI</text:p>
          </table:table-cell>
          <table:table-cell office:value-type="string">
            <text:p>12</text:p>
          </table:table-cell>
          <table:table-cell office:value-type="string">
            <text:p>497454</text:p>
          </table:table-cell>
          <table:table-cell office:value-type="string">
            <text:p>30K</text:p>
          </table:table-cell>
          <table:table-cell office:value-type="string">
            <text:p>3SL</text:p>
          </table:table-cell>
          <table:table-cell office:value-type="string">
            <text:p>115G</text:p>
          </table:table-cell>
          <table:table-cell office:value-type="string">
            <text:p>22512123</text:p>
          </table:table-cell>
          <table:table-cell office:value-type="string">
            <text:p>22520281</text:p>
          </table:table-cell>
          <table:table-cell office:value-type="string">
            <text:p>10/3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90</text:p>
          </table:table-cell>
          <table:table-cell office:value-type="string">
            <text:p>3150</text:p>
          </table:table-cell>
          <table:table-cell office:value-type="string">
            <text:p>4200</text:p>
          </table:table-cell>
          <table:table-cell office:value-type="string">
            <text:p>0</text:p>
          </table:table-cell>
          <table:table-cell office:value-type="string">
            <text:p>2171</text:p>
          </table:table-cell>
          <table:table-cell office:value-type="string">
            <text:p>72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1500</text:p>
          </table:table-cell>
          <table:table-cell table:number-columns-repeated="2" office:value-type="string">
            <text:p>224</text:p>
          </table:table-cell>
          <table:table-cell office:value-type="string">
            <text:p>0</text:p>
          </table:table-cell>
          <table:table-cell office:value-type="string">
            <text:p>297</text:p>
          </table:table-cell>
          <table:table-cell office:value-type="string">
            <text:p>72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table:number-columns-repeated="4" office:value-type="string">
            <text:p>0</text:p>
          </table:table-cell>
          <table:table-cell office:value-type="string">
            <text:p>5*40DT</text:p>
          </table:table-cell>
          <table:table-cell/>
          <table:table-cell office:value-type="string">
            <text:p>1(613)</text:p>
          </table:table-cell>
          <table:table-cell office:value-type="string">
            <text:p>33</text:p>
          </table:table-cell>
          <table:table-cell office:value-type="string">
            <text:p>8633</text:p>
          </table:table-cell>
          <table:table-cell office:value-type="string">
            <text:p>10HRS</text:p>
          </table:table-cell>
          <table:table-cell office:value-type="string">
            <text:p>5HRS</text:p>
          </table:table-cell>
          <table:table-cell office:value-type="string">
            <text:p>20*PAB</text:p>
          </table:table-cell>
          <table:table-cell office:value-type="string">
            <text:p>4*MGB</text:p>
          </table:table-cell>
          <table:table-cell office:value-type="string">
            <text:p>11*MIB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3"/>
          <table:table-cell table:number-columns-repeated="2"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BR15M</text:p>
          </table:table-cell>
          <table:table-cell office:value-type="string">
            <text:p>BATTLE_RIDER,MISSI</text:p>
          </table:table-cell>
          <table:table-cell office:value-type="string">
            <text:p>12</text:p>
          </table:table-cell>
          <table:table-cell office:value-type="string">
            <text:p>146094</text:p>
          </table:table-cell>
          <table:table-cell office:value-type="string">
            <text:p>30K</text:p>
          </table:table-cell>
          <table:table-cell office:value-type="string">
            <text:p>3SL</text:p>
          </table:table-cell>
          <table:table-cell office:value-type="string">
            <text:p>100G</text:p>
          </table:table-cell>
          <table:table-cell office:value-type="string">
            <text:p>21577987157798</text:p>
          </table:table-cell>
          <table:table-cell office:value-type="string">
            <text:p>7165284</text:p>
          </table:table-cell>
          <table:table-cell office:value-type="string">
            <text:p>10/3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90</text:p>
          </table:table-cell>
          <table:table-cell office:value-type="string">
            <text:p>3150</text:p>
          </table:table-cell>
          <table:table-cell office:value-type="string">
            <text:p>4200</text:p>
          </table:table-cell>
          <table:table-cell office:value-type="string">
            <text:p>0</text:p>
          </table:table-cell>
          <table:table-cell office:value-type="string">
            <text:p>803</text:p>
          </table:table-cell>
          <table:table-cell office:value-type="string">
            <text:p>26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43</text:p>
          </table:table-cell>
          <table:table-cell office:value-type="string">
            <text:p>406</text:p>
          </table:table-cell>
          <table:table-cell table:number-columns-repeated="2" office:value-type="string">
            <text:p>198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table:number-columns-repeated="4" office:value-type="string">
            <text:p>0</text:p>
          </table:table-cell>
          <table:table-cell office:value-type="string">
            <text:p>6*40DT</text:p>
          </table:table-cell>
          <table:table-cell/>
          <table:table-cell office:value-type="string">
            <text:p>1(613)</text:p>
          </table:table-cell>
          <table:table-cell office:value-type="string">
            <text:p>90</text:p>
          </table:table-cell>
          <table:table-cell office:value-type="string">
            <text:p>7921</text:p>
          </table:table-cell>
          <table:table-cell office:value-type="string">
            <text:p>10HRS</text:p>
          </table:table-cell>
          <table:table-cell office:value-type="string">
            <text:p>5HRS</text:p>
          </table:table-cell>
          <table:table-cell office:value-type="string">
            <text:p>16*PAB</text:p>
          </table:table-cell>
          <table:table-cell office:value-type="string">
            <text:p>SMG</text:p>
          </table:table-cell>
          <table:table-cell office:value-type="string">
            <text:p>11*MIB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3"/>
          <table:table-cell table:number-columns-repeated="2"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TB15</text:p>
          </table:table-cell>
          <table:table-cell office:value-type="string">
            <text:p>TANKER_BATTLE</text:p>
          </table:table-cell>
          <table:table-cell office:value-type="string">
            <text:p>12</text:p>
          </table:table-cell>
          <table:table-cell office:value-type="string">
            <text:p>32872</text:p>
          </table:table-cell>
          <table:table-cell office:value-type="string">
            <text:p>30K</text:p>
          </table:table-cell>
          <table:table-cell office:value-type="string">
            <text:p>3SL</text:p>
          </table:table-cell>
          <table:table-cell office:value-type="string">
            <text:p>80G</text:p>
          </table:table-cell>
          <table:table-cell office:value-type="string">
            <text:p>1479463</text:p>
          </table:table-cell>
          <table:table-cell office:value-type="string">
            <text:p>1483420</text:p>
          </table:table-cell>
          <table:table-cell office:value-type="string">
            <text:p>10/3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90</text:p>
          </table:table-cell>
          <table:table-cell office:value-type="string">
            <text:p>3150</text:p>
          </table:table-cell>
          <table:table-cell office:value-type="string">
            <text:p>4200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72</text:p>
          </table:table-cell>
          <table:table-cell table:number-columns-repeated="2"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3*30KDT</text:p>
          </table:table-cell>
          <table:table-cell/>
          <table:table-cell office:value-type="string">
            <text:p>0</text:p>
          </table:table-cell>
          <table:table-cell office:value-type="string">
            <text:p>15286</text:p>
          </table:table-cell>
          <table:table-cell office:value-type="string">
            <text:p>4187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6"/>
          <table:table-cell table:number-columns-repeated="2"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B15</text:p>
          </table:table-cell>
          <table:table-cell office:value-type="string">
            <text:p>BATTLESHIP,EXPERI</text:p>
          </table:table-cell>
          <table:table-cell office:value-type="string">
            <text:p>12</text:p>
          </table:table-cell>
          <table:table-cell office:value-type="string">
            <text:p>413759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80G</text:p>
          </table:table-cell>
          <table:table-cell office:value-type="string">
            <text:p>10625684</text:p>
          </table:table-cell>
          <table:table-cell office:value-type="string">
            <text:p>10865907</text:p>
          </table:table-cell>
          <table:table-cell office:value-type="string">
            <text:p>23/69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3360</text:p>
          </table:table-cell>
          <table:table-cell office:value-type="string">
            <text:p>6</text:p>
          </table:table-cell>
          <table:table-cell office:value-type="string">
            <text:p>500</text:p>
          </table:table-cell>
          <table:table-cell office:value-type="string">
            <text:p>33</text:p>
          </table:table-cell>
          <table:table-cell office:value-type="string">
            <text:p>476</text:p>
          </table:table-cell>
          <table:table-cell office:value-type="string">
            <text:p>660</text:p>
          </table:table-cell>
          <table:table-cell table:number-columns-repeated="2" office:value-type="string">
            <text:p>1472</text:p>
          </table:table-cell>
          <table:table-cell office:value-type="string">
            <text:p>100</text:p>
          </table:table-cell>
          <table:table-cell office:value-type="string">
            <text:p>460</text:p>
          </table:table-cell>
          <table:table-cell office:value-type="string">
            <text:p>112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table:number-columns-repeated="2"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3*30KDT</text:p>
          </table:table-cell>
          <table:table-cell office:value-type="string">
            <text:p>0</text:p>
          </table:table-cell>
          <table:table-cell office:value-type="string">
            <text:p>3000</text:p>
          </table:table-cell>
          <table:table-cell office:value-type="string">
            <text:p>254204</text:p>
          </table:table-cell>
          <table:table-cell office:value-type="string">
            <text:p>12HRS</text:p>
          </table:table-cell>
          <table:table-cell office:value-type="string">
            <text:p>0.1HRS</text:p>
          </table:table-cell>
          <table:table-cell office:value-type="string">
            <text:p>180*PAB</text:p>
          </table:table-cell>
          <table:table-cell office:value-type="string">
            <text:p>SMG</text:p>
          </table:table-cell>
          <table:table-cell office:value-type="string">
            <text:p>3*FGB</text:p>
          </table:table-cell>
          <table:table-cell office:value-type="string">
            <text:p>360*MIB</text:p>
          </table:table-cell>
          <table:table-cell office:value-type="string">
            <text:p>700*MMM</text:p>
          </table:table-cell>
          <table:table-cell office:value-type="string">
            <text:p>700*BBB</text:p>
          </table:table-cell>
          <table:table-cell office:value-type="string">
            <text:p>300*SSS</text:p>
          </table:table-cell>
          <table:table-cell/>
          <table:table-cell office:value-type="string">
            <text:p>3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BS15</text:p>
          </table:table-cell>
          <table:table-cell office:value-type="string">
            <text:p>BATTLESHIP,STRIKE</text:p>
          </table:table-cell>
          <table:table-cell office:value-type="string">
            <text:p>12</text:p>
          </table:table-cell>
          <table:table-cell office:value-type="string">
            <text:p>1234337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110G</text:p>
          </table:table-cell>
          <table:table-cell office:value-type="string">
            <text:p>59857999</text:p>
          </table:table-cell>
          <table:table-cell office:value-type="string">
            <text:p>59979879</text:p>
          </table:table-cell>
          <table:table-cell office:value-type="string">
            <text:p>42/126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5274</text:p>
          </table:table-cell>
          <table:table-cell office:value-type="string">
            <text:p>26</text:p>
          </table:table-cell>
          <table:table-cell office:value-type="string">
            <text:p>200</text:p>
          </table:table-cell>
          <table:table-cell office:value-type="string">
            <text:p>27</text:p>
          </table:table-cell>
          <table:table-cell office:value-type="string">
            <text:p>195</text:p>
          </table:table-cell>
          <table:table-cell office:value-type="string">
            <text:p>3633</text:p>
          </table:table-cell>
          <table:table-cell table:number-columns-repeated="2" office:value-type="string">
            <text:p>458</text:p>
          </table:table-cell>
          <table:table-cell office:value-type="string">
            <text:p>0</text:p>
          </table:table-cell>
          <table:table-cell office:value-type="string">
            <text:p>722</text:p>
          </table:table-cell>
          <table:table-cell office:value-type="string">
            <text:p>1876</text:p>
          </table:table-cell>
          <table:table-cell office:value-type="string">
            <text:p>0</text:p>
          </table:table-cell>
          <table:table-cell office:value-type="string">
            <text:p>43</text:p>
          </table:table-cell>
          <table:table-cell table:number-columns-repeated="4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2*1KDT</text:p>
          </table:table-cell>
          <table:table-cell office:value-type="string">
            <text:p>50(3375)</text:p>
          </table:table-cell>
          <table:table-cell office:value-type="string">
            <text:p>2233</text:p>
          </table:table-cell>
          <table:table-cell office:value-type="string">
            <text:p>128974</text:p>
          </table:table-cell>
          <table:table-cell office:value-type="string">
            <text:p>12HRS</text:p>
          </table:table-cell>
          <table:table-cell office:value-type="string">
            <text:p>XXXXX</text:p>
          </table:table-cell>
          <table:table-cell office:value-type="string">
            <text:p>PAS</text:p>
          </table:table-cell>
          <table:table-cell office:value-type="string">
            <text:p>10*MGB</text:p>
          </table:table-cell>
          <table:table-cell office:value-type="string">
            <text:p>100*MIB</text:p>
          </table:table-cell>
          <table:table-cell office:value-type="string">
            <text:p>300*BBB</text:p>
          </table:table-cell>
          <table:table-cell office:value-type="string">
            <text:p>120*S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CA11</text:p>
          </table:table-cell>
          <table:table-cell office:value-type="string">
            <text:p>CRUISER,ARMOURED</text:p>
          </table:table-cell>
          <table:table-cell office:value-type="string">
            <text:p>9+</text:p>
          </table:table-cell>
          <table:table-cell office:value-type="string">
            <text:p>54601</text:p>
          </table:table-cell>
          <table:table-cell office:value-type="string">
            <text:p>100k</text:p>
          </table:table-cell>
          <table:table-cell office:value-type="string">
            <text:p>4sl</text:p>
          </table:table-cell>
          <table:table-cell office:value-type="string">
            <text:p>60e</text:p>
          </table:table-cell>
          <table:table-cell office:value-type="string">
            <text:p>1921344</text:p>
          </table:table-cell>
          <table:table-cell office:value-type="string">
            <text:p>1965556</text:p>
          </table:table-cell>
          <table:table-cell office:value-type="string">
            <text:p>22/6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2457</text:p>
          </table:table-cell>
          <table:table-cell office:value-type="string">
            <text:p>24</text:p>
          </table:table-cell>
          <table:table-cell office:value-type="string">
            <text:p>100</text:p>
          </table:table-cell>
          <table:table-cell office:value-type="string">
            <text:p>6</text:p>
          </table:table-cell>
          <table:table-cell office:value-type="string">
            <text:p>274</text:p>
          </table:table-cell>
          <table:table-cell office:value-type="string">
            <text:p>32</text:p>
          </table:table-cell>
          <table:table-cell table:number-columns-repeated="2" office:value-type="string">
            <text:p>1217</text:p>
          </table:table-cell>
          <table:table-cell office:value-type="string">
            <text:p>400</text:p>
          </table:table-cell>
          <table:table-cell office:value-type="string">
            <text:p>333</text:p>
          </table:table-cell>
          <table:table-cell office:value-type="string">
            <text:p>81</text:p>
          </table:table-cell>
          <table:table-cell office:value-type="string">
            <text:p>24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table:number-columns-repeated="2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10(375)</text:p>
          </table:table-cell>
          <table:table-cell office:value-type="string">
            <text:p>2085</text:p>
          </table:table-cell>
          <table:table-cell office:value-type="string">
            <text:p>46785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20*PA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65*BBB</text:p>
          </table:table-cell>
          <table:table-cell office:value-type="string">
            <text:p>50*SSS</text:p>
          </table:table-cell>
          <table:table-cell table:number-columns-repeated="978"/>
        </table:table-row>
        <table:table-row table:style-name="ro1">
          <table:table-cell office:value-type="string">
            <text:p>CA12</text:p>
          </table:table-cell>
          <table:table-cell office:value-type="string">
            <text:p>CRUISER,ARMOURED</text:p>
          </table:table-cell>
          <table:table-cell office:value-type="string">
            <text:p>10-</text:p>
          </table:table-cell>
          <table:table-cell office:value-type="string">
            <text:p>56494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57F</text:p>
          </table:table-cell>
          <table:table-cell office:value-type="string">
            <text:p>1549537</text:p>
          </table:table-cell>
          <table:table-cell office:value-type="string">
            <text:p>1596772</text:p>
          </table:table-cell>
          <table:table-cell office:value-type="string">
            <text:p>21/6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6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819</text:p>
          </table:table-cell>
          <table:table-cell office:value-type="string">
            <text:p>18</text:p>
          </table:table-cell>
          <table:table-cell office:value-type="string">
            <text:p>100</text:p>
          </table:table-cell>
          <table:table-cell office:value-type="string">
            <text:p>5</text:p>
          </table:table-cell>
          <table:table-cell office:value-type="string">
            <text:p>251</text:p>
          </table:table-cell>
          <table:table-cell office:value-type="string">
            <text:p>61</text:p>
          </table:table-cell>
          <table:table-cell table:number-columns-repeated="2" office:value-type="string">
            <text:p>1032</text:p>
          </table:table-cell>
          <table:table-cell office:value-type="string">
            <text:p>100</text:p>
          </table:table-cell>
          <table:table-cell office:value-type="string">
            <text:p>249</text:p>
          </table:table-cell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5*100DT</text:p>
          </table:table-cell>
          <table:table-cell office:value-type="string">
            <text:p>10(375)</text:p>
          </table:table-cell>
          <table:table-cell office:value-type="string">
            <text:p>569</text:p>
          </table:table-cell>
          <table:table-cell office:value-type="string">
            <text:p>4998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20*PA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65*BBB</text:p>
          </table:table-cell>
          <table:table-cell office:value-type="string">
            <text:p>50*SSS</text:p>
          </table:table-cell>
          <table:table-cell table:number-columns-repeated="978"/>
        </table:table-row>
        <table:table-row table:style-name="ro1">
          <table:table-cell office:value-type="string">
            <text:p>CA13</text:p>
          </table:table-cell>
          <table:table-cell office:value-type="string">
            <text:p>CRUISER,ARMOURED</text:p>
          </table:table-cell>
          <table:table-cell office:value-type="string">
            <text:p>10+</text:p>
          </table:table-cell>
          <table:table-cell office:value-type="string">
            <text:p>99870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75F</text:p>
          </table:table-cell>
          <table:table-cell office:value-type="string">
            <text:p>4118485</text:p>
          </table:table-cell>
          <table:table-cell office:value-type="string">
            <text:p>4165185</text:p>
          </table:table-cell>
          <table:table-cell office:value-type="string">
            <text:p>21/63</text:p>
          </table:table-cell>
          <table:table-cell table:number-columns-repeated="2"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1592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office:value-type="string">
            <text:p>4</text:p>
          </table:table-cell>
          <table:table-cell office:value-type="string">
            <text:p>187</text:p>
          </table:table-cell>
          <table:table-cell office:value-type="string">
            <text:p>263</text:p>
          </table:table-cell>
          <table:table-cell table:number-columns-repeated="2" office:value-type="string">
            <text:p>684</text:p>
          </table:table-cell>
          <table:table-cell office:value-type="string">
            <text:p>100</text:p>
          </table:table-cell>
          <table:table-cell office:value-type="string">
            <text:p>218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table:number-columns-repeated="4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3(112)</text:p>
          </table:table-cell>
          <table:table-cell office:value-type="string">
            <text:p>2202</text:p>
          </table:table-cell>
          <table:table-cell office:value-type="string">
            <text:p>49418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17*PA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70*BBB</text:p>
          </table:table-cell>
          <table:table-cell office:value-type="string">
            <text:p>50*SSS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974"/>
        </table:table-row>
        <table:table-row table:style-name="ro1">
          <table:table-cell office:value-type="string">
            <text:p>CA14</text:p>
          </table:table-cell>
          <table:table-cell office:value-type="string">
            <text:p>CRUISER,ARMOURED</text:p>
          </table:table-cell>
          <table:table-cell office:value-type="string">
            <text:p>11</text:p>
          </table:table-cell>
          <table:table-cell office:value-type="string">
            <text:p>124234</text:p>
          </table:table-cell>
          <table:table-cell office:value-type="string">
            <text:p>100K</text:p>
          </table:table-cell>
          <table:table-cell office:value-type="string">
            <text:p>2SL</text:p>
          </table:table-cell>
          <table:table-cell office:value-type="string">
            <text:p>80G</text:p>
          </table:table-cell>
          <table:table-cell office:value-type="string">
            <text:p>3589000</text:p>
          </table:table-cell>
          <table:table-cell office:value-type="string">
            <text:p>3637370</text:p>
          </table:table-cell>
          <table:table-cell office:value-type="string">
            <text:p>21/63</text:p>
          </table:table-cell>
          <table:table-cell table:number-columns-repeated="2"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1315</text:p>
          </table:table-cell>
          <table:table-cell office:value-type="string">
            <text:p>13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42</text:p>
          </table:table-cell>
          <table:table-cell office:value-type="string">
            <text:p>275</text:p>
          </table:table-cell>
          <table:table-cell table:number-columns-repeated="2" office:value-type="string">
            <text:p>492</text:p>
          </table:table-cell>
          <table:table-cell office:value-type="string">
            <text:p>100</text:p>
          </table:table-cell>
          <table:table-cell office:value-type="string">
            <text:p>180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table:number-columns-repeated="2"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4(128)</text:p>
          </table:table-cell>
          <table:table-cell office:value-type="string">
            <text:p>305</text:p>
          </table:table-cell>
          <table:table-cell office:value-type="string">
            <text:p>51185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30*PAB</text:p>
          </table:table-cell>
          <table:table-cell office:value-type="string">
            <text:p>120*MIB</text:p>
          </table:table-cell>
          <table:table-cell office:value-type="string">
            <text:p>50*MMM</text:p>
          </table:table-cell>
          <table:table-cell office:value-type="string">
            <text:p>75*BBB</text:p>
          </table:table-cell>
          <table:table-cell office:value-type="string">
            <text:p>50*SSS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office:value-type="string">
            <text:p>CA15</text:p>
          </table:table-cell>
          <table:table-cell office:value-type="string">
            <text:p>CRUISER,ARMOURED</text:p>
          </table:table-cell>
          <table:table-cell office:value-type="string">
            <text:p>12</text:p>
          </table:table-cell>
          <table:table-cell office:value-type="string">
            <text:p>124009</text:p>
          </table:table-cell>
          <table:table-cell office:value-type="string">
            <text:p>100K</text:p>
          </table:table-cell>
          <table:table-cell office:value-type="string">
            <text:p>2SL</text:p>
          </table:table-cell>
          <table:table-cell office:value-type="string">
            <text:p>80G</text:p>
          </table:table-cell>
          <table:table-cell office:value-type="string">
            <text:p>3582156</text:p>
          </table:table-cell>
          <table:table-cell office:value-type="string">
            <text:p>3630455</text:p>
          </table:table-cell>
          <table:table-cell office:value-type="string">
            <text:p>21/63</text:p>
          </table:table-cell>
          <table:table-cell table:number-columns-repeated="2"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1224</text:p>
          </table:table-cell>
          <table:table-cell office:value-type="string">
            <text:p>12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20</text:p>
          </table:table-cell>
          <table:table-cell office:value-type="string">
            <text:p>214</text:p>
          </table:table-cell>
          <table:table-cell table:number-columns-repeated="2" office:value-type="string">
            <text:p>390</text:p>
          </table:table-cell>
          <table:table-cell office:value-type="string">
            <text:p>200</text:p>
          </table:table-cell>
          <table:table-cell office:value-type="string">
            <text:p>166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  <table:table-cell table:number-columns-repeated="2" office:value-type="string">
            <text:p>10</text:p>
          </table:table-cell>
          <table:table-cell office:value-type="string">
            <text:p>12</text:p>
          </table:table-cell>
          <table:table-cell table:number-columns-repeated="2"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5(160)</text:p>
          </table:table-cell>
          <table:table-cell office:value-type="string">
            <text:p>1104</text:p>
          </table:table-cell>
          <table:table-cell office:value-type="string">
            <text:p>51110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30*PAB</text:p>
          </table:table-cell>
          <table:table-cell office:value-type="string">
            <text:p>120*MIB</text:p>
          </table:table-cell>
          <table:table-cell office:value-type="string">
            <text:p>50*MMM</text:p>
          </table:table-cell>
          <table:table-cell office:value-type="string">
            <text:p>70*BBB</text:p>
          </table:table-cell>
          <table:table-cell office:value-type="string">
            <text:p>50*SSS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CM12</text:p>
          </table:table-cell>
          <table:table-cell office:value-type="string">
            <text:p>CRUISER,MISSILE</text:p>
          </table:table-cell>
          <table:table-cell office:value-type="string">
            <text:p>10-</text:p>
          </table:table-cell>
          <table:table-cell office:value-type="string">
            <text:p>134895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80F</text:p>
          </table:table-cell>
          <table:table-cell office:value-type="string">
            <text:p>5874039</text:p>
          </table:table-cell>
          <table:table-cell office:value-type="string">
            <text:p>5914667</text:p>
          </table:table-cell>
          <table:table-cell office:value-type="string">
            <text:p>22/66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6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4881</text:p>
          </table:table-cell>
          <table:table-cell office:value-type="string">
            <text:p>48</text:p>
          </table:table-cell>
          <table:table-cell office:value-type="string">
            <text:p>100</text:p>
          </table:table-cell>
          <table:table-cell office:value-type="string">
            <text:p>20</text:p>
          </table:table-cell>
          <table:table-cell office:value-type="string">
            <text:p>219</text:p>
          </table:table-cell>
          <table:table-cell office:value-type="string">
            <text:p>568</text:p>
          </table:table-cell>
          <table:table-cell table:number-columns-repeated="2" office:value-type="string">
            <text:p>3108</text:p>
          </table:table-cell>
          <table:table-cell office:value-type="string">
            <text:p>50</text:p>
          </table:table-cell>
          <table:table-cell office:value-type="string">
            <text:p>668</text:p>
          </table:table-cell>
          <table:table-cell office:value-type="string">
            <text:p>163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0*50DT</text:p>
          </table:table-cell>
          <table:table-cell office:value-type="string">
            <text:p>5*100DT</text:p>
          </table:table-cell>
          <table:table-cell office:value-type="string">
            <text:p>14(262)</text:p>
          </table:table-cell>
          <table:table-cell office:value-type="string">
            <text:p>288</text:p>
          </table:table-cell>
          <table:table-cell office:value-type="string">
            <text:p>42991</text:p>
          </table:table-cell>
          <table:table-cell office:value-type="string">
            <text:p>15HRS</text:p>
          </table:table-cell>
          <table:table-cell office:value-type="string">
            <text:p>5HRS</text:p>
          </table:table-cell>
          <table:table-cell office:value-type="string">
            <text:p>16*PAB</text:p>
          </table:table-cell>
          <table:table-cell office:value-type="string">
            <text:p>SMG</text:p>
          </table:table-cell>
          <table:table-cell office:value-type="string">
            <text:p>120*MIB</text:p>
          </table:table-cell>
          <table:table-cell office:value-type="string">
            <text:p>100*MMM</text:p>
          </table:table-cell>
          <table:table-cell office:value-type="string">
            <text:p>30*BBB</text:p>
          </table:table-cell>
          <table:table-cell office:value-type="string">
            <text:p>30*SSS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CS15</text:p>
          </table:table-cell>
          <table:table-cell office:value-type="string">
            <text:p>CRUISER,STRIKE</text:p>
          </table:table-cell>
          <table:table-cell office:value-type="string">
            <text:p>12</text:p>
          </table:table-cell>
          <table:table-cell office:value-type="string">
            <text:p>122203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80G</text:p>
          </table:table-cell>
          <table:table-cell office:value-type="string">
            <text:p>3236079</text:p>
          </table:table-cell>
          <table:table-cell office:value-type="string">
            <text:p>3291511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1</text:p>
          </table:table-cell>
          <table:table-cell office:value-type="string">
            <text:p>1151</text:p>
          </table:table-cell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93</text:p>
          </table:table-cell>
          <table:table-cell office:value-type="string">
            <text:p>270</text:p>
          </table:table-cell>
          <table:table-cell table:number-columns-repeated="2" office:value-type="string">
            <text:p>357</text:p>
          </table:table-cell>
          <table:table-cell office:value-type="string">
            <text:p>0</text:p>
          </table:table-cell>
          <table:table-cell office:value-type="string">
            <text:p>157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00*10DT</text:p>
          </table:table-cell>
          <table:table-cell office:value-type="string">
            <text:p>5*100DT</text:p>
          </table:table-cell>
          <table:table-cell office:value-type="string">
            <text:p>9(303)</text:p>
          </table:table-cell>
          <table:table-cell office:value-type="string">
            <text:p>821</text:p>
          </table:table-cell>
          <table:table-cell office:value-type="string">
            <text:p>58658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20*PAB</text:p>
          </table:table-cell>
          <table:table-cell office:value-type="string">
            <text:p>SMG</text:p>
          </table:table-cell>
          <table:table-cell office:value-type="string">
            <text:p>2*MGB</text:p>
          </table:table-cell>
          <table:table-cell office:value-type="string">
            <text:p>10*FGB</text:p>
          </table:table-cell>
          <table:table-cell office:value-type="string">
            <text:p>100*MIB</text:p>
          </table:table-cell>
          <table:table-cell office:value-type="string">
            <text:p>50*MMM</text:p>
          </table:table-cell>
          <table:table-cell office:value-type="string">
            <text:p>50*BBB</text:p>
          </table:table-cell>
          <table:table-cell office:value-type="string">
            <text:p>20*SSS</text:p>
          </table:table-cell>
          <table:table-cell/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CH14</text:p>
          </table:table-cell>
          <table:table-cell office:value-type="string">
            <text:p>CRUISER,HEAVY</text:p>
          </table:table-cell>
          <table:table-cell office:value-type="string">
            <text:p>11</text:p>
          </table:table-cell>
          <table:table-cell office:value-type="string">
            <text:p>92765</text:p>
          </table:table-cell>
          <table:table-cell office:value-type="string">
            <text:p>100K</text:p>
          </table:table-cell>
          <table:table-cell office:value-type="string">
            <text:p>4SL</text:p>
          </table:table-cell>
          <table:table-cell office:value-type="string">
            <text:p>80G</text:p>
          </table:table-cell>
          <table:table-cell office:value-type="string">
            <text:p>3220757</text:p>
          </table:table-cell>
          <table:table-cell office:value-type="string">
            <text:p>3250276</text:p>
          </table:table-cell>
          <table:table-cell office:value-type="string">
            <text:p>21/63</text:p>
          </table:table-cell>
          <table:table-cell table:number-columns-repeated="2" office:value-type="string">
            <text:p>2</text:p>
          </table:table-cell>
          <table:table-cell office:value-type="string">
            <text:p>18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522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82</text:p>
          </table:table-cell>
          <table:table-cell office:value-type="string">
            <text:p>155</text:p>
          </table:table-cell>
          <table:table-cell table:number-columns-repeated="2" office:value-type="string">
            <text:p>452</text:p>
          </table:table-cell>
          <table:table-cell office:value-type="string">
            <text:p>500</text:p>
          </table:table-cell>
          <table:table-cell office:value-type="string">
            <text:p>208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number-columns-repeated="4" office:value-type="string">
            <text:p>0</text:p>
          </table:table-cell>
          <table:table-cell office:value-type="string">
            <text:p>5*50DT</text:p>
          </table:table-cell>
          <table:table-cell office:value-type="string">
            <text:p>10*100DT</text:p>
          </table:table-cell>
          <table:table-cell office:value-type="string">
            <text:p>3(112)</text:p>
          </table:table-cell>
          <table:table-cell office:value-type="string">
            <text:p>2627</text:p>
          </table:table-cell>
          <table:table-cell office:value-type="string">
            <text:p>31236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10*PAB</text:p>
          </table:table-cell>
          <table:table-cell office:value-type="string">
            <text:p>10*FG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65*BBB</text:p>
          </table:table-cell>
          <table:table-cell office:value-type="string">
            <text:p>50*SSS</text:p>
          </table:table-cell>
          <table:table-cell office:value-type="string">
            <text:p>1*REB</text:p>
          </table:table-cell>
          <table:table-cell/>
          <table:table-cell office:value-type="string">
            <text:p>6</text:p>
          </table:table-cell>
          <table:table-cell table:number-columns-repeated="974"/>
        </table:table-row>
        <table:table-row table:style-name="ro1">
          <table:table-cell office:value-type="string">
            <text:p>CH15</text:p>
          </table:table-cell>
          <table:table-cell office:value-type="string">
            <text:p>CRUISER,HEAVY</text:p>
          </table:table-cell>
          <table:table-cell office:value-type="string">
            <text:p>12</text:p>
          </table:table-cell>
          <table:table-cell office:value-type="string">
            <text:p>397217</text:p>
          </table:table-cell>
          <table:table-cell office:value-type="string">
            <text:p>100K</text:p>
          </table:table-cell>
          <table:table-cell office:value-type="string">
            <text:p>4SL</text:p>
          </table:table-cell>
          <table:table-cell office:value-type="string">
            <text:p>100G</text:p>
          </table:table-cell>
          <table:table-cell office:value-type="string">
            <text:p>15880338</text:p>
          </table:table-cell>
          <table:table-cell office:value-type="string">
            <text:p>15936248</text:p>
          </table:table-cell>
          <table:table-cell office:value-type="string">
            <text:p>50/15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2527</text:p>
          </table:table-cell>
          <table:table-cell office:value-type="string">
            <text:p>25</text:p>
          </table:table-cell>
          <table:table-cell office:value-type="string">
            <text:p>100</text:p>
          </table:table-cell>
          <table:table-cell office:value-type="string">
            <text:p>5</text:p>
          </table:table-cell>
          <table:table-cell office:value-type="string">
            <text:p>80</text:p>
          </table:table-cell>
          <table:table-cell office:value-type="string">
            <text:p>1060</text:p>
          </table:table-cell>
          <table:table-cell/>
          <table:table-cell table:number-columns-repeated="2" office:value-type="string">
            <text:p>362</text:p>
          </table:table-cell>
          <table:table-cell office:value-type="string">
            <text:p>500</text:p>
          </table:table-cell>
          <table:table-cell office:value-type="string">
            <text:p>346</text:p>
          </table:table-cell>
          <table:table-cell office:value-type="string">
            <text:p>84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table:number-columns-repeated="2"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10*50DT</text:p>
          </table:table-cell>
          <table:table-cell office:value-type="string">
            <text:p>10*100DT</text:p>
          </table:table-cell>
          <table:table-cell office:value-type="string">
            <text:p>3(112)</text:p>
          </table:table-cell>
          <table:table-cell office:value-type="string">
            <text:p>995</text:p>
          </table:table-cell>
          <table:table-cell office:value-type="string">
            <text:p>5916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10*PAB</text:p>
          </table:table-cell>
          <table:table-cell office:value-type="string">
            <text:p>10*FGB</text:p>
          </table:table-cell>
          <table:table-cell office:value-type="string">
            <text:p>120*MIB</text:p>
          </table:table-cell>
          <table:table-cell office:value-type="string">
            <text:p>40*MMM</text:p>
          </table:table-cell>
          <table:table-cell office:value-type="string">
            <text:p>80*BBB</text:p>
          </table:table-cell>
          <table:table-cell office:value-type="string">
            <text:p>50*SSS</text:p>
          </table:table-cell>
          <table:table-cell office:value-type="string">
            <text:p>1*REB</text:p>
          </table:table-cell>
          <table:table-cell/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CJ15</text:p>
          </table:table-cell>
          <table:table-cell office:value-type="string">
            <text:p>CRUISER,IMPERIAL</text:p>
          </table:table-cell>
          <table:table-cell office:value-type="string">
            <text:p>12</text:p>
          </table:table-cell>
          <table:table-cell office:value-type="string">
            <text:p>119900</text:p>
          </table:table-cell>
          <table:table-cell office:value-type="string">
            <text:p>100K</text:p>
          </table:table-cell>
          <table:table-cell office:value-type="string">
            <text:p>2SL</text:p>
          </table:table-cell>
          <table:table-cell office:value-type="string">
            <text:p>80G</text:p>
          </table:table-cell>
          <table:table-cell office:value-type="string">
            <text:p>3371134</text:p>
          </table:table-cell>
          <table:table-cell office:value-type="string">
            <text:p>3426607</text:p>
          </table:table-cell>
          <table:table-cell office:value-type="string">
            <text:p>30/9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9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017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08</text:p>
          </table:table-cell>
          <table:table-cell office:value-type="string">
            <text:p>231</text:p>
          </table:table-cell>
          <table:table-cell table:number-columns-repeated="2" office:value-type="string">
            <text:p>360</text:p>
          </table:table-cell>
          <table:table-cell office:value-type="string">
            <text:p>100</text:p>
          </table:table-cell>
          <table:table-cell office:value-type="string">
            <text:p>139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50</text:p>
          </table:table-cell>
          <table:table-cell office:value-type="string">
            <text:p>5*50DT</text:p>
          </table:table-cell>
          <table:table-cell office:value-type="string">
            <text:p>5*100DT</text:p>
          </table:table-cell>
          <table:table-cell office:value-type="string">
            <text:p>10(321)</text:p>
          </table:table-cell>
          <table:table-cell office:value-type="string">
            <text:p>588</text:p>
          </table:table-cell>
          <table:table-cell office:value-type="string">
            <text:p>58701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PAS</text:p>
          </table:table-cell>
          <table:table-cell office:value-type="string">
            <text:p>20*PAB</text:p>
          </table:table-cell>
          <table:table-cell office:value-type="string">
            <text:p>120*MIB</text:p>
          </table:table-cell>
          <table:table-cell office:value-type="string">
            <text:p>50*MMM</text:p>
          </table:table-cell>
          <table:table-cell office:value-type="string">
            <text:p>50*BBB</text:p>
          </table:table-cell>
          <table:table-cell office:value-type="string">
            <text:p>50*SSS</text:p>
          </table:table-cell>
          <table:table-cell office:value-type="string">
            <text:p>1*REB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VF11</text:p>
          </table:table-cell>
          <table:table-cell office:value-type="string">
            <text:p>CARRIER,FLEET</text:p>
          </table:table-cell>
          <table:table-cell office:value-type="string">
            <text:p>9+</text:p>
          </table:table-cell>
          <table:table-cell office:value-type="string">
            <text:p>17476</text:p>
          </table:table-cell>
          <table:table-cell office:value-type="string">
            <text:p>100K</text:p>
          </table:table-cell>
          <table:table-cell office:value-type="string">
            <text:p>7USL</text:p>
          </table:table-cell>
          <table:table-cell office:value-type="string">
            <text:p>46E</text:p>
          </table:table-cell>
          <table:table-cell office:value-type="string">
            <text:p>622247</text:p>
          </table:table-cell>
          <table:table-cell office:value-type="string">
            <text:p>641797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293</text:p>
          </table:table-cell>
          <table:table-cell office:value-type="string">
            <text:p>12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01</text:p>
          </table:table-cell>
          <table:table-cell office:value-type="string">
            <text:p>1</text:p>
          </table:table-cell>
          <table:table-cell table:number-columns-repeated="2" office:value-type="string">
            <text:p>47</text:p>
          </table:table-cell>
          <table:table-cell office:value-type="string">
            <text:p>100</text:p>
          </table:table-cell>
          <table:table-cell office:value-type="string">
            <text:p>175</text:p>
          </table:table-cell>
          <table:table-cell office:value-type="string">
            <text:p>42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200</text:p>
          </table:table-cell>
          <table:table-cell office:value-type="string">
            <text:p>12</text:p>
          </table:table-cell>
          <table:table-cell table:number-columns-repeated="2" office:value-type="string">
            <text:p>0</text:p>
          </table:table-cell>
          <table:table-cell office:value-type="string">
            <text:p>400*50DT</text:p>
          </table:table-cell>
          <table:table-cell office:value-type="string">
            <text:p>1*10KDT</text:p>
          </table:table-cell>
          <table:table-cell office:value-type="string">
            <text:p>20(900)</text:p>
          </table:table-cell>
          <table:table-cell office:value-type="string">
            <text:p>28595</text:p>
          </table:table-cell>
          <table:table-cell office:value-type="string">
            <text:p>20687</text:p>
          </table:table-cell>
          <table:table-cell office:value-type="string">
            <text:p>12HRS</text:p>
          </table:table-cell>
          <table:table-cell office:value-type="string">
            <text:p>XXXXX</text:p>
          </table:table-cell>
          <table:table-cell office:value-type="string">
            <text:p>50*MMM</text:p>
          </table:table-cell>
          <table:table-cell office:value-type="string">
            <text:p>50*SSS</text:p>
          </table:table-cell>
          <table:table-cell office:value-type="string">
            <text:p>10*MIB</text:p>
          </table:table-cell>
          <table:table-cell table:number-columns-repeated="981"/>
        </table:table-row>
        <table:table-row table:style-name="ro1">
          <table:table-cell office:value-type="string">
            <text:p>TV11</text:p>
          </table:table-cell>
          <table:table-cell office:value-type="string">
            <text:p>TANKER,VEHICLE</text:p>
          </table:table-cell>
          <table:table-cell office:value-type="string">
            <text:p>9+</text:p>
          </table:table-cell>
          <table:table-cell office:value-type="string">
            <text:p>1178</text:p>
          </table:table-cell>
          <table:table-cell office:value-type="string">
            <text:p>10K</text:p>
          </table:table-cell>
          <table:table-cell office:value-type="string">
            <text:p>3SL</text:p>
          </table:table-cell>
          <table:table-cell office:value-type="string">
            <text:p>40E</text:p>
          </table:table-cell>
          <table:table-cell office:value-type="string">
            <text:p>50692</text:p>
          </table:table-cell>
          <table:table-cell office:value-type="string">
            <text:p>50871</text:p>
          </table:table-cell>
          <table:table-cell office:value-type="string">
            <text:p>10/3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*20DT</text:p>
          </table:table-cell>
          <table:table-cell/>
          <table:table-cell office:value-type="string">
            <text:p>0</text:p>
          </table:table-cell>
          <table:table-cell office:value-type="string">
            <text:p>8782</text:p>
          </table:table-cell>
          <table:table-cell office:value-type="string">
            <text:p>189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table:number-columns-repeated="984"/>
        </table:table-row>
        <table:table-row table:style-name="ro1">
          <table:table-cell office:value-type="string">
            <text:p>VF12</text:p>
          </table:table-cell>
          <table:table-cell office:value-type="string">
            <text:p>CARRIER,FLEET</text:p>
          </table:table-cell>
          <table:table-cell office:value-type="string">
            <text:p>10-</text:p>
          </table:table-cell>
          <table:table-cell office:value-type="string">
            <text:p>21767</text:p>
          </table:table-cell>
          <table:table-cell office:value-type="string">
            <text:p>100K</text:p>
          </table:table-cell>
          <table:table-cell office:value-type="string">
            <text:p>7USL</text:p>
          </table:table-cell>
          <table:table-cell office:value-type="string">
            <text:p>46F</text:p>
          </table:table-cell>
          <table:table-cell office:value-type="string">
            <text:p>712254</text:p>
          </table:table-cell>
          <table:table-cell office:value-type="string">
            <text:p>737097</text:p>
          </table:table-cell>
          <table:table-cell office:value-type="string">
            <text:p>30/90</text:p>
          </table:table-cell>
          <table:table-cell table:number-columns-repeated="2" office:value-type="string">
            <text:p>2</text:p>
          </table:table-cell>
          <table:table-cell office:value-type="string">
            <text:p>160</text:p>
          </table:table-cell>
          <table:table-cell office:value-type="string">
            <text:p>1590</text:p>
          </table:table-cell>
          <table:table-cell office:value-type="string">
            <text:p>2120</text:p>
          </table:table-cell>
          <table:table-cell office:value-type="string">
            <text:p>0</text:p>
          </table:table-cell>
          <table:table-cell office:value-type="string">
            <text:p>1457</text:p>
          </table:table-cell>
          <table:table-cell office:value-type="string">
            <text:p>14</text:p>
          </table:table-cell>
          <table:table-cell office:value-type="string">
            <text:p>100</text:p>
          </table:table-cell>
          <table:table-cell office:value-type="string">
            <text:p>26</text:p>
          </table:table-cell>
          <table:table-cell office:value-type="string">
            <text:p>115</text:p>
          </table:table-cell>
          <table:table-cell office:value-type="string">
            <text:p>12</text:p>
          </table:table-cell>
          <table:table-cell table:number-columns-repeated="2"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199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00</text:p>
          </table:table-cell>
          <table:table-cell table:number-columns-repeated="3" office:value-type="string">
            <text:p>0</text:p>
          </table:table-cell>
          <table:table-cell office:value-type="string">
            <text:p>500*40DT</text:p>
          </table:table-cell>
          <table:table-cell office:value-type="string">
            <text:p>1*10KDT</text:p>
          </table:table-cell>
          <table:table-cell office:value-type="string">
            <text:p>20(900)</text:p>
          </table:table-cell>
          <table:table-cell office:value-type="string">
            <text:p>12759</text:p>
          </table:table-cell>
          <table:table-cell office:value-type="string">
            <text:p>26288</text:p>
          </table:table-cell>
          <table:table-cell office:value-type="string">
            <text:p>12HRS</text:p>
          </table:table-cell>
          <table:table-cell office:value-type="string">
            <text:p>XXXXX</text:p>
          </table:table-cell>
          <table:table-cell office:value-type="string">
            <text:p>50*MMM</text:p>
          </table:table-cell>
          <table:table-cell office:value-type="string">
            <text:p>50*SSS</text:p>
          </table:table-cell>
          <table:table-cell table:number-columns-repeated="982"/>
        </table:table-row>
        <table:table-row table:style-name="ro1">
          <table:table-cell office:value-type="string">
            <text:p>VS13</text:p>
          </table:table-cell>
          <table:table-cell office:value-type="string">
            <text:p>CARRIER,STRIKE</text:p>
          </table:table-cell>
          <table:table-cell office:value-type="string">
            <text:p>10+</text:p>
          </table:table-cell>
          <table:table-cell office:value-type="string">
            <text:p>27564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46F</text:p>
          </table:table-cell>
          <table:table-cell office:value-type="string">
            <text:p>664408</text:p>
          </table:table-cell>
          <table:table-cell office:value-type="string">
            <text:p>695495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828</text:p>
          </table:table-cell>
          <table:table-cell office:value-type="string">
            <text:p>18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99</text:p>
          </table:table-cell>
          <table:table-cell office:value-type="string">
            <text:p>22</text:p>
          </table:table-cell>
          <table:table-cell table:number-columns-repeated="2" office:value-type="string">
            <text:p>129</text:p>
          </table:table-cell>
          <table:table-cell office:value-type="string">
            <text:p>0</text:p>
          </table:table-cell>
          <table:table-cell office:value-type="string">
            <text:p>250</text:p>
          </table:table-cell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600*30DT</text:p>
          </table:table-cell>
          <table:table-cell office:value-type="string">
            <text:p>10*100DT</text:p>
          </table:table-cell>
          <table:table-cell office:value-type="string">
            <text:p>40(900)</text:p>
          </table:table-cell>
          <table:table-cell office:value-type="string">
            <text:p>18175</text:p>
          </table:table-cell>
          <table:table-cell office:value-type="string">
            <text:p>32896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100*MMM</text:p>
          </table:table-cell>
          <table:table-cell office:value-type="string">
            <text:p>100*BBB</text:p>
          </table:table-cell>
          <table:table-cell office:value-type="string">
            <text:p>100*SSS</text:p>
          </table:table-cell>
          <table:table-cell table:number-columns-repeated="6"/>
          <table:table-cell office:value-type="string">
            <text:p>3</text:p>
          </table:table-cell>
          <table:table-cell table:number-columns-repeated="974"/>
        </table:table-row>
        <table:table-row table:style-name="ro1">
          <table:table-cell office:value-type="string">
            <text:p>VS14</text:p>
          </table:table-cell>
          <table:table-cell office:value-type="string">
            <text:p>CARRIER,STRIKE</text:p>
          </table:table-cell>
          <table:table-cell office:value-type="string">
            <text:p>11</text:p>
          </table:table-cell>
          <table:table-cell office:value-type="string">
            <text:p>27457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46G</text:p>
          </table:table-cell>
          <table:table-cell office:value-type="string">
            <text:p>537502</text:p>
          </table:table-cell>
          <table:table-cell office:value-type="string">
            <text:p>568399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739</text:p>
          </table:table-cell>
          <table:table-cell office:value-type="string">
            <text:p>17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73</text:p>
          </table:table-cell>
          <table:table-cell office:value-type="string">
            <text:p>16</text:p>
          </table:table-cell>
          <table:table-cell table:number-columns-repeated="2" office:value-type="string">
            <text:p>88</text:p>
          </table:table-cell>
          <table:table-cell office:value-type="string">
            <text:p>0</text:p>
          </table:table-cell>
          <table:table-cell office:value-type="string">
            <text:p>238</text:p>
          </table:table-cell>
          <table:table-cell office:value-type="string">
            <text:p>58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table:number-columns-repeated="4" office:value-type="string">
            <text:p>0</text:p>
          </table:table-cell>
          <table:table-cell office:value-type="string">
            <text:p>600*30DT</text:p>
          </table:table-cell>
          <table:table-cell office:value-type="string">
            <text:p>10*100DT</text:p>
          </table:table-cell>
          <table:table-cell office:value-type="string">
            <text:p>40(900)</text:p>
          </table:table-cell>
          <table:table-cell office:value-type="string">
            <text:p>18727</text:p>
          </table:table-cell>
          <table:table-cell office:value-type="string">
            <text:p>32695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100*MMM</text:p>
          </table:table-cell>
          <table:table-cell office:value-type="string">
            <text:p>100*BBB</text:p>
          </table:table-cell>
          <table:table-cell office:value-type="string">
            <text:p>100*SSS</text:p>
          </table:table-cell>
          <table:table-cell table:number-columns-repeated="981"/>
        </table:table-row>
        <table:table-row table:style-name="ro1">
          <table:table-cell office:value-type="string">
            <text:p>VS15</text:p>
          </table:table-cell>
          <table:table-cell office:value-type="string">
            <text:p>CARRIER,STRIKE</text:p>
          </table:table-cell>
          <table:table-cell office:value-type="string">
            <text:p>12</text:p>
          </table:table-cell>
          <table:table-cell office:value-type="string">
            <text:p>35898</text:p>
          </table:table-cell>
          <table:table-cell office:value-type="string">
            <text:p>100K</text:p>
          </table:table-cell>
          <table:table-cell office:value-type="string">
            <text:p>3SL</text:p>
          </table:table-cell>
          <table:table-cell office:value-type="string">
            <text:p>49G</text:p>
          </table:table-cell>
          <table:table-cell office:value-type="string">
            <text:p>638897</text:p>
          </table:table-cell>
          <table:table-cell office:value-type="string">
            <text:p>67982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1852</text:p>
          </table:table-cell>
          <table:table-cell office:value-type="string">
            <text:p>18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81</text:p>
          </table:table-cell>
          <table:table-cell office:value-type="string">
            <text:p>18</text:p>
          </table:table-cell>
          <table:table-cell table:number-columns-repeated="2" office:value-type="string">
            <text:p>171</text:p>
          </table:table-cell>
          <table:table-cell office:value-type="string">
            <text:p>0</text:p>
          </table:table-cell>
          <table:table-cell office:value-type="string">
            <text:p>253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600*30DT</text:p>
          </table:table-cell>
          <table:table-cell office:value-type="string">
            <text:p>10*100DT</text:p>
          </table:table-cell>
          <table:table-cell office:value-type="string">
            <text:p>10(187)</text:p>
          </table:table-cell>
          <table:table-cell office:value-type="string">
            <text:p>4259</text:p>
          </table:table-cell>
          <table:table-cell office:value-type="string">
            <text:p>4330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60*MIB</text:p>
          </table:table-cell>
          <table:table-cell office:value-type="string">
            <text:p>100*MMM</text:p>
          </table:table-cell>
          <table:table-cell office:value-type="string">
            <text:p>100*BBB</text:p>
          </table:table-cell>
          <table:table-cell office:value-type="string">
            <text:p>100*SSS</text:p>
          </table:table-cell>
          <table:table-cell table:number-columns-repeated="5"/>
          <table:table-cell office:value-type="string">
            <text:p>9</text:p>
          </table:table-cell>
          <table:table-cell table:number-columns-repeated="974"/>
        </table:table-row>
        <table:table-row table:style-name="ro1">
          <table:table-cell office:value-type="string">
            <text:p>VL15</text:p>
          </table:table-cell>
          <table:table-cell office:value-type="string">
            <text:p>CARRIER,LIGHT</text:p>
          </table:table-cell>
          <table:table-cell office:value-type="string">
            <text:p>12</text:p>
          </table:table-cell>
          <table:table-cell office:value-type="string">
            <text:p>3152</text:p>
          </table:table-cell>
          <table:table-cell office:value-type="string">
            <text:p>1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54878</text:p>
          </table:table-cell>
          <table:table-cell office:value-type="string">
            <text:p>5836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302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table:number-columns-repeated="2"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4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table:number-columns-repeated="2"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100*20DT</text:p>
          </table:table-cell>
          <table:table-cell office:value-type="string">
            <text:p>3*100DT</text:p>
          </table:table-cell>
          <table:table-cell office:value-type="string">
            <text:p>4(300)</text:p>
          </table:table-cell>
          <table:table-cell office:value-type="string">
            <text:p>622</text:p>
          </table:table-cell>
          <table:table-cell office:value-type="string">
            <text:p>368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30*MMM</text:p>
          </table:table-cell>
          <table:table-cell office:value-type="string">
            <text:p>30*BBB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office:value-type="string">
            <text:p>VP15</text:p>
          </table:table-cell>
          <table:table-cell office:value-type="string">
            <text:p>CARRIER,POCKET</text:p>
          </table:table-cell>
          <table:table-cell office:value-type="string">
            <text:p>12</text:p>
          </table:table-cell>
          <table:table-cell office:value-type="string">
            <text:p>8252</text:p>
          </table:table-cell>
          <table:table-cell office:value-type="string">
            <text:p>3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163588</text:p>
          </table:table-cell>
          <table:table-cell office:value-type="string">
            <text:p>174194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968</text:p>
          </table:table-cell>
          <table:table-cell office:value-type="string">
            <text:p>32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table:number-columns-repeated="2"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132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30</text:p>
          </table:table-cell>
          <table:table-cell table:number-columns-repeated="2"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350*20DT</text:p>
          </table:table-cell>
          <table:table-cell office:value-type="string">
            <text:p>5*100DT</text:p>
          </table:table-cell>
          <table:table-cell office:value-type="string">
            <text:p>0</text:p>
          </table:table-cell>
          <table:table-cell office:value-type="string">
            <text:p>999</text:p>
          </table:table-cell>
          <table:table-cell office:value-type="string">
            <text:p>11223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100*BBB</text:p>
          </table:table-cell>
          <table:table-cell office:value-type="string">
            <text:p>60*SSS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ED11</text:p>
          </table:table-cell>
          <table:table-cell office:value-type="string">
            <text:p>ESCORT-DESTROYER</text:p>
          </table:table-cell>
          <table:table-cell office:value-type="string">
            <text:p>9+</text:p>
          </table:table-cell>
          <table:table-cell office:value-type="string">
            <text:p>7651</text:p>
          </table:table-cell>
          <table:table-cell office:value-type="string">
            <text:p>10K</text:p>
          </table:table-cell>
          <table:table-cell office:value-type="string">
            <text:p>1SL</text:p>
          </table:table-cell>
          <table:table-cell office:value-type="string">
            <text:p>60E</text:p>
          </table:table-cell>
          <table:table-cell office:value-type="string">
            <text:p>262304</text:p>
          </table:table-cell>
          <table:table-cell office:value-type="string">
            <text:p>267618</text:p>
          </table:table-cell>
          <table:table-cell office:value-type="string">
            <text:p>25/7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72</text:p>
          </table:table-cell>
          <table:table-cell office:value-type="string">
            <text:p>17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24</text:p>
          </table:table-cell>
          <table:table-cell table:number-columns-repeated="2" office:value-type="string">
            <text:p>73</text:p>
          </table:table-cell>
          <table:table-cell office:value-type="string">
            <text:p>10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2*50DT</text:p>
          </table:table-cell>
          <table:table-cell/>
          <table:table-cell office:value-type="string">
            <text:p>1(75)</text:p>
          </table:table-cell>
          <table:table-cell office:value-type="string">
            <text:p>204</text:p>
          </table:table-cell>
          <table:table-cell office:value-type="string">
            <text:p>5623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4*PAB</text:p>
          </table:table-cell>
          <table:table-cell office:value-type="string">
            <text:p>30*MMM</text:p>
          </table:table-cell>
          <table:table-cell office:value-type="string">
            <text:p>30*BBB</text:p>
          </table:table-cell>
          <table:table-cell office:value-type="string">
            <text:p>10*SSS</text:p>
          </table:table-cell>
          <table:table-cell table:number-columns-repeated="980"/>
        </table:table-row>
        <table:table-row table:style-name="ro1">
          <table:table-cell office:value-type="string">
            <text:p>ED12</text:p>
          </table:table-cell>
          <table:table-cell office:value-type="string">
            <text:p>ESCORT-DESTROYER</text:p>
          </table:table-cell>
          <table:table-cell office:value-type="string">
            <text:p>10-</text:p>
          </table:table-cell>
          <table:table-cell office:value-type="string">
            <text:p>7599</text:p>
          </table:table-cell>
          <table:table-cell office:value-type="string">
            <text:p>10K</text:p>
          </table:table-cell>
          <table:table-cell office:value-type="string">
            <text:p>1SL</text:p>
          </table:table-cell>
          <table:table-cell office:value-type="string">
            <text:p>60F</text:p>
          </table:table-cell>
          <table:table-cell office:value-type="string">
            <text:p>235384</text:p>
          </table:table-cell>
          <table:table-cell office:value-type="string">
            <text:p>240763</text:p>
          </table:table-cell>
          <table:table-cell office:value-type="string">
            <text:p>23/69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6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18</text:p>
          </table:table-cell>
          <table:table-cell table:number-columns-repeated="2" office:value-type="string">
            <text:p>62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2*50DT</text:p>
          </table:table-cell>
          <table:table-cell/>
          <table:table-cell office:value-type="string">
            <text:p>1(75)</text:p>
          </table:table-cell>
          <table:table-cell office:value-type="string">
            <text:p>124</text:p>
          </table:table-cell>
          <table:table-cell office:value-type="string">
            <text:p>5691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4*PAB</text:p>
          </table:table-cell>
          <table:table-cell office:value-type="string">
            <text:p>30*MMM</text:p>
          </table:table-cell>
          <table:table-cell office:value-type="string">
            <text:p>30*BBB</text:p>
          </table:table-cell>
          <table:table-cell office:value-type="string">
            <text:p>10*SSS</text:p>
          </table:table-cell>
          <table:table-cell table:number-columns-repeated="980"/>
        </table:table-row>
        <table:table-row table:style-name="ro1">
          <table:table-cell office:value-type="string">
            <text:p>ED13</text:p>
          </table:table-cell>
          <table:table-cell office:value-type="string">
            <text:p>ESCORT-DESTROYER</text:p>
          </table:table-cell>
          <table:table-cell office:value-type="string">
            <text:p>10+</text:p>
          </table:table-cell>
          <table:table-cell office:value-type="string">
            <text:p>7742</text:p>
          </table:table-cell>
          <table:table-cell office:value-type="string">
            <text:p>10K</text:p>
          </table:table-cell>
          <table:table-cell office:value-type="string">
            <text:p>1SL</text:p>
          </table:table-cell>
          <table:table-cell office:value-type="string">
            <text:p>60F</text:p>
          </table:table-cell>
          <table:table-cell office:value-type="string">
            <text:p>235693</text:p>
          </table:table-cell>
          <table:table-cell office:value-type="string">
            <text:p>241254</text:p>
          </table:table-cell>
          <table:table-cell office:value-type="string">
            <text:p>23/69</text:p>
          </table:table-cell>
          <table:table-cell table:number-columns-repeated="2" office:value-type="string">
            <text:p>4</text:p>
          </table:table-cell>
          <table:table-cell office:value-type="string">
            <text:p>17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07</text:p>
          </table:table-cell>
          <table:table-cell table:number-columns-repeated="2"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15</text:p>
          </table:table-cell>
          <table:table-cell table:number-columns-repeated="2"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3" office:value-type="string">
            <text:p>0</text:p>
          </table:table-cell>
          <table:table-cell office:value-type="string">
            <text:p>2*40DT</text:p>
          </table:table-cell>
          <table:table-cell/>
          <table:table-cell office:value-type="string">
            <text:p>1(55)</text:p>
          </table:table-cell>
          <table:table-cell office:value-type="string">
            <text:p>3</text:p>
          </table:table-cell>
          <table:table-cell office:value-type="string">
            <text:p>5885</text:p>
          </table:table-cell>
          <table:table-cell office:value-type="string">
            <text:p>6HRS</text:p>
          </table:table-cell>
          <table:table-cell office:value-type="string">
            <text:p>5HRS</text:p>
          </table:table-cell>
          <table:table-cell office:value-type="string">
            <text:p>2*PAB</text:p>
          </table:table-cell>
          <table:table-cell office:value-type="string">
            <text:p>2*MIB</text:p>
          </table:table-cell>
          <table:table-cell office:value-type="string">
            <text:p>40*MMM</text:p>
          </table:table-cell>
          <table:table-cell office:value-type="string">
            <text:p>30*BBB</text:p>
          </table:table-cell>
          <table:table-cell table:number-columns-repeated="980"/>
        </table:table-row>
        <table:table-row table:style-name="ro1">
          <table:table-cell office:value-type="string">
            <text:p>ED14</text:p>
          </table:table-cell>
          <table:table-cell office:value-type="string">
            <text:p>ESCORT-DESTROYER</text:p>
          </table:table-cell>
          <table:table-cell office:value-type="string">
            <text:p>11</text:p>
          </table:table-cell>
          <table:table-cell office:value-type="string">
            <text:p>7417</text:p>
          </table:table-cell>
          <table:table-cell office:value-type="string">
            <text:p>10K</text:p>
          </table:table-cell>
          <table:table-cell office:value-type="string">
            <text:p>2SL</text:p>
          </table:table-cell>
          <table:table-cell office:value-type="string">
            <text:p>60G</text:p>
          </table:table-cell>
          <table:table-cell office:value-type="string">
            <text:p>163565</text:p>
          </table:table-cell>
          <table:table-cell office:value-type="string">
            <text:p>169012</text:p>
          </table:table-cell>
          <table:table-cell office:value-type="string">
            <text:p>24/72</text:p>
          </table:table-cell>
          <table:table-cell table:number-columns-repeated="2" office:value-type="string">
            <text:p>4</text:p>
          </table:table-cell>
          <table:table-cell office:value-type="string">
            <text:p>18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124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table:number-columns-repeated="2" office:value-type="string">
            <text:p>38</text:p>
          </table:table-cell>
          <table:table-cell office:value-type="string">
            <text:p>30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6*50DT</text:p>
          </table:table-cell>
          <table:table-cell/>
          <table:table-cell office:value-type="string">
            <text:p>1(56)</text:p>
          </table:table-cell>
          <table:table-cell office:value-type="string">
            <text:p>35</text:p>
          </table:table-cell>
          <table:table-cell office:value-type="string">
            <text:p>576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2*PAB</text:p>
          </table:table-cell>
          <table:table-cell office:value-type="string">
            <text:p>40*MMM</text:p>
          </table:table-cell>
          <table:table-cell office:value-type="string">
            <text:p>30*BBB</text:p>
          </table:table-cell>
          <table:table-cell office:value-type="string">
            <text:p>10*SSS</text:p>
          </table:table-cell>
          <table:table-cell table:number-columns-repeated="980"/>
        </table:table-row>
        <table:table-row table:style-name="ro1">
          <table:table-cell office:value-type="string">
            <text:p>ED15</text:p>
          </table:table-cell>
          <table:table-cell office:value-type="string">
            <text:p>ESCORT-DESTROYER</text:p>
          </table:table-cell>
          <table:table-cell office:value-type="string">
            <text:p>12</text:p>
          </table:table-cell>
          <table:table-cell office:value-type="string">
            <text:p>7757</text:p>
          </table:table-cell>
          <table:table-cell office:value-type="string">
            <text:p>10K</text:p>
          </table:table-cell>
          <table:table-cell office:value-type="string">
            <text:p>2SL</text:p>
          </table:table-cell>
          <table:table-cell office:value-type="string">
            <text:p>60G</text:p>
          </table:table-cell>
          <table:table-cell office:value-type="string">
            <text:p>166674</text:p>
          </table:table-cell>
          <table:table-cell office:value-type="string">
            <text:p>172229</text:p>
          </table:table-cell>
          <table:table-cell office:value-type="string">
            <text:p>21/63</text:p>
          </table:table-cell>
          <table:table-cell table:number-columns-repeated="2"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76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table:number-columns-repeated="2"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*40DT</text:p>
          </table:table-cell>
          <table:table-cell/>
          <table:table-cell office:value-type="string">
            <text:p>1(1687)</text:p>
          </table:table-cell>
          <table:table-cell office:value-type="string">
            <text:p>12</text:p>
          </table:table-cell>
          <table:table-cell office:value-type="string">
            <text:p>5878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*PAB</text:p>
          </table:table-cell>
          <table:table-cell office:value-type="string">
            <text:p>4*MIB</text:p>
          </table:table-cell>
          <table:table-cell office:value-type="string">
            <text:p>20*BBB</text:p>
          </table:table-cell>
          <table:table-cell office:value-type="string">
            <text:p>10*SSS</text:p>
          </table:table-cell>
          <table:table-cell table:number-columns-repeated="980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EF12</text:p>
          </table:table-cell>
          <table:table-cell office:value-type="string">
            <text:p>ESCORT-FLEET</text:p>
          </table:table-cell>
          <table:table-cell office:value-type="string">
            <text:p>10-</text:p>
          </table:table-cell>
          <table:table-cell office:value-type="string">
            <text:p>3059</text:p>
          </table:table-cell>
          <table:table-cell office:value-type="string">
            <text:p>8K</text:p>
          </table:table-cell>
          <table:table-cell office:value-type="string">
            <text:p>4SL</text:p>
          </table:table-cell>
          <table:table-cell office:value-type="string">
            <text:p>40F</text:p>
          </table:table-cell>
          <table:table-cell office:value-type="string">
            <text:p>75628</text:p>
          </table:table-cell>
          <table:table-cell office:value-type="string">
            <text:p>76797</text:p>
          </table:table-cell>
          <table:table-cell office:value-type="string">
            <text:p>40/12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6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16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table:number-columns-repeated="2" office:value-type="string">
            <text:p>66</text:p>
          </table:table-cell>
          <table:table-cell office:value-type="string">
            <text:p>50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4*50DT</text:p>
          </table:table-cell>
          <table:table-cell/>
          <table:table-cell office:value-type="string">
            <text:p>0</text:p>
          </table:table-cell>
          <table:table-cell office:value-type="string">
            <text:p>458</text:p>
          </table:table-cell>
          <table:table-cell office:value-type="string">
            <text:p>4411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1*PAB</text:p>
          </table:table-cell>
          <table:table-cell office:value-type="string">
            <text:p>1*PGB</text:p>
          </table:table-cell>
          <table:table-cell office:value-type="string">
            <text:p>8*MIB</text:p>
          </table:table-cell>
          <table:table-cell table:number-columns-repeated="981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30*BBB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EM13</text:p>
          </table:table-cell>
          <table:table-cell office:value-type="string">
            <text:p>ESCORT,MISSILE</text:p>
          </table:table-cell>
          <table:table-cell office:value-type="string">
            <text:p>10+</text:p>
          </table:table-cell>
          <table:table-cell office:value-type="string">
            <text:p>1939</text:p>
          </table:table-cell>
          <table:table-cell office:value-type="string">
            <text:p>5K</text:p>
          </table:table-cell>
          <table:table-cell office:value-type="string">
            <text:p>2SL</text:p>
          </table:table-cell>
          <table:table-cell office:value-type="string">
            <text:p>40F</text:p>
          </table:table-cell>
          <table:table-cell office:value-type="string">
            <text:p>45561</text:p>
          </table:table-cell>
          <table:table-cell office:value-type="string">
            <text:p>48085</text:p>
          </table:table-cell>
          <table:table-cell office:value-type="string">
            <text:p>45/13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7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105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7</text:p>
          </table:table-cell>
          <table:table-cell table:number-columns-repeated="2" office:value-type="string">
            <text:p>27</text:p>
          </table:table-cell>
          <table:table-cell office:value-type="string">
            <text:p>50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3" office:value-type="string">
            <text:p>0</text:p>
          </table:table-cell>
          <table:table-cell office:value-type="string">
            <text:p>4*50DT</text:p>
          </table:table-cell>
          <table:table-cell/>
          <table:table-cell office:value-type="string">
            <text:p>1(2250)</text:p>
          </table:table-cell>
          <table:table-cell office:value-type="string">
            <text:p>166</text:p>
          </table:table-cell>
          <table:table-cell office:value-type="string">
            <text:p>2670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6*MIB</text:p>
          </table:table-cell>
          <table:table-cell office:value-type="string">
            <text:p>10*BBB</text:p>
          </table:table-cell>
          <table:table-cell table:number-columns-repeated="982"/>
        </table:table-row>
        <table:table-row table:style-name="ro1">
          <table:table-cell office:value-type="string">
            <text:p>EM15</text:p>
          </table:table-cell>
          <table:table-cell office:value-type="string">
            <text:p>ESCORT,MISSILE</text:p>
          </table:table-cell>
          <table:table-cell office:value-type="string">
            <text:p>12</text:p>
          </table:table-cell>
          <table:table-cell office:value-type="string">
            <text:p>2207</text:p>
          </table:table-cell>
          <table:table-cell office:value-type="string">
            <text:p>5K</text:p>
          </table:table-cell>
          <table:table-cell office:value-type="string">
            <text:p>2SL</text:p>
          </table:table-cell>
          <table:table-cell office:value-type="string">
            <text:p>40G</text:p>
          </table:table-cell>
          <table:table-cell office:value-type="string">
            <text:p>40800</text:p>
          </table:table-cell>
          <table:table-cell office:value-type="string">
            <text:p>43532</text:p>
          </table:table-cell>
          <table:table-cell office:value-type="string">
            <text:p>45/135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137</text:p>
          </table:table-cell>
          <table:table-cell office:value-type="string">
            <text:p>2850</text:p>
          </table:table-cell>
          <table:table-cell office:value-type="string">
            <text:p>0</text:p>
          </table:table-cell>
          <table:table-cell office:value-type="string">
            <text:p>84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table:number-columns-repeated="2" office:value-type="string">
            <text:p>15</text:p>
          </table:table-cell>
          <table:table-cell office:value-type="string">
            <text:p>50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3" office:value-type="string">
            <text:p>0</text:p>
          </table:table-cell>
          <table:table-cell office:value-type="string">
            <text:p>3*50DT</text:p>
          </table:table-cell>
          <table:table-cell/>
          <table:table-cell office:value-type="string">
            <text:p>1(2250)</text:p>
          </table:table-cell>
          <table:table-cell office:value-type="string">
            <text:p>13</text:p>
          </table:table-cell>
          <table:table-cell office:value-type="string">
            <text:p>2890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6*MIB</text:p>
          </table:table-cell>
          <table:table-cell office:value-type="string">
            <text:p>10*BBB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EF15</text:p>
          </table:table-cell>
          <table:table-cell office:value-type="string">
            <text:p>ESCORT,FLEET</text:p>
          </table:table-cell>
          <table:table-cell office:value-type="string">
            <text:p>12</text:p>
          </table:table-cell>
          <table:table-cell office:value-type="string">
            <text:p>9215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195092</text:p>
          </table:table-cell>
          <table:table-cell office:value-type="string">
            <text:p>206487</text:p>
          </table:table-cell>
          <table:table-cell office:value-type="string">
            <text:p>30/90</text:p>
          </table:table-cell>
          <table:table-cell table:number-columns-repeated="2" office:value-type="string">
            <text:p>4</text:p>
          </table:table-cell>
          <table:table-cell office:value-type="string">
            <text:p>190</text:p>
          </table:table-cell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0</text:p>
          </table:table-cell>
          <table:table-cell office:value-type="string">
            <text:p>122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table:number-columns-repeated="2" office:value-type="string">
            <text:p>66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4*50DT</text:p>
          </table:table-cell>
          <table:table-cell/>
          <table:table-cell office:value-type="string">
            <text:p>2(75)</text:p>
          </table:table-cell>
          <table:table-cell office:value-type="string">
            <text:p>412</text:p>
          </table:table-cell>
          <table:table-cell office:value-type="string">
            <text:p>12058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60*MMM</text:p>
          </table:table-cell>
          <table:table-cell office:value-type="string">
            <text:p>120*BBB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FS15</text:p>
          </table:table-cell>
          <table:table-cell office:value-type="string">
            <text:p>FIGHTER-STRIKE</text:p>
          </table:table-cell>
          <table:table-cell office:value-type="string">
            <text:p>12</text:p>
          </table:table-cell>
          <table:table-cell office:value-type="string">
            <text:p>116</text:p>
          </table:table-cell>
          <table:table-cell office:value-type="string">
            <text:p>20DT</text:p>
          </table:table-cell>
          <table:table-cell office:value-type="string">
            <text:p>1AF</text:p>
          </table:table-cell>
          <table:table-cell office:value-type="string">
            <text:p>40G</text:p>
          </table:table-cell>
          <table:table-cell office:value-type="string">
            <text:p>349.873</text:p>
          </table:table-cell>
          <table:table-cell office:value-type="string">
            <text:p>354.932</text:p>
          </table:table-cell>
          <table:table-cell office:value-type="string">
            <text:p>5/15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90</text:p>
          </table:table-cell>
          <table:table-cell office:value-type="string">
            <text:p>2835</text:p>
          </table:table-cell>
          <table:table-cell office:value-type="string">
            <text:p>3780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3" office:value-type="string">
            <text:p>1</text:p>
          </table:table-cell>
          <table:table-cell table:number-columns-repeated="13"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9.421</text:p>
          </table:table-cell>
          <table:table-cell office:value-type="string">
            <text:p>XXXXXX</text:p>
          </table:table-cell>
          <table:table-cell office:value-type="string">
            <text:p>5MIN</text:p>
          </table:table-cell>
          <table:table-cell office:value-type="string">
            <text:p>1*MMM</text:p>
          </table:table-cell>
          <table:table-cell office:value-type="string">
            <text:p>1*PPP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TF11</text:p>
          </table:table-cell>
          <table:table-cell office:value-type="string">
            <text:p>TANKER-FLEET</text:p>
          </table:table-cell>
          <table:table-cell office:value-type="string">
            <text:p>9+</text:p>
          </table:table-cell>
          <table:table-cell office:value-type="string">
            <text:p>84225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E</text:p>
          </table:table-cell>
          <table:table-cell office:value-type="string">
            <text:p>2159756</text:p>
          </table:table-cell>
          <table:table-cell office:value-type="string">
            <text:p>2253364</text:p>
          </table:table-cell>
          <table:table-cell office:value-type="string">
            <text:p>22/6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855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0</text:p>
          </table:table-cell>
          <table:table-cell office:value-type="string">
            <text:p>516</text:p>
          </table:table-cell>
          <table:table-cell office:value-type="string">
            <text:p>57</text:p>
          </table:table-cell>
          <table:table-cell table:number-columns-repeated="2"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117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10(562)</text:p>
          </table:table-cell>
          <table:table-cell office:value-type="string">
            <text:p>321103</text:p>
          </table:table-cell>
          <table:table-cell office:value-type="string">
            <text:p>99055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4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F12</text:p>
          </table:table-cell>
          <table:table-cell office:value-type="string">
            <text:p>TANKER-FLEET</text:p>
          </table:table-cell>
          <table:table-cell office:value-type="string">
            <text:p>10-</text:p>
          </table:table-cell>
          <table:table-cell office:value-type="string">
            <text:p>85414</text:p>
          </table:table-cell>
          <table:table-cell office:value-type="string">
            <text:p>500k</text:p>
          </table:table-cell>
          <table:table-cell office:value-type="string">
            <text:p>3SL</text:p>
          </table:table-cell>
          <table:table-cell office:value-type="string">
            <text:p>40F</text:p>
          </table:table-cell>
          <table:table-cell office:value-type="string">
            <text:p>2067910</text:p>
          </table:table-cell>
          <table:table-cell office:value-type="string">
            <text:p>2174288</text:p>
          </table:table-cell>
          <table:table-cell office:value-type="string">
            <text:p>35/10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6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722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3</text:p>
          </table:table-cell>
          <table:table-cell office:value-type="string">
            <text:p>437</text:p>
          </table:table-cell>
          <table:table-cell office:value-type="string">
            <text:p>59</text:p>
          </table:table-cell>
          <table:table-cell table:number-columns-repeated="2"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99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(281)</text:p>
          </table:table-cell>
          <table:table-cell office:value-type="string">
            <text:p>308172</text:p>
          </table:table-cell>
          <table:table-cell office:value-type="string">
            <text:p>112569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1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F13</text:p>
          </table:table-cell>
          <table:table-cell office:value-type="string">
            <text:p>TANKER-FLEET</text:p>
          </table:table-cell>
          <table:table-cell office:value-type="string">
            <text:p>10+</text:p>
          </table:table-cell>
          <table:table-cell office:value-type="string">
            <text:p>98220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F</text:p>
          </table:table-cell>
          <table:table-cell office:value-type="string">
            <text:p>2211333</text:p>
          </table:table-cell>
          <table:table-cell office:value-type="string">
            <text:p>2356554</text:p>
          </table:table-cell>
          <table:table-cell office:value-type="string">
            <text:p>50/15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615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4</text:p>
          </table:table-cell>
          <table:table-cell office:value-type="string">
            <text:p>403</text:p>
          </table:table-cell>
          <table:table-cell office:value-type="string">
            <text:p>33</text:p>
          </table:table-cell>
          <table:table-cell table:number-columns-repeated="2"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84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(281)</text:p>
          </table:table-cell>
          <table:table-cell office:value-type="string">
            <text:p>261959</text:p>
          </table:table-cell>
          <table:table-cell office:value-type="string">
            <text:p>153673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1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F14</text:p>
          </table:table-cell>
          <table:table-cell office:value-type="string">
            <text:p>TANKER-FLEET</text:p>
          </table:table-cell>
          <table:table-cell office:value-type="string">
            <text:p>11</text:p>
          </table:table-cell>
          <table:table-cell office:value-type="string">
            <text:p>98226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1976441</text:p>
          </table:table-cell>
          <table:table-cell office:value-type="string">
            <text:p>2101372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461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</text:p>
          </table:table-cell>
          <table:table-cell office:value-type="string">
            <text:p>297</text:p>
          </table:table-cell>
          <table:table-cell office:value-type="string">
            <text:p>24</text:p>
          </table:table-cell>
          <table:table-cell table:number-columns-repeated="2"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63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(281)</text:p>
          </table:table-cell>
          <table:table-cell office:value-type="string">
            <text:p>284504</text:p>
          </table:table-cell>
          <table:table-cell office:value-type="string">
            <text:p>132202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1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F15</text:p>
          </table:table-cell>
          <table:table-cell office:value-type="string">
            <text:p>TANKER-FLEET</text:p>
          </table:table-cell>
          <table:table-cell office:value-type="string">
            <text:p>12</text:p>
          </table:table-cell>
          <table:table-cell office:value-type="string">
            <text:p>98335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1972776</text:p>
          </table:table-cell>
          <table:table-cell office:value-type="string">
            <text:p>2117677</text:p>
          </table:table-cell>
          <table:table-cell office:value-type="string">
            <text:p>50/15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394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</text:p>
          </table:table-cell>
          <table:table-cell office:value-type="string">
            <text:p>252</text:p>
          </table:table-cell>
          <table:table-cell office:value-type="string">
            <text:p>19</text:p>
          </table:table-cell>
          <table:table-cell table:number-columns-repeated="2"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54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00(3.375M)</text:p>
          </table:table-cell>
          <table:table-cell office:value-type="string">
            <text:p>238924</text:p>
          </table:table-cell>
          <table:table-cell office:value-type="string">
            <text:p>15333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2*MIB</text:p>
          </table:table-cell>
          <table:table-cell office:value-type="string">
            <text:p>40*SSS</text:p>
          </table:table-cell>
          <table:table-cell table:number-columns-repeated="982"/>
        </table:table-row>
        <table:table-row table:style-name="ro1">
          <table:table-cell office:value-type="string">
            <text:p>TT13</text:p>
          </table:table-cell>
          <table:table-cell office:value-type="string">
            <text:p>TANKER-TRANSPORT</text:p>
          </table:table-cell>
          <table:table-cell office:value-type="string">
            <text:p>10+</text:p>
          </table:table-cell>
          <table:table-cell office:value-type="string">
            <text:p>98280</text:p>
          </table:table-cell>
          <table:table-cell office:value-type="string">
            <text:p>500K</text:p>
          </table:table-cell>
          <table:table-cell office:value-type="string">
            <text:p>4SL</text:p>
          </table:table-cell>
          <table:table-cell office:value-type="string">
            <text:p>40F</text:p>
          </table:table-cell>
          <table:table-cell office:value-type="string">
            <text:p>2210027</text:p>
          </table:table-cell>
          <table:table-cell office:value-type="string">
            <text:p>2354928</text:p>
          </table:table-cell>
          <table:table-cell office:value-type="string">
            <text:p>50/15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598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4</text:p>
          </table:table-cell>
          <table:table-cell office:value-type="string">
            <text:p>402</text:p>
          </table:table-cell>
          <table:table-cell office:value-type="string">
            <text:p>31</text:p>
          </table:table-cell>
          <table:table-cell table:number-columns-repeated="3" office:value-type="string">
            <text:p>10</text:p>
          </table:table-cell>
          <table:table-cell office:value-type="string">
            <text:p>82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500(3.375M)</text:p>
          </table:table-cell>
          <table:table-cell office:value-type="string">
            <text:p>237665</text:p>
          </table:table-cell>
          <table:table-cell office:value-type="string">
            <text:p>153334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2*MIB</text:p>
          </table:table-cell>
          <table:table-cell office:value-type="string">
            <text:p>40*SSS</text:p>
          </table:table-cell>
          <table:table-cell table:number-columns-repeated="982"/>
        </table:table-row>
        <table:table-row table:style-name="ro1">
          <table:table-cell office:value-type="string">
            <text:p>TZ15</text:p>
          </table:table-cell>
          <table:table-cell office:value-type="string">
            <text:p>TANKER-RIFT</text:p>
          </table:table-cell>
          <table:table-cell office:value-type="string">
            <text:p>12</text:p>
          </table:table-cell>
          <table:table-cell office:value-type="string">
            <text:p>141332</text:p>
          </table:table-cell>
          <table:table-cell office:value-type="string">
            <text:p>700K</text:p>
          </table:table-cell>
          <table:table-cell office:value-type="string">
            <text:p>4SL</text:p>
          </table:table-cell>
          <table:table-cell office:value-type="string">
            <text:p>40G</text:p>
          </table:table-cell>
          <table:table-cell office:value-type="string">
            <text:p>2684912</text:p>
          </table:table-cell>
          <table:table-cell office:value-type="string">
            <text:p>2859729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544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2</text:p>
          </table:table-cell>
          <table:table-cell office:value-type="string">
            <text:p>352</text:p>
          </table:table-cell>
          <table:table-cell office:value-type="string">
            <text:p>41</text:p>
          </table:table-cell>
          <table:table-cell table:number-columns-repeated="2"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74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1(56)</text:p>
          </table:table-cell>
          <table:table-cell office:value-type="string">
            <text:p>403125</text:p>
          </table:table-cell>
          <table:table-cell office:value-type="string">
            <text:p>184990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1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M11</text:p>
          </table:table-cell>
          <table:table-cell office:value-type="string">
            <text:p>TANKER-MISSILE</text:p>
          </table:table-cell>
          <table:table-cell office:value-type="string">
            <text:p>9+</text:p>
          </table:table-cell>
          <table:table-cell office:value-type="string">
            <text:p>32666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40E</text:p>
          </table:table-cell>
          <table:table-cell office:value-type="string">
            <text:p>886125</text:p>
          </table:table-cell>
          <table:table-cell office:value-type="string">
            <text:p>922906</text:p>
          </table:table-cell>
          <table:table-cell office:value-type="string">
            <text:p>22/6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413</text:p>
          </table:table-cell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4</text:p>
          </table:table-cell>
          <table:table-cell office:value-type="string">
            <text:p>204</text:p>
          </table:table-cell>
          <table:table-cell office:value-type="string">
            <text:p>23</text:p>
          </table:table-cell>
          <table:table-cell table:number-columns-repeated="2"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56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1K(56250)</text:p>
          </table:table-cell>
          <table:table-cell office:value-type="string">
            <text:p>77209</text:p>
          </table:table-cell>
          <table:table-cell office:value-type="string">
            <text:p>38921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4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office:value-type="string">
            <text:p>TM12</text:p>
          </table:table-cell>
          <table:table-cell office:value-type="string">
            <text:p>TANKER-MISSILE</text:p>
          </table:table-cell>
          <table:table-cell office:value-type="string">
            <text:p>10-</text:p>
          </table:table-cell>
          <table:table-cell office:value-type="string">
            <text:p>38684</text:p>
          </table:table-cell>
          <table:table-cell office:value-type="string">
            <text:p>200K</text:p>
          </table:table-cell>
          <table:table-cell office:value-type="string">
            <text:p>4SL</text:p>
          </table:table-cell>
          <table:table-cell office:value-type="string">
            <text:p>40E</text:p>
          </table:table-cell>
          <table:table-cell office:value-type="string">
            <text:p>944752</text:p>
          </table:table-cell>
          <table:table-cell office:value-type="string">
            <text:p>990983</text:p>
          </table:table-cell>
          <table:table-cell office:value-type="string">
            <text:p>22/6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471</text:p>
          </table:table-cell>
          <table:table-cell office:value-type="string">
            <text:p>2</text:p>
          </table:table-cell>
          <table:table-cell office:value-type="string">
            <text:p>200</text:p>
          </table:table-cell>
          <table:table-cell office:value-type="string">
            <text:p>5</text:p>
          </table:table-cell>
          <table:table-cell office:value-type="string">
            <text:p>251</text:p>
          </table:table-cell>
          <table:table-cell office:value-type="string">
            <text:p>23</text:p>
          </table:table-cell>
          <table:table-cell table:number-columns-repeated="2"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64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table:number-columns-repeated="3" office:value-type="string">
            <text:p>0</text:p>
          </table:table-cell>
          <table:table-cell office:value-type="string">
            <text:p>5*100DT</text:p>
          </table:table-cell>
          <table:table-cell office:value-type="string">
            <text:p>5*1KDT</text:p>
          </table:table-cell>
          <table:table-cell office:value-type="string">
            <text:p>1K(56250)</text:p>
          </table:table-cell>
          <table:table-cell office:value-type="string">
            <text:p>64925</text:p>
          </table:table-cell>
          <table:table-cell office:value-type="string">
            <text:p>48922</text:p>
          </table:table-cell>
          <table:table-cell office:value-type="string">
            <text:p>12HRS</text:p>
          </table:table-cell>
          <table:table-cell office:value-type="string">
            <text:p>5HRS</text:p>
          </table:table-cell>
          <table:table-cell office:value-type="string">
            <text:p>40*MMM</text:p>
          </table:table-cell>
          <table:table-cell office:value-type="string">
            <text:p>40*BBB</text:p>
          </table:table-cell>
          <table:table-cell office:value-type="string">
            <text:p>40*SSS</text:p>
          </table:table-cell>
          <table:table-cell table:number-columns-repeated="981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office:value-type="string">
            <text:p>ZN15</text:p>
          </table:table-cell>
          <table:table-cell office:value-type="string">
            <text:p>SPECIAL-NON-STD</text:p>
          </table:table-cell>
          <table:table-cell office:value-type="string">
            <text:p>12</text:p>
          </table:table-cell>
          <table:table-cell office:value-type="string">
            <text:p>24909</text:p>
          </table:table-cell>
          <table:table-cell office:value-type="string">
            <text:p>75K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423526</text:p>
          </table:table-cell>
          <table:table-cell office:value-type="string">
            <text:p>470292</text:p>
          </table:table-cell>
          <table:table-cell office:value-type="string">
            <text:p>49/14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403</text:p>
          </table:table-cell>
          <table:table-cell office:value-type="string">
            <text:p>5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>59</text:p>
          </table:table-cell>
          <table:table-cell office:value-type="string">
            <text:p>5</text:p>
          </table:table-cell>
          <table:table-cell table:number-columns-repeated="2" office:value-type="string">
            <text:p>236</text:p>
          </table:table-cell>
          <table:table-cell office:value-type="string">
            <text:p>0</text:p>
          </table:table-cell>
          <table:table-cell office:value-type="string">
            <text:p>55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0*10DT</text:p>
          </table:table-cell>
          <table:table-cell office:value-type="string">
            <text:p>2*100DT</text:p>
          </table:table-cell>
          <table:table-cell office:value-type="string">
            <text:p>0</text:p>
          </table:table-cell>
          <table:table-cell office:value-type="string">
            <text:p>688</text:p>
          </table:table-cell>
          <table:table-cell office:value-type="string">
            <text:p>49487</text:p>
          </table:table-cell>
          <table:table-cell office:value-type="string">
            <text:p>60HRS</text:p>
          </table:table-cell>
          <table:table-cell office:value-type="string">
            <text:p>5HRS</text:p>
          </table:table-cell>
          <table:table-cell office:value-type="string">
            <text:p>SMG</text:p>
          </table:table-cell>
          <table:table-cell office:value-type="string">
            <text:p>3*MGB</text:p>
          </table:table-cell>
          <table:table-cell office:value-type="string">
            <text:p>10*FGB</text:p>
          </table:table-cell>
          <table:table-cell office:value-type="string">
            <text:p>10*PEB</text:p>
          </table:table-cell>
          <table:table-cell office:value-type="string">
            <text:p>20*MMM</text:p>
          </table:table-cell>
          <table:table-cell office:value-type="string">
            <text:p>20*BBB</text:p>
          </table:table-cell>
          <table:table-cell office:value-type="string">
            <text:p>20*SSS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ENCYCLOPED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style-name="ce3" table:number-columns-repeated="973"/>
        </table:table-row>
        <table:table-row table:style-name="ro1">
          <table:table-cell office:value-type="string">
            <text:p>LCAR5</text:p>
          </table:table-cell>
          <table:table-cell office:value-type="string">
            <text:p>GROUND_CAR</text:p>
          </table:table-cell>
          <table:table-cell office:value-type="string">
            <text:p>6</text:p>
          </table:table-cell>
          <table:table-cell office:value-type="string">
            <text:p>0.0031</text:p>
          </table:table-cell>
          <table:table-cell office:value-type="string">
            <text:p>2</text:p>
          </table:table-cell>
          <table:table-cell office:value-type="string">
            <text:p>4USL</text:p>
          </table:table-cell>
          <table:table-cell office:value-type="string">
            <text:p>4B</text:p>
          </table:table-cell>
          <table:table-cell office:value-type="string">
            <text:p>3.8</text:p>
          </table:table-cell>
          <table:table-cell office:value-type="string">
            <text:p>5</text:p>
          </table:table-cell>
          <table:table-cell office:value-type="string">
            <text:p>6HRS</text:p>
          </table:table-cell>
          <table:table-cell table:number-columns-repeated="4"/>
          <table:table-cell office:value-type="string">
            <text:p>8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5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1KL</text:p>
          </table:table-cell>
          <table:table-cell office:value-type="string">
            <text:p>0.072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LWAT6</text:p>
          </table:table-cell>
          <table:table-cell office:value-type="string">
            <text:p>WHEELED_ATV</text:p>
          </table:table-cell>
          <table:table-cell office:value-type="string">
            <text:p>6</text:p>
          </table:table-cell>
          <table:table-cell office:value-type="string">
            <text:p>0.046380</text:p>
          </table:table-cell>
          <table:table-cell office:value-type="string">
            <text:p>10</text:p>
          </table:table-cell>
          <table:table-cell office:value-type="string">
            <text:p>4USL</text:p>
          </table:table-cell>
          <table:table-cell office:value-type="string">
            <text:p>6B</text:p>
          </table:table-cell>
          <table:table-cell office:value-type="string">
            <text:p>28</text:p>
          </table:table-cell>
          <table:table-cell office:value-type="string">
            <text:p>55</text:p>
          </table:table-cell>
          <table:table-cell office:value-type="string">
            <text:p>4/12</text:p>
          </table:table-cell>
          <table:table-cell table:number-columns-repeated="4"/>
          <table:table-cell office:value-type="string">
            <text:p>10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1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25KL</text:p>
          </table:table-cell>
          <table:table-cell office:value-type="string">
            <text:p>18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LTAT12</text:p>
          </table:table-cell>
          <table:table-cell office:value-type="string">
            <text:p>TRACKED_ATV</text:p>
          </table:table-cell>
          <table:table-cell office:value-type="string">
            <text:p>6</text:p>
          </table:table-cell>
          <table:table-cell office:value-type="string">
            <text:p>0.049580</text:p>
          </table:table-cell>
          <table:table-cell office:value-type="string">
            <text:p>10</text:p>
          </table:table-cell>
          <table:table-cell office:value-type="string">
            <text:p>4USL</text:p>
          </table:table-cell>
          <table:table-cell office:value-type="string">
            <text:p>6B</text:p>
          </table:table-cell>
          <table:table-cell office:value-type="string">
            <text:p>47</text:p>
          </table:table-cell>
          <table:table-cell office:value-type="string">
            <text:p>74</text:p>
          </table:table-cell>
          <table:table-cell office:value-type="string">
            <text:p>4/12</text:p>
          </table:table-cell>
          <table:table-cell table:number-columns-repeated="4"/>
          <table:table-cell office:value-type="string">
            <text:p>8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</text:p>
          </table:table-cell>
          <table:table-cell table:number-columns-repeated="8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25KL</text:p>
          </table:table-cell>
          <table:table-cell office:value-type="string">
            <text:p>18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GOAR15</text:p>
          </table:table-cell>
          <table:table-cell office:value-type="string">
            <text:p>AIR-RAFT</text:p>
          </table:table-cell>
          <table:table-cell office:value-type="string">
            <text:p>12</text:p>
          </table:table-cell>
          <table:table-cell office:value-type="string">
            <text:p>0.275</text:p>
          </table:table-cell>
          <table:table-cell office:value-type="string">
            <text:p>2</text:p>
          </table:table-cell>
          <table:table-cell office:value-type="string">
            <text:p>4USL</text:p>
          </table:table-cell>
          <table:table-cell office:value-type="string">
            <text:p>4G</text:p>
          </table:table-cell>
          <table:table-cell office:value-type="string">
            <text:p>1.6</text:p>
          </table:table-cell>
          <table:table-cell office:value-type="string">
            <text:p>7.2</text:p>
          </table:table-cell>
          <table:table-cell office:value-type="string">
            <text:p>60/180</text:p>
          </table:table-cell>
          <table:table-cell table:number-columns-repeated="2"/>
          <table:table-cell office:value-type="string">
            <text:p>120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3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5.4KL</text:p>
          </table:table-cell>
          <table:table-cell office:value-type="string">
            <text:p>3.3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GEAR15</text:p>
          </table:table-cell>
          <table:table-cell office:value-type="string">
            <text:p>ENCLOSED_AIR-RAFT</text:p>
          </table:table-cell>
          <table:table-cell office:value-type="string">
            <text:p>12</text:p>
          </table:table-cell>
          <table:table-cell office:value-type="string">
            <text:p>0.389</text:p>
          </table:table-cell>
          <table:table-cell office:value-type="string">
            <text:p>4</text:p>
          </table:table-cell>
          <table:table-cell office:value-type="string">
            <text:p>1USL</text:p>
          </table:table-cell>
          <table:table-cell office:value-type="string">
            <text:p>4G</text:p>
          </table:table-cell>
          <table:table-cell office:value-type="string">
            <text:p>4.6</text:p>
          </table:table-cell>
          <table:table-cell office:value-type="string">
            <text:p>18.7</text:p>
          </table:table-cell>
          <table:table-cell office:value-type="string">
            <text:p>60/180</text:p>
          </table:table-cell>
          <table:table-cell table:number-columns-repeated="2"/>
          <table:table-cell office:value-type="string">
            <text:p>120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3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13.5KL</text:p>
          </table:table-cell>
          <table:table-cell office:value-type="string">
            <text:p>7.9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GCAR15</text:p>
          </table:table-cell>
          <table:table-cell office:value-type="string">
            <text:p>GCARRIER</text:p>
          </table:table-cell>
          <table:table-cell office:value-type="string">
            <text:p>12</text:p>
          </table:table-cell>
          <table:table-cell office:value-type="string">
            <text:p>14.44</text:p>
          </table:table-cell>
          <table:table-cell office:value-type="string">
            <text:p>8</text:p>
          </table:table-cell>
          <table:table-cell office:value-type="string">
            <text:p>1USL</text:p>
          </table:table-cell>
          <table:table-cell office:value-type="string">
            <text:p>10G</text:p>
          </table:table-cell>
          <table:table-cell office:value-type="string">
            <text:p>20.1</text:p>
          </table:table-cell>
          <table:table-cell office:value-type="string">
            <text:p>48.1</text:p>
          </table:table-cell>
          <table:table-cell office:value-type="string">
            <text:p>10/30</text:p>
          </table:table-cell>
          <table:table-cell table:number-columns-repeated="2"/>
          <table:table-cell office:value-type="string">
            <text:p>120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3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27KL</text:p>
          </table:table-cell>
          <table:table-cell office:value-type="string">
            <text:p>13.1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*FRP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GSPE15</text:p>
          </table:table-cell>
          <table:table-cell office:value-type="string">
            <text:p>SPEEDER</text:p>
          </table:table-cell>
          <table:table-cell office:value-type="string">
            <text:p>12</text:p>
          </table:table-cell>
          <table:table-cell office:value-type="string">
            <text:p>1.36</text:p>
          </table:table-cell>
          <table:table-cell office:value-type="string">
            <text:p>6</text:p>
          </table:table-cell>
          <table:table-cell office:value-type="string">
            <text:p>1AF</text:p>
          </table:table-cell>
          <table:table-cell office:value-type="string">
            <text:p>4G</text:p>
          </table:table-cell>
          <table:table-cell office:value-type="string">
            <text:p>19.2</text:p>
          </table:table-cell>
          <table:table-cell office:value-type="string">
            <text:p>25.4</text:p>
          </table:table-cell>
          <table:table-cell office:value-type="string">
            <text:p>45/135</text:p>
          </table:table-cell>
          <table:table-cell table:number-columns-repeated="2"/>
          <table:table-cell office:value-type="string">
            <text:p>190</text:p>
          </table:table-cell>
          <table:table-cell office:value-type="string">
            <text:p>810</text:p>
          </table:table-cell>
          <table:table-cell office:value-type="string">
            <text:p>1080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2KL</text:p>
          </table:table-cell>
          <table:table-cell office:value-type="string">
            <text:p>58.4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MEN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XSR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3"/>
        </table:table-row>
        <table:table-row table:style-name="ro1">
          <table:table-cell table:style-name="ce3" office:value-type="string">
            <text:p>SDB12</text:p>
          </table:table-cell>
          <table:table-cell table:style-name="ce3" office:value-type="string">
            <text:p>S.D,B.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311.11</text:p>
          </table:table-cell>
          <table:table-cell table:style-name="ce3" office:value-type="string">
            <text:p>400</text:p>
          </table:table-cell>
          <table:table-cell table:style-name="ce3" office:value-type="string">
            <text:p>4SL</text:p>
          </table:table-cell>
          <table:table-cell table:style-name="ce3" office:value-type="string">
            <text:p>67G</text:p>
          </table:table-cell>
          <table:table-cell table:style-name="ce3" office:value-type="string">
            <text:p>10980</text:p>
          </table:table-cell>
          <table:table-cell table:style-name="ce3" office:value-type="string">
            <text:p>11150</text:p>
          </table:table-cell>
          <table:table-cell table:style-name="ce3" office:value-type="string">
            <text:p>20/60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</text:p>
          </table:table-cell>
          <table:table-cell table:number-columns-repeated="3" table:style-name="ce3" office:value-type="string">
            <text:p>2</text:p>
          </table:table-cell>
          <table:table-cell table:style-name="ce3" office:value-type="string">
            <text:p>4</text:p>
          </table:table-cell>
          <table:table-cell table:number-columns-repeated="2" table:style-name="ce3" office:value-type="string">
            <text:p>0</text:p>
          </table:table-cell>
          <table:table-cell table:style-name="ce3" office:value-type="string">
            <text:p>1</text:p>
          </table:table-cell>
          <table:table-cell table:number-columns-repeated="2" table:style-name="ce3" office:value-type="string">
            <text:p>0</text:p>
          </table:table-cell>
          <table:table-cell table:style-name="ce3" office:value-type="string">
            <text:p>1</text:p>
          </table:table-cell>
          <table:table-cell table:number-columns-repeated="4" table:style-name="ce3" office:value-type="string">
            <text:p>0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27KL</text:p>
          </table:table-cell>
          <table:table-cell table:style-name="ce3" office:value-type="string">
            <text:p>2100KL</text:p>
          </table:table-cell>
          <table:table-cell table:number-columns-repeated="2" table:style-name="ce3" office:value-type="string">
            <text:p>Y</text:p>
          </table:table-cell>
          <table:table-cell table:style-name="ce3" office:value-type="string">
            <text:p>2*BBB</text:p>
          </table:table-cell>
          <table:table-cell table:style-name="ce3" office:value-type="string">
            <text:p>2*MMM</text:p>
          </table:table-cell>
          <table:table-cell table:number-columns-repeated="9" table:style-name="ce3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LA12</text:p>
          </table:table-cell>
          <table:table-cell table:style-name="ce3" office:value-type="string">
            <text:p>LAUNCH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9.08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120</text:p>
          </table:table-cell>
          <table:table-cell table:style-name="ce3" office:value-type="string">
            <text:p>180</text:p>
          </table:table-cell>
          <table:table-cell table:style-name="ce3" office:value-type="string">
            <text:p>30/90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6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2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54KL</text:p>
          </table:table-cell>
          <table:table-cell table:style-name="ce3" office:value-type="string">
            <text:p>7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B012</text:p>
          </table:table-cell>
          <table:table-cell table:style-name="ce3" office:value-type="string">
            <text:p>SHIPS-BOAT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20.12</text:p>
          </table:table-cell>
          <table:table-cell table:style-name="ce3" office:value-type="string">
            <text:p>3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350</text:p>
          </table:table-cell>
          <table:table-cell table:style-name="ce3" office:value-type="string">
            <text:p>44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2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81KL</text:p>
          </table:table-cell>
          <table:table-cell table:style-name="ce3" office:value-type="string">
            <text:p>12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SB12</text:p>
          </table:table-cell>
          <table:table-cell table:style-name="ce3" office:value-type="string">
            <text:p>SLOW-BOAT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4.91</text:p>
          </table:table-cell>
          <table:table-cell table:style-name="ce3" office:value-type="string">
            <text:p>30</text:p>
          </table:table-cell>
          <table:table-cell table:style-name="ce3" office:value-type="string">
            <text:p>3AF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220</text:p>
          </table:table-cell>
          <table:table-cell table:style-name="ce3" office:value-type="string">
            <text:p>30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1925</text:p>
          </table:table-cell>
          <table:table-cell table:style-name="ce3" office:value-type="string">
            <text:p>2565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3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81KL</text:p>
          </table:table-cell>
          <table:table-cell table:style-name="ce3" office:value-type="string">
            <text:p>8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GG12</text:p>
          </table:table-cell>
          <table:table-cell table:style-name="ce3" office:value-type="string">
            <text:p>GIG</text:p>
          </table:table-cell>
          <table:table-cell table:style-name="ce3" office:value-type="string">
            <text:p>11</text:p>
          </table:table-cell>
          <table:table-cell table:style-name="ce3" office:value-type="string">
            <text:p>13.78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360</text:p>
          </table:table-cell>
          <table:table-cell table:style-name="ce3" office:value-type="string">
            <text:p>400</text:p>
          </table:table-cell>
          <table:table-cell table:style-name="ce3" office:value-type="string">
            <text:p>5/15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style-name="ce3" office:value-type="string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40.5KL</text:p>
          </table:table-cell>
          <table:table-cell table:style-name="ce3" office:value-type="string">
            <text:p>33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1*BBB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PI12</text:p>
          </table:table-cell>
          <table:table-cell table:style-name="ce3" office:value-type="string">
            <text:p>PINNACE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21.15</text:p>
          </table:table-cell>
          <table:table-cell table:style-name="ce3" office:value-type="string">
            <text:p>4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410</text:p>
          </table:table-cell>
          <table:table-cell table:style-name="ce3" office:value-type="string">
            <text:p>55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750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3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135KL</text:p>
          </table:table-cell>
          <table:table-cell table:style-name="ce3" office:value-type="string">
            <text:p>12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SP12</text:p>
          </table:table-cell>
          <table:table-cell table:style-name="ce3" office:value-type="string">
            <text:p>SLOW-PINNACE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5.88</text:p>
          </table:table-cell>
          <table:table-cell table:style-name="ce3" office:value-type="string">
            <text:p>40</text:p>
          </table:table-cell>
          <table:table-cell table:style-name="ce3" office:value-type="string">
            <text:p>1AF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240</text:p>
          </table:table-cell>
          <table:table-cell table:style-name="ce3" office:value-type="string">
            <text:p>45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1430</text:p>
          </table:table-cell>
          <table:table-cell table:style-name="ce3" office:value-type="string">
            <text:p>1910</text:p>
          </table:table-cell>
          <table:table-cell table:style-name="ce3" office:value-type="string">
            <text:p>6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5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202.5KL</text:p>
          </table:table-cell>
          <table:table-cell table:style-name="ce3" office:value-type="string">
            <text:p>8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MC12</text:p>
          </table:table-cell>
          <table:table-cell table:style-name="ce3" office:value-type="string">
            <text:p>MODULAR-CUTTER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7.06</text:p>
          </table:table-cell>
          <table:table-cell table:style-name="ce3" office:value-type="string">
            <text:p>50</text:p>
          </table:table-cell>
          <table:table-cell table:style-name="ce3" office:value-type="string">
            <text:p>1SL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430</text:p>
          </table:table-cell>
          <table:table-cell table:style-name="ce3" office:value-type="string">
            <text:p>850</text:p>
          </table:table-cell>
          <table:table-cell table:style-name="ce3" office:value-type="string">
            <text:p>12/36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600</text:p>
          </table:table-cell>
          <table:table-cell table:style-name="ce3" office:value-type="string">
            <text:p>8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**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405KL</text:p>
          </table:table-cell>
          <table:table-cell table:style-name="ce3" office:value-type="string">
            <text:p>10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SS12</text:p>
          </table:table-cell>
          <table:table-cell table:style-name="ce3" office:value-type="string">
            <text:p>SHUTTLE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28.31</text:p>
          </table:table-cell>
          <table:table-cell table:style-name="ce3" office:value-type="string">
            <text:p>95</text:p>
          </table:table-cell>
          <table:table-cell table:style-name="ce3" office:value-type="string">
            <text:p>1AF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630</text:p>
          </table:table-cell>
          <table:table-cell table:style-name="ce3" office:value-type="string">
            <text:p>1110</text:p>
          </table:table-cell>
          <table:table-cell table:style-name="ce3" office:value-type="string">
            <text:p>15/4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90</text:p>
          </table:table-cell>
          <table:table-cell table:style-name="ce3" office:value-type="string">
            <text:p>1965</text:p>
          </table:table-cell>
          <table:table-cell table:style-name="ce3" office:value-type="string">
            <text:p>2565</text:p>
          </table:table-cell>
          <table:table-cell table:number-columns-repeated="2"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10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472.5KL</text:p>
          </table:table-cell>
          <table:table-cell table:style-name="ce3" office:value-type="string">
            <text:p>160KL</text:p>
          </table:table-cell>
          <table:table-cell table:style-name="ce3" office:value-type="string">
            <text:p>XXXXX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table:style-name="ce3" office:value-type="string">
            <text:p>SFL12</text:p>
          </table:table-cell>
          <table:table-cell table:style-name="ce3" office:value-type="string">
            <text:p>FIGHTER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4.23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3AF</text:p>
          </table:table-cell>
          <table:table-cell table:style-name="ce3" office:value-type="string">
            <text:p>40G</text:p>
          </table:table-cell>
          <table:table-cell table:style-name="ce3" office:value-type="string">
            <text:p>4.6</text:p>
          </table:table-cell>
          <table:table-cell table:style-name="ce3" office:value-type="string">
            <text:p>18.7</text:p>
          </table:table-cell>
          <table:table-cell table:style-name="ce3" office:value-type="string">
            <text:p>5/15</text:p>
          </table:table-cell>
          <table:table-cell table:style-name="ce3"/>
          <table:table-cell table:style-name="ce3" office:value-type="string">
            <text:p>0</text:p>
          </table:table-cell>
          <table:table-cell table:style-name="ce3" office:value-type="string">
            <text:p>120</text:p>
          </table:table-cell>
          <table:table-cell table:style-name="ce3" office:value-type="string">
            <text:p>2835</text:p>
          </table:table-cell>
          <table:table-cell table:style-name="ce3" office:value-type="string">
            <text:p>3780</text:p>
          </table:table-cell>
          <table:table-cell table:style-name="ce3" office:value-type="string">
            <text:p>6</text:p>
          </table:table-cell>
          <table:table-cell table:number-columns-repeated="4" table:style-name="ce3" office:value-type="string">
            <text:p>1</text:p>
          </table:table-cell>
          <table:table-cell table:style-name="ce3" office:value-type="string">
            <text:p>0</text:p>
          </table:table-cell>
          <table:table-cell table:number-columns-repeated="8" office:value-type="string">
            <text:p>0</text:p>
          </table:table-cell>
          <table:table-cell table:style-name="ce3" office:value-type="string">
            <text:p>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6.75KL</text:p>
          </table:table-cell>
          <table:table-cell table:style-name="ce3" office:value-type="string">
            <text:p>33.6KL</text:p>
          </table:table-cell>
          <table:table-cell table:style-name="ce3" office:value-type="string">
            <text:p>XXXXXX</text:p>
          </table:table-cell>
          <table:table-cell table:style-name="ce3"/>
          <table:table-cell table:style-name="ce3" office:value-type="string">
            <text:p>1*B</text:p>
          </table:table-cell>
          <table:table-cell table:number-columns-repeated="10" office:value-type="string">
            <text:p>X</text:p>
          </table:table-cell>
          <table:table-cell table:style-name="ce3" table:number-columns-repeated="973"/>
        </table:table-row>
        <table:table-row table:style-name="ro1">
          <table:table-cell office:value-type="string">
            <text:p>S</text:p>
          </table:table-cell>
          <table:table-cell office:value-type="string">
            <text:p>SCOUT/COURIER</text:p>
          </table:table-cell>
          <table:table-cell office:value-type="string">
            <text:p>12</text:p>
          </table:table-cell>
          <table:table-cell office:value-type="string">
            <text:p>28.938</text:p>
          </table:table-cell>
          <table:table-cell office:value-type="string">
            <text:p>1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840</text:p>
          </table:table-cell>
          <table:table-cell office:value-type="string">
            <text:p>916</text:p>
          </table:table-cell>
          <table:table-cell office:value-type="string">
            <text:p>30/90</text:p>
          </table:table-cell>
          <table:table-cell table:number-columns-repeated="2" office:value-type="string">
            <text:p>2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3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40.5KL</text:p>
          </table:table-cell>
          <table:table-cell office:value-type="string">
            <text:p>515KL</text:p>
          </table:table-cell>
          <table:table-cell table:number-columns-repeated="2" office:value-type="string">
            <text:p>Y</text:p>
          </table:table-cell>
          <table:table-cell office:value-type="string">
            <text:p>1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J</text:p>
          </table:table-cell>
          <table:table-cell office:value-type="string">
            <text:p>SEEKER</text:p>
          </table:table-cell>
          <table:table-cell office:value-type="string">
            <text:p>12</text:p>
          </table:table-cell>
          <table:table-cell office:value-type="string">
            <text:p>27.31</text:p>
          </table:table-cell>
          <table:table-cell office:value-type="string">
            <text:p>1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815</text:p>
          </table:table-cell>
          <table:table-cell office:value-type="string">
            <text:p>895</text:p>
          </table:table-cell>
          <table:table-cell office:value-type="string">
            <text:p>30/90</text:p>
          </table:table-cell>
          <table:table-cell table:number-columns-repeated="2" office:value-type="string">
            <text:p>2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310KL</text:p>
          </table:table-cell>
          <table:table-cell office:value-type="string">
            <text:p>504KL</text:p>
          </table:table-cell>
          <table:table-cell table:number-columns-repeated="2" office:value-type="string">
            <text:p>Y</text:p>
          </table:table-cell>
          <table:table-cell office:value-type="string">
            <text:p>1*P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A</text:p>
          </table:table-cell>
          <table:table-cell office:value-type="string">
            <text:p>FREE-TRADER</text:p>
          </table:table-cell>
          <table:table-cell office:value-type="string">
            <text:p>12</text:p>
          </table:table-cell>
          <table:table-cell office:value-type="string">
            <text:p>36.915</text:p>
          </table:table-cell>
          <table:table-cell office:value-type="string">
            <text:p>2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1130</text:p>
          </table:table-cell>
          <table:table-cell office:value-type="string">
            <text:p>2280</text:p>
          </table:table-cell>
          <table:table-cell office:value-type="string">
            <text:p>30/90</text:p>
          </table:table-cell>
          <table:table-cell table:number-columns-repeated="2" office:value-type="string">
            <text:p>1</text:p>
          </table:table-cell>
          <table:table-cell office:value-type="string">
            <text:p>190</text:p>
          </table:table-cell>
          <table:table-cell office:value-type="string">
            <text:p>600</text:p>
          </table:table-cell>
          <table:table-cell office:value-type="string">
            <text:p>8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1107KL</text:p>
          </table:table-cell>
          <table:table-cell office:value-type="string">
            <text:p>627KL</text:p>
          </table:table-cell>
          <table:table-cell table:number-columns-repeated="2" office:value-type="string">
            <text:p>Y</text:p>
          </table:table-cell>
          <table:table-cell office:value-type="string">
            <text:p>2*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A2</text:p>
          </table:table-cell>
          <table:table-cell office:value-type="string">
            <text:p>FAR-TRADER</text:p>
          </table:table-cell>
          <table:table-cell office:value-type="string">
            <text:p>12</text:p>
          </table:table-cell>
          <table:table-cell office:value-type="string">
            <text:p>41.07</text:p>
          </table:table-cell>
          <table:table-cell office:value-type="string">
            <text:p>200</text:p>
          </table:table-cell>
          <table:table-cell office:value-type="string">
            <text:p>3SL</text:p>
          </table:table-cell>
          <table:table-cell office:value-type="string">
            <text:p>40G</text:p>
          </table:table-cell>
          <table:table-cell office:value-type="string">
            <text:p>1180</text:p>
          </table:table-cell>
          <table:table-cell office:value-type="string">
            <text:p>205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2"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3" office:value-type="string">
            <text:p>0</text:p>
          </table:table-cell>
          <table:table-cell office:value-type="string">
            <text:p>1*GOAR</text:p>
          </table:table-cell>
          <table:table-cell table:number-columns-repeated="2" office:value-type="string">
            <text:p>X</text:p>
          </table:table-cell>
          <table:table-cell office:value-type="string">
            <text:p>823.5KL</text:p>
          </table:table-cell>
          <table:table-cell office:value-type="string">
            <text:p>671KL</text:p>
          </table:table-cell>
          <table:table-cell table:number-columns-repeated="2" office:value-type="string">
            <text:p>Y</text:p>
          </table:table-cell>
          <table:table-cell office:value-type="string">
            <text:p>2*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R</text:p>
          </table:table-cell>
          <table:table-cell office:value-type="string">
            <text:p>SUBSIDIZED-MERCHANT</text:p>
          </table:table-cell>
          <table:table-cell office:value-type="string">
            <text:p>12</text:p>
          </table:table-cell>
          <table:table-cell office:value-type="string">
            <text:p>67.5</text:p>
          </table:table-cell>
          <table:table-cell office:value-type="string">
            <text:p>4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2060</text:p>
          </table:table-cell>
          <table:table-cell office:value-type="string">
            <text:p>4840</text:p>
          </table:table-cell>
          <table:table-cell office:value-type="string">
            <text:p>30/90</text:p>
          </table:table-cell>
          <table:table-cell table:number-columns-repeated="2" office:value-type="string">
            <text:p>1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*SL12</text:p>
          </table:table-cell>
          <table:table-cell table:number-columns-repeated="2" office:value-type="string">
            <text:p>X</text:p>
          </table:table-cell>
          <table:table-cell office:value-type="string">
            <text:p>2700KL</text:p>
          </table:table-cell>
          <table:table-cell office:value-type="string">
            <text:p>107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4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Y</text:p>
          </table:table-cell>
          <table:table-cell office:value-type="string">
            <text:p>YACHT</text:p>
          </table:table-cell>
          <table:table-cell office:value-type="string">
            <text:p>12</text:p>
          </table:table-cell>
          <table:table-cell office:value-type="string">
            <text:p>43.585</text:p>
          </table:table-cell>
          <table:table-cell office:value-type="string">
            <text:p>200</text:p>
          </table:table-cell>
          <table:table-cell office:value-type="string">
            <text:p>1USL</text:p>
          </table:table-cell>
          <table:table-cell office:value-type="string">
            <text:p>40G</text:p>
          </table:table-cell>
          <table:table-cell office:value-type="string">
            <text:p>1080</text:p>
          </table:table-cell>
          <table:table-cell office:value-type="string">
            <text:p>1320</text:p>
          </table:table-cell>
          <table:table-cell office:value-type="string">
            <text:p>30/90</text:p>
          </table:table-cell>
          <table:table-cell table:number-columns-repeated="2" office:value-type="string">
            <text:p>4</text:p>
          </table:table-cell>
          <table:table-cell/>
          <table:table-cell office:value-type="string">
            <text:p>2550</text:p>
          </table:table-cell>
          <table:table-cell office:value-type="string">
            <text:p>34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table:number-columns-repeated="3" office:value-type="string">
            <text:p>0</text:p>
          </table:table-cell>
          <table:table-cell office:value-type="string">
            <text:p>1*SB12</text:p>
          </table:table-cell>
          <table:table-cell office:value-type="string">
            <text:p>1*GOAR</text:p>
          </table:table-cell>
          <table:table-cell office:value-type="string">
            <text:p>1*LTAT12</text:p>
          </table:table-cell>
          <table:table-cell office:value-type="string">
            <text:p>148.5KL</text:p>
          </table:table-cell>
          <table:table-cell office:value-type="string">
            <text:p>536KL</text:p>
          </table:table-cell>
          <table:table-cell office:value-type="string">
            <text:p>Y</text:p>
          </table:table-cell>
          <table:table-cell office:value-type="string">
            <text:p>XXXXX</text:p>
          </table:table-cell>
          <table:table-cell office:value-type="string">
            <text:p>2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T</text:p>
          </table:table-cell>
          <table:table-cell office:value-type="string">
            <text:p>PATROL-CRUISER</text:p>
          </table:table-cell>
          <table:table-cell office:value-type="string">
            <text:p>12</text:p>
          </table:table-cell>
          <table:table-cell office:value-type="string">
            <text:p>163.53</text:p>
          </table:table-cell>
          <table:table-cell office:value-type="string">
            <text:p>44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string">
            <text:p>3540</text:p>
          </table:table-cell>
          <table:table-cell office:value-type="string">
            <text:p>4390</text:p>
          </table:table-cell>
          <table:table-cell office:value-type="string">
            <text:p>30/9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*SB12</text:p>
          </table:table-cell>
          <table:table-cell office:value-type="string">
            <text:p>1*GCAR</text:p>
          </table:table-cell>
          <table:table-cell office:value-type="string">
            <text:p>X</text:p>
          </table:table-cell>
          <table:table-cell office:value-type="string">
            <text:p>675KL</text:p>
          </table:table-cell>
          <table:table-cell office:value-type="string">
            <text:p>2530KL</text:p>
          </table:table-cell>
          <table:table-cell office:value-type="string">
            <text:p>XXXXXX</text:p>
          </table:table-cell>
          <table:table-cell office:value-type="string">
            <text:p>Y</text:p>
          </table:table-cell>
          <table:table-cell office:value-type="string">
            <text:p>2*MMM</text:p>
          </table:table-cell>
          <table:table-cell office:value-type="string">
            <text:p>2*BBB</text:p>
          </table:table-cell>
          <table:table-cell table:number-columns-repeated="9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C</text:p>
          </table:table-cell>
          <table:table-cell office:value-type="string">
            <text:p>MERC-CRUISER</text:p>
          </table:table-cell>
          <table:table-cell office:value-type="string">
            <text:p>12</text:p>
          </table:table-cell>
          <table:table-cell office:value-type="string">
            <text:p>245.102</text:p>
          </table:table-cell>
          <table:table-cell office:value-type="string">
            <text:p>880</text:p>
          </table:table-cell>
          <table:table-cell office:value-type="string">
            <text:p>5USL</text:p>
          </table:table-cell>
          <table:table-cell office:value-type="string">
            <text:p>40G</text:p>
          </table:table-cell>
          <table:table-cell office:value-type="string">
            <text:p>1130</text:p>
          </table:table-cell>
          <table:table-cell office:value-type="string">
            <text:p>2280</text:p>
          </table:table-cell>
          <table:table-cell office:value-type="string">
            <text:p>30/90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2" office:value-type="string">
            <text:p>2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table:number-columns-repeated="3" office:value-type="string">
            <text:p>0</text:p>
          </table:table-cell>
          <table:table-cell office:value-type="string">
            <text:p>2*SP12</text:p>
          </table:table-cell>
          <table:table-cell office:value-type="string">
            <text:p>2*ATV</text:p>
          </table:table-cell>
          <table:table-cell office:value-type="string">
            <text:p>1*GOAR12</text:p>
          </table:table-cell>
          <table:table-cell office:value-type="string">
            <text:p>1730KL</text:p>
          </table:table-cell>
          <table:table-cell office:value-type="string">
            <text:p>4097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8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L</text:p>
          </table:table-cell>
          <table:table-cell office:value-type="string">
            <text:p>LAB-SHIP</text:p>
          </table:table-cell>
          <table:table-cell office:value-type="string">
            <text:p>12</text:p>
          </table:table-cell>
          <table:table-cell office:value-type="string">
            <text:p>72.13</text:p>
          </table:table-cell>
          <table:table-cell office:value-type="string">
            <text:p>400</text:p>
          </table:table-cell>
          <table:table-cell office:value-type="string">
            <text:p>1USL</text:p>
          </table:table-cell>
          <table:table-cell office:value-type="string">
            <text:p>40G</text:p>
          </table:table-cell>
          <table:table-cell office:value-type="string">
            <text:p>2230</text:p>
          </table:table-cell>
          <table:table-cell office:value-type="string">
            <text:p>264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0</text:p>
          </table:table-cell>
          <table:table-cell office:value-type="string">
            <text:p>12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table:number-columns-repeated="3" office:value-type="string">
            <text:p>0</text:p>
          </table:table-cell>
          <table:table-cell office:value-type="string">
            <text:p>1*SP12</text:p>
          </table:table-cell>
          <table:table-cell office:value-type="string">
            <text:p>2*GEAR</text:p>
          </table:table-cell>
          <table:table-cell office:value-type="string">
            <text:p>X</text:p>
          </table:table-cell>
          <table:table-cell office:value-type="string">
            <text:p>310KL</text:p>
          </table:table-cell>
          <table:table-cell office:value-type="string">
            <text:p>1342KL</text:p>
          </table:table-cell>
          <table:table-cell office:value-type="string">
            <text:p>Y</text:p>
          </table:table-cell>
          <table:table-cell office:value-type="string">
            <text:p>XXXXX</text:p>
          </table:table-cell>
          <table:table-cell office:value-type="string">
            <text:p>4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K</text:p>
          </table:table-cell>
          <table:table-cell office:value-type="string">
            <text:p>SAFARI-SHIP</text:p>
          </table:table-cell>
          <table:table-cell office:value-type="string">
            <text:p>12</text:p>
          </table:table-cell>
          <table:table-cell office:value-type="string">
            <text:p>51.77</text:p>
          </table:table-cell>
          <table:table-cell office:value-type="string">
            <text:p>200</text:p>
          </table:table-cell>
          <table:table-cell office:value-type="string">
            <text:p>6SL</text:p>
          </table:table-cell>
          <table:table-cell office:value-type="string">
            <text:p>40G</text:p>
          </table:table-cell>
          <table:table-cell office:value-type="string">
            <text:p>1220</text:p>
          </table:table-cell>
          <table:table-cell office:value-type="string">
            <text:p>1350</text:p>
          </table:table-cell>
          <table:table-cell office:value-type="string">
            <text:p>30/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3" office:value-type="string">
            <text:p>0</text:p>
          </table:table-cell>
          <table:table-cell office:value-type="string">
            <text:p>1*SL12</text:p>
          </table:table-cell>
          <table:table-cell office:value-type="string">
            <text:p>1*GOAR</text:p>
          </table:table-cell>
          <table:table-cell office:value-type="string">
            <text:p>X</text:p>
          </table:table-cell>
          <table:table-cell office:value-type="string">
            <text:p>200KL</text:p>
          </table:table-cell>
          <table:table-cell office:value-type="string">
            <text:p>775KL</text:p>
          </table:table-cell>
          <table:table-cell table:number-columns-repeated="2" office:value-type="string">
            <text:p>Y</text:p>
          </table:table-cell>
          <table:table-cell office:value-type="string">
            <text:p>2</text:p>
          </table:table-cell>
          <table:table-cell table:number-columns-repeated="10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CE</text:p>
          </table:table-cell>
          <table:table-cell office:value-type="string">
            <text:p>CLOSE-ESCORT</text:p>
          </table:table-cell>
          <table:table-cell office:value-type="string">
            <text:p>11</text:p>
          </table:table-cell>
          <table:table-cell office:value-type="string">
            <text:p>301.37</text:p>
          </table:table-cell>
          <table:table-cell office:value-type="string">
            <text:p>330</text:p>
          </table:table-cell>
          <table:table-cell office:value-type="string">
            <text:p>1SL</text:p>
          </table:table-cell>
          <table:table-cell office:value-type="string">
            <text:p>49G</text:p>
          </table:table-cell>
          <table:table-cell office:value-type="string">
            <text:p>7080</text:p>
          </table:table-cell>
          <table:table-cell office:value-type="string">
            <text:p>7340</text:p>
          </table:table-cell>
          <table:table-cell office:value-type="string">
            <text:p>13/39</text:p>
          </table:table-cell>
          <table:table-cell table:number-columns-repeated="2" office:value-type="string">
            <text:p>5</text:p>
          </table:table-cell>
          <table:table-cell office:value-type="string">
            <text:p>190</text:p>
          </table:table-cell>
          <table:table-cell office:value-type="string">
            <text:p>750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table:number-columns-repeated="2"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*SG12</text:p>
          </table:table-cell>
          <table:table-cell table:number-columns-repeated="2" office:value-type="string">
            <text:p>X</text:p>
          </table:table-cell>
          <table:table-cell office:value-type="string">
            <text:p>81KL</text:p>
          </table:table-cell>
          <table:table-cell office:value-type="string">
            <text:p>2500KL</text:p>
          </table:table-cell>
          <table:table-cell table:number-columns-repeated="2" office:value-type="string">
            <text:p>Y</text:p>
          </table:table-cell>
          <table:table-cell office:value-type="string">
            <text:p>PAS</text:p>
          </table:table-cell>
          <table:table-cell office:value-type="string">
            <text:p>2*BBB</text:p>
          </table:table-cell>
          <table:table-cell table:number-columns-repeated="9" office:value-type="string">
            <text:p>X</text:p>
          </table:table-cell>
          <table:table-cell table:number-columns-repeated="973"/>
        </table:table-row>
        <table:table-row table:style-name="ro1">
          <table:table-cell office:value-type="string">
            <text:p>P</text:p>
          </table:table-cell>
          <table:table-cell office:value-type="string">
            <text:p>CORSAIR</text:p>
          </table:table-cell>
          <table:table-cell office:value-type="string">
            <text:p>12</text:p>
          </table:table-cell>
          <table:table-cell office:value-type="string">
            <text:p>138.74</text:p>
          </table:table-cell>
          <table:table-cell office:value-type="string">
            <text:p>440</text:p>
          </table:table-cell>
          <table:table-cell office:value-type="string">
            <text:p>4USL</text:p>
          </table:table-cell>
          <table:table-cell office:value-type="string">
            <text:p>40G</text:p>
          </table:table-cell>
          <table:table-cell office:value-type="string">
            <text:p>3090</text:p>
          </table:table-cell>
          <table:table-cell office:value-type="string">
            <text:p>5310</text:p>
          </table:table-cell>
          <table:table-cell office:value-type="string">
            <text:p>20/6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/>
          <table:table-cell office:value-type="string">
            <text:p>2135</text:p>
          </table:table-cell>
          <table:table-cell office:value-type="string">
            <text:p>2850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table:number-columns-repeated="2"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5</text:p>
          </table:table-cell>
          <table:table-cell table:number-columns-repeated="3" office:value-type="string">
            <text:p>X</text:p>
          </table:table-cell>
          <table:table-cell office:value-type="string">
            <text:p>2090KL</text:p>
          </table:table-cell>
          <table:table-cell office:value-type="string">
            <text:p>1910KL</text:p>
          </table:table-cell>
          <table:table-cell office:value-type="string">
            <text:p>XXXXXX</text:p>
          </table:table-cell>
          <table:table-cell office:value-type="string">
            <text:p>XXXXX</text:p>
          </table:table-cell>
          <table:table-cell office:value-type="string">
            <text:p>2*BBB</text:p>
          </table:table-cell>
          <table:table-cell office:value-type="string">
            <text:p>2*MMM</text:p>
          </table:table-cell>
          <table:table-cell table:number-columns-repeated="9" office:value-type="string">
            <text:p>X</text:p>
          </table:table-cell>
          <table:table-cell table:number-columns-repeated="97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tters" table:style-name="ta6" table:print="false">
        <office:forms form:automatic-focus="false" form:apply-design-mode="false"/>
        <table:table-column table:style-name="co46" table:default-cell-style-name="ce2"/>
        <table:table-column table:style-name="co47" table:number-columns-repeated="2" table:default-cell-style-name="ce2"/>
        <table:table-column table:style-name="co32" table:default-cell-style-name="ce2"/>
        <table:table-column table:style-name="co48" table:default-cell-style-name="ce2"/>
        <table:table-column table:style-name="co8" table:default-cell-style-name="ce2"/>
        <table:table-column table:style-name="co49" table:default-cell-style-name="ce2"/>
        <table:table-column table:style-name="co2" table:default-cell-style-name="ce2"/>
        <table:table-column table:style-name="co50" table:default-cell-style-name="ce2"/>
        <table:table-column table:style-name="co51" table:default-cell-style-name="ce2"/>
        <table:table-column table:style-name="co2" table:number-columns-repeated="246" table:default-cell-style-name="ce2"/>
        <table:table-row table:style-name="ro1">
          <table:table-cell office:value-type="string">
            <text:p>SKY_RIG</text:p>
          </table:table-cell>
          <table:table-cell office:value-type="string">
            <text:p>300DT</text:p>
          </table:table-cell>
          <table:table-cell office:value-type="string">
            <text:p>JUMP_TRACTOR</text:p>
          </table:table-cell>
          <table:table-cell/>
          <table:table-cell office:value-type="string">
            <text:p>REFITTED_HEYAN-ROSE_CLAS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ESC</text:p>
          </table:table-cell>
          <table:table-cell table:number-columns-repeated="3"/>
          <table:table-cell office:value-type="string">
            <text:p>TL</text:p>
          </table:table-cell>
          <table:table-cell office:value-type="string">
            <text:p>V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/>
          <table:table-cell office:value-type="string">
            <text:p>FUEL</text:p>
          </table:table-cell>
          <table:table-cell office:value-type="string">
            <text:p>DT</text:p>
          </table:table-cell>
          <table:table-cell office:value-type="string">
            <text:p>300</text:p>
          </table:table-cell>
          <table:table-cell office:value-type="string">
            <text:p>400</text:p>
          </table:table-cell>
          <table:table-cell office:value-type="string">
            <text:p>500</text:p>
          </table:table-cell>
          <table:table-cell office:value-type="string">
            <text:p>600</text:p>
          </table:table-cell>
          <table:table-cell office:value-type="string">
            <text:p>700</text:p>
          </table:table-cell>
          <table:table-cell table:number-columns-repeated="240"/>
        </table:table-row>
        <table:table-row table:style-name="ro1">
          <table:table-cell office:value-type="string">
            <text:p>HULL 300DT US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-300">
            <text:p>-300</text:p>
          </table:table-cell>
          <table:table-cell office:value-type="float" office:value="25">
            <text:p>25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J1</text:p>
          </table:table-cell>
          <table:table-cell/>
          <table:table-cell office:value-type="string">
            <text:p>30</text:p>
          </table:table-cell>
          <table:table-cell office:value-type="string">
            <text:p>40</text:p>
          </table:table-cell>
          <table:table-cell office:value-type="string">
            <text:p>50</text:p>
          </table:table-cell>
          <table:table-cell office:value-type="string">
            <text:p>60</text:p>
          </table:table-cell>
          <table:table-cell office:value-type="string">
            <text:p>70</text:p>
          </table:table-cell>
          <table:table-cell table:number-columns-repeated="240"/>
        </table:table-row>
        <table:table-row table:style-name="ro1">
          <table:table-cell office:value-type="string">
            <text:p>TRIPLE_LASER_TURRET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.425</text:p>
          </table:table-cell>
          <table:table-cell office:value-type="string">
            <text:p>0.1</text:p>
          </table:table-cell>
          <table:table-cell/>
          <table:table-cell office:value-type="string">
            <text:p>J2</text:p>
          </table:table-cell>
          <table:table-cell/>
          <table:table-cell office:value-type="string">
            <text:p>60</text:p>
          </table:table-cell>
          <table:table-cell office:value-type="string">
            <text:p>80</text:p>
          </table:table-cell>
          <table:table-cell office:value-type="string">
            <text:p>100</text:p>
          </table:table-cell>
          <table:table-cell office:value-type="string">
            <text:p>120</text:p>
          </table:table-cell>
          <table:table-cell office:value-type="string">
            <text:p>140</text:p>
          </table:table-cell>
          <table:table-cell table:number-columns-repeated="240"/>
        </table:table-row>
        <table:table-row table:style-name="ro1">
          <table:table-cell office:value-type="string">
            <text:p>1000DR_X.00002_X_20800SF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416</text:p>
          </table:table-cell>
          <table:table-cell office:value-type="string">
            <text:p>4.992</text:p>
          </table:table-cell>
          <table:table-cell/>
          <table:table-cell office:value-type="string">
            <text:p>J3</text:p>
          </table:table-cell>
          <table:table-cell/>
          <table:table-cell office:value-type="string">
            <text:p>90</text:p>
          </table:table-cell>
          <table:table-cell office:value-type="string">
            <text:p>120</text:p>
          </table:table-cell>
          <table:table-cell office:value-type="string">
            <text:p>150</text:p>
          </table:table-cell>
          <table:table-cell office:value-type="string">
            <text:p>180</text:p>
          </table:table-cell>
          <table:table-cell office:value-type="string">
            <text:p>210</text:p>
          </table:table-cell>
          <table:table-cell table:number-columns-repeated="240"/>
        </table:table-row>
        <table:table-row table:style-name="ro1">
          <table:table-cell office:value-type="string">
            <text:p>RAD_STEALTH+CLOAKIN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22.4</text:p>
          </table:table-cell>
          <table:table-cell office:value-type="string">
            <text:p>33.6</text:p>
          </table:table-cell>
          <table:table-cell/>
          <table:table-cell office:value-type="string">
            <text:p>MASS-ST</text:p>
          </table:table-cell>
          <table:table-cell office:value-type="string">
            <text:p>1500</text:p>
          </table:table-cell>
          <table:table-cell office:value-type="string">
            <text:p>2100</text:p>
          </table:table-cell>
          <table:table-cell office:value-type="string">
            <text:p>2700</text:p>
          </table:table-cell>
          <table:table-cell office:value-type="string">
            <text:p>3300</text:p>
          </table:table-cell>
          <table:table-cell office:value-type="string">
            <text:p>3900</text:p>
          </table:table-cell>
          <table:table-cell office:value-type="string">
            <text:p>4500</text:p>
          </table:table-cell>
          <table:table-cell table:number-columns-repeated="240"/>
        </table:table-row>
        <table:table-row table:style-name="ro1">
          <table:table-cell office:value-type="string">
            <text:p>BASIC_BRIDGE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.5</text:p>
          </table:table-cell>
          <table:table-cell office:value-type="string">
            <text:p>7.3</text:p>
          </table:table-cell>
          <table:table-cell office:value-type="string">
            <text:p>3.1</text:p>
          </table:table-cell>
          <table:table-cell/>
          <table:table-cell office:value-type="string">
            <text:p>G</text:p>
          </table:table-cell>
          <table:table-cell table:number-columns-repeated="246"/>
        </table:table-row>
        <table:table-row table:style-name="ro1">
          <table:table-cell office:value-type="string">
            <text:p>ENGINEERIN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3.7</text:p>
          </table:table-cell>
          <table:table-cell office:value-type="string">
            <text:p>0.16</text:p>
          </table:table-cell>
          <table:table-cell table:number-columns-repeated="248"/>
        </table:table-row>
        <table:table-row table:style-name="ro1">
          <table:table-cell office:value-type="string">
            <text:p>UTILITY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1.5</text:p>
          </table:table-cell>
          <table:table-cell office:value-type="string">
            <text:p>0.25</text:p>
          </table:table-cell>
          <table:table-cell/>
          <table:table-cell office:value-type="string">
            <text:p>COMP-9</text:p>
          </table:table-cell>
          <table:table-cell/>
          <table:table-cell office:value-type="string">
            <text:p>RADAR</text:p>
          </table:table-cell>
          <table:table-cell office:value-type="string">
            <text:p>LADAR</text:p>
          </table:table-cell>
          <table:table-cell office:value-type="string">
            <text:p>MESON</text:p>
          </table:table-cell>
          <table:table-cell office:value-type="string">
            <text:p>PESA</text:p>
          </table:table-cell>
          <table:table-cell office:value-type="string">
            <text:p>AESA</text:p>
          </table:table-cell>
          <table:table-cell office:value-type="string">
            <text:p>RAD</text:p>
          </table:table-cell>
          <table:table-cell table:number-columns-repeated="239"/>
        </table:table-row>
        <table:table-row table:style-name="ro1">
          <table:table-cell office:value-type="string">
            <text:p>M-DRIVE 3300THR/MASS=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33</text:p>
          </table:table-cell>
          <table:table-cell office:value-type="string">
            <text:p>132</text:p>
          </table:table-cell>
          <table:table-cell office:value-type="string">
            <text:p>9.57</text:p>
          </table:table-cell>
          <table:table-cell/>
          <table:table-cell office:value-type="string">
            <text:p>RANGE/100=HEX</text:p>
          </table:table-cell>
          <table:table-cell/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0.1M</text:p>
          </table:table-cell>
          <table:table-cell office:value-type="string">
            <text:p>0.03M</text:p>
          </table:table-cell>
          <table:table-cell office:value-type="string">
            <text:p>0.15M</text:p>
          </table:table-cell>
          <table:table-cell office:value-type="string">
            <text:p>0.01M</text:p>
          </table:table-cell>
          <table:table-cell table:number-columns-repeated="239"/>
        </table:table-row>
        <table:table-row table:style-name="ro1">
          <table:table-cell office:value-type="string">
            <text:p>J-DRIVE_J3-X-700DT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8</text:p>
          </table:table-cell>
          <table:table-cell office:value-type="string">
            <text:p>112</text:p>
          </table:table-cell>
          <table:table-cell office:value-type="string">
            <text:p>85.4</text:p>
          </table:table-cell>
          <table:table-cell/>
          <table:table-cell office:value-type="string">
            <text:p>SCAN</text:p>
          </table:table-cell>
          <table:table-cell table:number-columns-repeated="4"/>
          <table:table-cell office:value-type="string">
            <text:p>38</text:p>
          </table:table-cell>
          <table:table-cell office:value-type="string">
            <text:p>42</text:p>
          </table:table-cell>
          <table:table-cell office:value-type="string">
            <text:p>35</text:p>
          </table:table-cell>
          <table:table-cell table:number-columns-repeated="239"/>
        </table:table-row>
        <table:table-row table:style-name="ro1">
          <table:table-cell office:value-type="string">
            <text:p>J-FUEL (-66DT:3_MODULES)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44</text:p>
          </table:table-cell>
          <table:table-cell office:value-type="string">
            <text:p>187.2</text:p>
          </table:table-cell>
          <table:table-cell office:value-type="string">
            <text:p>23.04</text:p>
          </table:table-cell>
          <table:table-cell/>
          <table:table-cell office:value-type="string">
            <text:p>HEXES</text:p>
          </table:table-cell>
          <table:table-cell table:number-columns-repeated="246"/>
        </table:table-row>
        <table:table-row table:style-name="ro1">
          <table:table-cell office:value-type="string">
            <text:p>MOD.CUTER_BAY W/COLLAPSIBLE_FUEL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52.5</text:p>
          </table:table-cell>
          <table:table-cell office:value-type="string">
            <text:p>125</text:p>
          </table:table-cell>
          <table:table-cell office:value-type="string">
            <text:p>3.75</text:p>
          </table:table-cell>
          <table:table-cell table:number-columns-repeated="248"/>
        </table:table-row>
        <table:table-row table:style-name="ro1">
          <table:table-cell office:value-type="string">
            <text:p>6_MIDDLE_BERTHS</text:p>
          </table:table-cell>
          <table:table-cell table:number-columns-repeated="3"/>
          <table:table-cell table:number-columns-repeated="2"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0.36</text:p>
          </table:table-cell>
          <table:table-cell table:number-columns-repeated="3"/>
          <table:table-cell office:value-type="string">
            <text:p>1/2D</text:p>
          </table:table-cell>
          <table:table-cell office:value-type="string">
            <text:p>MAX</text:p>
          </table:table-cell>
          <table:table-cell office:value-type="string">
            <text:p>ACC</text:p>
          </table:table-cell>
          <table:table-cell office:value-type="string">
            <text:p>DAM</text:p>
          </table:table-cell>
          <table:table-cell table:number-columns-repeated="241"/>
        </table:table-row>
        <table:table-row table:style-name="ro1">
          <table:table-cell office:value-type="string">
            <text:p>6@500DT_EXTERNAL_CRADLES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300</text:p>
          </table:table-cell>
          <table:table-cell office:value-type="string">
            <text:p>6</text:p>
          </table:table-cell>
          <table:table-cell/>
          <table:table-cell office:value-type="string">
            <text:p>3_TL12_LASERS</text:p>
          </table:table-cell>
          <table:table-cell/>
          <table:table-cell office:value-type="string">
            <text:p>13</text:p>
          </table:table-cell>
          <table:table-cell office:value-type="string">
            <text:p>39</text:p>
          </table:table-cell>
          <table:table-cell office:value-type="string">
            <text:p>33</text:p>
          </table:table-cell>
          <table:table-cell office:value-type="string">
            <text:p>5Dx100(2)</text:p>
          </table:table-cell>
          <table:table-cell table:number-columns-repeated="241"/>
        </table:table-row>
        <table:table-row table:style-name="ro1">
          <table:table-cell office:value-type="string">
            <text:p>3_LASERS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23.4</text:p>
          </table:table-cell>
          <table:table-cell office:value-type="string">
            <text:p>2.04</text:p>
          </table:table-cell>
          <table:table-cell table:number-columns-repeated="248"/>
        </table:table-row>
        <table:table-row table:style-name="ro1">
          <table:table-cell office:value-type="string">
            <text:p>CARGO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(5)</text:p>
          </table:table-cell>
          <table:table-cell office:value-type="string">
            <text:p>-</text:p>
          </table:table-cell>
          <table:table-cell/>
          <table:table-cell office:value-type="string">
            <text:p>MASS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CM2-50+FUEL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(190)</text:p>
          </table:table-cell>
          <table:table-cell table:number-columns-repeated="2"/>
          <table:table-cell office:value-type="string">
            <text:p>ACCEL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6CUTT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6MODULE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TROGATION-3</text:p>
          </table:table-cell>
          <table:table-cell table:number-columns-repeated="255"/>
        </table:table-row>
        <table:table-row table:style-name="ro1">
          <table:table-cell office:value-type="string">
            <text:p>GUNNER</text:p>
          </table:table-cell>
          <table:table-cell table:number-columns-repeated="255"/>
        </table:table-row>
        <table:table-row table:style-name="ro1">
          <table:table-cell office:value-type="string">
            <text:p>TARGETING</text:p>
          </table:table-cell>
          <table:table-cell table:number-columns-repeated="255"/>
        </table:table-row>
        <table:table-row table:style-name="ro1">
          <table:table-cell office:value-type="string">
            <text:p>LIBRARY_DATA</text:p>
          </table:table-cell>
          <table:table-cell table:number-columns-repeated="255"/>
        </table:table-row>
        <table:table-row table:style-name="ro1">
          <table:table-cell office:value-type="string">
            <text:p>DAMAGE_CONTROL</text:p>
          </table:table-cell>
          <table:table-cell table:number-columns-repeated="255"/>
        </table:table-row>
        <table:table-row table:style-name="ro1">
          <table:table-cell office:value-type="string">
            <text:p>BLUEPRIN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LUMBA</text:p>
          </table:table-cell>
          <table:table-cell/>
          <table:table-cell office:value-type="string">
            <text:p>50DT</text:p>
          </table:table-cell>
          <table:table-cell/>
          <table:table-cell office:value-type="string">
            <text:p>ADVANCED_CUTTER</text:p>
          </table:table-cell>
          <table:table-cell table:number-columns-repeated="3"/>
          <table:table-cell office:value-type="string">
            <text:p>LSP/CM2=50</text:p>
          </table:table-cell>
          <table:table-cell table:number-columns-repeated="247"/>
        </table:table-row>
        <table:table-row table:style-name="ro1">
          <table:table-cell office:value-type="string">
            <text:p>1100THR</text:p>
          </table:table-cell>
          <table:table-cell office:value-type="string">
            <text:p>1/2DT CARGO</text:p>
          </table:table-cell>
          <table:table-cell/>
          <table:table-cell office:value-type="string">
            <text:p>+30(24)</text:p>
          </table:table-cell>
          <table:table-cell/>
          <table:table-cell office:value-type="string">
            <text:p>DR1000</text:p>
          </table:table-cell>
          <table:table-cell/>
          <table:table-cell office:value-type="string">
            <text:p>SIZE+6</text:p>
          </table:table-cell>
          <table:table-cell table:number-columns-repeated="248"/>
        </table:table-row>
        <table:table-row table:style-name="ro1">
          <table:table-cell office:value-type="string">
            <text:p>ACCEL</text:p>
          </table:table-cell>
          <table:table-cell office:value-type="string">
            <text:p>2G(MT)</text:p>
          </table:table-cell>
          <table:table-cell/>
          <table:table-cell office:value-type="string">
            <text:p>PAYLOAD</text:p>
          </table:table-cell>
          <table:table-cell office:value-type="string">
            <text:p>2.5ST</text:p>
          </table:table-cell>
          <table:table-cell/>
          <table:table-cell office:value-type="string">
            <text:p>LWT</text:p>
          </table:table-cell>
          <table:table-cell office:value-type="string">
            <text:p>135ST</text:p>
          </table:table-cell>
          <table:table-cell office:value-type="string">
            <text:p>+MODULE</text:p>
          </table:table-cell>
          <table:table-cell office:value-type="string">
            <text:p>(&lt;=360ST)</text:p>
          </table:table-cell>
          <table:table-cell table:number-columns-repeated="246"/>
        </table:table-row>
        <table:table-row table:style-name="ro1">
          <table:table-cell office:value-type="string">
            <text:p>HP</text:p>
          </table:table-cell>
          <table:table-cell office:value-type="string">
            <text:p>9000</text:p>
          </table:table-cell>
          <table:table-cell/>
          <table:table-cell office:value-type="string">
            <text:p>NORMALLY</text:p>
          </table:table-cell>
          <table:table-cell office:value-type="string">
            <text:p>W/FUEL_SKIMMER</text:p>
          </table:table-cell>
          <table:table-cell/>
          <table:table-cell office:value-type="string">
            <text:p>+55ST=190ST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PLANS</text:p>
          </table:table-cell>
          <table:table-cell office:value-type="string">
            <text:p>TITLE</text:p>
          </table:table-cell>
          <table:table-cell/>
          <table:table-cell office:value-type="string">
            <text:p>HP</text:p>
          </table:table-cell>
          <table:table-cell office:value-type="string">
            <text:p>PAYLOAD</text:p>
          </table:table-cell>
          <table:table-cell office:value-type="string">
            <text:p>LWT</text:p>
          </table:table-cell>
          <table:table-cell office:value-type="string">
            <text:p>CARGO</text:p>
          </table:table-cell>
          <table:table-cell table:number-columns-repeated="248"/>
        </table:table-row>
        <table:table-row table:style-name="ro1">
          <table:table-cell office:value-type="string">
            <text:p>BASIC</text:p>
          </table:table-cell>
          <table:table-cell office:value-type="string">
            <text:p>35</text:p>
          </table:table-cell>
          <table:table-cell office:value-type="string">
            <text:p>CM=50</text:p>
          </table:table-cell>
          <table:table-cell office:value-type="string">
            <text:p>H</text:p>
          </table:table-cell>
          <table:table-cell office:value-type="string">
            <text:p>4500</text:p>
          </table:table-cell>
          <table:table-cell office:value-type="string">
            <text:p>2.5</text:p>
          </table:table-cell>
          <table:table-cell office:value-type="string">
            <text:p>75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SLOW</text:p>
          </table:table-cell>
          <table:table-cell office:value-type="string">
            <text:p>36</text:p>
          </table:table-cell>
          <table:table-cell office:value-type="string">
            <text:p>CU=45</text:p>
          </table:table-cell>
          <table:table-cell office:value-type="string">
            <text:p>O</text:p>
          </table:table-cell>
          <table:table-cell office:value-type="string">
            <text:p>3750</text:p>
          </table:table-cell>
          <table:table-cell office:value-type="string">
            <text:p>2.5</text:p>
          </table:table-cell>
          <table:table-cell office:value-type="string">
            <text:p>52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FAST</text:p>
          </table:table-cell>
          <table:table-cell office:value-type="string">
            <text:p>37</text:p>
          </table:table-cell>
          <table:table-cell office:value-type="string">
            <text:p>CR=60</text:p>
          </table:table-cell>
          <table:table-cell office:value-type="string">
            <text:p>A</text:p>
          </table:table-cell>
          <table:table-cell office:value-type="string">
            <text:p>6000</text:p>
          </table:table-cell>
          <table:table-cell office:value-type="string">
            <text:p>2.5</text:p>
          </table:table-cell>
          <table:table-cell office:value-type="string">
            <text:p>109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MULTI</text:p>
          </table:table-cell>
          <table:table-cell office:value-type="string">
            <text:p>36</text:p>
          </table:table-cell>
          <table:table-cell office:value-type="string">
            <text:p>CC=90</text:p>
          </table:table-cell>
          <table:table-cell office:value-type="string">
            <text:p>M</text:p>
          </table:table-cell>
          <table:table-cell office:value-type="string">
            <text:p>12000</text:p>
          </table:table-cell>
          <table:table-cell office:value-type="string">
            <text:p>2.5</text:p>
          </table:table-cell>
          <table:table-cell office:value-type="string">
            <text:p>114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ADVANCED</text:p>
          </table:table-cell>
          <table:table-cell office:value-type="string">
            <text:p>38</text:p>
          </table:table-cell>
          <table:table-cell office:value-type="string">
            <text:p>CM2=50</text:p>
          </table:table-cell>
          <table:table-cell office:value-type="string">
            <text:p>N</text:p>
          </table:table-cell>
          <table:table-cell office:value-type="string">
            <text:p>9000</text:p>
          </table:table-cell>
          <table:table-cell office:value-type="string">
            <text:p>2.5</text:p>
          </table:table-cell>
          <table:table-cell office:value-type="string">
            <text:p>135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1">
          <table:table-cell office:value-type="string">
            <text:p>ASSAULT</text:p>
          </table:table-cell>
          <table:table-cell office:value-type="string">
            <text:p>39</text:p>
          </table:table-cell>
          <table:table-cell office:value-type="string">
            <text:p>CA=50</text:p>
          </table:table-cell>
          <table:table-cell office:value-type="string">
            <text:p>M</text:p>
          </table:table-cell>
          <table:table-cell office:value-type="string">
            <text:p>18000</text:p>
          </table:table-cell>
          <table:table-cell office:value-type="string">
            <text:p>-</text:p>
          </table:table-cell>
          <table:table-cell office:value-type="string">
            <text:p>203</text:p>
          </table:table-cell>
          <table:table-cell office:value-type="string">
            <text:p>-</text:p>
          </table:table-cell>
          <table:table-cell table:number-columns-repeated="248"/>
        </table:table-row>
        <table:table-row table:style-name="ro1">
          <table:table-cell office:value-type="string">
            <text:p>STEALTH</text:p>
          </table:table-cell>
          <table:table-cell office:value-type="string">
            <text:p>40</text:p>
          </table:table-cell>
          <table:table-cell office:value-type="string">
            <text:p>CS=50</text:p>
          </table:table-cell>
          <table:table-cell office:value-type="string">
            <text:p>S</text:p>
          </table:table-cell>
          <table:table-cell office:value-type="string">
            <text:p>18000</text:p>
          </table:table-cell>
          <table:table-cell office:value-type="string">
            <text:p>-</text:p>
          </table:table-cell>
          <table:table-cell office:value-type="string">
            <text:p>115</text:p>
          </table:table-cell>
          <table:table-cell office:value-type="string">
            <text:p>-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PAYLOAD</text:p>
          </table:table-cell>
          <table:table-cell office:value-type="string">
            <text:p>LWT</text:p>
          </table:table-cell>
          <table:table-cell office:value-type="string">
            <text:p>CARGO-DT</text:p>
          </table:table-cell>
          <table:table-cell office:value-type="string">
            <text:p>HP</text:p>
          </table:table-cell>
          <table:table-cell office:value-type="string">
            <text:p>OCC</text:p>
          </table:table-cell>
          <table:table-cell office:value-type="string">
            <text:p>PLANS</text:p>
          </table:table-cell>
          <table:table-cell table:number-columns-repeated="249"/>
        </table:table-row>
        <table:table-row table:style-name="ro1">
          <table:table-cell office:value-type="string">
            <text:p>BOARDING/12</text:p>
          </table:table-cell>
          <table:table-cell office:value-type="string">
            <text:p>50</text:p>
          </table:table-cell>
          <table:table-cell office:value-type="string">
            <text:p>294</text:p>
          </table:table-cell>
          <table:table-cell office:value-type="string">
            <text:p>5</text:p>
          </table:table-cell>
          <table:table-cell office:value-type="string">
            <text:p>24000</text:p>
          </table:table-cell>
          <table:table-cell office:value-type="string">
            <text:p>24</text:p>
          </table:table-cell>
          <table:table-cell office:value-type="string">
            <text:p>66</text:p>
          </table:table-cell>
          <table:table-cell table:number-columns-repeated="249"/>
        </table:table-row>
        <table:table-row table:style-name="ro1">
          <table:table-cell office:value-type="string">
            <text:p>BULK_CARGO</text:p>
          </table:table-cell>
          <table:table-cell office:value-type="string">
            <text:p>140</text:p>
          </table:table-cell>
          <table:table-cell office:value-type="string">
            <text:p>168</text:p>
          </table:table-cell>
          <table:table-cell office:value-type="string">
            <text:p>0(28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7</text:p>
          </table:table-cell>
          <table:table-cell table:number-columns-repeated="249"/>
        </table:table-row>
        <table:table-row table:style-name="ro1">
          <table:table-cell office:value-type="string">
            <text:p>CARGO</text:p>
          </table:table-cell>
          <table:table-cell office:value-type="string">
            <text:p>120</text:p>
          </table:table-cell>
          <table:table-cell office:value-type="string">
            <text:p>144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1">
          <table:table-cell office:value-type="string">
            <text:p>CARGO_ADV/12</text:p>
          </table:table-cell>
          <table:table-cell/>
          <table:table-cell office:value-type="string">
            <text:p>202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1">
          <table:table-cell office:value-type="string">
            <text:p>CARGO_ARM/12</text:p>
          </table:table-cell>
          <table:table-cell/>
          <table:table-cell office:value-type="string">
            <text:p>287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1">
          <table:table-cell office:value-type="string">
            <text:p>CARGO_STE/12</text:p>
          </table:table-cell>
          <table:table-cell/>
          <table:table-cell office:value-type="string">
            <text:p>166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1">
          <table:table-cell office:value-type="string">
            <text:p>STARPORT_I</text:p>
          </table:table-cell>
          <table:table-cell office:value-type="string">
            <text:p>18</text:p>
          </table:table-cell>
          <table:table-cell office:value-type="string">
            <text:p>66</text:p>
          </table:table-cell>
          <table:table-cell office:value-type="string">
            <text:p>3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9</text:p>
          </table:table-cell>
          <table:table-cell table:number-columns-repeated="249"/>
        </table:table-row>
        <table:table-row table:style-name="ro1">
          <table:table-cell office:value-type="string">
            <text:p>COMMUTER</text:p>
          </table:table-cell>
          <table:table-cell office:value-type="string">
            <text:p>-</text:p>
          </table:table-cell>
          <table:table-cell office:value-type="string">
            <text:p>51</text:p>
          </table:table-cell>
          <table:table-cell office:value-type="string">
            <text:p>0(22)</text:p>
          </table:table-cell>
          <table:table-cell office:value-type="string">
            <text:p>6000</text:p>
          </table:table-cell>
          <table:table-cell office:value-type="string">
            <text:p>264</text:p>
          </table:table-cell>
          <table:table-cell office:value-type="string">
            <text:p>70</text:p>
          </table:table-cell>
          <table:table-cell table:number-columns-repeated="249"/>
        </table:table-row>
        <table:table-row table:style-name="ro1">
          <table:table-cell office:value-type="string">
            <text:p>CONTAINERIZED_CARGO</text:p>
          </table:table-cell>
          <table:table-cell office:value-type="string">
            <text:p>110</text:p>
          </table:table-cell>
          <table:table-cell office:value-type="string">
            <text:p>147</text:p>
          </table:table-cell>
          <table:table-cell office:value-type="string">
            <text:p>2(+18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1</text:p>
          </table:table-cell>
          <table:table-cell table:number-columns-repeated="249"/>
        </table:table-row>
        <table:table-row table:style-name="ro1">
          <table:table-cell office:value-type="string">
            <text:p>CUSTOMS</text:p>
          </table:table-cell>
          <table:table-cell office:value-type="string">
            <text:p>30</text:p>
          </table:table-cell>
          <table:table-cell office:value-type="string">
            <text:p>8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1+</text:p>
          </table:table-cell>
          <table:table-cell office:value-type="string">
            <text:p>72</text:p>
          </table:table-cell>
          <table:table-cell table:number-columns-repeated="249"/>
        </table:table-row>
        <table:table-row table:style-name="ro1">
          <table:table-cell office:value-type="string">
            <text:p>ECM/12</text:p>
          </table:table-cell>
          <table:table-cell office:value-type="string">
            <text:p>10</text:p>
          </table:table-cell>
          <table:table-cell office:value-type="string">
            <text:p>170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4</text:p>
          </table:table-cell>
          <table:table-cell office:value-type="string">
            <text:p>73</text:p>
          </table:table-cell>
          <table:table-cell table:number-columns-repeated="249"/>
        </table:table-row>
        <table:table-row table:style-name="ro1">
          <table:table-cell office:value-type="string">
            <text:p>EXPANDABLE_BASE</text:p>
          </table:table-cell>
          <table:table-cell office:value-type="string">
            <text:p>20</text:p>
          </table:table-cell>
          <table:table-cell office:value-type="string">
            <text:p>119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14</text:p>
          </table:table-cell>
          <table:table-cell office:value-type="string">
            <text:p>74</text:p>
          </table:table-cell>
          <table:table-cell table:number-columns-repeated="249"/>
        </table:table-row>
        <table:table-row table:style-name="ro1">
          <table:table-cell office:value-type="string">
            <text:p>FAST_COURIER/12</text:p>
          </table:table-cell>
          <table:table-cell office:value-type="string">
            <text:p>40</text:p>
          </table:table-cell>
          <table:table-cell office:value-type="string">
            <text:p>176</text:p>
          </table:table-cell>
          <table:table-cell office:value-type="string">
            <text:p>8</text:p>
          </table:table-cell>
          <table:table-cell office:value-type="string">
            <text:p>6000</text:p>
          </table:table-cell>
          <table:table-cell office:value-type="string">
            <text:p>13</text:p>
          </table:table-cell>
          <table:table-cell office:value-type="string">
            <text:p>75</text:p>
          </table:table-cell>
          <table:table-cell table:number-columns-repeated="249"/>
        </table:table-row>
        <table:table-row table:style-name="ro1">
          <table:table-cell office:value-type="string">
            <text:p>FIGHTER_POD</text:p>
          </table:table-cell>
          <table:table-cell office:value-type="string">
            <text:p>72</text:p>
          </table:table-cell>
          <table:table-cell office:value-type="string">
            <text:p>117</text:p>
          </table:table-cell>
          <table:table-cell office:value-type="string">
            <text:p>3</text:p>
          </table:table-cell>
          <table:table-cell office:value-type="string">
            <text:p>6000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table:number-columns-repeated="249"/>
        </table:table-row>
        <table:table-row table:style-name="ro1">
          <table:table-cell office:value-type="string">
            <text:p>FIGHTER_POD/12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6000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table:number-columns-repeated="249"/>
        </table:table-row>
        <table:table-row table:style-name="ro1">
          <table:table-cell office:value-type="string">
            <text:p>FIRE-FIGHTER</text:p>
          </table:table-cell>
          <table:table-cell office:value-type="string">
            <text:p>354</text:p>
          </table:table-cell>
          <table:table-cell office:value-type="string">
            <text:p>385</text:p>
          </table:table-cell>
          <table:table-cell office:value-type="string">
            <text:p>25</text:p>
          </table:table-cell>
          <table:table-cell office:value-type="string">
            <text:p>6000/1200</text:p>
          </table:table-cell>
          <table:table-cell office:value-type="string">
            <text:p>1</text:p>
          </table:table-cell>
          <table:table-cell office:value-type="string">
            <text:p>77</text:p>
          </table:table-cell>
          <table:table-cell table:number-columns-repeated="249"/>
        </table:table-row>
        <table:table-row table:style-name="ro1">
          <table:table-cell office:value-type="string">
            <text:p>FUEL_SKIMMER</text:p>
          </table:table-cell>
          <table:table-cell/>
          <table:table-cell office:value-type="string">
            <text:p>55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1">
          <table:table-cell office:value-type="string">
            <text:p>FUEL_SKIMMER_ADV/12</text:p>
          </table:table-cell>
          <table:table-cell/>
          <table:table-cell office:value-type="string">
            <text:p>113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1">
          <table:table-cell office:value-type="string">
            <text:p>FUEL_SKIMMER_ARM/12</text:p>
          </table:table-cell>
          <table:table-cell/>
          <table:table-cell office:value-type="string">
            <text:p>198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1">
          <table:table-cell office:value-type="string">
            <text:p>FUEL_SKIMMER_STE/12</text:p>
          </table:table-cell>
          <table:table-cell/>
          <table:table-cell office:value-type="string">
            <text:p>77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1">
          <table:table-cell office:value-type="string">
            <text:p>GARAGE</text:p>
          </table:table-cell>
          <table:table-cell office:value-type="string">
            <text:p>80</text:p>
          </table:table-cell>
          <table:table-cell office:value-type="string">
            <text:p>118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1">
          <table:table-cell office:value-type="string">
            <text:p>GARAGE_ADV/12</text:p>
          </table:table-cell>
          <table:table-cell office:value-type="string">
            <text:p>80</text:p>
          </table:table-cell>
          <table:table-cell office:value-type="string">
            <text:p>176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1">
          <table:table-cell office:value-type="string">
            <text:p>GARAGE_ARM/12</text:p>
          </table:table-cell>
          <table:table-cell/>
          <table:table-cell office:value-type="string">
            <text:p>260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1">
          <table:table-cell office:value-type="string">
            <text:p>GARAGE_STE/12</text:p>
          </table:table-cell>
          <table:table-cell/>
          <table:table-cell office:value-type="string">
            <text:p>140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1">
          <table:table-cell office:value-type="string">
            <text:p>HI_CAP_TROOP_BERTH</text:p>
          </table:table-cell>
          <table:table-cell office:value-type="string">
            <text:p>20</text:p>
          </table:table-cell>
          <table:table-cell office:value-type="string">
            <text:p>86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48+2or12+1</text:p>
          </table:table-cell>
          <table:table-cell office:value-type="string">
            <text:p>80/81</text:p>
          </table:table-cell>
          <table:table-cell table:number-columns-repeated="249"/>
        </table:table-row>
        <table:table-row table:style-name="ro1">
          <table:table-cell office:value-type="string">
            <text:p>LABORATORY</text:p>
          </table:table-cell>
          <table:table-cell office:value-type="string">
            <text:p>30</text:p>
          </table:table-cell>
          <table:table-cell office:value-type="string">
            <text:p>9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-6</text:p>
          </table:table-cell>
          <table:table-cell office:value-type="string">
            <text:p>82</text:p>
          </table:table-cell>
          <table:table-cell table:number-columns-repeated="249"/>
        </table:table-row>
        <table:table-row table:style-name="ro1">
          <table:table-cell office:value-type="string">
            <text:p>LOGISTICS</text:p>
          </table:table-cell>
          <table:table-cell office:value-type="string">
            <text:p>40</text:p>
          </table:table-cell>
          <table:table-cell office:value-type="string">
            <text:p>145</text:p>
          </table:table-cell>
          <table:table-cell office:value-type="string">
            <text:p>8</text:p>
          </table:table-cell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83</text:p>
          </table:table-cell>
          <table:table-cell table:number-columns-repeated="249"/>
        </table:table-row>
        <table:table-row table:style-name="ro1">
          <table:table-cell office:value-type="string">
            <text:p>LOUNGE</text:p>
          </table:table-cell>
          <table:table-cell office:value-type="string">
            <text:p>10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94</text:p>
          </table:table-cell>
          <table:table-cell table:number-columns-repeated="249"/>
        </table:table-row>
        <table:table-row table:style-name="ro1">
          <table:table-cell office:value-type="string">
            <text:p>LOW_BERTH</text:p>
          </table:table-cell>
          <table:table-cell office:value-type="string">
            <text:p>-</text:p>
          </table:table-cell>
          <table:table-cell office:value-type="string">
            <text:p>114</text:p>
          </table:table-cell>
          <table:table-cell office:value-type="string">
            <text:p>(44)</text:p>
          </table:table-cell>
          <table:table-cell office:value-type="string">
            <text:p>6000</text:p>
          </table:table-cell>
          <table:table-cell office:value-type="string">
            <text:p>176</text:p>
          </table:table-cell>
          <table:table-cell office:value-type="string">
            <text:p>85</text:p>
          </table:table-cell>
          <table:table-cell table:number-columns-repeated="249"/>
        </table:table-row>
        <table:table-row table:style-name="ro1">
          <table:table-cell office:value-type="string">
            <text:p>LUXURY_PASSENGER</text:p>
          </table:table-cell>
          <table:table-cell office:value-type="string">
            <text:p>50</text:p>
          </table:table-cell>
          <table:table-cell office:value-type="string">
            <text:p>91</text:p>
          </table:table-cell>
          <table:table-cell office:value-type="string">
            <text:p>10</text:p>
          </table:table-cell>
          <table:table-cell office:value-type="string">
            <text:p>6000</text:p>
          </table:table-cell>
          <table:table-cell office:value-type="string">
            <text:p>2+</text:p>
          </table:table-cell>
          <table:table-cell office:value-type="string">
            <text:p>86</text:p>
          </table:table-cell>
          <table:table-cell table:number-columns-repeated="249"/>
        </table:table-row>
        <table:table-row table:style-name="ro1">
          <table:table-cell office:value-type="string">
            <text:p>LUXURY_QUARTERS</text:p>
          </table:table-cell>
          <table:table-cell office:value-type="string">
            <text:p>20</text:p>
          </table:table-cell>
          <table:table-cell office:value-type="string">
            <text:p>65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2+</text:p>
          </table:table-cell>
          <table:table-cell office:value-type="string">
            <text:p>87</text:p>
          </table:table-cell>
          <table:table-cell table:number-columns-repeated="249"/>
        </table:table-row>
        <table:table-row table:style-name="ro1">
          <table:table-cell office:value-type="string">
            <text:p>MARINE_COMMAND</text:p>
          </table:table-cell>
          <table:table-cell office:value-type="string">
            <text:p>2.5</text:p>
          </table:table-cell>
          <table:table-cell office:value-type="string">
            <text:p>278</text:p>
          </table:table-cell>
          <table:table-cell office:value-type="string">
            <text:p>0.5</text:p>
          </table:table-cell>
          <table:table-cell office:value-type="string">
            <text:p>24000</text:p>
          </table:table-cell>
          <table:table-cell office:value-type="string">
            <text:p>10+</text:p>
          </table:table-cell>
          <table:table-cell office:value-type="string">
            <text:p>88</text:p>
          </table:table-cell>
          <table:table-cell table:number-columns-repeated="249"/>
        </table:table-row>
        <table:table-row table:style-name="ro1">
          <table:table-cell office:value-type="string">
            <text:p>MARINE_FIREBASE</text:p>
          </table:table-cell>
          <table:table-cell office:value-type="string">
            <text:p>12</text:p>
          </table:table-cell>
          <table:table-cell office:value-type="string">
            <text:p>280</text:p>
          </table:table-cell>
          <table:table-cell office:value-type="string">
            <text:p>-</text:p>
          </table:table-cell>
          <table:table-cell office:value-type="string">
            <text:p>24000</text:p>
          </table:table-cell>
          <table:table-cell office:value-type="string">
            <text:p>12</text:p>
          </table:table-cell>
          <table:table-cell office:value-type="string">
            <text:p>89</text:p>
          </table:table-cell>
          <table:table-cell table:number-columns-repeated="249"/>
        </table:table-row>
        <table:table-row table:style-name="ro1">
          <table:table-cell office:value-type="string">
            <text:p>MEDEVAC</text:p>
          </table:table-cell>
          <table:table-cell office:value-type="string">
            <text:p>62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108</text:p>
          </table:table-cell>
          <table:table-cell office:value-type="string">
            <text:p>90</text:p>
          </table:table-cell>
          <table:table-cell table:number-columns-repeated="249"/>
        </table:table-row>
        <table:table-row table:style-name="ro1">
          <table:table-cell office:value-type="string">
            <text:p>MEDICAL</text:p>
          </table:table-cell>
          <table:table-cell office:value-type="string">
            <text:p>30</text:p>
          </table:table-cell>
          <table:table-cell office:value-type="string">
            <text:p>80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91</text:p>
          </table:table-cell>
          <table:table-cell table:number-columns-repeated="249"/>
        </table:table-row>
        <table:table-row table:style-name="ro1">
          <table:table-cell office:value-type="string">
            <text:p>MINING</text:p>
          </table:table-cell>
          <table:table-cell office:value-type="string">
            <text:p>125</text:p>
          </table:table-cell>
          <table:table-cell office:value-type="string">
            <text:p>184</text:p>
          </table:table-cell>
          <table:table-cell office:value-type="string">
            <text:p>2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92</text:p>
          </table:table-cell>
          <table:table-cell table:number-columns-repeated="249"/>
        </table:table-row>
        <table:table-row table:style-name="ro1">
          <table:table-cell office:value-type="string">
            <text:p>NUCLEAR_DAMPER</text:p>
          </table:table-cell>
          <table:table-cell office:value-type="string">
            <text:p>10</text:p>
          </table:table-cell>
          <table:table-cell office:value-type="string">
            <text:p>278</text:p>
          </table:table-cell>
          <table:table-cell office:value-type="string">
            <text:p>2</text:p>
          </table:table-cell>
          <table:table-cell office:value-type="string">
            <text:p>24000</text:p>
          </table:table-cell>
          <table:table-cell office:value-type="string">
            <text:p>4</text:p>
          </table:table-cell>
          <table:table-cell office:value-type="string">
            <text:p>93</text:p>
          </table:table-cell>
          <table:table-cell table:number-columns-repeated="249"/>
        </table:table-row>
        <table:table-row table:style-name="ro1">
          <table:table-cell office:value-type="string">
            <text:p>ORBITAL_INSERTION</text:p>
          </table:table-cell>
          <table:table-cell office:value-type="string">
            <text:p>120</text:p>
          </table:table-cell>
          <table:table-cell office:value-type="string">
            <text:p>435</text:p>
          </table:table-cell>
          <table:table-cell office:value-type="string">
            <text:p>2</text:p>
          </table:table-cell>
          <table:table-cell office:value-type="string">
            <text:p>24000</text:p>
          </table:table-cell>
          <table:table-cell office:value-type="string">
            <text:p>2+36</text:p>
          </table:table-cell>
          <table:table-cell office:value-type="string">
            <text:p>94</text:p>
          </table:table-cell>
          <table:table-cell table:number-columns-repeated="249"/>
        </table:table-row>
        <table:table-row table:style-name="ro1">
          <table:table-cell office:value-type="string">
            <text:p>PASSENGER</text:p>
          </table:table-cell>
          <table:table-cell office:value-type="string">
            <text:p>95</text:p>
          </table:table-cell>
          <table:table-cell office:value-type="string">
            <text:p>125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1">
          <table:table-cell office:value-type="string">
            <text:p>PASSENGER_ADV/12</text:p>
          </table:table-cell>
          <table:table-cell/>
          <table:table-cell office:value-type="string">
            <text:p>183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1">
          <table:table-cell office:value-type="string">
            <text:p>PASSENGER_ARM/12</text:p>
          </table:table-cell>
          <table:table-cell/>
          <table:table-cell office:value-type="string">
            <text:p>265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1">
          <table:table-cell office:value-type="string">
            <text:p>PASSENGER_STE/12</text:p>
          </table:table-cell>
          <table:table-cell/>
          <table:table-cell office:value-type="string">
            <text:p>147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1">
          <table:table-cell office:value-type="string">
            <text:p>PLANETARY_INFRASTRUCTURE</text:p>
          </table:table-cell>
          <table:table-cell office:value-type="string">
            <text:p>10</text:p>
          </table:table-cell>
          <table:table-cell office:value-type="string">
            <text:p>108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7</text:p>
          </table:table-cell>
          <table:table-cell office:value-type="string">
            <text:p>96</text:p>
          </table:table-cell>
          <table:table-cell table:number-columns-repeated="249"/>
        </table:table-row>
        <table:table-row table:style-name="ro1">
          <table:table-cell office:value-type="string">
            <text:p>PORTABLE_FIELD_SHOP</text:p>
          </table:table-cell>
          <table:table-cell office:value-type="string">
            <text:p>25</text:p>
          </table:table-cell>
          <table:table-cell office:value-type="string">
            <text:p>102</text:p>
          </table:table-cell>
          <table:table-cell office:value-type="string">
            <text:p>5</text:p>
          </table:table-cell>
          <table:table-cell office:value-type="string">
            <text:p>4500</text:p>
          </table:table-cell>
          <table:table-cell office:value-type="string">
            <text:p>3-6</text:p>
          </table:table-cell>
          <table:table-cell office:value-type="string">
            <text:p>97</text:p>
          </table:table-cell>
          <table:table-cell table:number-columns-repeated="249"/>
        </table:table-row>
        <table:table-row table:style-name="ro1">
          <table:table-cell office:value-type="string">
            <text:p>PRISON_TRANSPORT</text:p>
          </table:table-cell>
          <table:table-cell office:value-type="string">
            <text:p>10</text:p>
          </table:table-cell>
          <table:table-cell office:value-type="string">
            <text:p>94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H2/M24/L8</text:p>
          </table:table-cell>
          <table:table-cell office:value-type="string">
            <text:p>98</text:p>
          </table:table-cell>
          <table:table-cell table:number-columns-repeated="249"/>
        </table:table-row>
        <table:table-row table:style-name="ro1">
          <table:table-cell office:value-type="string">
            <text:p>QUARTERS</text:p>
          </table:table-cell>
          <table:table-cell office:value-type="string">
            <text:p>1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1">
          <table:table-cell office:value-type="string">
            <text:p>QUARTERS-ADV/12</text:p>
          </table:table-cell>
          <table:table-cell/>
          <table:table-cell office:value-type="string">
            <text:p>117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1">
          <table:table-cell office:value-type="string">
            <text:p>QUARTERS-ARM/12</text:p>
          </table:table-cell>
          <table:table-cell/>
          <table:table-cell office:value-type="string">
            <text:p>20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1">
          <table:table-cell office:value-type="string">
            <text:p>QUARTERS-STE/12</text:p>
          </table:table-cell>
          <table:table-cell/>
          <table:table-cell office:value-type="string">
            <text:p>8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1">
          <table:table-cell office:value-type="string">
            <text:p>RECOVERY</text:p>
          </table:table-cell>
          <table:table-cell office:value-type="string">
            <text:p>200</text:p>
          </table:table-cell>
          <table:table-cell office:value-type="string">
            <text:p>254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table:number-columns-repeated="249"/>
        </table:table-row>
        <table:table-row table:style-name="ro1">
          <table:table-cell office:value-type="string">
            <text:p>RECREATION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1</text:p>
          </table:table-cell>
          <table:table-cell table:number-columns-repeated="249"/>
        </table:table-row>
        <table:table-row table:style-name="ro1">
          <table:table-cell office:value-type="string">
            <text:p>SAFARI</text:p>
          </table:table-cell>
          <table:table-cell office:value-type="string">
            <text:p>61</text:p>
          </table:table-cell>
          <table:table-cell office:value-type="string">
            <text:p>87</text:p>
          </table:table-cell>
          <table:table-cell office:value-type="string">
            <text:p>7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2</text:p>
          </table:table-cell>
          <table:table-cell table:number-columns-repeated="249"/>
        </table:table-row>
        <table:table-row table:style-name="ro1">
          <table:table-cell office:value-type="string">
            <text:p>SCOUT_SUPPORT</text:p>
          </table:table-cell>
          <table:table-cell office:value-type="string">
            <text:p>30</text:p>
          </table:table-cell>
          <table:table-cell office:value-type="string">
            <text:p>106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103</text:p>
          </table:table-cell>
          <table:table-cell table:number-columns-repeated="249"/>
        </table:table-row>
        <table:table-row table:style-name="ro1">
          <table:table-cell office:value-type="string">
            <text:p>SCOUT_SURVEY</text:p>
          </table:table-cell>
          <table:table-cell office:value-type="string">
            <text:p>22</text:p>
          </table:table-cell>
          <table:table-cell office:value-type="string">
            <text:p>95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4+6</text:p>
          </table:table-cell>
          <table:table-cell office:value-type="string">
            <text:p>104</text:p>
          </table:table-cell>
          <table:table-cell table:number-columns-repeated="249"/>
        </table:table-row>
        <table:table-row table:style-name="ro1">
          <table:table-cell office:value-type="string">
            <text:p>SEARCH&amp;RESCUE</text:p>
          </table:table-cell>
          <table:table-cell/>
          <table:table-cell office:value-type="string">
            <text:p>331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5</text:p>
          </table:table-cell>
          <table:table-cell table:number-columns-repeated="249"/>
        </table:table-row>
        <table:table-row table:style-name="ro1">
          <table:table-cell office:value-type="string">
            <text:p>SENSOR/12</text:p>
          </table:table-cell>
          <table:table-cell/>
          <table:table-cell office:value-type="string">
            <text:p>203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4</text:p>
          </table:table-cell>
          <table:table-cell office:value-type="string">
            <text:p>106</text:p>
          </table:table-cell>
          <table:table-cell table:number-columns-repeated="249"/>
        </table:table-row>
        <table:table-row table:style-name="ro1">
          <table:table-cell office:value-type="string">
            <text:p>SMALL_CRAFT_BAY</text:p>
          </table:table-cell>
          <table:table-cell office:value-type="string">
            <text:p>84</text:p>
          </table:table-cell>
          <table:table-cell office:value-type="string">
            <text:p>109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7</text:p>
          </table:table-cell>
          <table:table-cell table:number-columns-repeated="249"/>
        </table:table-row>
        <table:table-row table:style-name="ro1">
          <table:table-cell office:value-type="string">
            <text:p>STD_COMMERCIAL</text:p>
          </table:table-cell>
          <table:table-cell office:value-type="string">
            <text:p>60</text:p>
          </table:table-cell>
          <table:table-cell office:value-type="string">
            <text:p>129</text:p>
          </table:table-cell>
          <table:table-cell office:value-type="string">
            <text:p>12</text:p>
          </table:table-cell>
          <table:table-cell office:value-type="string">
            <text:p>6000</text:p>
          </table:table-cell>
          <table:table-cell office:value-type="string">
            <text:p>H0/M48/L32</text:p>
          </table:table-cell>
          <table:table-cell office:value-type="string">
            <text:p>108</text:p>
          </table:table-cell>
          <table:table-cell table:number-columns-repeated="249"/>
        </table:table-row>
        <table:table-row table:style-name="ro1">
          <table:table-cell office:value-type="string">
            <text:p>SURVEY</text:p>
          </table:table-cell>
          <table:table-cell/>
          <table:table-cell office:value-type="string">
            <text:p>60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3-6</text:p>
          </table:table-cell>
          <table:table-cell office:value-type="string">
            <text:p>109</text:p>
          </table:table-cell>
          <table:table-cell table:number-columns-repeated="249"/>
        </table:table-row>
        <table:table-row table:style-name="ro1">
          <table:table-cell office:value-type="string">
            <text:p>THEATRE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249"/>
        </table:table-row>
        <table:table-row table:style-name="ro1">
          <table:table-cell office:value-type="string">
            <text:p>TRAVELLING_STAGE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4-8</text:p>
          </table:table-cell>
          <table:table-cell office:value-type="string">
            <text:p>111</text:p>
          </table:table-cell>
          <table:table-cell table:number-columns-repeated="249"/>
        </table:table-row>
        <table:table-row table:style-name="ro1">
          <table:table-cell office:value-type="string">
            <text:p>TROOP_TRANSPORT</text:p>
          </table:table-cell>
          <table:table-cell office:value-type="string">
            <text:p>30</text:p>
          </table:table-cell>
          <table:table-cell office:value-type="string">
            <text:p>13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48</text:p>
          </table:table-cell>
          <table:table-cell office:value-type="string">
            <text:p>112</text:p>
          </table:table-cell>
          <table:table-cell table:number-columns-repeated="249"/>
        </table:table-row>
        <table:table-row table:style-name="ro1">
          <table:table-cell office:value-type="string">
            <text:p>TUGBOAT</text:p>
          </table:table-cell>
          <table:table-cell office:value-type="string">
            <text:p>12.5</text:p>
          </table:table-cell>
          <table:table-cell office:value-type="string">
            <text:p>299</text:p>
          </table:table-cell>
          <table:table-cell office:value-type="string">
            <text:p>2.5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3</text:p>
          </table:table-cell>
          <table:table-cell table:number-columns-repeated="249"/>
        </table:table-row>
        <table:table-row table:style-name="ro1">
          <table:table-cell office:value-type="string">
            <text:p>VEHICLE_TRANSPORT</text:p>
          </table:table-cell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2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14</text:p>
          </table:table-cell>
          <table:table-cell table:number-columns-repeated="249"/>
        </table:table-row>
        <table:table-row table:style-name="ro1">
          <table:table-cell office:value-type="string">
            <text:p>XBOAT_RELAY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2-4</text:p>
          </table:table-cell>
          <table:table-cell office:value-type="string">
            <text:p>116</text:p>
          </table:table-cell>
          <table:table-cell table:number-columns-repeated="249"/>
        </table:table-row>
        <table:table-row table:style-name="ro1">
          <table:table-cell office:value-type="string">
            <text:p>MAGLEV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24</text:p>
          </table:table-cell>
          <table:table-cell table:number-columns-repeated="249"/>
        </table:table-row>
        <table:table-row table:style-name="ro1">
          <table:table-cell office:value-type="string">
            <text:p>NOBLE_TRANSPORT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125</text:p>
          </table:table-cell>
          <table:table-cell table:number-columns-repeated="249"/>
        </table:table-row>
        <table:table-row table:style-name="ro1">
          <table:table-cell office:value-type="string">
            <text:p>LASER</text:p>
          </table:table-cell>
          <table:table-cell office:value-type="string">
            <text:p>80</text:p>
          </table:table-cell>
          <table:table-cell office:value-type="string">
            <text:p>154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LASER-ADV/12</text:p>
          </table:table-cell>
          <table:table-cell/>
          <table:table-cell office:value-type="string">
            <text:p>209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ENERGY</text:p>
          </table:table-cell>
          <table:table-cell office:value-type="string">
            <text:p>80</text:p>
          </table:table-cell>
          <table:table-cell office:value-type="string">
            <text:p>161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ENERGY-ADV/12</text:p>
          </table:table-cell>
          <table:table-cell/>
          <table:table-cell office:value-type="string">
            <text:p>213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ENERGY-ARM/12</text:p>
          </table:table-cell>
          <table:table-cell/>
          <table:table-cell office:value-type="string">
            <text:p>298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MISSILE</text:p>
          </table:table-cell>
          <table:table-cell office:value-type="string">
            <text:p>80</text:p>
          </table:table-cell>
          <table:table-cell office:value-type="string">
            <text:p>153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MISSILE-ADV/12</text:p>
          </table:table-cell>
          <table:table-cell/>
          <table:table-cell office:value-type="string">
            <text:p>225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MISSILE-ARM/12</text:p>
          </table:table-cell>
          <table:table-cell/>
          <table:table-cell office:value-type="string">
            <text:p>310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SANDCASTER</text:p>
          </table:table-cell>
          <table:table-cell office:value-type="string">
            <text:p>80</text:p>
          </table:table-cell>
          <table:table-cell office:value-type="string">
            <text:p>144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SANDCASTER-ADV/12</text:p>
          </table:table-cell>
          <table:table-cell/>
          <table:table-cell office:value-type="string">
            <text:p>201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1">
          <table:table-cell office:value-type="string">
            <text:p>COMMAND</text:p>
          </table:table-cell>
          <table:table-cell office:value-type="string">
            <text:p>5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10</text:p>
          </table:table-cell>
          <table:table-cell office:value-type="string">
            <text:p>117</text:p>
          </table:table-cell>
          <table:table-cell table:number-columns-repeated="249"/>
        </table:table-row>
        <table:table-row table:style-name="ro1">
          <table:table-cell office:value-type="string">
            <text:p>COMMERCIAL</text:p>
          </table:table-cell>
          <table:table-cell/>
          <table:table-cell office:value-type="string">
            <text:p>50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118</text:p>
          </table:table-cell>
          <table:table-cell table:number-columns-repeated="249"/>
        </table:table-row>
        <table:table-row table:style-name="ro1">
          <table:table-cell office:value-type="string">
            <text:p>COMMUNICATIONS</text:p>
          </table:table-cell>
          <table:table-cell office:value-type="string">
            <text:p>7.5</text:p>
          </table:table-cell>
          <table:table-cell office:value-type="string">
            <text:p>208</text:p>
          </table:table-cell>
          <table:table-cell office:value-type="string">
            <text:p>1.5</text:p>
          </table:table-cell>
          <table:table-cell office:value-type="string">
            <text:p>6000</text:p>
          </table:table-cell>
          <table:table-cell office:value-type="string">
            <text:p>6</text:p>
          </table:table-cell>
          <table:table-cell office:value-type="string">
            <text:p>119</text:p>
          </table:table-cell>
          <table:table-cell table:number-columns-repeated="249"/>
        </table:table-row>
        <table:table-row table:style-name="ro1">
          <table:table-cell office:value-type="string">
            <text:p>ENGINEERING</text:p>
          </table:table-cell>
          <table:table-cell/>
          <table:table-cell office:value-type="string">
            <text:p>121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8</text:p>
          </table:table-cell>
          <table:table-cell office:value-type="string">
            <text:p>120</text:p>
          </table:table-cell>
          <table:table-cell table:number-columns-repeated="249"/>
        </table:table-row>
        <table:table-row table:style-name="ro1">
          <table:table-cell office:value-type="string">
            <text:p>HYDROPONICS</text:p>
          </table:table-cell>
          <table:table-cell/>
          <table:table-cell office:value-type="string">
            <text:p>133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2-4</text:p>
          </table:table-cell>
          <table:table-cell office:value-type="string">
            <text:p>121</text:p>
          </table:table-cell>
          <table:table-cell table:number-columns-repeated="249"/>
        </table:table-row>
        <table:table-row table:style-name="ro1">
          <table:table-cell office:value-type="string">
            <text:p>INDUSTRIAL</text:p>
          </table:table-cell>
          <table:table-cell office:value-type="string">
            <text:p>10</text:p>
          </table:table-cell>
          <table:table-cell office:value-type="string">
            <text:p>14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-10</text:p>
          </table:table-cell>
          <table:table-cell office:value-type="string">
            <text:p>122</text:p>
          </table:table-cell>
          <table:table-cell table:number-columns-repeated="249"/>
        </table:table-row>
        <table:table-row table:style-name="ro1">
          <table:table-cell office:value-type="string">
            <text:p>TRAFFIC_CONTROL</text:p>
          </table:table-cell>
          <table:table-cell office:value-type="string">
            <text:p>5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8-16</text:p>
          </table:table-cell>
          <table:table-cell office:value-type="string">
            <text:p>123</text:p>
          </table:table-cell>
          <table:table-cell table:number-columns-repeated="249"/>
        </table:table-row>
        <table:table-row table:style-name="ro1" table:number-rows-repeated="1048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T" table:style-name="ta7" table:print="false"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8" table:default-cell-style-name="ce2"/>
        <table:table-column table:style-name="co55" table:default-cell-style-name="ce2"/>
        <table:table-column table:style-name="co22" table:default-cell-style-name="ce2"/>
        <table:table-column table:style-name="co9" table:default-cell-style-name="ce2"/>
        <table:table-column table:style-name="co42" table:default-cell-style-name="ce2"/>
        <table:table-column table:style-name="co41" table:default-cell-style-name="ce2"/>
        <table:table-column table:style-name="co21" table:default-cell-style-name="ce2"/>
        <table:table-column table:style-name="co15" table:number-columns-repeated="2" table:default-cell-style-name="ce2"/>
        <table:table-column table:style-name="co42" table:default-cell-style-name="ce2"/>
        <table:table-column table:style-name="co56" table:default-cell-style-name="ce2"/>
        <table:table-column table:style-name="co12" table:default-cell-style-name="ce2"/>
        <table:table-column table:style-name="co54" table:default-cell-style-name="ce2"/>
        <table:table-column table:style-name="co17" table:default-cell-style-name="ce2"/>
        <table:table-column table:style-name="co2" table:number-columns-repeated="239" table:default-cell-style-name="ce2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DT=+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M-D</text:p>
          </table:table-cell>
          <table:table-cell table:style-name="ce1" office:value-type="string">
            <text:p>J-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DOCK</text:p>
          </table:table-cell>
          <table:table-cell table:style-name="ce1" office:value-type="string">
            <text:p>VE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ROOMS</text:p>
          </table:table-cell>
          <table:table-cell table:style-name="ce1" office:value-type="string">
            <text:p>PRO</text:p>
          </table:table-cell>
          <table:table-cell table:style-name="ce1" office:value-type="string">
            <text:p>TRTS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EMASS</text:p>
          </table:table-cell>
          <table:table-cell table:style-name="ce1" office:value-type="string">
            <text:p>LMASS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D</text:p>
          </table:table-cell>
          <table:table-cell table:number-columns-repeated="1000"/>
        </table:table-row>
        <table:table-row table:style-name="ro1">
          <table:table-cell office:value-type="string">
            <text:p>SULIEMAN</text:p>
          </table:table-cell>
          <table:table-cell office:value-type="string">
            <text:p>SCOUT/COURIER</text:p>
          </table:table-cell>
          <table:table-cell office:value-type="float" office:value="10">
            <text:p>10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float" office:value="200">
            <text:p>200</text:p>
          </table:table-cell>
          <table:table-cell office:value-type="string">
            <text:p>BASIC</text:p>
          </table:table-cell>
          <table:table-cell office:value-type="string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string">
            <text:p>268</text:p>
          </table:table-cell>
          <table:table-cell office:value-type="string">
            <text:p>346</text:p>
          </table:table-cell>
          <table:table-cell office:value-type="string">
            <text:p>26.4</text:p>
          </table:table-cell>
          <table:table-cell office:value-type="string">
            <text:p>15000</text:p>
          </table:table-cell>
          <table:table-cell office:value-type="string">
            <text:p>2.3</text:p>
          </table:table-cell>
          <table:table-cell office:value-type="string">
            <text:p>2</text:p>
          </table:table-cell>
          <table:table-cell office:value-type="string">
            <text:p>2357</text:p>
          </table:table-cell>
          <table:table-cell table:number-columns-repeated="1000"/>
        </table:table-row>
        <table:table-row table:style-name="ro1">
          <table:table-cell office:value-type="string">
            <text:p>SULIEMAN-II</text:p>
          </table:table-cell>
          <table:table-cell office:value-type="string">
            <text:p>SEEKER</text:p>
          </table:table-cell>
          <table:table-cell office:value-type="string">
            <text:p>10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BASIC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0.5</text:p>
          </table:table-cell>
          <table:table-cell office:value-type="string">
            <text:p>263</text:p>
          </table:table-cell>
          <table:table-cell office:value-type="string">
            <text:p>382</text:p>
          </table:table-cell>
          <table:table-cell office:value-type="string">
            <text:p>26.4</text:p>
          </table:table-cell>
          <table:table-cell office:value-type="string">
            <text:p>15000</text:p>
          </table:table-cell>
          <table:table-cell office:value-type="string">
            <text:p>2.1</text:p>
          </table:table-cell>
          <table:table-cell office:value-type="string">
            <text:p>2</text:p>
          </table:table-cell>
          <table:table-cell office:value-type="string">
            <text:p>2357</text:p>
          </table:table-cell>
          <table:table-cell table:number-columns-repeated="1000"/>
        </table:table-row>
        <table:table-row table:style-name="ro1">
          <table:table-cell office:value-type="string">
            <text:p>BEOWULF</text:p>
          </table:table-cell>
          <table:table-cell office:value-type="string">
            <text:p>FREE-TRADER</text:p>
          </table:table-cell>
          <table:table-cell office:value-type="string">
            <text:p>10</text:p>
          </table:table-cell>
          <table:table-cell office:value-type="string">
            <text:p>200=+8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table:number-columns-repeated="2" office:value-type="string">
            <text:p>2</text:p>
          </table:table-cell>
          <table:table-cell office:value-type="string">
            <text:p>68</text:p>
          </table:table-cell>
          <table:table-cell office:value-type="string">
            <text:p>257</text:p>
          </table:table-cell>
          <table:table-cell office:value-type="string">
            <text:p>598</text:p>
          </table:table-cell>
          <table:table-cell office:value-type="string">
            <text:p>28.9</text:p>
          </table:table-cell>
          <table:table-cell office:value-type="string">
            <text:p>22500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700</text:p>
          </table:table-cell>
          <table:table-cell table:number-columns-repeated="1000"/>
        </table:table-row>
        <table:table-row table:style-name="ro1">
          <table:table-cell office:value-type="string">
            <text:p>EMPRESS-MARAVA</text:p>
          </table:table-cell>
          <table:table-cell office:value-type="string">
            <text:p>FAR-TRADER</text:p>
          </table:table-cell>
          <table:table-cell office:value-type="string">
            <text:p>10</text:p>
          </table:table-cell>
          <table:table-cell office:value-type="string">
            <text:p>200=+8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9</text:p>
          </table:table-cell>
          <table:table-cell office:value-type="string">
            <text:p>286</text:p>
          </table:table-cell>
          <table:table-cell office:value-type="string">
            <text:p>559</text:p>
          </table:table-cell>
          <table:table-cell office:value-type="string">
            <text:p>36.8</text:p>
          </table:table-cell>
          <table:table-cell office:value-type="string">
            <text:p>22500</text:p>
          </table:table-cell>
          <table:table-cell office:value-type="string">
            <text:p>1.1</text:p>
          </table:table-cell>
          <table:table-cell office:value-type="string">
            <text:p>2</text:p>
          </table:table-cell>
          <table:table-cell office:value-type="string">
            <text:p>1646</text:p>
          </table:table-cell>
          <table:table-cell table:number-columns-repeated="1000"/>
        </table:table-row>
        <table:table-row table:style-name="ro1">
          <table:table-cell office:value-type="string">
            <text:p>VANDERBILT</text:p>
          </table:table-cell>
          <table:table-cell office:value-type="string">
            <text:p>YACHT</text:p>
          </table:table-cell>
          <table:table-cell office:value-type="string">
            <text:p>10</text:p>
          </table:table-cell>
          <table:table-cell office:value-type="string">
            <text:p>200=+8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6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13</text:p>
          </table:table-cell>
          <table:table-cell office:value-type="string">
            <text:p>439</text:p>
          </table:table-cell>
          <table:table-cell office:value-type="string">
            <text:p>44.1</text:p>
          </table:table-cell>
          <table:table-cell office:value-type="string">
            <text:p>22500</text:p>
          </table:table-cell>
          <table:table-cell office:value-type="string">
            <text:p>1.1</text:p>
          </table:table-cell>
          <table:table-cell office:value-type="string">
            <text:p>3</text:p>
          </table:table-cell>
          <table:table-cell table:number-columns-repeated="1001"/>
        </table:table-row>
        <table:table-row table:style-name="ro1">
          <table:table-cell office:value-type="string">
            <text:p>LADY-OF-SHALLOT</text:p>
          </table:table-cell>
          <table:table-cell office:value-type="string">
            <text:p>YACHT</text:p>
          </table:table-cell>
          <table:table-cell office:value-type="string">
            <text:p>12</text:p>
          </table:table-cell>
          <table:table-cell office:value-type="string">
            <text:p>200=+8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6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66</text:p>
          </table:table-cell>
          <table:table-cell office:value-type="string">
            <text:p>397</text:p>
          </table:table-cell>
          <table:table-cell office:value-type="string">
            <text:p>49.9</text:p>
          </table:table-cell>
          <table:table-cell office:value-type="string">
            <text:p>22500</text:p>
          </table:table-cell>
          <table:table-cell office:value-type="string">
            <text:p>3.8</text:p>
          </table:table-cell>
          <table:table-cell office:value-type="string">
            <text:p>3</text:p>
          </table:table-cell>
          <table:table-cell table:number-columns-repeated="1001"/>
        </table:table-row>
        <table:table-row table:style-name="ro1">
          <table:table-cell office:value-type="string">
            <text:p>ANIMAL</text:p>
          </table:table-cell>
          <table:table-cell office:value-type="string">
            <text:p>SAFARI</text:p>
          </table:table-cell>
          <table:table-cell office:value-type="string">
            <text:p>10</text:p>
          </table:table-cell>
          <table:table-cell office:value-type="string">
            <text:p>200=+8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table:number-columns-repeated="2"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62</text:p>
          </table:table-cell>
          <table:table-cell office:value-type="string">
            <text:p>373</text:p>
          </table:table-cell>
          <table:table-cell office:value-type="string">
            <text:p>35.5</text:p>
          </table:table-cell>
          <table:table-cell office:value-type="string">
            <text:p>22500</text:p>
          </table:table-cell>
          <table:table-cell office:value-type="string">
            <text:p>1.2</text:p>
          </table:table-cell>
          <table:table-cell office:value-type="string">
            <text:p>2</text:p>
          </table:table-cell>
          <table:table-cell office:value-type="string">
            <text:p>1445</text:p>
          </table:table-cell>
          <table:table-cell table:number-columns-repeated="1000"/>
        </table:table-row>
        <table:table-row table:style-name="ro1">
          <table:table-cell office:value-type="string">
            <text:p>RANPART</text:p>
          </table:table-cell>
          <table:table-cell office:value-type="string">
            <text:p>FIGHTER</text:p>
          </table:table-cell>
          <table:table-cell office:value-type="string">
            <text:p>12</text:p>
          </table:table-cell>
          <table:table-cell office:value-type="string">
            <text:p>10=+6</text:p>
          </table:table-cell>
          <table:table-cell office:value-type="string">
            <text:p>SL</text:p>
          </table:table-cell>
          <table:table-cell office:value-type="string">
            <text:p>1175</text:p>
          </table:table-cell>
          <table:table-cell office:value-type="string">
            <text:p>COCKPIT</text:p>
          </table:table-cell>
          <table:table-cell office:value-type="string">
            <text:p>5</text:p>
          </table:table-cell>
          <table:table-cell table:number-columns-repeated="9" office:value-type="string">
            <text:p>0</text:p>
          </table:table-cell>
          <table:table-cell table:number-columns-repeated="2" office:value-type="string">
            <text:p>90</text:p>
          </table:table-cell>
          <table:table-cell office:value-type="string">
            <text:p>10.8</text:p>
          </table:table-cell>
          <table:table-cell office:value-type="string">
            <text:p>3000</text:p>
          </table:table-cell>
          <table:table-cell office:value-type="string">
            <text:p>5.5</text:p>
          </table:table-cell>
          <table:table-cell office:value-type="string">
            <text:p>0</text:p>
          </table:table-cell>
          <table:table-cell office:value-type="string">
            <text:p>4330</text:p>
          </table:table-cell>
          <table:table-cell table:number-columns-repeated="1000"/>
        </table:table-row>
        <table:table-row table:style-name="ro1">
          <table:table-cell office:value-type="string">
            <text:p>IRAMDA</text:p>
          </table:table-cell>
          <table:table-cell office:value-type="string">
            <text:p>FIGHTER</text:p>
          </table:table-cell>
          <table:table-cell office:value-type="string">
            <text:p>10</text:p>
          </table:table-cell>
          <table:table-cell office:value-type="string">
            <text:p>10=+6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COCKPIT</text:p>
          </table:table-cell>
          <table:table-cell office:value-type="string">
            <text:p>6</text:p>
          </table:table-cell>
          <table:table-cell table:number-columns-repeated="9" office:value-type="string">
            <text:p>0</text:p>
          </table:table-cell>
          <table:table-cell table:number-columns-repeated="2" office:value-type="string">
            <text:p>57</text:p>
          </table:table-cell>
          <table:table-cell office:value-type="string">
            <text:p>5.1</text:p>
          </table:table-cell>
          <table:table-cell office:value-type="string">
            <text:p>3000</text:p>
          </table:table-cell>
          <table:table-cell office:value-type="string">
            <text:p>4.2</text:p>
          </table:table-cell>
          <table:table-cell office:value-type="string">
            <text:p>0</text:p>
          </table:table-cell>
          <table:table-cell office:value-type="string">
            <text:p>300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LAUNCH</text:p>
          </table:table-cell>
          <table:table-cell office:value-type="string">
            <text:p>10</text:p>
          </table:table-cell>
          <table:table-cell office:value-type="string">
            <text:p>10=+6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COCKPIT</text:p>
          </table:table-cell>
          <table:table-cell office:value-type="string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37</text:p>
          </table:table-cell>
          <table:table-cell office:value-type="string">
            <text:p>3.3</text:p>
          </table:table-cell>
          <table:table-cell office:value-type="string">
            <text:p>3000</text:p>
          </table:table-cell>
          <table:table-cell office:value-type="string">
            <text:p>1.1</text:p>
          </table:table-cell>
          <table:table-cell office:value-type="string">
            <text:p>0</text:p>
          </table:table-cell>
          <table:table-cell office:value-type="string">
            <text:p>1225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LIFEBOAT</text:p>
          </table:table-cell>
          <table:table-cell office:value-type="string">
            <text:p>10</text:p>
          </table:table-cell>
          <table:table-cell office:value-type="string">
            <text:p>10=+6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COCKPIT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41</text:p>
          </table:table-cell>
          <table:table-cell office:value-type="string">
            <text:p>5.3</text:p>
          </table:table-cell>
          <table:table-cell office:value-type="string">
            <text:p>3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25</text:p>
          </table:table-cell>
          <table:table-cell table:number-columns-repeated="1000"/>
        </table:table-row>
        <table:table-row table:style-name="ro1">
          <table:table-cell office:value-type="string">
            <text:p>BROADSWORD</text:p>
          </table:table-cell>
          <table:table-cell office:value-type="string">
            <text:p>MERC-CRUISER</text:p>
          </table:table-cell>
          <table:table-cell office:value-type="string">
            <text:p>10</text:p>
          </table:table-cell>
          <table:table-cell office:value-type="string">
            <text:p>800=+10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75</text:p>
          </table:table-cell>
          <table:table-cell office:value-type="string">
            <text:p>32</text:p>
          </table:table-cell>
          <table:table-cell office:value-type="string">
            <text:p>24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0.5</text:p>
          </table:table-cell>
          <table:table-cell office:value-type="string">
            <text:p>1613</text:p>
          </table:table-cell>
          <table:table-cell office:value-type="string">
            <text:p>2280</text:p>
          </table:table-cell>
          <table:table-cell office:value-type="string">
            <text:p>188.8</text:p>
          </table:table-cell>
          <table:table-cell office:value-type="string">
            <text:p>60000</text:p>
          </table:table-cell>
          <table:table-cell table:number-columns-repeated="2" office:value-type="string">
            <text:p>3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GIG</text:p>
          </table:table-cell>
          <table:table-cell office:value-type="string">
            <text:p>10</text:p>
          </table:table-cell>
          <table:table-cell office:value-type="string">
            <text:p>20=+6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4</text:p>
          </table:table-cell>
          <table:table-cell table:number-columns-repeated="5" office:value-type="string">
            <text:p>0</text:p>
          </table:table-cell>
          <table:table-cell office:value-type="string">
            <text:p>2(24)</text:p>
          </table:table-cell>
          <table:table-cell table:number-columns-repeated="2" office:value-type="string">
            <text:p>0</text:p>
          </table:table-cell>
          <table:table-cell office:value-type="string">
            <text:p>6.5</text:p>
          </table:table-cell>
          <table:table-cell office:value-type="string">
            <text:p>45</text:p>
          </table:table-cell>
          <table:table-cell office:value-type="string">
            <text:p>78</text:p>
          </table:table-cell>
          <table:table-cell office:value-type="string">
            <text:p>5.7</text:p>
          </table:table-cell>
          <table:table-cell office:value-type="string">
            <text:p>4500</text:p>
          </table:table-cell>
          <table:table-cell office:value-type="string">
            <text:p>2.1</text:p>
          </table:table-cell>
          <table:table-cell office:value-type="string">
            <text:p>0</text:p>
          </table:table-cell>
          <table:table-cell office:value-type="string">
            <text:p>200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HIPS-BOAT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4</text:p>
          </table:table-cell>
          <table:table-cell table:number-columns-repeated="5" office:value-type="string">
            <text:p>0</text:p>
          </table:table-cell>
          <table:table-cell office:value-type="string">
            <text:p>8(96)</text:p>
          </table:table-cell>
          <table:table-cell table:number-columns-repeated="2" office:value-type="string">
            <text:p>0</text:p>
          </table:table-cell>
          <table:table-cell office:value-type="string">
            <text:p>8.5</text:p>
          </table:table-cell>
          <table:table-cell office:value-type="string">
            <text:p>55</text:p>
          </table:table-cell>
          <table:table-cell office:value-type="string">
            <text:p>97</text:p>
          </table:table-cell>
          <table:table-cell office:value-type="string">
            <text:p>6.3</text:p>
          </table:table-cell>
          <table:table-cell office:value-type="string">
            <text:p>6000</text:p>
          </table:table-cell>
          <table:table-cell office:value-type="string">
            <text:p>1.7</text:p>
          </table:table-cell>
          <table:table-cell office:value-type="string">
            <text:p>0</text:p>
          </table:table-cell>
          <table:table-cell office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FUEL-SKIMMER</text:p>
          </table:table-cell>
          <table:table-cell office:value-type="string">
            <text:p>10</text:p>
          </table:table-cell>
          <table:table-cell office:value-type="string">
            <text:p>4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table:number-columns-repeated="4"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102</text:p>
          </table:table-cell>
          <table:table-cell office:value-type="string">
            <text:p>104</text:p>
          </table:table-cell>
          <table:table-cell office:value-type="string">
            <text:p>11.1</text:p>
          </table:table-cell>
          <table:table-cell office:value-type="string">
            <text:p>7500</text:p>
          </table:table-cell>
          <table:table-cell office:value-type="string">
            <text:p>4.2</text:p>
          </table:table-cell>
          <table:table-cell office:value-type="string">
            <text:p>0</text:p>
          </table:table-cell>
          <table:table-cell office:value-type="string">
            <text:p>2569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PINNACE</text:p>
          </table:table-cell>
          <table:table-cell office:value-type="string">
            <text:p>10</text:p>
          </table:table-cell>
          <table:table-cell office:value-type="string">
            <text:p>4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6</text:p>
          </table:table-cell>
          <table:table-cell table:number-columns-repeated="5" office:value-type="string">
            <text:p>0</text:p>
          </table:table-cell>
          <table:table-cell office:value-type="string">
            <text:p>8(96)</text:p>
          </table:table-cell>
          <table:table-cell table:number-columns-repeated="2" office:value-type="string">
            <text:p>0</text:p>
          </table:table-cell>
          <table:table-cell office:value-type="string">
            <text:p>3.5</text:p>
          </table:table-cell>
          <table:table-cell office:value-type="string">
            <text:p>113</text:p>
          </table:table-cell>
          <table:table-cell office:value-type="string">
            <text:p>130</text:p>
          </table:table-cell>
          <table:table-cell office:value-type="string">
            <text:p>8.7</text:p>
          </table:table-cell>
          <table:table-cell office:value-type="string">
            <text:p>7500</text:p>
          </table:table-cell>
          <table:table-cell office:value-type="string">
            <text:p>4.9</text:p>
          </table:table-cell>
          <table:table-cell office:value-type="string">
            <text:p>0</text:p>
          </table:table-cell>
          <table:table-cell office:value-type="string">
            <text:p>3098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HUTTLE</text:p>
          </table:table-cell>
          <table:table-cell office:value-type="string">
            <text:p>10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BASIC</text:p>
          </table:table-cell>
          <table:table-cell office:value-type="string">
            <text:p>30</text:p>
          </table:table-cell>
          <table:table-cell table:number-columns-repeated="5" office:value-type="string">
            <text:p>0</text:p>
          </table:table-cell>
          <table:table-cell office:value-type="string">
            <text:p>20(240)</text:p>
          </table:table-cell>
          <table:table-cell table:number-columns-repeated="2" office:value-type="string">
            <text:p>0</text:p>
          </table:table-cell>
          <table:table-cell office:value-type="string">
            <text:p>25.5</text:p>
          </table:table-cell>
          <table:table-cell office:value-type="string">
            <text:p>247</text:p>
          </table:table-cell>
          <table:table-cell office:value-type="string">
            <text:p>375</text:p>
          </table:table-cell>
          <table:table-cell office:value-type="string">
            <text:p>13.4</text:p>
          </table:table-cell>
          <table:table-cell office:value-type="string">
            <text:p>15000</text:p>
          </table:table-cell>
          <table:table-cell office:value-type="string">
            <text:p>3.2</text:p>
          </table:table-cell>
          <table:table-cell office:value-type="string">
            <text:p>0</text:p>
          </table:table-cell>
          <table:table-cell office:value-type="string">
            <text:p>300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I.P.SHUTTLE</text:p>
          </table:table-cell>
          <table:table-cell office:value-type="string">
            <text:p>10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BASIC</text:p>
          </table:table-cell>
          <table:table-cell office:value-type="string">
            <text:p>17</text:p>
          </table:table-cell>
          <table:table-cell table:number-columns-repeated="5" office:value-type="string">
            <text:p>0</text:p>
          </table:table-cell>
          <table:table-cell office:value-type="string">
            <text:p>14</text:p>
          </table:table-cell>
          <table:table-cell table:number-columns-repeated="2" office:value-type="string">
            <text:p>0</text:p>
          </table:table-cell>
          <table:table-cell office:value-type="string">
            <text:p>2.5</text:p>
          </table:table-cell>
          <table:table-cell office:value-type="string">
            <text:p>226</text:p>
          </table:table-cell>
          <table:table-cell office:value-type="string">
            <text:p>238</text:p>
          </table:table-cell>
          <table:table-cell office:value-type="string">
            <text:p>10</text:p>
          </table:table-cell>
          <table:table-cell office:value-type="string">
            <text:p>15000</text:p>
          </table:table-cell>
          <table:table-cell office:value-type="string">
            <text:p>2.9</text:p>
          </table:table-cell>
          <table:table-cell office:value-type="string">
            <text:p>0</text:p>
          </table:table-cell>
          <table:table-cell office:value-type="string">
            <text:p>2258</text:p>
          </table:table-cell>
          <table:table-cell table:number-columns-repeated="1000"/>
        </table:table-row>
        <table:table-row table:style-name="ro1">
          <table:table-cell office:value-type="string">
            <text:p>DRAGON</text:p>
          </table:table-cell>
          <table:table-cell office:value-type="string">
            <text:p>S.D.B.</text:p>
          </table:table-cell>
          <table:table-cell office:value-type="string">
            <text:p>10</text:p>
          </table:table-cell>
          <table:table-cell office:value-type="string">
            <text:p>400=+9</text:p>
          </table:table-cell>
          <table:table-cell office:value-type="string">
            <text:p>SL</text:p>
          </table:table-cell>
          <table:table-cell office:value-type="string">
            <text:p>1011</text:p>
          </table:table-cell>
          <table:table-cell office:value-type="string">
            <text:p>BASIC</text:p>
          </table:table-cell>
          <table:table-cell office:value-type="string">
            <text:p>284</text:p>
          </table:table-cell>
          <table:table-cell table:number-columns-repeated="5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.5</text:p>
          </table:table-cell>
          <table:table-cell office:value-type="string">
            <text:p>2639</text:p>
          </table:table-cell>
          <table:table-cell office:value-type="string">
            <text:p>2657</text:p>
          </table:table-cell>
          <table:table-cell office:value-type="string">
            <text:p>120.1</text:p>
          </table:table-cell>
          <table:table-cell office:value-type="string">
            <text:p>37500</text:p>
          </table:table-cell>
          <table:table-cell office:value-type="string">
            <text:p>4.3</text:p>
          </table:table-cell>
          <table:table-cell office:value-type="string">
            <text:p>0</text:p>
          </table:table-cell>
          <table:table-cell office:value-type="string">
            <text:p>5497</text:p>
          </table:table-cell>
          <table:table-cell table:number-columns-repeated="1000"/>
        </table:table-row>
        <table:table-row table:style-name="ro1">
          <table:table-cell office:value-type="string">
            <text:p>KUGASHIN</text:p>
          </table:table-cell>
          <table:table-cell office:value-type="string">
            <text:p>LABORATORY</text:p>
          </table:table-cell>
          <table:table-cell office:value-type="string">
            <text:p>10</text:p>
          </table:table-cell>
          <table:table-cell office:value-type="string">
            <text:p>400=*9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28</text:p>
          </table:table-cell>
          <table:table-cell office:value-type="string">
            <text:p>12</text:p>
          </table:table-cell>
          <table:table-cell office:value-type="string">
            <text:p>80</text:p>
          </table:table-cell>
          <table:table-cell office:value-type="string">
            <text:p>100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578</text:p>
          </table:table-cell>
          <table:table-cell office:value-type="string">
            <text:p>944</text:p>
          </table:table-cell>
          <table:table-cell office:value-type="string">
            <text:p>72.8</text:p>
          </table:table-cell>
          <table:table-cell office:value-type="string">
            <text:p>37500</text:p>
          </table:table-cell>
          <table:table-cell office:value-type="string">
            <text:p>1.2</text:p>
          </table:table-cell>
          <table:table-cell office:value-type="string">
            <text:p>2</text:p>
          </table:table-cell>
          <table:table-cell table:number-columns-repeated="1001"/>
        </table:table-row>
        <table:table-row table:style-name="ro1">
          <table:table-cell office:value-type="string">
            <text:p>AKKIGISH</text:p>
          </table:table-cell>
          <table:table-cell office:value-type="string">
            <text:p>SUBSIDIZED-MERCHANT</text:p>
          </table:table-cell>
          <table:table-cell office:value-type="string">
            <text:p>10</text:p>
          </table:table-cell>
          <table:table-cell office:value-type="string">
            <text:p>400=+9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34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65</text:p>
          </table:table-cell>
          <table:table-cell office:value-type="string">
            <text:p>430</text:p>
          </table:table-cell>
          <table:table-cell office:value-type="string">
            <text:p>1277</text:p>
          </table:table-cell>
          <table:table-cell office:value-type="string">
            <text:p>47.4</text:p>
          </table:table-cell>
          <table:table-cell office:value-type="string">
            <text:p>37500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902</text:p>
          </table:table-cell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DT=+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M-D</text:p>
          </table:table-cell>
          <table:table-cell table:style-name="ce1" office:value-type="string">
            <text:p>J-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DOCK</text:p>
          </table:table-cell>
          <table:table-cell table:style-name="ce1" office:value-type="string">
            <text:p>VE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ROOMS</text:p>
          </table:table-cell>
          <table:table-cell table:style-name="ce1" office:value-type="string">
            <text:p>PRO</text:p>
          </table:table-cell>
          <table:table-cell table:style-name="ce1" office:value-type="string">
            <text:p>TRTS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EMASS</text:p>
          </table:table-cell>
          <table:table-cell table:style-name="ce1" office:value-type="string">
            <text:p>LMASS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D</text:p>
          </table:table-cell>
          <table:table-cell table:number-columns-repeated="1000"/>
        </table:table-row>
        <table:table-row table:style-name="ro1">
          <table:table-cell table:style-name="ce3" office:value-type="string">
            <text:p>CM50</text:p>
          </table:table-cell>
          <table:table-cell table:style-name="ce3" office:value-type="string">
            <text:p>MODULAR-CUTTER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20=+6</text:p>
          </table:table-cell>
          <table:table-cell table:style-name="ce3" office:value-type="string">
            <text:p>SL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12</text:p>
          </table:table-cell>
          <table:table-cell table:number-columns-repeated="8" table:style-name="ce3" office:value-type="string">
            <text:p>0</text:p>
          </table:table-cell>
          <table:table-cell table:style-name="ce3" office:value-type="string">
            <text:p>0.5</text:p>
          </table:table-cell>
          <table:table-cell table:style-name="ce3" office:value-type="string">
            <text:p>72</text:p>
          </table:table-cell>
          <table:table-cell table:style-name="ce3" office:value-type="string">
            <text:p>74</text:p>
          </table:table-cell>
          <table:table-cell table:style-name="ce3" office:value-type="string">
            <text:p>6.8</text:p>
          </table:table-cell>
          <table:table-cell table:style-name="ce3" office:value-type="string">
            <text:p>4500</text:p>
          </table:table-cell>
          <table:table-cell table:style-name="ce3" office:value-type="string">
            <text:p>2MT</text:p>
          </table:table-cell>
          <table:table-cell table:style-name="ce3" office:value-type="string">
            <text:p>0</text:p>
          </table:table-cell>
          <table:table-cell table:style-name="ce3" office:value-type="string">
            <text:p>1200</text:p>
          </table:table-cell>
          <table:table-cell table:style-name="ce3" table:number-columns-repeated="1000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>
            <text:p>M50P</text:p>
          </table:table-cell>
          <table:table-cell office:value-type="string">
            <text:p>PASSENGER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6" office:value-type="string">
            <text:p>0</text:p>
          </table:table-cell>
          <table:table-cell office:value-type="string">
            <text:p>4(48)</text:p>
          </table:table-cell>
          <table:table-cell table:number-columns-repeated="2" office:value-type="string">
            <text:p>0</text:p>
          </table:table-cell>
          <table:table-cell office:value-type="string">
            <text:p>19.5</text:p>
          </table:table-cell>
          <table:table-cell office:value-type="string">
            <text:p>30</text:p>
          </table:table-cell>
          <table:table-cell office:value-type="string">
            <text:p>125</text:p>
          </table:table-cell>
          <table:table-cell office:value-type="string">
            <text:p>1.4</text:p>
          </table:table-cell>
          <table:table-cell office:value-type="string">
            <text:p>6000</text:p>
          </table:table-cell>
          <table:table-cell office:value-type="string">
            <text:p>2.4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H</text:p>
          </table:table-cell>
          <table:table-cell office:value-type="string">
            <text:p>FUEL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22</text:p>
          </table:table-cell>
          <table:table-cell table:number-columns-repeated="4" office:value-type="string">
            <text:p>0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55</text:p>
          </table:table-cell>
          <table:table-cell office:value-type="string">
            <text:p>58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.7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V</text:p>
          </table:table-cell>
          <table:table-cell office:value-type="string">
            <text:p>VEHICLE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97</text:p>
          </table:table-cell>
          <table:table-cell office:value-type="string">
            <text:p>180</text:p>
          </table:table-cell>
          <table:table-cell office:value-type="string">
            <text:p>0.765</text:p>
          </table:table-cell>
          <table:table-cell office:value-type="string">
            <text:p>6000</text:p>
          </table:table-cell>
          <table:table-cell office:value-type="string">
            <text:p>2.9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W</text:p>
          </table:table-cell>
          <table:table-cell office:value-type="string">
            <text:p>WPNS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70</text:p>
          </table:table-cell>
          <table:table-cell office:value-type="string">
            <text:p>180</text:p>
          </table:table-cell>
          <table:table-cell office:value-type="string">
            <text:p>6.5</text:p>
          </table:table-cell>
          <table:table-cell office:value-type="string">
            <text:p>6000</text:p>
          </table:table-cell>
          <table:table-cell office:value-type="string">
            <text:p>3.4!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Q</text:p>
          </table:table-cell>
          <table:table-cell office:value-type="string">
            <text:p>QUARTERS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6" office:value-type="string">
            <text:p>0</text:p>
          </table:table-cell>
          <table:table-cell office:value-type="string">
            <text:p>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2</text:p>
          </table:table-cell>
          <table:table-cell office:value-type="string">
            <text:p>62</text:p>
          </table:table-cell>
          <table:table-cell office:value-type="string">
            <text:p>1.4</text:p>
          </table:table-cell>
          <table:table-cell office:value-type="string">
            <text:p>6000</text:p>
          </table:table-cell>
          <table:table-cell office:value-type="string">
            <text:p>3.5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L</text:p>
          </table:table-cell>
          <table:table-cell office:value-type="string">
            <text:p>LABORATORY-MODULE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67</text:p>
          </table:table-cell>
          <table:table-cell office:value-type="string">
            <text:p>97</text:p>
          </table:table-cell>
          <table:table-cell office:value-type="string">
            <text:p>3.4</text:p>
          </table:table-cell>
          <table:table-cell office:value-type="string">
            <text:p>6000</text:p>
          </table:table-cell>
          <table:table-cell office:value-type="string">
            <text:p>2.8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M</text:p>
          </table:table-cell>
          <table:table-cell office:value-type="string">
            <text:p>CUTTER-MED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48</text:p>
          </table:table-cell>
          <table:table-cell office:value-type="string">
            <text:p>88</text:p>
          </table:table-cell>
          <table:table-cell office:value-type="string">
            <text:p>1.7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office:value-type="string">
            <text:p>M50F</text:p>
          </table:table-cell>
          <table:table-cell office:value-type="string">
            <text:p>CUTTER-FTR</text:p>
          </table:table-cell>
          <table:table-cell office:value-type="string">
            <text:p>10</text:p>
          </table:table-cell>
          <table:table-cell office:value-type="string">
            <text:p>3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NONE</text:p>
          </table:table-cell>
          <table:table-cell table:number-columns-repeated="9" office:value-type="string">
            <text:p>0</text:p>
          </table:table-cell>
          <table:table-cell office:value-type="string">
            <text:p>3.5</text:p>
          </table:table-cell>
          <table:table-cell office:value-type="string">
            <text:p>45</text:p>
          </table:table-cell>
          <table:table-cell office:value-type="string">
            <text:p>122</text:p>
          </table:table-cell>
          <table:table-cell office:value-type="string">
            <text:p>1.4</text:p>
          </table:table-cell>
          <table:table-cell office:value-type="string">
            <text:p>6000</text:p>
          </table:table-cell>
          <table:table-cell office:value-type="string">
            <text:p>2.4</text:p>
          </table:table-cell>
          <table:table-cell office:value-type="string">
            <text:p>0</text:p>
          </table:table-cell>
          <table:table-cell office:value-type="string">
            <text:p>2353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M50P</text:p>
          </table:table-cell>
          <table:table-cell office:value-type="string">
            <text:p>PASSENGER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H</text:p>
          </table:table-cell>
          <table:table-cell office:value-type="string">
            <text:p>FUEL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table:number-columns-repeated="6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V</text:p>
          </table:table-cell>
          <table:table-cell office:value-type="string">
            <text:p>VEHICLE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W</text:p>
          </table:table-cell>
          <table:table-cell office:value-type="string">
            <text:p>WEAPONS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Q</text:p>
          </table:table-cell>
          <table:table-cell office:value-type="string">
            <text:p>QUARTERS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L</text:p>
          </table:table-cell>
          <table:table-cell office:value-type="string">
            <text:p>LABORATORY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M</text:p>
          </table:table-cell>
          <table:table-cell office:value-type="string">
            <text:p>MEDICAL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CM50F</text:p>
          </table:table-cell>
          <table:table-cell office:value-type="string">
            <text:p>FIGHTER-CUTTER</text:p>
          </table:table-cell>
          <table:table-cell office:value-type="string">
            <text:p>10</text:p>
          </table:table-cell>
          <table:table-cell office:value-type="string">
            <text:p>50=+7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BASIC</text:p>
          </table:table-cell>
          <table:table-cell office:value-type="string">
            <text:p>12</text:p>
          </table:table-cell>
          <table:table-cell table:number-columns-repeated="8" office:value-type="string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HO" table:style-name="ta8" table:print="false">
        <table:table-column table:style-name="co57" table:default-cell-style-name="ce5"/>
        <table:table-column table:style-name="co58" table:default-cell-style-name="ce5"/>
        <table:table-column table:style-name="co59" table:default-cell-style-name="ce5"/>
        <table:table-column table:style-name="co60" table:default-cell-style-name="ce5"/>
        <table:table-column table:style-name="co61" table:default-cell-style-name="ce5"/>
        <table:table-column table:style-name="co15" table:default-cell-style-name="ce5"/>
        <table:table-column table:style-name="co62" table:default-cell-style-name="ce5"/>
        <table:table-column table:style-name="co39" table:default-cell-style-name="ce5"/>
        <table:table-column table:style-name="co63" table:default-cell-style-name="ce5"/>
        <table:table-column table:style-name="co38" table:default-cell-style-name="ce5"/>
        <table:table-column table:style-name="co15" table:default-cell-style-name="ce5"/>
        <table:table-column table:style-name="co22" table:default-cell-style-name="ce5"/>
        <table:table-column table:style-name="co39" table:default-cell-style-name="ce5"/>
        <table:table-column table:style-name="co64" table:default-cell-style-name="ce5"/>
        <table:table-column table:style-name="co12" table:default-cell-style-name="ce5"/>
        <table:table-column table:style-name="co32" table:default-cell-style-name="ce5"/>
        <table:table-column table:style-name="co65" table:default-cell-style-name="ce5"/>
        <table:table-column table:style-name="co49" table:default-cell-style-name="ce5"/>
        <table:table-column table:style-name="co38" table:default-cell-style-name="ce5"/>
        <table:table-column table:style-name="co66" table:default-cell-style-name="ce5"/>
        <table:table-column table:style-name="co10" table:default-cell-style-name="ce5"/>
        <table:table-column table:style-name="co35" table:default-cell-style-name="ce5"/>
        <table:table-column table:style-name="co2" table:number-columns-repeated="2" table:default-cell-style-name="ce5"/>
        <table:table-column table:style-name="co7" table:default-cell-style-name="ce5"/>
        <table:table-column table:style-name="co67" table:default-cell-style-name="ce5"/>
        <table:table-column table:style-name="co2" table:default-cell-style-name="ce5"/>
        <table:table-column table:style-name="co39" table:default-cell-style-name="ce5"/>
        <table:table-column table:style-name="co37" table:default-cell-style-name="ce5"/>
        <table:table-column table:style-name="co38" table:default-cell-style-name="ce5"/>
        <table:table-column table:style-name="co17" table:default-cell-style-name="ce5"/>
        <table:table-column table:style-name="co47" table:default-cell-style-name="ce5"/>
        <table:table-column table:style-name="co41" table:default-cell-style-name="ce5"/>
        <table:table-column table:style-name="co22" table:default-cell-style-name="ce5"/>
        <table:table-column table:style-name="co68" table:default-cell-style-name="ce5"/>
        <table:table-column table:style-name="co12" table:default-cell-style-name="ce5"/>
        <table:table-column table:style-name="co69" table:default-cell-style-name="ce5"/>
        <table:table-column table:style-name="co2" table:number-columns-repeated="219" table:default-cell-style-name="ce5"/>
        <table:table-column table:style-name="co1" table:number-columns-repeated="768" table:default-cell-style-name="Default"/>
        <table:table-row table:style-name="ro1">
          <table:table-cell table:style-name="ce4" office:value-type="string">
            <text:p><text:s text:c="65"/>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TL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CREW</text:p>
          </table:table-cell>
          <table:table-cell table:style-name="ce4" office:value-type="string">
            <text:p>DT=+</text:p>
          </table:table-cell>
          <table:table-cell table:style-name="ce4" office:value-type="string">
            <text:p>SL</text:p>
          </table:table-cell>
          <table:table-cell table:style-name="ce4" office:value-type="string">
            <text:p>DR</text:p>
          </table:table-cell>
          <table:table-cell table:style-name="ce4" office:value-type="string">
            <text:p>BRIDGE</text:p>
          </table:table-cell>
          <table:table-cell table:style-name="ce4" office:value-type="string">
            <text:p>ENG</text:p>
          </table:table-cell>
          <table:table-cell table:style-name="ce4" office:value-type="string">
            <text:p>CARGO</text:p>
          </table:table-cell>
          <table:table-cell table:style-name="ce4" office:value-type="string">
            <text:p>M-D</text:p>
          </table:table-cell>
          <table:table-cell table:style-name="ce4" office:value-type="string">
            <text:p>J-D</text:p>
          </table:table-cell>
          <table:table-cell table:style-name="ce4" office:value-type="string">
            <text:p>FUEL</text:p>
          </table:table-cell>
          <table:table-cell table:style-name="ce4" office:value-type="string">
            <text:p>DOCK</text:p>
          </table:table-cell>
          <table:table-cell table:style-name="ce4" office:value-type="string">
            <text:p>BAY</text:p>
          </table:table-cell>
          <table:table-cell table:style-name="ce4" office:value-type="string">
            <text:p>ROOMS</text:p>
          </table:table-cell>
          <table:table-cell table:style-name="ce4" office:value-type="string">
            <text:p>MED</text:p>
          </table:table-cell>
          <table:table-cell table:style-name="ce4" office:value-type="string">
            <text:p>UTIL</text:p>
          </table:table-cell>
          <table:table-cell table:style-name="ce4" office:value-type="string">
            <text:p>PRO</text:p>
          </table:table-cell>
          <table:table-cell table:style-name="ce4" office:value-type="string">
            <text:p>TURRETS</text:p>
          </table:table-cell>
          <table:table-cell table:style-name="ce4" office:value-type="string">
            <text:p>BAYS</text:p>
          </table:table-cell>
          <table:table-cell table:style-name="ce4"/>
          <table:table-cell table:style-name="ce4" office:value-type="string">
            <text:p>EMASS</text:p>
          </table:table-cell>
          <table:table-cell table:style-name="ce4" office:value-type="string">
            <text:p>LMASS</text:p>
          </table:table-cell>
          <table:table-cell table:style-name="ce4" office:value-type="string">
            <text:p>MCR</text:p>
          </table:table-cell>
          <table:table-cell table:style-name="ce4" office:value-type="string">
            <text:p>H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J</text:p>
          </table:table-cell>
          <table:table-cell table:style-name="ce4" office:value-type="string">
            <text:p>SPD</text:p>
          </table:table-cell>
          <table:table-cell table:style-name="ce4" table:number-columns-repeated="994"/>
        </table:table-row>
        <table:table-row table:style-name="ro1">
          <table:table-cell office:value-type="string">
            <text:p>SHIVVA</text:p>
          </table:table-cell>
          <table:table-cell office:value-type="string">
            <text:p>ZP</text:p>
          </table:table-cell>
          <table:table-cell office:value-type="float" office:value="10">
            <text:p>10</text:p>
          </table:table-cell>
          <table:table-cell office:value-type="string">
            <text:p>PATROL FRIGATE</text:p>
          </table:table-cell>
          <table:table-cell office:value-type="float" office:value="24">
            <text:p>24</text:p>
          </table:table-cell>
          <table:table-cell office:value-type="string">
            <text:p>600=+9</text:p>
          </table:table-cell>
          <table:table-cell office:value-type="string">
            <text:p>USL</text:p>
          </table:table-cell>
          <table:table-cell office:value-type="float" office:value="50">
            <text:p>5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23.5">
            <text:p>23.5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  <table:table-cell office:value-type="string">
            <text:p>8-TLATL</text:p>
          </table:table-cell>
          <table:table-cell office:value-type="string">
            <text:p>10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092.45">
            <text:p>1092.45</text:p>
          </table:table-cell>
          <table:table-cell office:value-type="float" office:value="1868.35">
            <text:p>1868.35</text:p>
          </table:table-cell>
          <table:table-cell office:value-type="float" office:value="155.589">
            <text:p>155.589</text:p>
          </table:table-cell>
          <table:table-cell office:value-type="string">
            <text:p>45K</text:p>
          </table:table-cell>
          <table:table-cell office:value-type="float" office:value="2.16">
            <text:p>2.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YETSABL</text:p>
          </table:table-cell>
          <table:table-cell office:value-type="string">
            <text:p>ZC</text:p>
          </table:table-cell>
          <table:table-cell office:value-type="float" office:value="12">
            <text:p>12</text:p>
          </table:table-cell>
          <table:table-cell office:value-type="string">
            <text:p>COURIER</text:p>
          </table:table-cell>
          <table:table-cell office:value-type="float" office:value="4">
            <text:p>4</text:p>
          </table:table-cell>
          <table:table-cell office:value-type="string">
            <text:p>200=+8</text:p>
          </table:table-cell>
          <table:table-cell office:value-type="string">
            <text:p>SL</text:p>
          </table:table-cell>
          <table:table-cell office:value-type="float" office:value="600">
            <text:p>60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9H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1(2L10+1SC)</text:p>
          </table:table-cell>
          <table:table-cell table:number-columns-repeated="2"/>
          <table:table-cell office:value-type="float" office:value="499.475">
            <text:p>499.475</text:p>
          </table:table-cell>
          <table:table-cell office:value-type="float" office:value="562.075">
            <text:p>562.075</text:p>
          </table:table-cell>
          <table:table-cell office:value-type="float" office:value="55.5348">
            <text:p>55.5348</text:p>
          </table:table-cell>
          <table:table-cell office:value-type="string">
            <text:p>22.5K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4134">
            <text:p>4134</text:p>
          </table:table-cell>
          <table:table-cell table:number-columns-repeated="994"/>
        </table:table-row>
        <table:table-row table:style-name="ro1">
          <table:table-cell office:value-type="string">
            <text:p>CHTANOQL</text:p>
          </table:table-cell>
          <table:table-cell office:value-type="string">
            <text:p>ZS</text:p>
          </table:table-cell>
          <table:table-cell office:value-type="float" office:value="10">
            <text:p>10</text:p>
          </table:table-cell>
          <table:table-cell office:value-type="string">
            <text:p>SCOUT</text:p>
          </table:table-cell>
          <table:table-cell office:value-type="float" office:value="2">
            <text:p>2</text:p>
          </table:table-cell>
          <table:table-cell office:value-type="string">
            <text:p>100=+8</text:p>
          </table:table-cell>
          <table:table-cell office:value-type="string">
            <text:p>SL</text:p>
          </table:table-cell>
          <table:table-cell office:value-type="float" office:value="100">
            <text:p>10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-</text:p>
          </table:table-cell>
          <table:table-cell office:value-type="string">
            <text:p>6H4L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1(2L10)</text:p>
          </table:table-cell>
          <table:table-cell table:number-columns-repeated="2"/>
          <table:table-cell office:value-type="float" office:value="183.195">
            <text:p>183.195</text:p>
          </table:table-cell>
          <table:table-cell office:value-type="float" office:value="223.195">
            <text:p>223.195</text:p>
          </table:table-cell>
          <table:table-cell office:value-type="float" office:value="27.676">
            <text:p>27.676</text:p>
          </table:table-cell>
          <table:table-cell office:value-type="string">
            <text:p>15K</text:p>
          </table:table-cell>
          <table:table-cell office:value-type="float" office:value="2.15">
            <text:p>2.15</text:p>
          </table:table-cell>
          <table:table-cell office:value-type="float" office:value="2">
            <text:p>2</text:p>
          </table:table-cell>
          <table:table-cell office:value-type="float" office:value="1826">
            <text:p>1826</text:p>
          </table:table-cell>
          <table:table-cell table:number-columns-repeated="994"/>
        </table:table-row>
        <table:table-row table:style-name="ro1">
          <table:table-cell office:value-type="string">
            <text:p>SHIANJO</text:p>
          </table:table-cell>
          <table:table-cell office:value-type="string">
            <text:p>ZR</text:p>
          </table:table-cell>
          <table:table-cell office:value-type="float" office:value="10">
            <text:p>10</text:p>
          </table:table-cell>
          <table:table-cell office:value-type="string">
            <text:p>LINER</text:p>
          </table:table-cell>
          <table:table-cell office:value-type="float" office:value="10">
            <text:p>10</text:p>
          </table:table-cell>
          <table:table-cell office:value-type="string">
            <text:p>800=+10</text:p>
          </table:table-cell>
          <table:table-cell office:value-type="string">
            <text:p>USL</text:p>
          </table:table-cell>
          <table:table-cell office:value-type="float" office:value="100">
            <text:p>10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Z-PINNACE</text:p>
          </table:table-cell>
          <table:table-cell office:value-type="string">
            <text:p>90H36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80.9">
            <text:p>1080.9</text:p>
          </table:table-cell>
          <table:table-cell office:value-type="float" office:value="1514.96">
            <text:p>1514.96</text:p>
          </table:table-cell>
          <table:table-cell office:value-type="float" office:value="156.823">
            <text:p>156.823</text:p>
          </table:table-cell>
          <table:table-cell office:value-type="string">
            <text:p>60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DEBR</text:p>
          </table:table-cell>
          <table:table-cell office:value-type="string">
            <text:p>ZT</text:p>
          </table:table-cell>
          <table:table-cell office:value-type="float" office:value="10">
            <text:p>10</text:p>
          </table:table-cell>
          <table:table-cell office:value-type="string">
            <text:p>TRADER</text:p>
          </table:table-cell>
          <table:table-cell office:value-type="float" office:value="3">
            <text:p>3</text:p>
          </table:table-cell>
          <table:table-cell office:value-type="string">
            <text:p>400=+9</text:p>
          </table:table-cell>
          <table:table-cell office:value-type="string">
            <text:p>SL</text:p>
          </table:table-cell>
          <table:table-cell office:value-type="float" office:value="100">
            <text:p>100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Z-BOAT</text:p>
          </table:table-cell>
          <table:table-cell office:value-type="string">
            <text:p>16H36L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2(2L10+1SC)</text:p>
          </table:table-cell>
          <table:table-cell table:number-columns-repeated="2"/>
          <table:table-cell office:value-type="float" office:value="503.3">
            <text:p>503.3</text:p>
          </table:table-cell>
          <table:table-cell office:value-type="float" office:value="1076.94">
            <text:p>1076.94</text:p>
          </table:table-cell>
          <table:table-cell office:value-type="string">
            <text:p>MCR66.4857</text:p>
          </table:table-cell>
          <table:table-cell office:value-type="string">
            <text:p>37.5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45">
            <text:p>1745</text:p>
          </table:table-cell>
          <table:table-cell table:number-columns-repeated="994"/>
        </table:table-row>
        <table:table-row table:style-name="ro1">
          <table:table-cell office:value-type="string">
            <text:p>ECHTOVR_DAZHIA</text:p>
          </table:table-cell>
          <table:table-cell office:value-type="string">
            <text:p>ZF</text:p>
          </table:table-cell>
          <table:table-cell office:value-type="float" office:value="12">
            <text:p>12</text:p>
          </table:table-cell>
          <table:table-cell office:value-type="string">
            <text:p>COUNCIL CRUISER</text:p>
          </table:table-cell>
          <table:table-cell office:value-type="float" office:value="41">
            <text:p>41</text:p>
          </table:table-cell>
          <table:table-cell office:value-type="string">
            <text:p>2000=+10</text:p>
          </table:table-cell>
          <table:table-cell office:value-type="string">
            <text:p>SL</text:p>
          </table:table-cell>
          <table:table-cell office:value-type="float" office:value="1500">
            <text:p>1500</text:p>
          </table:table-cell>
          <table:table-cell office:value-type="string">
            <text:p>COM+BASIC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3=254</text:p>
          </table:table-cell>
          <table:table-cell office:value-type="string">
            <text:p>40H12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527.475">
            <text:p>527.475</text:p>
          </table:table-cell>
          <table:table-cell office:value-type="float" office:value="582.2568">
            <text:p>582.2568</text:p>
          </table:table-cell>
          <table:table-cell office:value-type="float" office:value="583.596">
            <text:p>583.596</text:p>
          </table:table-cell>
          <table:table-cell office:value-type="string">
            <text:p>90K</text:p>
          </table:table-cell>
          <table:table-cell office:value-type="float" office:value="6.18">
            <text:p>6.18</text:p>
          </table:table-cell>
          <table:table-cell office:value-type="float" office:value="3">
            <text:p>3</text:p>
          </table:table-cell>
          <table:table-cell office:value-type="float" office:value="4134">
            <text:p>4134</text:p>
          </table:table-cell>
          <table:table-cell table:number-columns-repeated="994"/>
        </table:table-row>
        <table:table-row table:style-name="ro1">
          <table:table-cell office:value-type="string">
            <text:p>LIENJADL</text:p>
          </table:table-cell>
          <table:table-cell office:value-type="string">
            <text:p>ZBC</text:p>
          </table:table-cell>
          <table:table-cell office:value-type="float" office:value="10">
            <text:p>10</text:p>
          </table:table-cell>
          <table:table-cell office:value-type="string">
            <text:p>BATTLE CRUISER</text:p>
          </table:table-cell>
          <table:table-cell/>
          <table:table-cell office:value-type="string">
            <text:p>10K=+12</text:p>
          </table:table-cell>
          <table:table-cell office:value-type="string">
            <text:p>USL</text:p>
          </table:table-cell>
          <table:table-cell office:value-type="float" office:value="1000">
            <text:p>1000</text:p>
          </table:table-cell>
          <table:table-cell office:value-type="string">
            <text:p>COMM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000">
            <text:p>300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H480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0TL10+10TSC</text:p>
          </table:table-cell>
          <table:table-cell office:value-type="string">
            <text:p>2M3P</text:p>
          </table:table-cell>
          <table:table-cell/>
          <table:table-cell office:value-type="float" office:value="31734.2">
            <text:p>31734.2</text:p>
          </table:table-cell>
          <table:table-cell office:value-type="float" office:value="39734.2">
            <text:p>39734.2</text:p>
          </table:table-cell>
          <table:table-cell office:value-type="float" office:value="2562.648">
            <text:p>2562.648</text:p>
          </table:table-cell>
          <table:table-cell office:value-type="string">
            <text:p>255K</text:p>
          </table:table-cell>
          <table:table-cell office:value-type="float" office:value="3.02">
            <text:p>3.0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-PINNACE</text:p>
          </table:table-cell>
          <table:table-cell table:number-columns-repeated="1023"/>
        </table:table-row>
        <table:table-row table:style-name="ro1">
          <table:table-cell office:value-type="string">
            <text:p>Z-BOAT</text:p>
          </table:table-cell>
          <table:table-cell table:number-columns-repeated="1023"/>
        </table:table-row>
        <table:table-row table:style-name="ro1">
          <table:table-cell office:value-type="string">
            <text:p>Z-ASSAULT</text:p>
          </table:table-cell>
          <table:table-cell table:number-columns-repeated="1023"/>
        </table:table-row>
        <table:table-row table:style-name="ro1">
          <table:table-cell office:value-type="string">
            <text:p>TLATL</text:p>
          </table:table-cell>
          <table:table-cell table:number-columns-repeated="2"/>
          <table:table-cell office:value-type="string">
            <text:p>STRIKE FIGHTER</text:p>
          </table:table-cell>
          <table:table-cell table:number-columns-repeated="1020"/>
        </table:table-row>
        <table:table-row table:style-name="ro1">
          <table:table-cell office:value-type="string">
            <text:p>VOKR</text:p>
          </table:table-cell>
          <table:table-cell table:number-columns-repeated="2"/>
          <table:table-cell office:value-type="string">
            <text:p>FIGHTER</text:p>
          </table:table-cell>
          <table:table-cell table:number-columns-repeated="1020"/>
        </table:table-row>
        <table:table-row table:style-name="ro1">
          <table:table-cell office:value-type="string">
            <text:p>JEKOB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ISSILE</text:p>
          </table:table-cell>
          <table:table-cell office:value-type="string">
            <text:p>-</text:p>
          </table:table-cell>
          <table:table-cell office:value-type="string">
            <text:p>0.15=+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" table:style-name="ta9" table:print="false">
        <table:table-column table:style-name="co70" table:default-cell-style-name="Default"/>
        <table:table-column table:style-name="co71" table:default-cell-style-name="Default"/>
        <table:table-column table:style-name="co72" table:number-columns-repeated="3" table:default-cell-style-name="Default"/>
        <table:table-column table:style-name="co73" table:default-cell-style-name="Default"/>
        <table:table-column table:style-name="co72" table:default-cell-style-name="Default"/>
        <table:table-column table:style-name="co71" table:default-cell-style-name="Default"/>
        <table:table-column table:style-name="co25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70" table:number-columns-repeated="245" table:default-cell-style-name="Default"/>
        <table:table-row table:style-name="ro1">
          <table:table-cell office:value-type="string">
            <text:p>#Ships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Alien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office:value-type="string">
            <text:p>Box.bmp 1 1 FFFFFF</text:p>
          </table:table-cell>
          <table:table-cell office:value-type="string">
            <text:p>Box.bmp c 1 FFFFFF</text:p>
          </table:table-cell>
          <table:table-cell office:value-type="string">
            <text:p>Box.bmp 43 1 FFFFFF</text:p>
          </table:table-cell>
          <table:table-cell office:value-type="string">
            <text:p>Box.bmp 1 c FFFFFF</text:p>
          </table:table-cell>
          <table:table-cell office:value-type="string">
            <text:p>Box.bmp c c FFFFFF</text:p>
          </table:table-cell>
          <table:table-cell office:value-type="string">
            <text:p>Box.bmp 43 c FFFFFF</text:p>
          </table:table-cell>
          <table:table-cell office:value-type="string">
            <text:p>Box.bmp 1 37 FFFFFF</text:p>
          </table:table-cell>
          <table:table-cell office:value-type="string">
            <text:p>Box.bmp c 37 FFFFFF</text:p>
          </table:table-cell>
          <table:table-cell office:value-type="string">
            <text:p>Box.bmp 43 37 FFFFFF</text:p>
          </table:table-cell>
          <table:table-cell office:value-type="string">
            <text:p>RACE+NAME 2 1 35 H 000000</text:p>
          </table:table-cell>
          <table:table-cell office:value-type="string">
            <text:p>TYPE 2 7 35 H 000000</text:p>
          </table:table-cell>
          <table:table-cell office:value-type="string">
            <text:p># 2 13 35 H 000000</text:p>
          </table:table-cell>
          <table:table-cell office:value-type="string">
            <text:p>DT=+ 2 19 35 H 000000</text:p>
          </table:table-cell>
          <table:table-cell office:value-type="string">
            <text:p>DR 2 25 35 H 000000</text:p>
          </table:table-cell>
          <table:table-cell office:value-type="string">
            <text:p>HP 2 31 35 H 000000</text:p>
          </table:table-cell>
          <table:table-cell/>
          <table:table-cell office:value-type="string">
            <text:p>P 2 37 35 H 000000</text:p>
          </table:table-cell>
          <table:table-cell office:value-type="string">
            <text:p>A 2 43 35 H 000000</text:p>
          </table:table-cell>
          <table:table-cell office:value-type="string">
            <text:p>C 2 49 35 H 000000</text:p>
          </table:table-cell>
          <table:table-cell office:value-type="string">
            <text:p>TL 23 37 35 H 000000</text:p>
          </table:table-cell>
          <table:table-cell office:value-type="string">
            <text:p>J 23 43 35 H 000000</text:p>
          </table:table-cell>
          <table:table-cell office:value-type="string">
            <text:p>G 23 49 35 H 000000</text:p>
          </table:table-cell>
          <table:table-cell office:value-type="string">
            <text:p>C 45 19 35 H 000000</text:p>
          </table:table-cell>
          <table:table-cell office:value-type="string">
            <text:p>P 45 25 35 H 000000</text:p>
          </table:table-cell>
          <table:table-cell office:value-type="string">
            <text:p>C 45 31 35 H 000000</text:p>
          </table:table-cell>
          <table:table-cell office:value-type="string">
            <text:p>Alien.bmp</text:p>
          </table:table-cell>
          <table:table-cell table:number-columns-repeated="22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Army.cf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A--12.bmp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P - MERCENAR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P-BROADSWORD-10.bmp c c D0D0D0</text:p>
          </table:table-cell>
          <table:table-cell table:number-columns-repeated="255"/>
        </table:table-row>
        <table:table-row table:style-name="ro1">
          <table:table-cell office:value-type="string">
            <text:p>CP-BROADSWORD 2 1 35 H 000000</text:p>
          </table:table-cell>
          <table:table-cell table:number-columns-repeated="255"/>
        </table:table-row>
        <table:table-row table:style-name="ro1">
          <table:table-cell office:value-type="string">
            <text:p>MERC.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13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P-Broadsword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S-PULLER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.48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48 45 25 35 H 000000</text:p>
          </table:table-cell>
          <table:table-cell table:number-columns-repeated="255"/>
        </table:table-row>
        <table:table-row table:style-name="ro1">
          <table:table-cell office:value-type="string">
            <text:p>C0.3 45 31 35 H 000000</text:p>
          </table:table-cell>
          <table:table-cell table:number-columns-repeated="255"/>
        </table:table-row>
        <table:table-row table:style-name="ro1">
          <table:table-cell office:value-type="string">
            <text:p>AS-Pull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R-ERINYES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RI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.08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56 45 25 35 H 000000</text:p>
          </table:table-cell>
          <table:table-cell table:number-columns-repeated="255"/>
        </table:table-row>
        <table:table-row table:style-name="ro1">
          <table:table-cell office:value-type="string">
            <text:p>C0.3 45 31 35 H 000000</text:p>
          </table:table-cell>
          <table:table-cell table:number-columns-repeated="255"/>
        </table:table-row>
        <table:table-row table:style-name="ro1">
          <table:table-cell office:value-type="string">
            <text:p>AR-Erinye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T-YOUNG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.07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8 45 19 35 H 000000</text:p>
          </table:table-cell>
          <table:table-cell table:number-columns-repeated="255"/>
        </table:table-row>
        <table:table-row table:style-name="ro1">
          <table:table-cell office:value-type="string">
            <text:p>P35 45 25 35 H 000000</text:p>
          </table:table-cell>
          <table:table-cell table:number-columns-repeated="255"/>
        </table:table-row>
        <table:table-row table:style-name="ro1">
          <table:table-cell office:value-type="string">
            <text:p>C167 45 31 35 H 000000</text:p>
          </table:table-cell>
          <table:table-cell table:number-columns-repeated="255"/>
        </table:table-row>
        <table:table-row table:style-name="ro1">
          <table:table-cell office:value-type="string">
            <text:p>AT-Young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IECHTEKL 2 1 35 H 000000</text:p>
          </table:table-cell>
          <table:table-cell table:number-columns-repeated="255"/>
        </table:table-row>
        <table:table-row table:style-name="ro1">
          <table:table-cell office:value-type="string">
            <text:p>INTELLIGENCE- 2 7 35 H 000000</text:p>
          </table:table-cell>
          <table:table-cell table:number-columns-repeated="255"/>
        </table:table-row>
        <table:table-row table:style-name="ro1">
          <table:table-cell office:value-type="string">
            <text:p>FRIGATE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 45 31 35 H 000000</text:p>
          </table:table-cell>
          <table:table-cell table:number-columns-repeated="255"/>
        </table:table-row>
        <table:table-row table:style-name="ro1">
          <table:table-cell office:value-type="string">
            <text:p>A-Iechtekl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SHTIABR 2 1 35 H 000000</text:p>
          </table:table-cell>
          <table:table-cell table:number-columns-repeated="255"/>
        </table:table-row>
        <table:table-row table:style-name="ro1">
          <table:table-cell office:value-type="string">
            <text:p>INTELLIGENCE- 2 7 35 H 000000</text:p>
          </table:table-cell>
          <table:table-cell table:number-columns-repeated="255"/>
        </table:table-row>
        <table:table-row table:style-name="ro1">
          <table:table-cell office:value-type="string">
            <text:p>FRIGATE 2 13 35 H 000000</text:p>
          </table:table-cell>
          <table:table-cell table:number-columns-repeated="255"/>
        </table:table-row>
        <table:table-row table:style-name="ro1">
          <table:table-cell office:value-type="string">
            <text:p>3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25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1793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2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1 45 31 35 H 000000</text:p>
          </table:table-cell>
          <table:table-cell table:number-columns-repeated="255"/>
        </table:table-row>
        <table:table-row table:style-name="ro1">
          <table:table-cell office:value-type="string">
            <text:p>A-Shtiab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GEIST 2 1 35 H 000000</text:p>
          </table:table-cell>
          <table:table-cell table:number-columns-repeated="255"/>
        </table:table-row>
        <table:table-row table:style-name="ro1">
          <table:table-cell office:value-type="string">
            <text:p>DEEP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Geist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LORDEN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Lorden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PHEIDIPPIDES 2 1 35 H 000000</text:p>
          </table:table-cell>
          <table:table-cell table:number-columns-repeated="255"/>
        </table:table-row>
        <table:table-row table:style-name="ro1">
          <table:table-cell office:value-type="string">
            <text:p>IMPERIAL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8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A-Pheidippides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PUGILIST 2 1 35 H 000000</text:p>
          </table:table-cell>
          <table:table-cell table:number-columns-repeated="255"/>
        </table:table-row>
        <table:table-row table:style-name="ro1">
          <table:table-cell office:value-type="string">
            <text:p>COMBAT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Pugilist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-XL 2 1 35 H 000000</text:p>
          </table:table-cell>
          <table:table-cell table:number-columns-repeated="255"/>
        </table:table-row>
        <table:table-row table:style-name="ro1">
          <table:table-cell office:value-type="string">
            <text:p>LONG-RANGE- 2 7 35 H 000000</text:p>
          </table:table-cell>
          <table:table-cell table:number-columns-repeated="255"/>
        </table:table-row>
        <table:table-row table:style-name="ro1">
          <table:table-cell office:value-type="string">
            <text:p>SCOUT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S_XL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SSAYBOM 2 1 35 H 000000</text:p>
          </table:table-cell>
          <table:table-cell table:number-columns-repeated="255"/>
        </table:table-row>
        <table:table-row table:style-name="ro1">
          <table:table-cell office:value-type="string">
            <text:p>EXPLORATION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4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16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6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1 45 31 35 H 000000</text:p>
          </table:table-cell>
          <table:table-cell table:number-columns-repeated="255"/>
        </table:table-row>
        <table:table-row table:style-name="ro1">
          <table:table-cell office:value-type="string">
            <text:p>A-Ssaybom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VUKI 2 1 35 H 000000</text:p>
          </table:table-cell>
          <table:table-cell table:number-columns-repeated="255"/>
        </table:table-row>
        <table:table-row table:style-name="ro1">
          <table:table-cell office:value-type="string">
            <text:p>INTRUDER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6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4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 45 31 35 H 000000</text:p>
          </table:table-cell>
          <table:table-cell table:number-columns-repeated="255"/>
        </table:table-row>
        <table:table-row table:style-name="ro1">
          <table:table-cell office:value-type="string">
            <text:p>A-Vuk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Local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Local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DB - SYSTEM DEFENCE BOA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DB-SDB-12.bmp c c D0D0D0</text:p>
          </table:table-cell>
          <table:table-cell table:number-columns-repeated="255"/>
        </table:table-row>
        <table:table-row table:style-name="ro1">
          <table:table-cell office:value-type="string">
            <text:p>SDB-SYSTEM- 2 1 35 H 000000</text:p>
          </table:table-cell>
          <table:table-cell table:number-columns-repeated="255"/>
        </table:table-row>
        <table:table-row table:style-name="ro1">
          <table:table-cell office:value-type="string">
            <text:p>DEFENCE- 2 7 35 H 000000</text:p>
          </table:table-cell>
          <table:table-cell table:number-columns-repeated="255"/>
        </table:table-row>
        <table:table-row table:style-name="ro1">
          <table:table-cell office:value-type="string">
            <text:p>BOAT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SDB-Chimera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DB - SYSTEM DEFENCE BOA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DB-DRAGON-10.bmp c c D0D0D0</text:p>
          </table:table-cell>
          <table:table-cell table:number-columns-repeated="255"/>
        </table:table-row>
        <table:table-row table:style-name="ro1">
          <table:table-cell office:value-type="string">
            <text:p>SDB-DRAGON 2 1 35 H 000000</text:p>
          </table:table-cell>
          <table:table-cell table:number-columns-repeated="255"/>
        </table:table-row>
        <table:table-row table:style-name="ro1">
          <table:table-cell office:value-type="string">
            <text:p>SYSTEM-DEFENCE 2 7 35 H 000000</text:p>
          </table:table-cell>
          <table:table-cell table:number-columns-repeated="255"/>
        </table:table-row>
        <table:table-row table:style-name="ro1">
          <table:table-cell office:value-type="string">
            <text:p>BOA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11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.5 45 31 35 H 000000</text:p>
          </table:table-cell>
          <table:table-cell table:number-columns-repeated="255"/>
        </table:table-row>
        <table:table-row table:style-name="ro1">
          <table:table-cell office:value-type="string">
            <text:p>SDB-Dragon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Marine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arine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#MEN 2 1 35 H 000000</text:p>
          </table:table-cell>
          <table:table-cell table:number-columns-repeated="255"/>
        </table:table-row>
        <table:table-row table:style-name="ro1">
          <table:table-cell office:value-type="string">
            <text:p>#SHIP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CREW 45 19 35 H 000000</text:p>
          </table:table-cell>
          <table:table-cell table:number-columns-repeated="255"/>
        </table:table-row>
        <table:table-row table:style-name="ro1">
          <table:table-cell office:value-type="string">
            <text:p>PASS 45 25 35 H 000000</text:p>
          </table:table-cell>
          <table:table-cell table:number-columns-repeated="255"/>
        </table:table-row>
        <table:table-row table:style-name="ro1">
          <table:table-cell office:value-type="string">
            <text:p>CARGO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Shi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Nodular Cutter Ship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M-REMORA 2 1 35 H 000000</text:p>
          </table:table-cell>
          <table:table-cell table:number-columns-repeated="255"/>
        </table:table-row>
        <table:table-row table:style-name="ro1">
          <table:table-cell office:value-type="string">
            <text:p>MODULAR-L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#J0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FF5 31 35 H 000000</text:p>
          </table:table-cell>
          <table:table-cell table:number-columns-repeated="255"/>
        </table:table-row>
        <table:table-row table:style-name="ro1">
          <table:table-cell office:value-type="string">
            <text:p>LM-Remor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J-NAAKIL-10.BMP C C D0D0D0</text:p>
          </table:table-cell>
          <table:table-cell table:number-columns-repeated="255"/>
        </table:table-row>
        <table:table-row table:style-name="ro1">
          <table:table-cell office:value-type="string">
            <text:p>CJ-NAAKIL 2 1 35 H 000000</text:p>
          </table:table-cell>
          <table:table-cell table:number-columns-repeated="255"/>
        </table:table-row>
        <table:table-row table:style-name="ro1">
          <table:table-cell office:value-type="string">
            <text:p>JUMP-CUT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5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FF5 31 35 H 000000</text:p>
          </table:table-cell>
          <table:table-cell table:number-columns-repeated="255"/>
        </table:table-row>
        <table:table-row table:style-name="ro1">
          <table:table-cell office:value-type="string">
            <text:p>CJ-Naaki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L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9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L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L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9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1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LJ2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M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5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1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M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M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5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MJ2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H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4.5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1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H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H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MSHJ2-ModularJumpShip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J-KODRIIK 2 1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32 45 19 35 H 000000</text:p>
          </table:table-cell>
          <table:table-cell table:number-columns-repeated="255"/>
        </table:table-row>
        <table:table-row table:style-name="ro1">
          <table:table-cell office:value-type="string">
            <text:p>P9 45 25 35 H 000000</text:p>
          </table:table-cell>
          <table:table-cell table:number-columns-repeated="255"/>
        </table:table-row>
        <table:table-row table:style-name="ro1">
          <table:table-cell office:value-type="string">
            <text:p>C300 45 31 35 H 000000</text:p>
          </table:table-cell>
          <table:table-cell table:number-columns-repeated="255"/>
        </table:table-row>
        <table:table-row table:style-name="ro1">
          <table:table-cell office:value-type="string">
            <text:p>TJ-Kodriik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AKKIGISH-10.BMP C C D0D0D0</text:p>
          </table:table-cell>
          <table:table-cell table:number-columns-repeated="255"/>
        </table:table-row>
        <table:table-row table:style-name="ro1">
          <table:table-cell office:value-type="string">
            <text:p>M-AKKIGISH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FAT-TRADER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11 45 25 35 H 000000</text:p>
          </table:table-cell>
          <table:table-cell table:number-columns-repeated="255"/>
        </table:table-row>
        <table:table-row table:style-name="ro1">
          <table:table-cell office:value-type="string">
            <text:p>C165+12 45 31 35 H 000000</text:p>
          </table:table-cell>
          <table:table-cell table:number-columns-repeated="255"/>
        </table:table-row>
        <table:table-row table:style-name="ro1">
          <table:table-cell office:value-type="string">
            <text:p>M-Akkigis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BEOWULF-10.BMP C C D0D0D0</text:p>
          </table:table-cell>
          <table:table-cell table:number-columns-repeated="255"/>
        </table:table-row>
        <table:table-row table:style-name="ro1">
          <table:table-cell office:value-type="string">
            <text:p>M-BEOWULF 2 1 35 H 000000</text:p>
          </table:table-cell>
          <table:table-cell table:number-columns-repeated="255"/>
        </table:table-row>
        <table:table-row table:style-name="ro1">
          <table:table-cell office:value-type="string">
            <text:p>#27 2 7</text:p>
          </table:table-cell>
          <table:table-cell office:value-type="string">
            <text:p>35 H 000000</text:p>
          </table:table-cell>
          <table:table-cell table:number-columns-repeated="254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G1.1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68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owulf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EMPRESSMARAVA-10.BMP C C D0D0D0</text:p>
          </table:table-cell>
          <table:table-cell table:number-columns-repeated="255"/>
        </table:table-row>
        <table:table-row table:style-name="ro1">
          <table:table-cell office:value-type="string">
            <text:p>M-EMPRESS-MARAVA 2 1 35 H 000000</text:p>
          </table:table-cell>
          <table:table-cell table:number-columns-repeated="255"/>
        </table:table-row>
        <table:table-row table:style-name="ro1">
          <table:table-cell office:value-type="string">
            <text:p>FA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6 45 19 35 H 000000</text:p>
          </table:table-cell>
          <table:table-cell table:number-columns-repeated="255"/>
        </table:table-row>
        <table:table-row table:style-name="ro1">
          <table:table-cell office:value-type="string">
            <text:p>16 45 25 35 H 000000</text:p>
          </table:table-cell>
          <table:table-cell table:number-columns-repeated="255"/>
        </table:table-row>
        <table:table-row table:style-name="ro1">
          <table:table-cell office:value-type="string">
            <text:p>49+6 45 31 35 H 000000</text:p>
          </table:table-cell>
          <table:table-cell table:number-columns-repeated="255"/>
        </table:table-row>
        <table:table-row table:style-name="ro1">
          <table:table-cell office:value-type="string">
            <text:p>M-EmpressMarav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Merchants &amp; Traders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INKHUISSEN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25407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39 45 31 35 H 000000</text:p>
          </table:table-cell>
          <table:table-cell table:number-columns-repeated="255"/>
        </table:table-row>
        <table:table-row table:style-name="ro1">
          <table:table-cell office:value-type="string">
            <text:p>M-Einkhuissen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KORN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 45 31 35 H 000000</text:p>
          </table:table-cell>
          <table:table-cell table:number-columns-repeated="255"/>
        </table:table-row>
        <table:table-row table:style-name="ro1">
          <table:table-cell office:value-type="string">
            <text:p>M-Ekorn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JERRE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0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60 45 31 35 H 000000</text:p>
          </table:table-cell>
          <table:table-cell table:number-columns-repeated="255"/>
        </table:table-row>
        <table:table-row table:style-name="ro1">
          <table:table-cell office:value-type="string">
            <text:p>M-Kjerre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RASKE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60 45 31 35 H 000000</text:p>
          </table:table-cell>
          <table:table-cell table:number-columns-repeated="255"/>
        </table:table-row>
        <table:table-row table:style-name="ro1">
          <table:table-cell office:value-type="string">
            <text:p>M-Traske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BLA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1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40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blan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DVARK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86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dvar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HK 2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78 45 25 35 H 000000</text:p>
          </table:table-cell>
          <table:table-cell table:number-columns-repeated="255"/>
        </table:table-row>
        <table:table-row table:style-name="ro1">
          <table:table-cell office:value-type="string">
            <text:p>C356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h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KRAK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5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k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TILLE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7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til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AMINE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26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amin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UGUSTUS-DEO 2 1 35 H 000000</text:p>
          </table:table-cell>
          <table:table-cell table:number-columns-repeated="255"/>
        </table:table-row>
        <table:table-row table:style-name="ro1">
          <table:table-cell office:value-type="string">
            <text:p>FAST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75 45 25 35 H 000000</text:p>
          </table:table-cell>
          <table:table-cell table:number-columns-repeated="255"/>
        </table:table-row>
        <table:table-row table:style-name="ro1">
          <table:table-cell office:value-type="string">
            <text:p>C69 45 31 35 H 000000</text:p>
          </table:table-cell>
          <table:table-cell table:number-columns-repeated="255"/>
        </table:table-row>
        <table:table-row table:style-name="ro1">
          <table:table-cell office:value-type="string">
            <text:p>M-AugustusDeo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ARGAM 2 1 35 H 000000</text:p>
          </table:table-cell>
          <table:table-cell table:number-columns-repeated="255"/>
        </table:table-row>
        <table:table-row table:style-name="ro1">
          <table:table-cell office:value-type="string">
            <text:p>TRAMP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C90 45 31 35 H 000000</text:p>
          </table:table-cell>
          <table:table-cell table:number-columns-repeated="255"/>
        </table:table-row>
        <table:table-row table:style-name="ro1">
          <table:table-cell office:value-type="string">
            <text:p>M-Barga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ERGE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98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rge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HARAPAR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 2 7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Bharapa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RAYDIKOR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7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raydiko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CAIRNGORM 2 1 35 H 000000</text:p>
          </table:table-cell>
          <table:table-cell table:number-columns-repeated="255"/>
        </table:table-row>
        <table:table-row table:style-name="ro1">
          <table:table-cell office:value-type="string">
            <text:p>CLUSTER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170 45 25 35 H 000000</text:p>
          </table:table-cell>
          <table:table-cell table:number-columns-repeated="255"/>
        </table:table-row>
        <table:table-row table:style-name="ro1">
          <table:table-cell office:value-type="string">
            <text:p>C320 45 31 35 H 000000</text:p>
          </table:table-cell>
          <table:table-cell table:number-columns-repeated="255"/>
        </table:table-row>
        <table:table-row table:style-name="ro1">
          <table:table-cell office:value-type="string">
            <text:p>M-Cairngor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FEDMIST 2 1 35 H 000000</text:p>
          </table:table-cell>
          <table:table-cell table:number-columns-repeated="255"/>
        </table:table-row>
        <table:table-row table:style-name="ro1">
          <table:table-cell office:value-type="string">
            <text:p>DROYNE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7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Fedmis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ALAK 2 1 35 H 000000</text:p>
          </table:table-cell>
          <table:table-cell table:number-columns-repeated="255"/>
        </table:table-row>
        <table:table-row table:style-name="ro1">
          <table:table-cell office:value-type="string">
            <text:p>MEGA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0DT=+12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7694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5808 45 31 35 H 000000</text:p>
          </table:table-cell>
          <table:table-cell table:number-columns-repeated="255"/>
        </table:table-row>
        <table:table-row table:style-name="ro1">
          <table:table-cell office:value-type="string">
            <text:p>M-Gal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NORTZ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7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Gnortz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URRAK 2 1 35 H 000000</text:p>
          </table:table-cell>
          <table:table-cell table:number-columns-repeated="255"/>
        </table:table-row>
        <table:table-row table:style-name="ro1">
          <table:table-cell office:value-type="string">
            <text:p>MEGA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000DT=+13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88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71348 45 31 35 H 000000</text:p>
          </table:table-cell>
          <table:table-cell table:number-columns-repeated="255"/>
        </table:table-row>
        <table:table-row table:style-name="ro1">
          <table:table-cell office:value-type="string">
            <text:p>M-Gur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HFIATLAIS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Hfiatla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IRIDESCENT-POODLE 2 1 35 H 000000</text:p>
          </table:table-cell>
          <table:table-cell table:number-columns-repeated="255"/>
        </table:table-row>
        <table:table-row table:style-name="ro1">
          <table:table-cell office:value-type="string">
            <text:p>COMBAT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9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2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IridescentPoodle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JELNAI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78.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Jelnai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JERRE_II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14 45 25 35 H 000000</text:p>
          </table:table-cell>
          <table:table-cell table:number-columns-repeated="255"/>
        </table:table-row>
        <table:table-row table:style-name="ro1">
          <table:table-cell office:value-type="string">
            <text:p>C159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jerre_II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NORR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57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nor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ONN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93 45 31 35 H 000000</text:p>
          </table:table-cell>
          <table:table-cell table:number-columns-repeated="255"/>
        </table:table-row>
        <table:table-row table:style-name="ro1">
          <table:table-cell office:value-type="string">
            <text:p>M-Monn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ORAG 2 1 35 H 000000</text:p>
          </table:table-cell>
          <table:table-cell table:number-columns-repeated="255"/>
        </table:table-row>
        <table:table-row table:style-name="ro1">
          <table:table-cell office:value-type="string">
            <text:p>ORE-TRANSPOR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G0.8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77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orag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UIRHEAD 2 1 35 H 000000</text:p>
          </table:table-cell>
          <table:table-cell table:number-columns-repeated="255"/>
        </table:table-row>
        <table:table-row table:style-name="ro1">
          <table:table-cell office:value-type="string">
            <text:p>ECONOMY_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uirhea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URPAK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urp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NAHIIN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5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Nahi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OLYTHNOS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4 45 31 35 H 000000</text:p>
          </table:table-cell>
          <table:table-cell table:number-columns-repeated="255"/>
        </table:table-row>
        <table:table-row table:style-name="ro1">
          <table:table-cell office:value-type="string">
            <text:p>M-Olytho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OYTRIST 2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10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Oytris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QUOTAL 2 1 35 H 000000</text:p>
          </table:table-cell>
          <table:table-cell table:number-columns-repeated="255"/>
        </table:table-row>
        <table:table-row table:style-name="ro1">
          <table:table-cell office:value-type="string">
            <text:p>TRAMP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44 45 25 35 H 000000</text:p>
          </table:table-cell>
          <table:table-cell table:number-columns-repeated="255"/>
        </table:table-row>
        <table:table-row table:style-name="ro1">
          <table:table-cell office:value-type="string">
            <text:p>C93 45 31 35 H 000000</text:p>
          </table:table-cell>
          <table:table-cell table:number-columns-repeated="255"/>
        </table:table-row>
        <table:table-row table:style-name="ro1">
          <table:table-cell office:value-type="string">
            <text:p>M-Quota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RIKIAMID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23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Rikiami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EDOARAQ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Tedoaraq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OLLEY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27 45 25 35 H 000000</text:p>
          </table:table-cell>
          <table:table-cell table:number-columns-repeated="255"/>
        </table:table-row>
        <table:table-row table:style-name="ro1">
          <table:table-cell office:value-type="string">
            <text:p>C142 45 31 35 H 000000</text:p>
          </table:table-cell>
          <table:table-cell table:number-columns-repeated="255"/>
        </table:table-row>
        <table:table-row table:style-name="ro1">
          <table:table-cell office:value-type="string">
            <text:p>M-Tolley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RIKU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AQUATIC 2 7 35 H 000000</text:p>
          </table:table-cell>
          <table:table-cell table:number-columns-repeated="255"/>
        </table:table-row>
        <table:table-row table:style-name="ro1">
          <table:table-cell office:value-type="string">
            <text:p>LINER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23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3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riku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UMBURKO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4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Umburko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VLOSH 2 1 35 H 000000</text:p>
          </table:table-cell>
          <table:table-cell table:number-columns-repeated="255"/>
        </table:table-row>
        <table:table-row table:style-name="ro1">
          <table:table-cell office:value-type="string">
            <text:p>FRONTIE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Vlos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WA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G1.1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431 45 31 35 H 000000</text:p>
          </table:table-cell>
          <table:table-cell table:number-columns-repeated="255"/>
        </table:table-row>
        <table:table-row table:style-name="ro1">
          <table:table-cell office:value-type="string">
            <text:p>M-Wa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YARMOUTH 2 1 35 H 000000</text:p>
          </table:table-cell>
          <table:table-cell table:number-columns-repeated="255"/>
        </table:table-row>
        <table:table-row table:style-name="ro1">
          <table:table-cell office:value-type="string">
            <text:p>FRONTIE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32 45 25 35 H 000000</text:p>
          </table:table-cell>
          <table:table-cell table:number-columns-repeated="255"/>
        </table:table-row>
        <table:table-row table:style-name="ro1">
          <table:table-cell office:value-type="string">
            <text:p>C122 45 31 35 H 000000</text:p>
          </table:table-cell>
          <table:table-cell table:number-columns-repeated="255"/>
        </table:table-row>
        <table:table-row table:style-name="ro1">
          <table:table-cell office:value-type="string">
            <text:p>M-Yarmout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KROYSS C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C 7 35 H 000000</text:p>
          </table:table-cell>
          <table:table-cell table:number-columns-repeated="255"/>
        </table:table-row>
        <table:table-row table:style-name="ro1">
          <table:table-cell office:value-type="string">
            <text:p># C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16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kroyss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ISHA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32 45 25 35 H 000000</text:p>
          </table:table-cell>
          <table:table-cell table:number-columns-repeated="255"/>
        </table:table-row>
        <table:table-row table:style-name="ro1">
          <table:table-cell office:value-type="string">
            <text:p>C16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ish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ARRNEKKI 2 1 35 H 000000</text:p>
          </table:table-cell>
          <table:table-cell table:number-columns-repeated="255"/>
        </table:table-row>
        <table:table-row table:style-name="ro1">
          <table:table-cell office:value-type="string">
            <text:p>FAST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aarnekki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DRAGGER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0DT=+12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1774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2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95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Dragg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NZHYIENCH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5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Enzhyienc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ELLIAM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9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Gelliam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LASTAO 2 1 35 H 000000</text:p>
          </table:table-cell>
          <table:table-cell table:number-columns-repeated="255"/>
        </table:table-row>
        <table:table-row table:style-name="ro1">
          <table:table-cell office:value-type="string">
            <text:p>FA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54.6 45 31 35 H 000000</text:p>
          </table:table-cell>
          <table:table-cell table:number-columns-repeated="255"/>
        </table:table-row>
        <table:table-row table:style-name="ro1">
          <table:table-cell office:value-type="string">
            <text:p>M-Klastao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LEPSIDAR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G1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78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lepsida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RIAPLEZH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115 45 25 35 H 000000</text:p>
          </table:table-cell>
          <table:table-cell table:number-columns-repeated="255"/>
        </table:table-row>
        <table:table-row table:style-name="ro1">
          <table:table-cell office:value-type="string">
            <text:p>C6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riaplez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EREDITH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0 45 31 35 H 000000</text:p>
          </table:table-cell>
          <table:table-cell table:number-columns-repeated="255"/>
        </table:table-row>
        <table:table-row table:style-name="ro1">
          <table:table-cell office:value-type="string">
            <text:p>M-Meredit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PELAGROS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5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04435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6 45 19 35 H 000000</text:p>
          </table:table-cell>
          <table:table-cell table:number-columns-repeated="255"/>
        </table:table-row>
        <table:table-row table:style-name="ro1">
          <table:table-cell office:value-type="string">
            <text:p>P310 45 25 35 H 000000</text:p>
          </table:table-cell>
          <table:table-cell table:number-columns-repeated="255"/>
        </table:table-row>
        <table:table-row table:style-name="ro1">
          <table:table-cell office:value-type="string">
            <text:p>C170 45 31 35 H 000000</text:p>
          </table:table-cell>
          <table:table-cell table:number-columns-repeated="255"/>
        </table:table-row>
        <table:table-row table:style-name="ro1">
          <table:table-cell office:value-type="string">
            <text:p>M-Pelagros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SENJIA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4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senji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ZHDIECHRANJ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7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469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Zhdiechranj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MPI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 2 7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0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0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mp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IASA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 2 7 35 H 000000</text:p>
          </table:table-cell>
          <table:table-cell table:number-columns-repeated="255"/>
        </table:table-row>
        <table:table-row table:style-name="ro1">
          <table:table-cell office:value-type="string">
            <text:p>PACKE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9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iasa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STRON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36 45 25 35 H 000000</text:p>
          </table:table-cell>
          <table:table-cell table:number-columns-repeated="255"/>
        </table:table-row>
        <table:table-row table:style-name="ro1">
          <table:table-cell office:value-type="string">
            <text:p>C9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stro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ELASMON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6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8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lasmo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MPRESS-NICOLE 2 1 35 H 000000</text:p>
          </table:table-cell>
          <table:table-cell table:number-columns-repeated="255"/>
        </table:table-row>
        <table:table-row table:style-name="ro1">
          <table:table-cell office:value-type="string">
            <text:p>CRUISE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1793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48 45 19 35 H 000000</text:p>
          </table:table-cell>
          <table:table-cell table:number-columns-repeated="255"/>
        </table:table-row>
        <table:table-row table:style-name="ro1">
          <table:table-cell office:value-type="string">
            <text:p>P250 45 25 35 H 000000</text:p>
          </table:table-cell>
          <table:table-cell table:number-columns-repeated="255"/>
        </table:table-row>
        <table:table-row table:style-name="ro1">
          <table:table-cell office:value-type="string">
            <text:p>C13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EmpressNico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FURGAL 2 1 35 H 000000</text:p>
          </table:table-cell>
          <table:table-cell table:number-columns-repeated="255"/>
        </table:table-row>
        <table:table-row table:style-name="ro1">
          <table:table-cell office:value-type="string">
            <text:p>BLOCKADE-RUN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2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C80+10 45 31 35 H 000000</text:p>
          </table:table-cell>
          <table:table-cell table:number-columns-repeated="255"/>
        </table:table-row>
        <table:table-row table:style-name="ro1">
          <table:table-cell office:value-type="string">
            <text:p>M-Furg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OMAR 2 1 35 H 000000</text:p>
          </table:table-cell>
          <table:table-cell table:number-columns-repeated="255"/>
        </table:table-row>
        <table:table-row table:style-name="ro1">
          <table:table-cell office:value-type="string">
            <text:p>FREE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9 45 19 35 H 000000</text:p>
          </table:table-cell>
          <table:table-cell table:number-columns-repeated="255"/>
        </table:table-row>
        <table:table-row table:style-name="ro1">
          <table:table-cell office:value-type="string">
            <text:p>P60 45 25 35 H 000000</text:p>
          </table:table-cell>
          <table:table-cell table:number-columns-repeated="255"/>
        </table:table-row>
        <table:table-row table:style-name="ro1">
          <table:table-cell office:value-type="string">
            <text:p>C100 45 31 35 H 000000</text:p>
          </table:table-cell>
          <table:table-cell table:number-columns-repeated="255"/>
        </table:table-row>
        <table:table-row table:style-name="ro1">
          <table:table-cell office:value-type="string">
            <text:p>M-Kom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LUUSITAR 2 1 35 H 000000</text:p>
          </table:table-cell>
          <table:table-cell table:number-columns-repeated="255"/>
        </table:table-row>
        <table:table-row table:style-name="ro1">
          <table:table-cell office:value-type="string">
            <text:p>SEBSIDIZ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7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1 45 31 35 H 000000</text:p>
          </table:table-cell>
          <table:table-cell table:number-columns-repeated="255"/>
        </table:table-row>
        <table:table-row table:style-name="ro1">
          <table:table-cell office:value-type="string">
            <text:p>M-Luusit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LUUSTANI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2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4 45 31 35 H 000000</text:p>
          </table:table-cell>
          <table:table-cell table:number-columns-repeated="255"/>
        </table:table-row>
        <table:table-row table:style-name="ro1">
          <table:table-cell office:value-type="string">
            <text:p>M-Luustan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AURIPO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38 45 25 35 H 000000</text:p>
          </table:table-cell>
          <table:table-cell table:number-columns-repeated="255"/>
        </table:table-row>
        <table:table-row table:style-name="ro1">
          <table:table-cell office:value-type="string">
            <text:p>C206 45 31 35 H 000000</text:p>
          </table:table-cell>
          <table:table-cell table:number-columns-repeated="255"/>
        </table:table-row>
        <table:table-row table:style-name="ro1">
          <table:table-cell office:value-type="string">
            <text:p>M-Mauripo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PERMA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69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Permai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SELANAI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711 45 31 35 H 000000</text:p>
          </table:table-cell>
          <table:table-cell table:number-columns-repeated="255"/>
        </table:table-row>
        <table:table-row table:style-name="ro1">
          <table:table-cell office:value-type="string">
            <text:p>M-Selana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OVES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6316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44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ove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VANDERPELT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64 45 25 35 H 000000</text:p>
          </table:table-cell>
          <table:table-cell table:number-columns-repeated="255"/>
        </table:table-row>
        <table:table-row table:style-name="ro1">
          <table:table-cell office:value-type="string">
            <text:p>C9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Vanderpel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Fighting Ships <text:s/>of the Shattered Imperium</text:p>
          </table:table-cell>
          <table:table-cell table:number-columns-repeated="255"/>
        </table:table-row>
        <table:table-row table:style-name="ro1">
          <table:table-cell office:value-type="string">
            <text:p># <text:s text:c="3"/>SIZE J <text:s text:c="2"/>G <text:s/>GTL</text:p>
          </table:table-cell>
          <table:table-cell table:number-columns-repeated="255"/>
        </table:table-row>
        <table:table-row table:style-name="ro1">
          <table:table-cell office:value-type="string">
            <text:p>#There are 2 fleet types (except for Depot fleets, see below).</text:p>
          </table:table-cell>
          <table:table-cell table:number-columns-repeated="255"/>
        </table:table-row>
        <table:table-row table:style-name="ro1">
          <table:table-cell office:value-type="string">
            <text:p># Numbered</text:p>
          </table:table-cell>
          <table:table-cell table:number-columns-repeated="255"/>
        </table:table-row>
        <table:table-row table:style-name="ro1">
          <table:table-cell office:value-type="string">
            <text:p># Reserve</text:p>
          </table:table-cell>
          <table:table-cell table:number-columns-repeated="255"/>
        </table:table-row>
        <table:table-row table:style-name="ro1">
          <table:table-cell office:value-type="string">
            <text:p>#Numbered fleets are numbered 1-999 (approximately 320 Numbered fleets).</text:p>
          </table:table-cell>
          <table:table-cell table:number-columns-repeated="255"/>
        </table:table-row>
        <table:table-row table:style-name="ro1">
          <table:table-cell office:value-type="string">
            <text:p>#Reserve fleets are numbered 1001-1999.</text:p>
          </table:table-cell>
          <table:table-cell table:number-columns-repeated="255"/>
        </table:table-row>
        <table:table-row table:style-name="ro1">
          <table:table-cell office:value-type="string">
            <text:p>#Depots have 3 fleet types to account for protection &amp; convenience value</text:p>
          </table:table-cell>
          <table:table-cell table:number-columns-repeated="255"/>
        </table:table-row>
        <table:table-row table:style-name="ro1">
          <table:table-cell office:value-type="string">
            <text:p># Training</text:p>
          </table:table-cell>
          <table:table-cell table:number-columns-repeated="255"/>
        </table:table-row>
        <table:table-row table:style-name="ro1">
          <table:table-cell office:value-type="string">
            <text:p># Mothball</text:p>
          </table:table-cell>
          <table:table-cell table:number-columns-repeated="255"/>
        </table:table-row>
        <table:table-row table:style-name="ro1">
          <table:table-cell office:value-type="string">
            <text:p># Security</text:p>
          </table:table-cell>
          <table:table-cell table:number-columns-repeated="255"/>
        </table:table-row>
        <table:table-row table:style-name="ro1">
          <table:table-cell office:value-type="string">
            <text:p>#Named fleets are made up of Numbered flee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################################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--10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BB11 Battleship <text:s text:c="2"/>300kdt J2 3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1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79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3156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B12 Battleship <text:s text:c="2"/>300kdt J3 3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2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73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687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B13 Battleship <text:s text:c="2"/>300kdt J4 2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3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8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342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3 Dreadnought <text:s/>700kdt J4 2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3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2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79 45 31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4 Dreadnought <text:s/>700kdt J4 2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4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#237 2 37 35 H 000000</text:p>
          </table:table-cell>
          <table:table-cell table:number-columns-repeated="255"/>
        </table:table-row>
        <table:table-row table:style-name="ro1">
          <table:table-cell office:value-type="string">
            <text:p>#243 2 43 35 H 000000</text:p>
          </table:table-cell>
          <table:table-cell table:number-columns-repeated="255"/>
        </table:table-row>
        <table:table-row table:style-name="ro1">
          <table:table-cell office:value-type="string">
            <text:p>#249 2 49 35 H 000000</text:p>
          </table:table-cell>
          <table:table-cell table:number-columns-repeated="255"/>
        </table:table-row>
        <table:table-row table:style-name="ro1">
          <table:table-cell office:value-type="string">
            <text:p>#231 23 1 35 H 000000</text:p>
          </table:table-cell>
          <table:table-cell table:number-columns-repeated="255"/>
        </table:table-row>
        <table:table-row table:style-name="ro1">
          <table:table-cell office:value-type="string">
            <text:p>#237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16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294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5 Dreadnought <text:s/>700kdt J4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5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23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13314 45 31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3 Battleship Light 200kdt J4 3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3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44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84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4 Battleship Light 200kdt J4 3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4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33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062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5 Battleship Light 200kdt J4 3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5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28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195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M15 Battleship Missile 5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M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4X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313 45 31 35 H 000000</text:p>
          </table:table-cell>
          <table:table-cell table:number-columns-repeated="255"/>
        </table:table-row>
        <table:table-row table:style-name="ro1">
          <table:table-cell office:value-type="string">
            <text:p>BM-BattleshipMissile-15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H14 Battleship Heavy 700kdt J4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H14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9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5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719 45 31 35 H 000000</text:p>
          </table:table-cell>
          <table:table-cell table:number-columns-repeated="255"/>
        </table:table-row>
        <table:table-row table:style-name="ro1">
          <table:table-cell office:value-type="string">
            <text:p>BH-BattleshipHeavy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H15 Battleship Heavy 7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H15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9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5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719 45 31 35 H 000000</text:p>
          </table:table-cell>
          <table:table-cell table:number-columns-repeated="255"/>
        </table:table-row>
        <table:table-row table:style-name="ro1">
          <table:table-cell office:value-type="string">
            <text:p>BH-BattleshipHeav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T14 Battle Tender <text:s/>700kdt J5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14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827 45 31 35 H 000000</text:p>
          </table:table-cell>
          <table:table-cell table:number-columns-repeated="255"/>
        </table:table-row>
        <table:table-row table:style-name="ro1">
          <table:table-cell office:value-type="string">
            <text:p>BT-BattleTend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4P Battle Rider <text:s/>30kdt J0 5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4P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PLASMA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85 45 31 35 H 000000</text:p>
          </table:table-cell>
          <table:table-cell table:number-columns-repeated="255"/>
        </table:table-row>
        <table:table-row table:style-name="ro1">
          <table:table-cell office:value-type="string">
            <text:p>BRP-BattleRiderP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4M BattleRiderMissile 30kdt J0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4M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20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1 45 31 35 H 000000</text:p>
          </table:table-cell>
          <table:table-cell table:number-columns-repeated="255"/>
        </table:table-row>
        <table:table-row table:style-name="ro1">
          <table:table-cell office:value-type="string">
            <text:p>BRM-BattleRiderMissile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T15 Battle Tender <text:s/>500kdt J5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46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33 45 31 35 H 000000</text:p>
          </table:table-cell>
          <table:table-cell table:number-columns-repeated="255"/>
        </table:table-row>
        <table:table-row table:style-name="ro1">
          <table:table-cell office:value-type="string">
            <text:p>BT-BattleTend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5P Battle Rider <text:s/>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5P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PLASMA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72X3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3 45 31 35 H 000000</text:p>
          </table:table-cell>
          <table:table-cell table:number-columns-repeated="255"/>
        </table:table-row>
        <table:table-row table:style-name="ro1">
          <table:table-cell office:value-type="string">
            <text:p>BRP-BattleRiderP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5M BattleRiderMissile 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5M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26X3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90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BRM-BattleRiderMissi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B15 TankerBattle <text:s/>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B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286 45 31 35 H 000000</text:p>
          </table:table-cell>
          <table:table-cell table:number-columns-repeated="255"/>
        </table:table-row>
        <table:table-row table:style-name="ro1">
          <table:table-cell office:value-type="string">
            <text:p>TB-TankerBatt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Z15 BattleExperimental 5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Z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- 2 7 35 H 000000</text:p>
          </table:table-cell>
          <table:table-cell table:number-columns-repeated="255"/>
        </table:table-row>
        <table:table-row table:style-name="ro1">
          <table:table-cell office:value-type="string">
            <text:p>EXPERIMENTAL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6X5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000 45 31 35 H 000000</text:p>
          </table:table-cell>
          <table:table-cell table:number-columns-repeated="255"/>
        </table:table-row>
        <table:table-row table:style-name="ro1">
          <table:table-cell office:value-type="string">
            <text:p>BZ-BattleExperiment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S15 BattleShip Strike 200kdt J6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 2 7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<text:s/>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6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233 45 31 35 H 000000</text:p>
          </table:table-cell>
          <table:table-cell table:number-columns-repeated="255"/>
        </table:table-row>
        <table:table-row table:style-name="ro1">
          <table:table-cell office:value-type="string">
            <text:p>BS-BattleShip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1 CruiserArmoured 100kdt J2 4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1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225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237 2 37 35 H 000000</text:p>
          </table:table-cell>
          <table:table-cell table:number-columns-repeated="255"/>
        </table:table-row>
        <table:table-row table:style-name="ro1">
          <table:table-cell office:value-type="string">
            <text:p>#243 2 43 35 H 000000</text:p>
          </table:table-cell>
          <table:table-cell table:number-columns-repeated="255"/>
        </table:table-row>
        <table:table-row table:style-name="ro1">
          <table:table-cell office:value-type="string">
            <text:p>#249 2 49 35 H 000000</text:p>
          </table:table-cell>
          <table:table-cell table:number-columns-repeated="255"/>
        </table:table-row>
        <table:table-row table:style-name="ro1">
          <table:table-cell office:value-type="string">
            <text:p>#231 23 1 35 H 000000</text:p>
          </table:table-cell>
          <table:table-cell table:number-columns-repeated="255"/>
        </table:table-row>
        <table:table-row table:style-name="ro1">
          <table:table-cell office:value-type="string">
            <text:p>#237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24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085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2 CruiserArmoured 10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2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56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3 CruiserArmoured 100kdt J4 4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3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5 45 <text:s/>25 35 H 000000</text:p>
          </table:table-cell>
          <table:table-cell table:number-columns-repeated="255"/>
        </table:table-row>
        <table:table-row table:style-name="ro1">
          <table:table-cell office:value-type="string">
            <text:p>220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4 CruiserArmoured 100kdt J4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4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3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30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5 CruiserArmoured 10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5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11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M12 Cruiser Missile 10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M12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4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5 45 25 35 H 000000</text:p>
          </table:table-cell>
          <table:table-cell table:number-columns-repeated="255"/>
        </table:table-row>
        <table:table-row table:style-name="ro1">
          <table:table-cell office:value-type="string">
            <text:p>2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M-Cruiser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S15 Cruiser Strike <text:s/>1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1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821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S-Cruiser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H14 Cruiser Heavy <text:s/>100kdt J2 2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H14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627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H-CruiserHeavy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H15 Cruiser Heavy <text:s/>100kdt J3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H15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99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H-CruiserHeav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J15 Cruiser Imperial 100kdt J6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J15- 2 1 35 H 000000</text:p>
          </table:table-cell>
          <table:table-cell table:number-columns-repeated="255"/>
        </table:table-row>
        <table:table-row table:style-name="ro1">
          <table:table-cell office:value-type="string">
            <text:p>IMPERIAL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0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5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J-CruiserImperi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F11 Carrier Fleet <text:s/>100kdt J2 1G 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F11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2859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F-FleetCarri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F12 Carrier Fleet <text:s/>100kdt J2 2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4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127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F-FleetCarri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3 Carrier Strike <text:s/>100kdt J4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3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1817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4 Carrier Strike <text:s/>100kdt J4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4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7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8727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5 Carrier Strike <text:s/>100kdt J6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2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P15 Carrier Provincial 3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P15- 2 1 35 H 000000</text:p>
          </table:table-cell>
          <table:table-cell table:number-columns-repeated="255"/>
        </table:table-row>
        <table:table-row table:style-name="ro1">
          <table:table-cell office:value-type="string">
            <text:p>PROVINCIAL- 2 7 35 H 000000</text:p>
          </table:table-cell>
          <table:table-cell table:number-columns-repeated="255"/>
        </table:table-row>
        <table:table-row table:style-name="ro1">
          <table:table-cell office:value-type="string">
            <text:p>CARRIER 2 13 35 H 000000</text:p>
          </table:table-cell>
          <table:table-cell table:number-columns-repeated="255"/>
        </table:table-row>
        <table:table-row table:style-name="ro1">
          <table:table-cell office:value-type="string">
            <text:p>3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2X3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99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P-CarrierProvinci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L15 Carrier Light <text:s/>1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L15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0X1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62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L-CarrierLi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V11 Tanker Vehicle 10kdt J0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V11- 2 1 35 H 000000</text:p>
          </table:table-cell>
          <table:table-cell table:number-columns-repeated="255"/>
        </table:table-row>
        <table:table-row table:style-name="ro1">
          <table:table-cell office:value-type="string">
            <text:p>TANKER-VEHICLE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678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V-TankerVehicle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1 Escort Destroyer 10kdt J2 4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1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7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2 Escort Destroyer 1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2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4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2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3 Escort Destroyer 10kdt J4 4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3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1X10 45 19 35 H 000000</text:p>
          </table:table-cell>
          <table:table-cell table:number-columns-repeated="255"/>
        </table:table-row>
        <table:table-row table:style-name="ro1">
          <table:table-cell office:value-type="string">
            <text:p>3 45 25 35 H 000000</text:p>
          </table:table-cell>
          <table:table-cell table:number-columns-repeated="255"/>
        </table:table-row>
        <table:table-row table:style-name="ro1">
          <table:table-cell office:value-type="string">
            <text:p>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0+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4 Escort Destroyer 10kdt J4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4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5 Escort Destroyer 1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5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8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F12 Escort Fleet <text:s/>8kdt <text:s/>J2 3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0X8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45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F-EscortFlee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M13 Escort Missile <text:s/>5kdt <text:s/>J2 3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M13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1X5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166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M-Escort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M15 Escort Missile <text:s/>5kdt <text:s/>J4 3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M15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5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1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M-EscortMissi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F15 Escort Fleet <text:s/>2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F15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6X2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41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F-EscortFlee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1 Tanker Fleet <text:s/>500kdt J2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1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855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32110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2 Tanker Fleet <text:s/>500kdt J2 1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722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30817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3 Tanker Fleet <text:s/>500kdt J3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3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61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619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0+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4 Tanker Fleet <text:s/>500kdt J3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4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845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5 Tanker Fleet <text:s/>5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5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9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3892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T13 Transport Tanker 500kdt J3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T13- 2 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98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3766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T-TankerTranspor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Z15 Tanker Rift <text:s/>7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Z15- 2 1 35 H 000000</text:p>
          </table:table-cell>
          <table:table-cell table:number-columns-repeated="255"/>
        </table:table-row>
        <table:table-row table:style-name="ro1">
          <table:table-cell office:value-type="string">
            <text:p>RIF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7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4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0312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Z-TankerRif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M11 Tanker Missile 200kdt J2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M11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7720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M-TankerMissile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M12 Tanker Missile 200kdt J3 1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M12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X24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64925 45 31 35 H 000000</text:p>
          </table:table-cell>
          <table:table-cell table:number-columns-repeated="255"/>
        </table:table-row>
        <table:table-row table:style-name="ro1">
          <table:table-cell office:value-type="string">
            <text:p>TM-Tanker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ZN15 Special Nonstandard75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zn-specialnonstandard-12.bmp c c D0D0D0</text:p>
          </table:table-cell>
          <table:table-cell table:number-columns-repeated="255"/>
        </table:table-row>
        <table:table-row table:style-name="ro1">
          <table:table-cell office:value-type="string">
            <text:p>ZN15- 2 1 35 H 000000</text:p>
          </table:table-cell>
          <table:table-cell table:number-columns-repeated="255"/>
        </table:table-row>
        <table:table-row table:style-name="ro1">
          <table:table-cell office:value-type="string">
            <text:p>SPECIAL- 2 7 35 H 000000</text:p>
          </table:table-cell>
          <table:table-cell table:number-columns-repeated="255"/>
        </table:table-row>
        <table:table-row table:style-name="ro1">
          <table:table-cell office:value-type="string">
            <text:p>NONSTANDARD 2 13 35 H 000000</text:p>
          </table:table-cell>
          <table:table-cell table:number-columns-repeated="255"/>
        </table:table-row>
        <table:table-row table:style-name="ro1">
          <table:table-cell office:value-type="string">
            <text:p>7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X75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6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ZN-SpecialNonstandard-12.bmp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E - Destroyer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E-CHRYSANTHEMUM-12.bmp c c D0D0D0</text:p>
          </table:table-cell>
          <table:table-cell table:number-columns-repeated="255"/>
        </table:table-row>
        <table:table-row table:style-name="ro1">
          <table:table-cell office:value-type="string">
            <text:p>DE-CHRYSANTHEMUM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E-Chrysanthemum-12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E - Destroyer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E-FERDELANCE-12.bmp c c D0D0D0</text:p>
          </table:table-cell>
          <table:table-cell table:number-columns-repeated="255"/>
        </table:table-row>
        <table:table-row table:style-name="ro1">
          <table:table-cell office:value-type="string">
            <text:p>DE-FER-DE-LANCE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E-FerDeLance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D - Destroy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D-MIDUAGASHAAM-12.bmp c c D0D0D0</text:p>
          </table:table-cell>
          <table:table-cell table:number-columns-repeated="255"/>
        </table:table-row>
        <table:table-row table:style-name="ro1">
          <table:table-cell office:value-type="string">
            <text:p>DD-MIDU-AGASHAAM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D-MiduAgashaam-12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E - CLOSE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E-GAZELLE-11.bmp c c D0D0D0</text:p>
          </table:table-cell>
          <table:table-cell table:number-columns-repeated="255"/>
        </table:table-row>
        <table:table-row table:style-name="ro1">
          <table:table-cell office:value-type="string">
            <text:p>CE-GAZELLE 2 1 35 H 000000</text:p>
          </table:table-cell>
          <table:table-cell table:number-columns-repeated="255"/>
        </table:table-row>
        <table:table-row table:style-name="ro1">
          <table:table-cell office:value-type="string">
            <text:p>CLOSE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-5 23 43 35 H 000000</text:p>
          </table:table-cell>
          <table:table-cell table:number-columns-repeated="255"/>
        </table:table-row>
        <table:table-row table:style-name="ro1">
          <table:table-cell office:value-type="string">
            <text:p>4-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 45 31 35 H 000000</text:p>
          </table:table-cell>
          <table:table-cell table:number-columns-repeated="255"/>
        </table:table-row>
        <table:table-row table:style-name="ro1">
          <table:table-cell office:value-type="string">
            <text:p>CE-Gazelle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E - FLEET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E-SLOAN-12.bmp c c D0D0D0</text:p>
          </table:table-cell>
          <table:table-cell table:number-columns-repeated="255"/>
        </table:table-row>
        <table:table-row table:style-name="ro1">
          <table:table-cell office:value-type="string">
            <text:p>FE-SLOAN 2 1 35 H 000000</text:p>
          </table:table-cell>
          <table:table-cell table:number-columns-repeated="255"/>
        </table:table-row>
        <table:table-row table:style-name="ro1">
          <table:table-cell office:value-type="string">
            <text:p>FLEET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 45 31 35 H 000000</text:p>
          </table:table-cell>
          <table:table-cell table:number-columns-repeated="255"/>
        </table:table-row>
        <table:table-row table:style-name="ro1">
          <table:table-cell office:value-type="string">
            <text:p>FE-Sloan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C - COLONIAL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C-COLONIAL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C-KINUNIR 2 1 35 H 000000</text:p>
          </table:table-cell>
          <table:table-cell table:number-columns-repeated="255"/>
        </table:table-row>
        <table:table-row table:style-name="ro1">
          <table:table-cell office:value-type="string">
            <text:p>COLONIAL_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25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4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3 45 31 35 H 000000</text:p>
          </table:table-cell>
          <table:table-cell table:number-columns-repeated="255"/>
        </table:table-row>
        <table:table-row table:style-name="ro1">
          <table:table-cell office:value-type="string">
            <text:p>CC-Kinunir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F - FLEET COU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F-FLEETCOU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FF-NAVAL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2 45 31 35 H 000000</text:p>
          </table:table-cell>
          <table:table-cell table:number-columns-repeated="255"/>
        </table:table-row>
        <table:table-row table:style-name="ro1">
          <table:table-cell office:value-type="string">
            <text:p>FF-FleetCourier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P - MERCENAR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P-BROADSWORD-10.bmp c c D0D0D0</text:p>
          </table:table-cell>
          <table:table-cell table:number-columns-repeated="255"/>
        </table:table-row>
        <table:table-row table:style-name="ro1">
          <table:table-cell office:value-type="string">
            <text:p>CP-BROADSWORD 2 1 35 H 000000</text:p>
          </table:table-cell>
          <table:table-cell table:number-columns-repeated="255"/>
        </table:table-row>
        <table:table-row table:style-name="ro1">
          <table:table-cell office:value-type="string">
            <text:p>MERC.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13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P-Broadsword-10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TJ - JUMP SHIP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J-JUMPSHIP-12.bmp c c D0D0D0</text:p>
          </table:table-cell>
          <table:table-cell table:number-columns-repeated="255"/>
        </table:table-row>
        <table:table-row table:style-name="ro1">
          <table:table-cell office:value-type="string">
            <text:p>TJ-KODRIIK 2 1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-6KDT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-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2 45 19 35 H 000000</text:p>
          </table:table-cell>
          <table:table-cell table:number-columns-repeated="255"/>
        </table:table-row>
        <table:table-row table:style-name="ro1">
          <table:table-cell office:value-type="string">
            <text:p>P9 45 25 35 H 000000</text:p>
          </table:table-cell>
          <table:table-cell table:number-columns-repeated="255"/>
        </table:table-row>
        <table:table-row table:style-name="ro1">
          <table:table-cell office:value-type="string">
            <text:p>C5KDT 45 31 35 H 000000</text:p>
          </table:table-cell>
          <table:table-cell table:number-columns-repeated="255"/>
        </table:table-row>
        <table:table-row table:style-name="ro1">
          <table:table-cell office:value-type="string">
            <text:p>TJ-Kodriik-10.bmp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L - LIGHT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L-GIONETTI-12.bmp c c D0D0D0</text:p>
          </table:table-cell>
          <table:table-cell table:number-columns-repeated="255"/>
        </table:table-row>
        <table:table-row table:style-name="ro1">
          <table:table-cell office:value-type="string">
            <text:p>CL-GIONETTI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1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L-Gionetti-10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S - STRIKE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S-STRIKE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S-ARAKOINE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S-Arakoine-10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A - ARMOURED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-CRUISERARMOURED-12.bmp c c D0D0D0</text:p>
          </table:table-cell>
          <table:table-cell table:number-columns-repeated="255"/>
        </table:table-row>
        <table:table-row table:style-name="ro1">
          <table:table-cell office:value-type="string">
            <text:p>CA-GHALALK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A-Ghalalk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F - FRONTIER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F-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F-AZHANTI- 2 1 35 H 000000</text:p>
          </table:table-cell>
          <table:table-cell table:number-columns-repeated="255"/>
        </table:table-row>
        <table:table-row table:style-name="ro1">
          <table:table-cell office:value-type="string">
            <text:p>HIGH-LIGHTNING- 2 7 35 H 000000</text:p>
          </table:table-cell>
          <table:table-cell table:number-columns-repeated="255"/>
        </table:table-row>
        <table:table-row table:style-name="ro1">
          <table:table-cell office:value-type="string">
            <text:p>FRONTIER-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6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395 45 19 35 H 000000</text:p>
          </table:table-cell>
          <table:table-cell table:number-columns-repeated="255"/>
        </table:table-row>
        <table:table-row table:style-name="ro1">
          <table:table-cell office:value-type="string">
            <text:p>P43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0 45 31 35 H 000000</text:p>
          </table:table-cell>
          <table:table-cell table:number-columns-repeated="255"/>
        </table:table-row>
        <table:table-row table:style-name="ro1">
          <table:table-cell office:value-type="string">
            <text:p>CF-Azhanti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R - HEAV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-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F-ATLANTIC 2 1 35 H 000000</text:p>
          </table:table-cell>
          <table:table-cell table:number-columns-repeated="255"/>
        </table:table-row>
        <table:table-row table:style-name="ro1">
          <table:table-cell office:value-type="string">
            <text:p>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7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9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0 45 31 35 H 000000</text:p>
          </table:table-cell>
          <table:table-cell table:number-columns-repeated="255"/>
        </table:table-row>
        <table:table-row table:style-name="ro1">
          <table:table-cell office:value-type="string">
            <text:p>CF-Atlantic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LC - LIGHT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C-LIGHT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LC-SKIMKISH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9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48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LC-Skimkish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C - STRIKE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C-STRIKE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SC-WIND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7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63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000 45 31 35 H 000000</text:p>
          </table:table-cell>
          <table:table-cell table:number-columns-repeated="255"/>
        </table:table-row>
        <table:table-row table:style-name="ro1">
          <table:table-cell office:value-type="string">
            <text:p>SC-Wind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C - FLEET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C-FLEET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FC-ANTIAMA-12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1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909 45 19 35 H 000000</text:p>
          </table:table-cell>
          <table:table-cell table:number-columns-repeated="255"/>
        </table:table-row>
        <table:table-row table:style-name="ro1">
          <table:table-cell office:value-type="string">
            <text:p>P3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00 45 31 35 H 000000</text:p>
          </table:table-cell>
          <table:table-cell table:number-columns-repeated="255"/>
        </table:table-row>
        <table:table-row table:style-name="ro1">
          <table:table-cell office:value-type="string">
            <text:p>FC-Antiama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TIGRESS-12.bmp c c D0D0D0</text:p>
          </table:table-cell>
          <table:table-cell table:number-columns-repeated="255"/>
        </table:table-row>
        <table:table-row table:style-name="ro1">
          <table:table-cell office:value-type="string">
            <text:p>BB-TIGRESS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5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54 45 19 35 H 000000</text:p>
          </table:table-cell>
          <table:table-cell table:number-columns-repeated="255"/>
        </table:table-row>
        <table:table-row table:style-name="ro1">
          <table:table-cell office:value-type="string">
            <text:p>P3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Tigress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PLANKWELL-12.bmp c c D0D0D0</text:p>
          </table:table-cell>
          <table:table-cell table:number-columns-repeated="255"/>
        </table:table-row>
        <table:table-row table:style-name="ro1">
          <table:table-cell office:value-type="string">
            <text:p>BB-PLANKWELL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6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Plankwell-12.bmp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KOKIRRAK-12.bmp c c D0D0D0</text:p>
          </table:table-cell>
          <table:table-cell table:number-columns-repeated="255"/>
        </table:table-row>
        <table:table-row table:style-name="ro1">
          <table:table-cell office:value-type="string">
            <text:p>BB-KOKIRRAK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53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0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Kokirrak-12.bmp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PX - PLANETOID MONITO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X-PLANETOIDMONITOR-12.bmp c c D0D0D0</text:p>
          </table:table-cell>
          <table:table-cell table:number-columns-repeated="255"/>
        </table:table-row>
        <table:table-row table:style-name="ro1">
          <table:table-cell office:value-type="string">
            <text:p>PX-EMPRS-TROYHUNE 2 1 35 H 000000</text:p>
          </table:table-cell>
          <table:table-cell table:number-columns-repeated="255"/>
        </table:table-row>
        <table:table-row table:style-name="ro1">
          <table:table-cell office:value-type="string">
            <text:p>PLANETOID- 2 7 35 H 000000</text:p>
          </table:table-cell>
          <table:table-cell table:number-columns-repeated="255"/>
        </table:table-row>
        <table:table-row table:style-name="ro1">
          <table:table-cell office:value-type="string">
            <text:p>MONITOR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9000 45 31 35 H 000000</text:p>
          </table:table-cell>
          <table:table-cell table:number-columns-repeated="255"/>
        </table:table-row>
        <table:table-row table:style-name="ro1">
          <table:table-cell office:value-type="string">
            <text:p>PX-EmpressTroyhune-12.bmp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M=2000-SHIDAR 2 1 35 H 000000</text:p>
          </table:table-cell>
          <table:table-cell table:number-columns-repeated="255"/>
        </table:table-row>
        <table:table-row table:style-name="ro1">
          <table:table-cell office:value-type="string">
            <text:p>MODULAR-FRIGATE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#THR 2 37 35 H 000000</text:p>
          </table:table-cell>
          <table:table-cell table:number-columns-repeated="255"/>
        </table:table-row>
        <table:table-row table:style-name="ro1">
          <table:table-cell office:value-type="string">
            <text:p>#WT9622 2 43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FM=2000-Shida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-ARASFOR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89400 2 31 35 H 000000</text:p>
          </table:table-cell>
          <table:table-cell table:number-columns-repeated="255"/>
        </table:table-row>
        <table:table-row table:style-name="ro1">
          <table:table-cell office:value-type="string">
            <text:p>#THR 2 37 35 H 000000</text:p>
          </table:table-cell>
          <table:table-cell table:number-columns-repeated="255"/>
        </table:table-row>
        <table:table-row table:style-name="ro1">
          <table:table-cell office:value-type="string">
            <text:p>#WT9622 2 43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ED-Arasfo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MAIKUKU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K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 45 31 35 H 000000</text:p>
          </table:table-cell>
          <table:table-cell table:number-columns-repeated="255"/>
        </table:table-row>
        <table:table-row table:style-name="ro1">
          <table:table-cell office:value-type="string">
            <text:p>EM-Maikuku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D-AULDWICH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9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3 45 31 35 H 000000</text:p>
          </table:table-cell>
          <table:table-cell table:number-columns-repeated="255"/>
        </table:table-row>
        <table:table-row table:style-name="ro1">
          <table:table-cell office:value-type="string">
            <text:p>ED-Auldwic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BERGHOFF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25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1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M-Berghoff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D-CHOLATH 2 1 35 H 000000</text:p>
          </table:table-cell>
          <table:table-cell table:number-columns-repeated="255"/>
        </table:table-row>
        <table:table-row table:style-name="ro1">
          <table:table-cell office:value-type="string">
            <text:p>PATROL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42866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9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 45 31 35 H 000000</text:p>
          </table:table-cell>
          <table:table-cell table:number-columns-repeated="255"/>
        </table:table-row>
        <table:table-row table:style-name="ro1">
          <table:table-cell office:value-type="string">
            <text:p>ED-Cholat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CONGREVE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2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5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M-Congrev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P-DARTMOUTH 2 1 35 H 000000</text:p>
          </table:table-cell>
          <table:table-cell table:number-columns-repeated="255"/>
        </table:table-row>
        <table:table-row table:style-name="ro1">
          <table:table-cell office:value-type="string">
            <text:p>PATROL-FRIGATE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1300DR 2 25 35 H 000000</text:p>
          </table:table-cell>
          <table:table-cell table:number-columns-repeated="255"/>
        </table:table-row>
        <table:table-row table:style-name="ro1">
          <table:table-cell office:value-type="string">
            <text:p>19389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EP-Dartmouth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.cfg</text:p>
          </table:table-cell>
          <table:table-cell table:number-columns-repeated="254"/>
        </table:table-row>
        <table:table-row table:style-name="ro1">
          <table:table-cell office:value-type="string">
            <text:p>#lines.bmp</text:p>
          </table:table-cell>
          <table:table-cell table:number-columns-repeated="255"/>
        </table:table-row>
        <table:table-row table:style-name="ro1">
          <table:table-cell office:value-type="string">
            <text:p>#Box.bmp 1 1 FFFFFF</text:p>
          </table:table-cell>
          <table:table-cell table:number-columns-repeated="255"/>
        </table:table-row>
        <table:table-row table:style-name="ro1">
          <table:table-cell office:value-type="string">
            <text:p>#Box.bmp c 1 FFFFFF</text:p>
          </table:table-cell>
          <table:table-cell table:number-columns-repeated="255"/>
        </table:table-row>
        <table:table-row table:style-name="ro1">
          <table:table-cell office:value-type="string">
            <text:p>#Box.bmp 43 1 FFFFFF</text:p>
          </table:table-cell>
          <table:table-cell table:number-columns-repeated="255"/>
        </table:table-row>
        <table:table-row table:style-name="ro1">
          <table:table-cell office:value-type="string">
            <text:p>#Box.bmp 1 c FFFFFF</text:p>
          </table:table-cell>
          <table:table-cell table:number-columns-repeated="255"/>
        </table:table-row>
        <table:table-row table:style-name="ro1">
          <table:table-cell office:value-type="string">
            <text:p>#Box.bmp c c FFFFFF</text:p>
          </table:table-cell>
          <table:table-cell table:number-columns-repeated="255"/>
        </table:table-row>
        <table:table-row table:style-name="ro1">
          <table:table-cell office:value-type="string">
            <text:p>#Box.bmp 43 c FFFFFF</text:p>
          </table:table-cell>
          <table:table-cell table:number-columns-repeated="255"/>
        </table:table-row>
        <table:table-row table:style-name="ro1">
          <table:table-cell office:value-type="string">
            <text:p>#Box.bmp 1 37 FFFFFF</text:p>
          </table:table-cell>
          <table:table-cell table:number-columns-repeated="255"/>
        </table:table-row>
        <table:table-row table:style-name="ro1">
          <table:table-cell office:value-type="string">
            <text:p>#Box.bmp c 37 FFFFFF</text:p>
          </table:table-cell>
          <table:table-cell table:number-columns-repeated="255"/>
        </table:table-row>
        <table:table-row table:style-name="ro1">
          <table:table-cell office:value-type="string">
            <text:p>#Box.bmp 43 37 FFFFFF</text:p>
          </table:table-cell>
          <table:table-cell table:number-columns-repeated="255"/>
        </table:table-row>
        <table:table-row table:style-name="ro1">
          <table:table-cell office:value-type="string">
            <text:p>#P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#DT=+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HP 2 31 35 H 000000</text:p>
          </table:table-cell>
          <table:table-cell table:number-columns-repeated="255"/>
        </table:table-row>
        <table:table-row table:style-name="ro1">
          <table:table-cell office:value-type="string">
            <text:p>#P 2 37 35 H 000000</text:p>
          </table:table-cell>
          <table:table-cell table:number-columns-repeated="255"/>
        </table:table-row>
        <table:table-row table:style-name="ro1">
          <table:table-cell office:value-type="string">
            <text:p>#A 2 43 35 H 000000</text:p>
          </table:table-cell>
          <table:table-cell table:number-columns-repeated="255"/>
        </table:table-row>
        <table:table-row table:style-name="ro1">
          <table:table-cell office:value-type="string">
            <text:p>#C 2 49 35 H 000000</text:p>
          </table:table-cell>
          <table:table-cell table:number-columns-repeated="255"/>
        </table:table-row>
        <table:table-row table:style-name="ro1">
          <table:table-cell office:value-type="string">
            <text:p>#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#J 23 43 35 H 000000</text:p>
          </table:table-cell>
          <table:table-cell table:number-columns-repeated="255"/>
        </table:table-row>
        <table:table-row table:style-name="ro1">
          <table:table-cell office:value-type="string">
            <text:p>#G 23 49 35 H 000000</text:p>
          </table:table-cell>
          <table:table-cell table:number-columns-repeated="255"/>
        </table:table-row>
        <table:table-row table:style-name="ro1">
          <table:table-cell office:value-type="string">
            <text:p>#C 45 19 35 H 000000</text:p>
          </table:table-cell>
          <table:table-cell table:number-columns-repeated="255"/>
        </table:table-row>
        <table:table-row table:style-name="ro1">
          <table:table-cell office:value-type="string">
            <text:p>#P 45 25 35 H 000000</text:p>
          </table:table-cell>
          <table:table-cell table:number-columns-repeated="255"/>
        </table:table-row>
        <table:table-row table:style-name="ro1">
          <table:table-cell office:value-type="string">
            <text:p>#C 45 31 35 H 000000</text:p>
          </table:table-cell>
          <table:table-cell table:number-columns-repeated="255"/>
        </table:table-row>
        <table:table-row table:style-name="ro1">
          <table:table-cell office:value-type="string">
            <text:p>#P-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Y-LADYOFSHALLOT-10.BMP C C D0D0D0</text:p>
          </table:table-cell>
          <table:table-cell table:number-columns-repeated="255"/>
        </table:table-row>
        <table:table-row table:style-name="ro1">
          <table:table-cell office:value-type="string">
            <text:p>Y-VANDERBILT 2 1 35 H 000000</text:p>
          </table:table-cell>
          <table:table-cell table:number-columns-repeated="255"/>
        </table:table-row>
        <table:table-row table:style-name="ro1">
          <table:table-cell office:value-type="string">
            <text:p>#27 2 7</text:p>
          </table:table-cell>
          <table:table-cell office:value-type="string">
            <text:p>35 H 000000</text:p>
          </table:table-cell>
          <table:table-cell table:number-columns-repeated="254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7 45 25 35 H 000000</text:p>
          </table:table-cell>
          <table:table-cell table:number-columns-repeated="255"/>
        </table:table-row>
        <table:table-row table:style-name="ro1">
          <table:table-cell office:value-type="string">
            <text:p>C5+6 45 31 35 H 000000</text:p>
          </table:table-cell>
          <table:table-cell table:number-columns-repeated="255"/>
        </table:table-row>
        <table:table-row table:style-name="ro1">
          <table:table-cell office:value-type="string">
            <text:p>Y-Vanderbil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Y-LADYOFSHALLOT-10.BMP C C D0D0D0</text:p>
          </table:table-cell>
          <table:table-cell table:number-columns-repeated="255"/>
        </table:table-row>
        <table:table-row table:style-name="ro1">
          <table:table-cell office:value-type="string">
            <text:p>Y-LADY-OF-SHALLOT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.8G 23 49 35 H 000000</text:p>
          </table:table-cell>
          <table:table-cell table:number-columns-repeated="255"/>
        </table:table-row>
        <table:table-row table:style-name="ro1">
          <table:table-cell office:value-type="string">
            <text:p>9 45 19 35 H 000000</text:p>
          </table:table-cell>
          <table:table-cell table:number-columns-repeated="255"/>
        </table:table-row>
        <table:table-row table:style-name="ro1">
          <table:table-cell office:value-type="string">
            <text:p>6 45 25 35 H 000000</text:p>
          </table:table-cell>
          <table:table-cell table:number-columns-repeated="255"/>
        </table:table-row>
        <table:table-row table:style-name="ro1">
          <table:table-cell office:value-type="string">
            <text:p>6+6 45 31 35 H 000000</text:p>
          </table:table-cell>
          <table:table-cell table:number-columns-repeated="255"/>
        </table:table-row>
        <table:table-row table:style-name="ro1">
          <table:table-cell office:value-type="string">
            <text:p>Y-LadyOfShallo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animal-10.bmp c c D0D0D0</text:p>
          </table:table-cell>
          <table:table-cell table:number-columns-repeated="255"/>
        </table:table-row>
        <table:table-row table:style-name="ro1">
          <table:table-cell office:value-type="string">
            <text:p>P-ANIMAL- 2 1 35 H 000000</text:p>
          </table:table-cell>
          <table:table-cell table:number-columns-repeated="255"/>
        </table:table-row>
        <table:table-row table:style-name="ro1">
          <table:table-cell office:value-type="string">
            <text:p>SAFARI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8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5+3 45 31 35 H 000000</text:p>
          </table:table-cell>
          <table:table-cell table:number-columns-repeated="255"/>
        </table:table-row>
        <table:table-row table:style-name="ro1">
          <table:table-cell office:value-type="string">
            <text:p>P-Animal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-KUGASHIN-10.BMP C C D0D0D0</text:p>
          </table:table-cell>
          <table:table-cell table:number-columns-repeated="255"/>
        </table:table-row>
        <table:table-row table:style-name="ro1">
          <table:table-cell office:value-type="string">
            <text:p>L-KUGASHIN- 2 1 35 H 000000</text:p>
          </table:table-cell>
          <table:table-cell table:number-columns-repeated="255"/>
        </table:table-row>
        <table:table-row table:style-name="ro1">
          <table:table-cell office:value-type="string">
            <text:p>LAB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21 45 19 35 H 000000</text:p>
          </table:table-cell>
          <table:table-cell table:number-columns-repeated="255"/>
        </table:table-row>
        <table:table-row table:style-name="ro1">
          <table:table-cell office:value-type="string">
            <text:p>8 45 25 35 H 000000</text:p>
          </table:table-cell>
          <table:table-cell table:number-columns-repeated="255"/>
        </table:table-row>
        <table:table-row table:style-name="ro1">
          <table:table-cell office:value-type="string">
            <text:p>21+3 45 31 35 H 000000</text:p>
          </table:table-cell>
          <table:table-cell table:number-columns-repeated="255"/>
        </table:table-row>
        <table:table-row table:style-name="ro1">
          <table:table-cell office:value-type="string">
            <text:p>L-Kugash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BRASS-GOAT 2 1 35 H 000000</text:p>
          </table:table-cell>
          <table:table-cell table:number-columns-repeated="255"/>
        </table:table-row>
        <table:table-row table:style-name="ro1">
          <table:table-cell office:value-type="string">
            <text:p>FILIBUST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C37 45 31 35 H 000000</text:p>
          </table:table-cell>
          <table:table-cell table:number-columns-repeated="255"/>
        </table:table-row>
        <table:table-row table:style-name="ro1">
          <table:table-cell office:value-type="string">
            <text:p>P-BrassGoa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ETIENNE 2 1 35 H 000000</text:p>
          </table:table-cell>
          <table:table-cell table:number-columns-repeated="255"/>
        </table:table-row>
        <table:table-row table:style-name="ro1">
          <table:table-cell office:value-type="string">
            <text:p>MISSIONARY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Ettien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FAUNEL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1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35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Faune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INGHAM 2 1 35 H 000000</text:p>
          </table:table-cell>
          <table:table-cell table:number-columns-repeated="255"/>
        </table:table-row>
        <table:table-row table:style-name="ro1">
          <table:table-cell office:value-type="string">
            <text:p>MISSIONARY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19 45 25 35 H 000000</text:p>
          </table:table-cell>
          <table:table-cell table:number-columns-repeated="255"/>
        </table:table-row>
        <table:table-row table:style-name="ro1">
          <table:table-cell office:value-type="string">
            <text:p>C21.1 45 31 35 H 000000</text:p>
          </table:table-cell>
          <table:table-cell table:number-columns-repeated="255"/>
        </table:table-row>
        <table:table-row table:style-name="ro1">
          <table:table-cell office:value-type="string">
            <text:p>P-Ingha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URBLES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C19.8 45 31 35 H 000000</text:p>
          </table:table-cell>
          <table:table-cell table:number-columns-repeated="255"/>
        </table:table-row>
        <table:table-row table:style-name="ro1">
          <table:table-cell office:value-type="string">
            <text:p>P-Murble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RORI 2 1 35 H 000000</text:p>
          </table:table-cell>
          <table:table-cell table:number-columns-repeated="255"/>
        </table:table-row>
        <table:table-row table:style-name="ro1">
          <table:table-cell office:value-type="string">
            <text:p>ASTEROID-M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49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4 45 31 35 H 000000</text:p>
          </table:table-cell>
          <table:table-cell table:number-columns-repeated="255"/>
        </table:table-row>
        <table:table-row table:style-name="ro1">
          <table:table-cell office:value-type="string">
            <text:p>P-Rori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TCH`ATL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4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Tch`at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TITANIC 2 1 35 H 000000</text:p>
          </table:table-cell>
          <table:table-cell table:number-columns-repeated="255"/>
        </table:table-row>
        <table:table-row table:style-name="ro1">
          <table:table-cell office:value-type="string">
            <text:p>RESETTLEMENT- 2 7 35 H 000000</text:p>
          </table:table-cell>
          <table:table-cell table:number-columns-repeated="255"/>
        </table:table-row>
        <table:table-row table:style-name="ro1">
          <table:table-cell office:value-type="string">
            <text:p>VESSEL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8 45 19 35 H 000000</text:p>
          </table:table-cell>
          <table:table-cell table:number-columns-repeated="255"/>
        </table:table-row>
        <table:table-row table:style-name="ro1">
          <table:table-cell office:value-type="string">
            <text:p>P61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84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Titanic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ZANDRAK 2 1 35 H 000000</text:p>
          </table:table-cell>
          <table:table-cell table:number-columns-repeated="255"/>
        </table:table-row>
        <table:table-row table:style-name="ro1">
          <table:table-cell office:value-type="string">
            <text:p>SAFARI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21 45 25 35 H 000000</text:p>
          </table:table-cell>
          <table:table-cell table:number-columns-repeated="255"/>
        </table:table-row>
        <table:table-row table:style-name="ro1">
          <table:table-cell office:value-type="string">
            <text:p>C10.9 45 31 35 H 000000</text:p>
          </table:table-cell>
          <table:table-cell table:number-columns-repeated="255"/>
        </table:table-row>
        <table:table-row table:style-name="ro1">
          <table:table-cell office:value-type="string">
            <text:p>P-Zand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DRACHPLITL 2 1 35 H 000000</text:p>
          </table:table-cell>
          <table:table-cell table:number-columns-repeated="255"/>
        </table:table-row>
        <table:table-row table:style-name="ro1">
          <table:table-cell office:value-type="string">
            <text:p>DIPLOMATIC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15 45 25 35 H 000000</text:p>
          </table:table-cell>
          <table:table-cell table:number-columns-repeated="255"/>
        </table:table-row>
        <table:table-row table:style-name="ro1">
          <table:table-cell office:value-type="string">
            <text:p>C24 45 31 35 H 000000</text:p>
          </table:table-cell>
          <table:table-cell table:number-columns-repeated="255"/>
        </table:table-row>
        <table:table-row table:style-name="ro1">
          <table:table-cell office:value-type="string">
            <text:p>P-Drachplitl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BRALONNE 2 1 35 H 000000</text:p>
          </table:table-cell>
          <table:table-cell table:number-columns-repeated="255"/>
        </table:table-row>
        <table:table-row table:style-name="ro1">
          <table:table-cell office:value-type="string">
            <text:p>MOBILE- 2 7 35 H 000000</text:p>
          </table:table-cell>
          <table:table-cell table:number-columns-repeated="255"/>
        </table:table-row>
        <table:table-row table:style-name="ro1">
          <table:table-cell office:value-type="string">
            <text:p>UNIVERSITY 2 13 35 H 000000</text:p>
          </table:table-cell>
          <table:table-cell table:number-columns-repeated="255"/>
        </table:table-row>
        <table:table-row table:style-name="ro1">
          <table:table-cell office:value-type="string">
            <text:p>8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6785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2 45 19 35 H 000000</text:p>
          </table:table-cell>
          <table:table-cell table:number-columns-repeated="255"/>
        </table:table-row>
        <table:table-row table:style-name="ro1">
          <table:table-cell office:value-type="string">
            <text:p>P2040 45 25 35 H 000000</text:p>
          </table:table-cell>
          <table:table-cell table:number-columns-repeated="255"/>
        </table:table-row>
        <table:table-row table:style-name="ro1">
          <table:table-cell office:value-type="string">
            <text:p>C304 45 31 35 H 000000</text:p>
          </table:table-cell>
          <table:table-cell table:number-columns-repeated="255"/>
        </table:table-row>
        <table:table-row table:style-name="ro1">
          <table:table-cell office:value-type="string">
            <text:p>P-Bralonn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CARDOS 2 1 35 H 000000</text:p>
          </table:table-cell>
          <table:table-cell table:number-columns-repeated="255"/>
        </table:table-row>
        <table:table-row table:style-name="ro1">
          <table:table-cell office:value-type="string">
            <text:p>FAST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6 45 31 35 H 000000</text:p>
          </table:table-cell>
          <table:table-cell table:number-columns-repeated="255"/>
        </table:table-row>
        <table:table-row table:style-name="ro1">
          <table:table-cell office:value-type="string">
            <text:p>P-Cardo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ALLORY 2 1 35 H 000000</text:p>
          </table:table-cell>
          <table:table-cell table:number-columns-repeated="255"/>
        </table:table-row>
        <table:table-row table:style-name="ro1">
          <table:table-cell office:value-type="string">
            <text:p>RACING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P-Mallor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OONII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11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Mooni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WIRIMETHAR 2 1 35 H 000000</text:p>
          </table:table-cell>
          <table:table-cell table:number-columns-repeated="255"/>
        </table:table-row>
        <table:table-row table:style-name="ro1">
          <table:table-cell office:value-type="string">
            <text:p>TREATMENT-VESSEL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3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25 45 31 35 H 000000</text:p>
          </table:table-cell>
          <table:table-cell table:number-columns-repeated="255"/>
        </table:table-row>
        <table:table-row table:style-name="ro1">
          <table:table-cell office:value-type="string">
            <text:p>P-Wirimeth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s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D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C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dromedary.bmp c c d0d0d0</text:p>
          </table:table-cell>
          <table:table-cell table:number-columns-repeated="255"/>
        </table:table-row>
        <table:table-row table:style-name="ro1">
          <table:table-cell office:value-type="string">
            <text:p>D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fs-strikefighter-12.bmp c c d0d0d0</text:p>
          </table:table-cell>
          <table:table-cell table:number-columns-repeated="255"/>
        </table:table-row>
        <table:table-row table:style-name="ro1">
          <table:table-cell office:value-type="string">
            <text:p>FI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scout.bmp c c d0d0d0</text:p>
          </table:table-cell>
          <table:table-cell table:number-columns-repeated="255"/>
        </table:table-row>
        <table:table-row table:style-name="ro1">
          <table:table-cell office:value-type="string">
            <text:p>SC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m-beowulf-10.bmp c c d0d0d0</text:p>
          </table:table-cell>
          <table:table-cell table:number-columns-repeated="255"/>
        </table:table-row>
        <table:table-row table:style-name="ro1">
          <table:table-cell office:value-type="string">
            <text:p>M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Vehicle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#CRAFT C 1 35 H 000000</text:p>
          </table:table-cell>
          <table:table-cell table:number-columns-repeated="255"/>
        </table:table-row>
        <table:table-row table:style-name="ro1">
          <table:table-cell office:value-type="string">
            <text:p>#TYPE C 7 35 H 000000</text:p>
          </table:table-cell>
          <table:table-cell table:number-columns-repeated="255"/>
        </table:table-row>
        <table:table-row table:style-name="ro1">
          <table:table-cell office:value-type="string">
            <text:p>#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S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Vehicl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7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#MEN C 1 35 H 000000</text:p>
          </table:table-cell>
          <table:table-cell table:number-columns-repeated="255"/>
        </table:table-row>
        <table:table-row table:style-name="ro1">
          <table:table-cell office:value-type="string">
            <text:p>#CRAFT C 7 35 H 000000</text:p>
          </table:table-cell>
          <table:table-cell table:number-columns-repeated="255"/>
        </table:table-row>
        <table:table-row table:style-name="ro1">
          <table:table-cell office:value-type="string">
            <text:p>#VEH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7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ICELabShi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ICESearcherSub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TitanIndExplor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WandererWheeledAT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FarSightAPC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9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GunnTechArmouredCouri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AquanautUnderseaRestarun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RhonaScoutAC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ReenaPassengerAC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AntiMineVehilcl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LandBas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SouthernProductsAF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WpnsOfMassDisruption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MBT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GPWristCom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1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Cybersui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2</text:p>
          </table:table-cell>
          <table:table-cell table:number-columns-repeated="254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21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ILD" style:display-name="PageStyle_BUI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AT" style:display-name="PageStyle_COMB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" style:display-name="PageStyle_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" style:display-name="PageStyle_M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tters" style:display-name="PageStyle_Cut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T" style:display-name="PageStyle_G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HO" style:display-name="PageStyle_Z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4-01-08T22:27:46</meta:creation-date>
    <dc:creator>Mark Ferguson</dc:creator>
    <dc:date>2012-06-20T21:51:29.13</dc:date>
    <meta:generator>OpenOffice.org/3.4$Win32 OpenOffice.org_project/340m1$Build-9590</meta:generator>
    <meta:editing-duration>PT1M56S</meta:editing-duration>
    <meta:editing-cycles>1</meta:editing-cycles>
    <meta:document-statistic meta:table-count="9" meta:cell-count="15488" meta:object-count="0"/>
  </office:meta>
</office:document-meta>
</file>